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4" style:family="table">
      <style:table-properties style:width="43.794cm" style:rel-width="90%" table:align="center"/>
    </style:style>
    <style:style style:name="Tabela4.A" style:family="table-column">
      <style:table-column-properties style:column-width="2cm" style:rel-column-width="1134*"/>
    </style:style>
    <style:style style:name="Tabela4.B" style:family="table-column">
      <style:table-column-properties style:column-width="3cm" style:rel-column-width="1701*"/>
    </style:style>
    <style:style style:name="Tabela4.C" style:family="table-column">
      <style:table-column-properties style:column-width="19.396cm" style:rel-column-width="10996*"/>
    </style:style>
    <style:style style:name="Tabela4.D" style:family="table-column">
      <style:table-column-properties style:column-width="19.397cm" style:rel-column-width="10997*"/>
    </style:style>
    <style:style style:name="Tabela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4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43.794cm" style:rel-width="90%" table:align="center"/>
    </style:style>
    <style:style style:name="Tabela1.A" style:family="table-column">
      <style:table-column-properties style:column-width="2cm" style:rel-column-width="1134*"/>
    </style:style>
    <style:style style:name="Tabela1.B" style:family="table-column">
      <style:table-column-properties style:column-width="3cm" style:rel-column-width="1701*"/>
    </style:style>
    <style:style style:name="Tabela1.C" style:family="table-column">
      <style:table-column-properties style:column-width="19.396cm" style:rel-column-width="10996*"/>
    </style:style>
    <style:style style:name="Tabela1.D" style:family="table-column">
      <style:table-column-properties style:column-width="19.397cm" style:rel-column-width="10997*"/>
    </style:style>
    <style:style style:name="Tabela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43.794cm" style:rel-width="90%" table:align="center"/>
    </style:style>
    <style:style style:name="Tabela2.A" style:family="table-column">
      <style:table-column-properties style:column-width="2cm" style:rel-column-width="1134*"/>
    </style:style>
    <style:style style:name="Tabela2.B" style:family="table-column">
      <style:table-column-properties style:column-width="13.931cm" style:rel-column-width="7898*"/>
    </style:style>
    <style:style style:name="Tabela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43.794cm" style:rel-width="90%" table:align="center" fo:background-color="transparent">
        <style:background-image/>
      </style:table-properties>
    </style:style>
    <style:style style:name="Tabela15.A" style:family="table-column">
      <style:table-column-properties style:column-width="2cm" style:rel-column-width="1134*"/>
    </style:style>
    <style:style style:name="Tabela15.B" style:family="table-column">
      <style:table-column-properties style:column-width="3cm" style:rel-column-width="1701*"/>
    </style:style>
    <style:style style:name="Tabela15.C" style:family="table-column">
      <style:table-column-properties style:column-width="6.465cm" style:rel-column-width="3665*"/>
    </style:style>
    <style:style style:name="Tabela15.D" style:family="table-column">
      <style:table-column-properties style:column-width="6.466cm" style:rel-column-width="3666*"/>
    </style:style>
    <style:style style:name="Tabela15.1" style:family="table-row">
      <style:table-row-properties fo:background-color="transparent">
        <style:background-image/>
      </style:table-row-properties>
    </style:style>
    <style:style style:name="Tabela1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5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5.H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8" style:family="table-row">
      <style:table-row-properties style:min-row-height="4.895cm"/>
    </style:style>
    <style:style style:name="Tabela15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43.794cm" style:rel-width="90%" table:align="center"/>
    </style:style>
    <style:style style:name="Tabela14.A" style:family="table-column">
      <style:table-column-properties style:column-width="2cm" style:rel-column-width="1134*"/>
    </style:style>
    <style:style style:name="Tabela14.B" style:family="table-column">
      <style:table-column-properties style:column-width="3cm" style:rel-column-width="1701*"/>
    </style:style>
    <style:style style:name="Tabela14.C" style:family="table-column">
      <style:table-column-properties style:column-width="9.698cm" style:rel-column-width="5498*"/>
    </style:style>
    <style:style style:name="Tabela14.F" style:family="table-column">
      <style:table-column-properties style:column-width="9.7cm" style:rel-column-width="5499*"/>
    </style:style>
    <style:style style:name="Tabela1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4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4.3" style:family="table-row">
      <style:table-row-properties style:min-row-height="0.547cm"/>
    </style:style>
    <style:style style:name="Tabela1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4" style:family="table-row">
      <style:table-row-properties style:min-row-height="0.549cm"/>
    </style:style>
    <style:style style:name="Tabela1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3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3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3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" style:family="table">
      <style:table-properties style:width="43.794cm" style:rel-width="90%" table:align="center"/>
    </style:style>
    <style:style style:name="Tabela17.A" style:family="table-column">
      <style:table-column-properties style:column-width="2.011cm" style:rel-column-width="1140*"/>
    </style:style>
    <style:style style:name="Tabela17.B" style:family="table-column">
      <style:table-column-properties style:column-width="2.99cm" style:rel-column-width="1695*"/>
    </style:style>
    <style:style style:name="Tabela17.C" style:family="table-column">
      <style:table-column-properties style:column-width="12.931cm" style:rel-column-width="7331*"/>
    </style:style>
    <style:style style:name="Tabela1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7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43.794cm" style:rel-width="90%" table:align="center"/>
    </style:style>
    <style:style style:name="Tabela16.A" style:family="table-column">
      <style:table-column-properties style:column-width="2.011cm" style:rel-column-width="1140*"/>
    </style:style>
    <style:style style:name="Tabela16.B" style:family="table-column">
      <style:table-column-properties style:column-width="2.99cm" style:rel-column-width="1695*"/>
    </style:style>
    <style:style style:name="Tabela16.C" style:family="table-column">
      <style:table-column-properties style:column-width="12.931cm" style:rel-column-width="7331*"/>
    </style:style>
    <style:style style:name="Tabela1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6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43.794cm" style:rel-width="90%" table:align="center"/>
    </style:style>
    <style:style style:name="Tabela6.A" style:family="table-column">
      <style:table-column-properties style:column-width="2.011cm" style:rel-column-width="1140*"/>
    </style:style>
    <style:style style:name="Tabela6.B" style:family="table-column">
      <style:table-column-properties style:column-width="13.928cm" style:rel-column-width="7896*"/>
    </style:style>
    <style:style style:name="Tabela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6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43.794cm" style:rel-width="90%" table:align="center"/>
    </style:style>
    <style:style style:name="Table8.A" style:family="table-column">
      <style:table-column-properties style:column-width="2.011cm" style:rel-column-width="1140*"/>
    </style:style>
    <style:style style:name="Table8.B" style:family="table-column">
      <style:table-column-properties style:column-width="2.99cm" style:rel-column-width="1695*"/>
    </style:style>
    <style:style style:name="Table8.C" style:family="table-column">
      <style:table-column-properties style:column-width="38.793cm" style:rel-column-width="21993*"/>
    </style:style>
    <style:style style:name="Table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8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8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8" style:family="table">
      <style:table-properties style:width="43.794cm" style:rel-width="90%" table:align="center"/>
    </style:style>
    <style:style style:name="Tabela28.A" style:family="table-column">
      <style:table-column-properties style:column-width="2.011cm" style:rel-column-width="1140*"/>
    </style:style>
    <style:style style:name="Tabela28.B" style:family="table-column">
      <style:table-column-properties style:column-width="2.99cm" style:rel-column-width="1695*"/>
    </style:style>
    <style:style style:name="Tabela28.C" style:family="table-column">
      <style:table-column-properties style:column-width="38.793cm" style:rel-column-width="21993*"/>
    </style:style>
    <style:style style:name="Tabela2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8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8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43.794cm" style:rel-width="90%" table:align="center"/>
    </style:style>
    <style:style style:name="Tabela3.A" style:family="table-column">
      <style:table-column-properties style:column-width="2.011cm" style:rel-column-width="1140*"/>
    </style:style>
    <style:style style:name="Tabela3.B" style:family="table-column">
      <style:table-column-properties style:column-width="2.99cm" style:rel-column-width="1695*"/>
    </style:style>
    <style:style style:name="Tabela3.C" style:family="table-column">
      <style:table-column-properties style:column-width="38.793cm" style:rel-column-width="21993*"/>
    </style:style>
    <style:style style:name="Tabela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3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9" style:family="table">
      <style:table-properties style:width="43.794cm" style:rel-width="90%" table:align="center"/>
    </style:style>
    <style:style style:name="Tabela29.A" style:family="table-column">
      <style:table-column-properties style:column-width="2.011cm" style:rel-column-width="1140*"/>
    </style:style>
    <style:style style:name="Tabela29.B" style:family="table-column">
      <style:table-column-properties style:column-width="13.928cm" style:rel-column-width="7896*"/>
    </style:style>
    <style:style style:name="Tabela29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9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9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9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9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43.794cm" style:rel-width="90%" table:align="center"/>
    </style:style>
    <style:style style:name="Tabela7.A" style:family="table-column">
      <style:table-column-properties style:column-width="2.011cm" style:rel-column-width="1140*"/>
    </style:style>
    <style:style style:name="Tabela7.B" style:family="table-column">
      <style:table-column-properties style:column-width="41.783cm" style:rel-column-width="23688*"/>
    </style:style>
    <style:style style:name="Tabela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7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43.794cm" style:rel-width="90%" table:align="center"/>
    </style:style>
    <style:style style:name="Table7.A" style:family="table-column">
      <style:table-column-properties style:column-width="2.011cm" style:rel-column-width="1140*"/>
    </style:style>
    <style:style style:name="Table7.B" style:family="table-column">
      <style:table-column-properties style:column-width="2.99cm" style:rel-column-width="1695*"/>
    </style:style>
    <style:style style:name="Table7.C" style:family="table-column">
      <style:table-column-properties style:column-width="38.793cm" style:rel-column-width="21993*"/>
    </style:style>
    <style:style style:name="Table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7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43.794cm" style:rel-width="90%" table:align="center"/>
    </style:style>
    <style:style style:name="Tabela5.A" style:family="table-column">
      <style:table-column-properties style:column-width="2.011cm" style:rel-column-width="1140*"/>
    </style:style>
    <style:style style:name="Tabela5.B" style:family="table-column">
      <style:table-column-properties style:column-width="2.99cm" style:rel-column-width="1695*"/>
    </style:style>
    <style:style style:name="Tabela5.C" style:family="table-column">
      <style:table-column-properties style:column-width="12.931cm" style:rel-column-width="7331*"/>
    </style:style>
    <style:style style:name="Tabela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5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5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0" style:family="table">
      <style:table-properties style:width="43.794cm" style:rel-width="90%" table:align="center"/>
    </style:style>
    <style:style style:name="Tabela30.A" style:family="table-column">
      <style:table-column-properties style:column-width="2.011cm" style:rel-column-width="1140*"/>
    </style:style>
    <style:style style:name="Tabela30.B" style:family="table-column">
      <style:table-column-properties style:column-width="41.783cm" style:rel-column-width="23688*"/>
    </style:style>
    <style:style style:name="Tabela3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0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30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30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0" style:family="table">
      <style:table-properties style:width="43.794cm" style:rel-width="90%" table:align="center"/>
    </style:style>
    <style:style style:name="Tabela20.A" style:family="table-column">
      <style:table-column-properties style:column-width="2.011cm" style:rel-column-width="1140*"/>
    </style:style>
    <style:style style:name="Tabela20.B" style:family="table-column">
      <style:table-column-properties style:column-width="2.99cm" style:rel-column-width="1695*"/>
    </style:style>
    <style:style style:name="Tabela20.C" style:family="table-column">
      <style:table-column-properties style:column-width="38.793cm" style:rel-column-width="21993*"/>
    </style:style>
    <style:style style:name="Tabela2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0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0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0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6" style:family="table">
      <style:table-properties style:width="43.794cm" table:align="center"/>
    </style:style>
    <style:style style:name="Tabela26.A" style:family="table-column">
      <style:table-column-properties style:column-width="2.011cm"/>
    </style:style>
    <style:style style:name="Tabela26.B" style:family="table-column">
      <style:table-column-properties style:column-width="2.99cm"/>
    </style:style>
    <style:style style:name="Tabela26.C" style:family="table-column">
      <style:table-column-properties style:column-width="13.605cm"/>
    </style:style>
    <style:style style:name="Tabela26.D" style:family="table-column">
      <style:table-column-properties style:column-width="12.594cm"/>
    </style:style>
    <style:style style:name="Tabela2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6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6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43.794cm" style:rel-width="90%" table:align="center" fo:background-color="transparent">
        <style:background-image/>
      </style:table-properties>
    </style:style>
    <style:style style:name="Tabela10.A" style:family="table-column">
      <style:table-column-properties style:column-width="2.011cm" style:rel-column-width="1140*"/>
    </style:style>
    <style:style style:name="Tabela10.B" style:family="table-column">
      <style:table-column-properties style:column-width="2.99cm" style:rel-column-width="1695*"/>
    </style:style>
    <style:style style:name="Tabela10.C" style:family="table-column">
      <style:table-column-properties style:column-width="12.931cm" style:rel-column-width="7331*"/>
    </style:style>
    <style:style style:name="Tabela1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0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0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0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.3" style:family="table-row">
      <style:table-row-properties fo:background-color="transparent">
        <style:background-image/>
      </style:table-row-properties>
    </style:style>
    <style:style style:name="Tabela10.A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E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1" style:family="table">
      <style:table-properties style:width="43.794cm" style:rel-width="90%" table:align="center"/>
    </style:style>
    <style:style style:name="Tabela11.A" style:family="table-column">
      <style:table-column-properties style:column-width="2.011cm" style:rel-column-width="1140*"/>
    </style:style>
    <style:style style:name="Tabela11.B" style:family="table-column">
      <style:table-column-properties style:column-width="2.99cm" style:rel-column-width="1695*"/>
    </style:style>
    <style:style style:name="Tabela11.C" style:family="table-column">
      <style:table-column-properties style:column-width="12.931cm" style:rel-column-width="7331*"/>
    </style:style>
    <style:style style:name="Tabela1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1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43.794cm" style:rel-width="90%" table:align="center"/>
    </style:style>
    <style:style style:name="Tabela13.A" style:family="table-column">
      <style:table-column-properties style:column-width="2.013cm" style:rel-column-width="1426*"/>
    </style:style>
    <style:style style:name="Tabela13.B" style:family="table-column">
      <style:table-column-properties style:column-width="2.993cm" style:rel-column-width="2121*"/>
    </style:style>
    <style:style style:name="Tabela13.C" style:family="table-column">
      <style:table-column-properties style:column-width="4.849cm" style:rel-column-width="3436*"/>
    </style:style>
    <style:style style:name="Tabela13.D" style:family="table-column">
      <style:table-column-properties style:column-width="4.847cm" style:rel-column-width="3435*"/>
    </style:style>
    <style:style style:name="Tabela1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3.J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4" style:family="table">
      <style:table-properties style:width="43.794cm" style:rel-width="90%" table:align="center"/>
    </style:style>
    <style:style style:name="Tabela24.A" style:family="table-column">
      <style:table-column-properties style:column-width="2cm" style:rel-column-width="1418*"/>
    </style:style>
    <style:style style:name="Tabela24.B" style:family="table-column">
      <style:table-column-properties style:column-width="3.002cm" style:rel-column-width="2127*"/>
    </style:style>
    <style:style style:name="Tabela24.C" style:family="table-column">
      <style:table-column-properties style:column-width="3.879cm" style:rel-column-width="2749*"/>
    </style:style>
    <style:style style:name="Tabela24.F" style:family="table-column">
      <style:table-column-properties style:column-width="3.877cm" style:rel-column-width="2748*"/>
    </style:style>
    <style:style style:name="Tabela2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4.L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L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K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L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4.5" style:family="table-row">
      <style:table-row-properties style:min-row-height="1.222cm"/>
    </style:style>
    <style:style style:name="Tabela2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K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L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43.794cm" style:rel-width="90%" table:align="center"/>
    </style:style>
    <style:style style:name="Tabela9.A" style:family="table-column">
      <style:table-column-properties style:column-width="2.011cm" style:rel-column-width="1425*"/>
    </style:style>
    <style:style style:name="Tabela9.B" style:family="table-column">
      <style:table-column-properties style:column-width="2.988cm" style:rel-column-width="2118*"/>
    </style:style>
    <style:style style:name="Tabela9.C" style:family="table-column">
      <style:table-column-properties style:column-width="19.396cm" style:rel-column-width="13745*"/>
    </style:style>
    <style:style style:name="Tabela9.D" style:family="table-column">
      <style:table-column-properties style:column-width="19.397cm" style:rel-column-width="13746*"/>
    </style:style>
    <style:style style:name="Tabela9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9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9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9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5" style:family="table">
      <style:table-properties style:width="43.794cm" style:rel-width="90%" table:align="center"/>
    </style:style>
    <style:style style:name="Tabela25.A" style:family="table-column">
      <style:table-column-properties style:column-width="2.434cm" style:rel-column-width="1380*"/>
    </style:style>
    <style:style style:name="Tabela25.B" style:family="table-column">
      <style:table-column-properties style:column-width="2.566cm" style:rel-column-width="1455*"/>
    </style:style>
    <style:style style:name="Tabela25.C" style:family="table-column">
      <style:table-column-properties style:column-width="19.923cm" style:rel-column-width="11295*"/>
    </style:style>
    <style:style style:name="Tabela25.D" style:family="table-column">
      <style:table-column-properties style:column-width="18.87cm" style:rel-column-width="10698*"/>
    </style:style>
    <style:style style:name="Tabela2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5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5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5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1" style:family="table">
      <style:table-properties style:width="43.789cm" table:align="center"/>
    </style:style>
    <style:style style:name="Tabela31.A" style:family="table-column">
      <style:table-column-properties style:column-width="2.408cm"/>
    </style:style>
    <style:style style:name="Tabela31.B" style:family="table-column">
      <style:table-column-properties style:column-width="2.593cm"/>
    </style:style>
    <style:style style:name="Tabela31.C" style:family="table-column">
      <style:table-column-properties style:column-width="7.758cm"/>
    </style:style>
    <style:style style:name="Tabela3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3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31.G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1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1" style:family="table">
      <style:table-properties style:width="43.794cm" style:rel-width="90%" table:align="center"/>
    </style:style>
    <style:style style:name="Tabela21.A" style:family="table-column">
      <style:table-column-properties style:column-width="2.011cm" style:rel-column-width="1425*"/>
    </style:style>
    <style:style style:name="Tabela21.B" style:family="table-column">
      <style:table-column-properties style:column-width="2.988cm" style:rel-column-width="2118*"/>
    </style:style>
    <style:style style:name="Tabela21.C" style:family="table-column">
      <style:table-column-properties style:column-width="38.795cm" style:rel-column-width="27491*"/>
    </style:style>
    <style:style style:name="Tabela2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1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1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7" style:family="table">
      <style:table-properties style:width="43.794cm" style:rel-width="90%" table:align="center"/>
    </style:style>
    <style:style style:name="Tabela27.A" style:family="table-column">
      <style:table-column-properties style:column-width="2.011cm" style:rel-column-width="1425*"/>
    </style:style>
    <style:style style:name="Tabela27.B" style:family="table-column">
      <style:table-column-properties style:column-width="2.99cm" style:rel-column-width="2119*"/>
    </style:style>
    <style:style style:name="Tabela27.C" style:family="table-column">
      <style:table-column-properties style:column-width="9.698cm" style:rel-column-width="6872*"/>
    </style:style>
    <style:style style:name="Tabela27.D" style:family="table-column">
      <style:table-column-properties style:column-width="9.7cm" style:rel-column-width="6873*"/>
    </style:style>
    <style:style style:name="Tabela2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7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2" style:family="table">
      <style:table-properties style:width="43.794cm" style:rel-width="90%" table:align="center"/>
    </style:style>
    <style:style style:name="Tabela32.A" style:family="table-column">
      <style:table-column-properties style:column-width="2.011cm" style:rel-column-width="1140*"/>
    </style:style>
    <style:style style:name="Tabela32.B" style:family="table-column">
      <style:table-column-properties style:column-width="41.783cm" style:rel-column-width="23688*"/>
    </style:style>
    <style:style style:name="Tabela3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3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32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43.787cm" fo:break-before="auto" fo:break-after="auto" table:align="center" fo:keep-with-next="auto"/>
    </style:style>
    <style:style style:name="Tabela8.A" style:family="table-column">
      <style:table-column-properties style:column-width="2.011cm"/>
    </style:style>
    <style:style style:name="Tabela8.B" style:family="table-column">
      <style:table-column-properties style:column-width="2.99cm"/>
    </style:style>
    <style:style style:name="Tabela8.C" style:family="table-column">
      <style:table-column-properties style:column-width="3.526cm"/>
    </style:style>
    <style:style style:name="Tabela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8.A2" style:family="table-cell">
      <style:table-cell-properties style:vertical-align="middle" fo:background-color="#00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8.M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8.3" style:family="table-row">
      <style:table-row-properties style:min-row-height="2.002cm"/>
    </style:style>
    <style:style style:name="Tabela8.A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3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4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5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6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7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22" style:family="table">
      <style:table-properties style:width="43.794cm" style:rel-width="90%" table:align="center"/>
    </style:style>
    <style:style style:name="Tabela22.A" style:family="table-column">
      <style:table-column-properties style:column-width="2.011cm" style:rel-column-width="1140*"/>
    </style:style>
    <style:style style:name="Tabela22.B" style:family="table-column">
      <style:table-column-properties style:column-width="20.892cm" style:rel-column-width="11844*"/>
    </style:style>
    <style:style style:name="Tabela2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2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9" style:family="table">
      <style:table-properties style:width="43.794cm" style:rel-width="90%" table:align="center"/>
    </style:style>
    <style:style style:name="Tabela19.A" style:family="table-column">
      <style:table-column-properties style:column-width="2cm" style:rel-column-width="1134*"/>
    </style:style>
    <style:style style:name="Tabela19.B" style:family="table-column">
      <style:table-column-properties style:column-width="3cm" style:rel-column-width="1701*"/>
    </style:style>
    <style:style style:name="Tabela19.C" style:family="table-column">
      <style:table-column-properties style:column-width="9.698cm" style:rel-column-width="5498*"/>
    </style:style>
    <style:style style:name="Tabela19.F" style:family="table-column">
      <style:table-column-properties style:column-width="9.7cm" style:rel-column-width="5499*"/>
    </style:style>
    <style:style style:name="Tabela19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9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9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9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" style:family="table">
      <style:table-properties style:width="43.794cm" style:rel-width="90%" table:align="center"/>
    </style:style>
    <style:style style:name="Tabela18.A" style:family="table-column">
      <style:table-column-properties style:column-width="2cm" style:rel-column-width="1134*"/>
    </style:style>
    <style:style style:name="Tabela18.B" style:family="table-column">
      <style:table-column-properties style:column-width="3cm" style:rel-column-width="1701*"/>
    </style:style>
    <style:style style:name="Tabela18.C" style:family="table-column">
      <style:table-column-properties style:column-width="6.72cm" style:rel-column-width="3810*"/>
    </style:style>
    <style:style style:name="Tabela18.D" style:family="table-column">
      <style:table-column-properties style:column-width="8.895cm" style:rel-column-width="5043*"/>
    </style:style>
    <style:style style:name="Tabela18.E" style:family="table-column">
      <style:table-column-properties style:column-width="11.591cm" style:rel-column-width="6571*"/>
    </style:style>
    <style:style style:name="Tabela18.F" style:family="table-column">
      <style:table-column-properties style:column-width="11.587cm" style:rel-column-width="6569*"/>
    </style:style>
    <style:style style:name="Tabela1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8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8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43.794cm" style:rel-width="90%" table:align="center"/>
    </style:style>
    <style:style style:name="Tabela12.A" style:family="table-column">
      <style:table-column-properties style:column-width="2.011cm" style:rel-column-width="1425*"/>
    </style:style>
    <style:style style:name="Tabela12.B" style:family="table-column">
      <style:table-column-properties style:column-width="3.995cm" style:rel-column-width="2831*"/>
    </style:style>
    <style:style style:name="Tabela12.C" style:family="table-column">
      <style:table-column-properties style:column-width="18.895cm" style:rel-column-width="13389*"/>
    </style:style>
    <style:style style:name="Tabela1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2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" style:family="table">
      <style:table-properties style:width="43.794cm" style:rel-width="90%" table:align="center"/>
    </style:style>
    <style:style style:name="Tabela23.A" style:family="table-column">
      <style:table-column-properties style:column-width="2.011cm" style:rel-column-width="1425*"/>
    </style:style>
    <style:style style:name="Tabela23.B" style:family="table-column">
      <style:table-column-properties style:column-width="4.001cm" style:rel-column-width="2835*"/>
    </style:style>
    <style:style style:name="Tabela23.C" style:family="table-column">
      <style:table-column-properties style:column-width="3.434cm" style:rel-column-width="2434*"/>
    </style:style>
    <style:style style:name="Tabela2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3.M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L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M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K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L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M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K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L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M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L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M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language="pt" fo:country="BR"/>
    </style:style>
    <style:style style:name="P2" style:family="paragraph" style:parent-style-name="Standard">
      <style:text-properties fo:language="pt" fo:country="BR"/>
    </style:style>
    <style:style style:name="P3" style:family="paragraph" style:parent-style-name="Standard">
      <style:paragraph-properties fo:text-align="start" style:justify-single-word="false"/>
      <style:text-properties fo:language="pt" fo:country="BR" officeooo:paragraph-rsid="0174ef1a"/>
    </style:style>
    <style:style style:name="P4" style:family="paragraph" style:parent-style-name="Standard">
      <style:text-properties fo:language="pt" fo:country="BR" officeooo:paragraph-rsid="01718541"/>
    </style:style>
    <style:style style:name="P5" style:family="paragraph" style:parent-style-name="Standard">
      <style:text-properties fo:language="pt" fo:country="BR" officeooo:paragraph-rsid="01712acc"/>
    </style:style>
    <style:style style:name="P6" style:family="paragraph" style:parent-style-name="Standard">
      <style:paragraph-properties fo:text-align="start" style:justify-single-word="false"/>
      <style:text-properties fo:language="pt" fo:country="BR" officeooo:rsid="01718541" officeooo:paragraph-rsid="0174ef1a"/>
    </style:style>
    <style:style style:name="P7" style:family="paragraph" style:parent-style-name="Standard">
      <style:text-properties fo:language="pt" fo:country="BR" officeooo:paragraph-rsid="0172f1ae"/>
    </style:style>
    <style:style style:name="P8" style:family="paragraph" style:parent-style-name="Standard">
      <style:text-properties fo:language="pt" fo:country="BR" officeooo:paragraph-rsid="0174ef1a"/>
    </style:style>
    <style:style style:name="P9" style:family="paragraph" style:parent-style-name="Standard">
      <style:text-properties fo:language="pt" fo:country="BR" officeooo:paragraph-rsid="001b5886"/>
    </style:style>
    <style:style style:name="P10" style:family="paragraph" style:parent-style-name="Standard">
      <style:text-properties fo:language="pt" fo:country="BR" officeooo:paragraph-rsid="001c869c"/>
    </style:style>
    <style:style style:name="P11" style:family="paragraph" style:parent-style-name="Standard">
      <style:text-properties fo:language="pt" fo:country="BR" officeooo:paragraph-rsid="02222dc5"/>
    </style:style>
    <style:style style:name="P12" style:family="paragraph" style:parent-style-name="Standard">
      <style:text-properties fo:language="pt" fo:country="BR" officeooo:paragraph-rsid="01feb0cb"/>
    </style:style>
    <style:style style:name="P13" style:family="paragraph" style:parent-style-name="Standard">
      <style:text-properties fo:language="pt" fo:country="BR" officeooo:paragraph-rsid="0200e4d8"/>
    </style:style>
    <style:style style:name="P14" style:family="paragraph" style:parent-style-name="Standard">
      <style:paragraph-properties fo:text-align="center" style:justify-single-word="false"/>
      <style:text-properties fo:language="pt" fo:country="BR" officeooo:rsid="02cea268" officeooo:paragraph-rsid="0344df1a" fo:background-color="transparent"/>
    </style:style>
    <style:style style:name="P15" style:family="paragraph" style:parent-style-name="Standard">
      <style:paragraph-properties fo:text-align="center" style:justify-single-word="false"/>
      <style:text-properties fo:language="pt" fo:country="BR" officeooo:rsid="004ecc5f" officeooo:paragraph-rsid="031e5e10"/>
    </style:style>
    <style:style style:name="P16" style:family="paragraph" style:parent-style-name="Standard">
      <style:paragraph-properties fo:text-align="center" style:justify-single-word="false"/>
      <style:text-properties fo:language="pt" fo:country="BR" officeooo:rsid="004ecc5f" officeooo:paragraph-rsid="031fe0ef"/>
    </style:style>
    <style:style style:name="P17" style:family="paragraph" style:parent-style-name="Standard">
      <style:paragraph-properties fo:text-align="center" style:justify-single-word="false"/>
      <style:text-properties fo:language="pt" fo:country="BR" officeooo:rsid="004ecc5f" officeooo:paragraph-rsid="0322a86d"/>
    </style:style>
    <style:style style:name="P18" style:family="paragraph" style:parent-style-name="Standard">
      <style:paragraph-properties fo:text-align="center" style:justify-single-word="false"/>
      <style:text-properties fo:language="pt" fo:country="BR" officeooo:rsid="00503ee2" officeooo:paragraph-rsid="02ba8142"/>
    </style:style>
    <style:style style:name="P19" style:family="paragraph" style:parent-style-name="Standard">
      <style:paragraph-properties fo:text-align="center" style:justify-single-word="false"/>
      <style:text-properties fo:language="pt" fo:country="BR" officeooo:rsid="0292cbec" officeooo:paragraph-rsid="02ba8142"/>
    </style:style>
    <style:style style:name="P20" style:family="paragraph" style:parent-style-name="Standard">
      <style:text-properties fo:language="pt" fo:country="BR" officeooo:paragraph-rsid="03349874"/>
    </style:style>
    <style:style style:name="P21" style:family="paragraph" style:parent-style-name="Standard">
      <style:paragraph-properties fo:text-align="center" style:justify-single-word="false"/>
      <style:text-properties fo:language="pt" fo:country="BR" officeooo:rsid="0060108b" officeooo:paragraph-rsid="033fe63f"/>
    </style:style>
    <style:style style:name="P22" style:family="paragraph" style:parent-style-name="Standard">
      <style:text-properties fo:language="pt" fo:country="BR" officeooo:paragraph-rsid="0344df1a"/>
    </style:style>
    <style:style style:name="P23" style:family="paragraph" style:parent-style-name="Standard">
      <style:text-properties fo:language="pt" fo:country="BR" officeooo:rsid="00bd7101" officeooo:paragraph-rsid="0344df1a"/>
    </style:style>
    <style:style style:name="P24" style:family="paragraph" style:parent-style-name="Standard">
      <style:text-properties fo:language="pt" fo:country="BR" officeooo:rsid="00f23989" officeooo:paragraph-rsid="0062e1cc"/>
    </style:style>
    <style:style style:name="P25" style:family="paragraph" style:parent-style-name="Standard">
      <style:paragraph-properties fo:text-align="center" style:justify-single-word="false"/>
      <style:text-properties fo:language="pt" fo:country="BR" officeooo:rsid="00616142" officeooo:paragraph-rsid="035fbe09"/>
    </style:style>
    <style:style style:name="P26" style:family="paragraph" style:parent-style-name="Standard">
      <style:text-properties fo:color="#cc9900" loext:opacity="100%" fo:language="pt" fo:country="BR" officeooo:rsid="00f23989" officeooo:paragraph-rsid="0344df1a" fo:background-color="transparent" style:font-size-asian="10.5pt" style:text-rotation-angle="0" style:text-rotation-scale="line-height"/>
    </style:style>
    <style:style style:name="P27" style:family="paragraph" style:parent-style-name="Standard">
      <style:paragraph-properties fo:text-align="center" style:justify-single-word="false"/>
      <style:text-properties officeooo:rsid="02120819" officeooo:paragraph-rsid="0344df1a"/>
    </style:style>
    <style:style style:name="P28" style:family="paragraph" style:parent-style-name="Standard">
      <style:paragraph-properties fo:text-align="center" style:justify-single-word="false"/>
      <style:text-properties officeooo:rsid="02125e81" officeooo:paragraph-rsid="0344df1a"/>
    </style:style>
    <style:style style:name="P29" style:family="paragraph" style:parent-style-name="Standard">
      <style:paragraph-properties fo:text-align="center" style:justify-single-word="false"/>
      <style:text-properties officeooo:rsid="02cea268" officeooo:paragraph-rsid="0344df1a"/>
    </style:style>
    <style:style style:name="P30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41053"/>
    </style:style>
    <style:style style:name="P31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4b1ef"/>
    </style:style>
    <style:style style:name="P32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62e1cc"/>
    </style:style>
    <style:style style:name="P33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718541"/>
    </style:style>
    <style:style style:name="P34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72f1ae"/>
    </style:style>
    <style:style style:name="P35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74ef1a"/>
    </style:style>
    <style:style style:name="P36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b5886"/>
    </style:style>
    <style:style style:name="P37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feb0cb"/>
    </style:style>
    <style:style style:name="P38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200e4d8"/>
    </style:style>
    <style:style style:name="P39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2222dc5"/>
    </style:style>
    <style:style style:name="P40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349874"/>
    </style:style>
    <style:style style:name="P41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4df1a"/>
    </style:style>
    <style:style style:name="P42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683a8"/>
    </style:style>
    <style:style style:name="P43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a1595"/>
    </style:style>
    <style:style style:name="P44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172f1ae"/>
    </style:style>
    <style:style style:name="P45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174ef1a"/>
    </style:style>
    <style:style style:name="P46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06cf78b"/>
    </style:style>
    <style:style style:name="P47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2f847f2"/>
    </style:style>
    <style:style style:name="P48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cca02"/>
    </style:style>
    <style:style style:name="P49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fe63f"/>
    </style:style>
    <style:style style:name="P50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44df1a"/>
    </style:style>
    <style:style style:name="P51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0170fae"/>
    </style:style>
    <style:style style:name="P52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0b5babe"/>
    </style:style>
    <style:style style:name="P53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01683a8"/>
    </style:style>
    <style:style style:name="P54" style:family="paragraph" style:parent-style-name="Table_20_Contents">
      <style:paragraph-properties fo:text-align="center" style:justify-single-word="false"/>
      <style:text-properties fo:language="pt" fo:country="BR" officeooo:rsid="01237987" officeooo:paragraph-rsid="013b6fc4" fo:background-color="transparent"/>
    </style:style>
    <style:style style:name="P55" style:family="paragraph" style:parent-style-name="Table_20_Contents">
      <style:paragraph-properties fo:text-align="center" style:justify-single-word="false"/>
      <style:text-properties fo:language="pt" fo:country="BR" officeooo:rsid="01237987" officeooo:paragraph-rsid="012b4c26" fo:background-color="transparent"/>
    </style:style>
    <style:style style:name="P56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18541" fo:background-color="transparent"/>
    </style:style>
    <style:style style:name="P57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edd62" fo:background-color="transparent"/>
    </style:style>
    <style:style style:name="P58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18541" fo:background-color="transparent"/>
    </style:style>
    <style:style style:name="P59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222dc5" fo:background-color="transparent"/>
    </style:style>
    <style:style style:name="P60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1c50ec" fo:background-color="transparent"/>
    </style:style>
    <style:style style:name="P61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22003d" fo:background-color="transparent"/>
    </style:style>
    <style:style style:name="P62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23aa0b" fo:background-color="transparent"/>
    </style:style>
    <style:style style:name="P63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27fba5" fo:background-color="transparent"/>
    </style:style>
    <style:style style:name="P64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49874" fo:background-color="transparent"/>
    </style:style>
    <style:style style:name="P65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44df1a" fo:background-color="transparent"/>
    </style:style>
    <style:style style:name="P66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45d22" fo:background-color="transparent"/>
    </style:style>
    <style:style style:name="P67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19fdac" fo:background-color="transparent"/>
    </style:style>
    <style:style style:name="P68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fbe09" fo:background-color="transparent"/>
    </style:style>
    <style:style style:name="P69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718541" fo:background-color="transparent"/>
    </style:style>
    <style:style style:name="P70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a58c6a" fo:background-color="transparent"/>
    </style:style>
    <style:style style:name="P71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a7df74" fo:background-color="transparent"/>
    </style:style>
    <style:style style:name="P72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2233a49" fo:background-color="transparent"/>
    </style:style>
    <style:style style:name="P73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00e4d8" fo:background-color="transparent"/>
    </style:style>
    <style:style style:name="P74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74ef1a" fo:background-color="transparent"/>
    </style:style>
    <style:style style:name="P75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4df1a" fo:background-color="transparent"/>
    </style:style>
    <style:style style:name="P76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5f7e2" fo:background-color="transparent"/>
    </style:style>
    <style:style style:name="P77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200e4d8" fo:background-color="transparent"/>
    </style:style>
    <style:style style:name="P78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29d3f01" fo:background-color="transparent"/>
    </style:style>
    <style:style style:name="P79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3df4e8" fo:background-color="transparent"/>
    </style:style>
    <style:style style:name="P80" style:family="paragraph" style:parent-style-name="Table_20_Contents">
      <style:paragraph-properties fo:text-align="center" style:justify-single-word="false"/>
      <style:text-properties fo:language="pt" fo:country="BR" officeooo:rsid="00269ea5" officeooo:paragraph-rsid="0174ef1a" fo:background-color="transparent"/>
    </style:style>
    <style:style style:name="P81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8ee936" fo:background-color="transparent"/>
    </style:style>
    <style:style style:name="P82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2233a49" fo:background-color="transparent"/>
    </style:style>
    <style:style style:name="P83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1718541" fo:background-color="transparent"/>
    </style:style>
    <style:style style:name="P84" style:family="paragraph" style:parent-style-name="Table_20_Contents">
      <style:paragraph-properties fo:text-align="center" style:justify-single-word="false"/>
      <style:text-properties fo:language="pt" fo:country="BR" officeooo:rsid="0048be11" officeooo:paragraph-rsid="0174ef1a" fo:background-color="transparent"/>
    </style:style>
    <style:style style:name="P85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18ee936" fo:background-color="transparent"/>
    </style:style>
    <style:style style:name="P86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11c1f01" fo:background-color="transparent"/>
    </style:style>
    <style:style style:name="P87" style:family="paragraph" style:parent-style-name="Table_20_Contents">
      <style:paragraph-properties fo:text-align="center" style:justify-single-word="false"/>
      <style:text-properties fo:language="pt" fo:country="BR" officeooo:rsid="0050d403" officeooo:paragraph-rsid="02243263" fo:background-color="transparent"/>
    </style:style>
    <style:style style:name="P88" style:family="paragraph" style:parent-style-name="Table_20_Contents">
      <style:paragraph-properties fo:text-align="center" style:justify-single-word="false"/>
      <style:text-properties fo:language="pt" fo:country="BR" officeooo:rsid="004a7e62" officeooo:paragraph-rsid="0344df1a" fo:background-color="transparent"/>
    </style:style>
    <style:style style:name="P89" style:family="paragraph" style:parent-style-name="Table_20_Contents">
      <style:paragraph-properties fo:text-align="center" style:justify-single-word="false"/>
      <style:text-properties fo:language="pt" fo:country="BR" officeooo:rsid="004b6373" officeooo:paragraph-rsid="01718541" fo:background-color="transparent"/>
    </style:style>
    <style:style style:name="P90" style:family="paragraph" style:parent-style-name="Table_20_Contents">
      <style:paragraph-properties fo:text-align="center" style:justify-single-word="false"/>
      <style:text-properties fo:language="pt" fo:country="BR" officeooo:rsid="023bfb69" officeooo:paragraph-rsid="023bfb69" fo:background-color="transparent"/>
    </style:style>
    <style:style style:name="P91" style:family="paragraph" style:parent-style-name="Table_20_Contents">
      <style:paragraph-properties fo:text-align="center" style:justify-single-word="false"/>
      <style:text-properties fo:language="pt" fo:country="BR" officeooo:rsid="02d2d188" officeooo:paragraph-rsid="03349874" fo:background-color="transparent"/>
    </style:style>
    <style:style style:name="P92" style:family="paragraph" style:parent-style-name="Table_20_Contents">
      <style:paragraph-properties fo:text-align="center" style:justify-single-word="false"/>
      <style:text-properties fo:language="pt" fo:country="BR" officeooo:rsid="0309600b" officeooo:paragraph-rsid="0344df1a" fo:background-color="transparent"/>
    </style:style>
    <style:style style:name="P93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344df1a" fo:background-color="transparent"/>
    </style:style>
    <style:style style:name="P94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01d864d" fo:background-color="transparent"/>
    </style:style>
    <style:style style:name="P95" style:family="paragraph" style:parent-style-name="Table_20_Contents">
      <style:paragraph-properties fo:text-align="center" style:justify-single-word="false"/>
      <style:text-properties fo:language="pt" fo:country="BR" officeooo:rsid="02b202aa" officeooo:paragraph-rsid="02b202aa" fo:background-color="transparent"/>
    </style:style>
    <style:style style:name="P96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8ee936" fo:background-color="transparent"/>
    </style:style>
    <style:style style:name="P97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718541" fo:background-color="transparent"/>
    </style:style>
    <style:style style:name="P98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99a4d" fo:background-color="transparent"/>
    </style:style>
    <style:style style:name="P99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a27dc" fo:background-color="transparent"/>
    </style:style>
    <style:style style:name="P100" style:family="paragraph" style:parent-style-name="Table_20_Contents">
      <style:paragraph-properties fo:text-align="center" style:justify-single-word="false"/>
      <style:text-properties fo:language="pt" fo:country="BR" officeooo:rsid="02664e96" officeooo:paragraph-rsid="02664e96" fo:background-color="transparent"/>
    </style:style>
    <style:style style:name="P101" style:family="paragraph" style:parent-style-name="Table_20_Contents">
      <style:paragraph-properties fo:text-align="center" style:justify-single-word="false"/>
      <style:text-properties fo:language="pt" fo:country="BR" officeooo:rsid="023da8be" officeooo:paragraph-rsid="023da8be" fo:background-color="transparent"/>
    </style:style>
    <style:style style:name="P102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49874" fo:background-color="transparent" style:font-size-asian="10.5pt" style:text-rotation-angle="0" style:text-rotation-scale="line-height"/>
    </style:style>
    <style:style style:name="P103" style:family="paragraph" style:parent-style-name="Table_20_Contents">
      <style:paragraph-properties fo:text-align="center" style:justify-single-word="false"/>
      <style:text-properties fo:language="pt" fo:country="BR" officeooo:rsid="011e07bc" officeooo:paragraph-rsid="011e07bc" fo:background-color="transparent"/>
    </style:style>
    <style:style style:name="P104" style:family="paragraph" style:parent-style-name="Table_20_Contents">
      <style:paragraph-properties fo:text-align="center" style:justify-single-word="false"/>
      <style:text-properties fo:language="pt" fo:country="BR" officeooo:rsid="011c9e96" officeooo:paragraph-rsid="011c9e96" fo:background-color="transparent"/>
    </style:style>
    <style:style style:name="P105" style:family="paragraph" style:parent-style-name="Table_20_Contents">
      <style:paragraph-properties fo:text-align="center" style:justify-single-word="false"/>
      <style:text-properties fo:language="pt" fo:country="BR" officeooo:rsid="00523bfa" officeooo:paragraph-rsid="01e03db8" fo:background-color="transparent"/>
    </style:style>
    <style:style style:name="P106" style:family="paragraph" style:parent-style-name="Table_20_Contents">
      <style:paragraph-properties fo:text-align="center" style:justify-single-word="false"/>
      <style:text-properties fo:language="pt" fo:country="BR" officeooo:rsid="00523bfa" officeooo:paragraph-rsid="032b7840" fo:background-color="transparent"/>
    </style:style>
    <style:style style:name="P107" style:family="paragraph" style:parent-style-name="Table_20_Contents">
      <style:paragraph-properties fo:text-align="center" style:justify-single-word="false"/>
      <style:text-properties fo:language="pt" fo:country="BR" officeooo:rsid="0194b1e5" officeooo:paragraph-rsid="01b82b36" fo:background-color="transparent"/>
    </style:style>
    <style:style style:name="P108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32c2bac" fo:background-color="transparent"/>
    </style:style>
    <style:style style:name="P109" style:family="paragraph" style:parent-style-name="Table_20_Contents">
      <style:paragraph-properties fo:text-align="center" style:justify-single-word="false"/>
      <style:text-properties fo:language="pt" fo:country="BR" officeooo:rsid="01f26b28" officeooo:paragraph-rsid="0344df1a" fo:background-color="transparent"/>
    </style:style>
    <style:style style:name="P110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3349874" fo:background-color="transparent"/>
    </style:style>
    <style:style style:name="P111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1718541" fo:background-color="transparent"/>
    </style:style>
    <style:style style:name="P112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344df1a" fo:background-color="transparent"/>
    </style:style>
    <style:style style:name="P113" style:family="paragraph" style:parent-style-name="Table_20_Contents">
      <style:paragraph-properties fo:text-align="center" style:justify-single-word="false"/>
      <style:text-properties fo:language="pt" fo:country="BR" officeooo:rsid="01db4e56" officeooo:paragraph-rsid="01db4e56" fo:background-color="transparent"/>
    </style:style>
    <style:style style:name="P114" style:family="paragraph" style:parent-style-name="Table_20_Contents">
      <style:paragraph-properties fo:text-align="center" style:justify-single-word="false"/>
      <style:text-properties fo:language="pt" fo:country="BR" officeooo:rsid="01db4e56" officeooo:paragraph-rsid="033b2abe" fo:background-color="transparent"/>
    </style:style>
    <style:style style:name="P115" style:family="paragraph" style:parent-style-name="Table_20_Contents">
      <style:paragraph-properties fo:text-align="center" style:justify-single-word="false"/>
      <style:text-properties fo:language="pt" fo:country="BR" officeooo:rsid="01eab2d3" officeooo:paragraph-rsid="033df4e8" fo:background-color="transparent"/>
    </style:style>
    <style:style style:name="P116" style:family="paragraph" style:parent-style-name="Table_20_Contents">
      <style:paragraph-properties fo:text-align="center" style:justify-single-word="false"/>
      <style:text-properties fo:language="pt" fo:country="BR" officeooo:rsid="02488f66" officeooo:paragraph-rsid="0344df1a" fo:background-color="transparent"/>
    </style:style>
    <style:style style:name="P117" style:family="paragraph" style:parent-style-name="Table_20_Contents">
      <style:paragraph-properties fo:text-align="center" style:justify-single-word="false"/>
      <style:text-properties fo:language="pt" fo:country="BR" officeooo:rsid="01f6ece6" officeooo:paragraph-rsid="0344df1a" fo:background-color="transparent"/>
    </style:style>
    <style:style style:name="P118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44df1a" fo:background-color="transparent"/>
    </style:style>
    <style:style style:name="P119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344df1a" fo:background-color="transparent"/>
    </style:style>
    <style:style style:name="P120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44df1a" fo:background-color="transparent"/>
    </style:style>
    <style:style style:name="P121" style:family="paragraph" style:parent-style-name="Table_20_Contents">
      <style:paragraph-properties fo:text-align="center" style:justify-single-word="false"/>
      <style:text-properties fo:language="pt" fo:country="BR" officeooo:rsid="02120819" officeooo:paragraph-rsid="0344df1a" fo:background-color="transparent"/>
    </style:style>
    <style:style style:name="P122" style:family="paragraph" style:parent-style-name="Table_20_Contents">
      <style:paragraph-properties fo:text-align="center" style:justify-single-word="false"/>
      <style:text-properties fo:language="pt" fo:country="BR" officeooo:rsid="01fc27bb" officeooo:paragraph-rsid="0344df1a" fo:background-color="transparent"/>
    </style:style>
    <style:style style:name="P123" style:family="paragraph" style:parent-style-name="Table_20_Contents">
      <style:paragraph-properties fo:text-align="center" style:justify-single-word="false"/>
      <style:text-properties fo:language="pt" fo:country="BR" officeooo:rsid="0241b671" officeooo:paragraph-rsid="0241b671" fo:background-color="transparent"/>
    </style:style>
    <style:style style:name="P124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3941d1" fo:background-color="transparent"/>
    </style:style>
    <style:style style:name="P125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41053" fo:background-color="transparent"/>
    </style:style>
    <style:style style:name="P126" style:family="paragraph" style:parent-style-name="Table_20_Contents">
      <style:paragraph-properties fo:text-align="center" style:justify-single-word="false"/>
      <style:text-properties fo:language="pt" fo:country="BR" officeooo:rsid="01285094" officeooo:paragraph-rsid="001d864d" fo:background-color="transparent"/>
    </style:style>
    <style:style style:name="P127" style:family="paragraph" style:parent-style-name="Table_20_Contents">
      <style:paragraph-properties fo:text-align="center" style:justify-single-word="false"/>
      <style:text-properties fo:language="pt" fo:country="BR" officeooo:rsid="00b5babe" officeooo:paragraph-rsid="001d864d" fo:background-color="transparent"/>
    </style:style>
    <style:style style:name="P128" style:family="paragraph" style:parent-style-name="Table_20_Contents">
      <style:paragraph-properties fo:text-align="center" style:justify-single-word="false"/>
      <style:text-properties fo:language="pt" fo:country="BR" officeooo:rsid="033b2abe" officeooo:paragraph-rsid="033b2abe" fo:background-color="transparent"/>
    </style:style>
    <style:style style:name="P129" style:family="paragraph" style:parent-style-name="Table_20_Contents">
      <style:paragraph-properties fo:text-align="center" style:justify-single-word="false"/>
      <style:text-properties fo:language="pt" fo:country="BR" officeooo:rsid="0014b1ef" officeooo:paragraph-rsid="0345f7e2" fo:background-color="transparent"/>
    </style:style>
    <style:style style:name="P130" style:family="paragraph" style:parent-style-name="Table_20_Contents">
      <style:paragraph-properties fo:text-align="center" style:justify-single-word="false"/>
      <style:text-properties fo:language="pt" fo:country="BR" officeooo:rsid="00905972" officeooo:paragraph-rsid="012fac72" fo:background-color="transparent"/>
    </style:style>
    <style:style style:name="P131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01b5886"/>
    </style:style>
    <style:style style:name="P132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0523bfa"/>
    </style:style>
    <style:style style:name="P133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2f7d7c7"/>
    </style:style>
    <style:style style:name="P134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74ef1a"/>
    </style:style>
    <style:style style:name="P135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718541"/>
    </style:style>
    <style:style style:name="P136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74ef1a"/>
    </style:style>
    <style:style style:name="P137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44df1a"/>
    </style:style>
    <style:style style:name="P138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18541"/>
    </style:style>
    <style:style style:name="P139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4ef1a"/>
    </style:style>
    <style:style style:name="P140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ecfd32"/>
    </style:style>
    <style:style style:name="P141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19fdac"/>
    </style:style>
    <style:style style:name="P142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1ae8eb"/>
    </style:style>
    <style:style style:name="P143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1b6eaf"/>
    </style:style>
    <style:style style:name="P144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1c50ec"/>
    </style:style>
    <style:style style:name="P145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1ebf8a"/>
    </style:style>
    <style:style style:name="P146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23aa0b"/>
    </style:style>
    <style:style style:name="P147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49874"/>
    </style:style>
    <style:style style:name="P148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3b18f"/>
    </style:style>
    <style:style style:name="P149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45d22"/>
    </style:style>
    <style:style style:name="P150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5a387"/>
    </style:style>
    <style:style style:name="P151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8ee936"/>
    </style:style>
    <style:style style:name="P152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6edd1"/>
    </style:style>
    <style:style style:name="P153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e7698"/>
    </style:style>
    <style:style style:name="P154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fbe09"/>
    </style:style>
    <style:style style:name="P155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18541"/>
    </style:style>
    <style:style style:name="P156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90ccb0"/>
    </style:style>
    <style:style style:name="P157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2dc8f8"/>
    </style:style>
    <style:style style:name="P158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4f2275"/>
    </style:style>
    <style:style style:name="P159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0645ee1"/>
    </style:style>
    <style:style style:name="P160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0f1e562"/>
    </style:style>
    <style:style style:name="P161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74ef1a"/>
    </style:style>
    <style:style style:name="P162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1ebcd43"/>
    </style:style>
    <style:style style:name="P163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204dfcb"/>
    </style:style>
    <style:style style:name="P164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174ef1a"/>
    </style:style>
    <style:style style:name="P165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349874"/>
    </style:style>
    <style:style style:name="P166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3df4e8"/>
    </style:style>
    <style:style style:name="P167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44df1a"/>
    </style:style>
    <style:style style:name="P168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06edeb6"/>
    </style:style>
    <style:style style:name="P169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08828ec"/>
    </style:style>
    <style:style style:name="P170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0914566"/>
    </style:style>
    <style:style style:name="P171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0a56c46"/>
    </style:style>
    <style:style style:name="P172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04dfcb"/>
    </style:style>
    <style:style style:name="P173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9d3f01"/>
    </style:style>
    <style:style style:name="P174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ea43e2"/>
    </style:style>
    <style:style style:name="P175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74ef1a"/>
    </style:style>
    <style:style style:name="P176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349874"/>
    </style:style>
    <style:style style:name="P177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26bbf"/>
    </style:style>
    <style:style style:name="P178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28dc9"/>
    </style:style>
    <style:style style:name="P179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4df1a"/>
    </style:style>
    <style:style style:name="P180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0709c65"/>
    </style:style>
    <style:style style:name="P181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0914566"/>
    </style:style>
    <style:style style:name="P182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0a56c46"/>
    </style:style>
    <style:style style:name="P183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0f1e562"/>
    </style:style>
    <style:style style:name="P184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174ef1a"/>
    </style:style>
    <style:style style:name="P185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3428dc9"/>
    </style:style>
    <style:style style:name="P186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3444fed"/>
    </style:style>
    <style:style style:name="P187" style:family="paragraph" style:parent-style-name="Table_20_Contents">
      <style:paragraph-properties fo:text-align="center" style:justify-single-word="false"/>
      <style:text-properties fo:language="pt" fo:country="BR" officeooo:rsid="00f1e562" officeooo:paragraph-rsid="00f1e562"/>
    </style:style>
    <style:style style:name="P188" style:family="paragraph" style:parent-style-name="Table_20_Contents">
      <style:paragraph-properties fo:text-align="center" style:justify-single-word="false"/>
      <style:text-properties fo:language="pt" fo:country="BR" officeooo:rsid="00f1e562" officeooo:paragraph-rsid="0218e494"/>
    </style:style>
    <style:style style:name="P189" style:family="paragraph" style:parent-style-name="Table_20_Contents">
      <style:paragraph-properties fo:text-align="center" style:justify-single-word="false"/>
      <style:text-properties fo:language="pt" fo:country="BR" officeooo:rsid="00f1e562" officeooo:paragraph-rsid="03428dc9"/>
    </style:style>
    <style:style style:name="P190" style:family="paragraph" style:parent-style-name="Table_20_Contents">
      <style:paragraph-properties fo:text-align="center" style:justify-single-word="false"/>
      <style:text-properties fo:language="pt" fo:country="BR" officeooo:rsid="011c9e96" officeooo:paragraph-rsid="011c9e96"/>
    </style:style>
    <style:style style:name="P191" style:family="paragraph" style:parent-style-name="Table_20_Contents">
      <style:paragraph-properties fo:text-align="center" style:justify-single-word="false"/>
      <style:text-properties fo:language="pt" fo:country="BR" officeooo:rsid="00a26b01" officeooo:paragraph-rsid="01487a0b"/>
    </style:style>
    <style:style style:name="P192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dcd5c1" fo:background-color="#ffff00"/>
    </style:style>
    <style:style style:name="P193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8ee936" fo:background-color="#ffff00"/>
    </style:style>
    <style:style style:name="P194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a1595" fo:background-color="#ffff00"/>
    </style:style>
    <style:style style:name="P195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18541" fo:background-color="#ffff00"/>
    </style:style>
    <style:style style:name="P196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90ccb0" fo:background-color="#ffff00"/>
    </style:style>
    <style:style style:name="P197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2dc8f8" fo:background-color="#ffff00"/>
    </style:style>
    <style:style style:name="P198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4f2275" fo:background-color="#ffff00"/>
    </style:style>
    <style:style style:name="P199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5fbe09" fo:background-color="#ffff00"/>
    </style:style>
    <style:style style:name="P200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238c358" fo:background-color="#ffff00"/>
    </style:style>
    <style:style style:name="P201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18ee936" fo:background-color="#ffff00"/>
    </style:style>
    <style:style style:name="P202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32c2bac" fo:background-color="#ffff00"/>
    </style:style>
    <style:style style:name="P203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8ee936" fo:background-color="#ffff00"/>
    </style:style>
    <style:style style:name="P204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49874" fo:background-color="#ffff00"/>
    </style:style>
    <style:style style:name="P205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45d22" fo:background-color="#ffff00"/>
    </style:style>
    <style:style style:name="P206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5a387" fo:background-color="#ffff00"/>
    </style:style>
    <style:style style:name="P207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23aa0b" fo:background-color="#ffff00"/>
    </style:style>
    <style:style style:name="P208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04dfcb" fo:background-color="#ffff00"/>
    </style:style>
    <style:style style:name="P209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4df1a" fo:background-color="#ffff00"/>
    </style:style>
    <style:style style:name="P210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5f7e2" fo:background-color="#ffff00"/>
    </style:style>
    <style:style style:name="P211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18ee936" fo:background-color="#ffff00"/>
    </style:style>
    <style:style style:name="P212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8ee936" fo:background-color="#ffff00"/>
    </style:style>
    <style:style style:name="P213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1ebf8a" fo:background-color="#ffff00"/>
    </style:style>
    <style:style style:name="P214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702a5" fo:background-color="#ffff00"/>
    </style:style>
    <style:style style:name="P215" style:family="paragraph" style:parent-style-name="Table_20_Contents">
      <style:paragraph-properties fo:text-align="center" style:justify-single-word="false"/>
      <style:text-properties fo:language="pt" fo:country="BR" officeooo:rsid="00503ee2" officeooo:paragraph-rsid="018ee936" fo:background-color="#ffff00"/>
    </style:style>
    <style:style style:name="P216" style:family="paragraph" style:parent-style-name="Table_20_Contents">
      <style:paragraph-properties fo:text-align="center" style:justify-single-word="false"/>
      <style:text-properties fo:language="pt" fo:country="BR" officeooo:rsid="00503ee2" officeooo:paragraph-rsid="035c9107" fo:background-color="#ffff00"/>
    </style:style>
    <style:style style:name="P217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44df1a" fo:background-color="#ffff00"/>
    </style:style>
    <style:style style:name="P218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8ee936" fo:background-color="#ffff00"/>
    </style:style>
    <style:style style:name="P219" style:family="paragraph" style:parent-style-name="Table_20_Contents">
      <style:paragraph-properties fo:text-align="center" style:justify-single-word="false"/>
      <style:text-properties fo:language="pt" fo:country="BR" officeooo:rsid="0014b1ef" officeooo:paragraph-rsid="033617f8" fo:background-color="#ffff00"/>
    </style:style>
    <style:style style:name="P220" style:family="paragraph" style:parent-style-name="Table_20_Contents">
      <style:paragraph-properties fo:text-align="center" style:justify-single-word="false"/>
      <style:text-properties fo:language="pt" fo:country="BR" officeooo:rsid="00b37a98" officeooo:paragraph-rsid="0345f7e2" fo:background-color="#ffff00"/>
    </style:style>
    <style:style style:name="P221" style:family="paragraph" style:parent-style-name="Table_20_Contents">
      <style:paragraph-properties fo:text-align="center" style:justify-single-word="false"/>
      <style:text-properties fo:language="pt" fo:country="BR" officeooo:rsid="01487a0b" officeooo:paragraph-rsid="01487a0b"/>
    </style:style>
    <style:style style:name="P222" style:family="paragraph" style:parent-style-name="Table_20_Contents">
      <style:paragraph-properties fo:text-align="center" style:justify-single-word="false"/>
      <style:text-properties fo:language="pt" fo:country="BR" officeooo:rsid="00d6f128" officeooo:paragraph-rsid="01718541"/>
    </style:style>
    <style:style style:name="P223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1718541"/>
    </style:style>
    <style:style style:name="P224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238c358"/>
    </style:style>
    <style:style style:name="P225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718541"/>
    </style:style>
    <style:style style:name="P226" style:family="paragraph" style:parent-style-name="Table_20_Contents">
      <style:paragraph-properties fo:text-align="center" style:justify-single-word="false"/>
      <style:text-properties fo:language="pt" fo:country="BR" officeooo:rsid="00c96081" officeooo:paragraph-rsid="01718541"/>
    </style:style>
    <style:style style:name="P227" style:family="paragraph" style:parent-style-name="Table_20_Contents">
      <style:paragraph-properties fo:text-align="center" style:justify-single-word="false"/>
      <style:text-properties fo:language="pt" fo:country="BR" officeooo:rsid="00503ee2" officeooo:paragraph-rsid="01718541"/>
    </style:style>
    <style:style style:name="P228" style:family="paragraph" style:parent-style-name="Table_20_Contents">
      <style:paragraph-properties fo:text-align="center" style:justify-single-word="false"/>
      <style:text-properties fo:language="pt" fo:country="BR" officeooo:rsid="00503ee2" officeooo:paragraph-rsid="035c9107"/>
    </style:style>
    <style:style style:name="P229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718541"/>
    </style:style>
    <style:style style:name="P230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1e5e10"/>
    </style:style>
    <style:style style:name="P231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6edbd9"/>
    </style:style>
    <style:style style:name="P232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74339"/>
    </style:style>
    <style:style style:name="P233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1ebf8a"/>
    </style:style>
    <style:style style:name="P234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8ee936"/>
    </style:style>
    <style:style style:name="P235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1fe0ef"/>
    </style:style>
    <style:style style:name="P236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59a90"/>
    </style:style>
    <style:style style:name="P237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ba8142"/>
    </style:style>
    <style:style style:name="P238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2a86d"/>
    </style:style>
    <style:style style:name="P239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3aa0b"/>
    </style:style>
    <style:style style:name="P240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51389"/>
    </style:style>
    <style:style style:name="P241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63c4e"/>
    </style:style>
    <style:style style:name="P242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702a5"/>
    </style:style>
    <style:style style:name="P243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1718541"/>
    </style:style>
    <style:style style:name="P244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2def0a2"/>
    </style:style>
    <style:style style:name="P245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33617f8"/>
    </style:style>
    <style:style style:name="P246" style:family="paragraph" style:parent-style-name="Table_20_Contents">
      <style:paragraph-properties fo:text-align="center" style:justify-single-word="false"/>
      <style:text-properties fo:language="pt" fo:country="BR" officeooo:rsid="00c60cb8" officeooo:paragraph-rsid="0174ef1a"/>
    </style:style>
    <style:style style:name="P247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2233a49"/>
    </style:style>
    <style:style style:name="P248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344df1a"/>
    </style:style>
    <style:style style:name="P249" style:family="paragraph" style:parent-style-name="Table_20_Contents">
      <style:paragraph-properties fo:text-align="center" style:justify-single-word="false"/>
      <style:text-properties fo:language="pt" fo:country="BR" officeooo:rsid="004a7578" officeooo:paragraph-rsid="0174ef1a"/>
    </style:style>
    <style:style style:name="P250" style:family="paragraph" style:parent-style-name="Table_20_Contents">
      <style:paragraph-properties fo:text-align="center" style:justify-single-word="false"/>
      <style:text-properties fo:language="pt" fo:country="BR" officeooo:rsid="004a7578" officeooo:paragraph-rsid="02ffc2db"/>
    </style:style>
    <style:style style:name="P251" style:family="paragraph" style:parent-style-name="Table_20_Contents">
      <style:paragraph-properties fo:text-align="center" style:justify-single-word="false"/>
      <style:text-properties fo:language="pt" fo:country="BR" officeooo:rsid="00066b72" officeooo:paragraph-rsid="0174ef1a"/>
    </style:style>
    <style:style style:name="P252" style:family="paragraph" style:parent-style-name="Table_20_Contents">
      <style:paragraph-properties fo:text-align="center" style:justify-single-word="false"/>
      <style:text-properties fo:language="pt" fo:country="BR" officeooo:rsid="0060108b" officeooo:paragraph-rsid="0174ef1a"/>
    </style:style>
    <style:style style:name="P253" style:family="paragraph" style:parent-style-name="Table_20_Contents">
      <style:paragraph-properties fo:text-align="center" style:justify-single-word="false"/>
      <style:text-properties fo:language="pt" fo:country="BR" officeooo:rsid="0060108b" officeooo:paragraph-rsid="033fe63f"/>
    </style:style>
    <style:style style:name="P254" style:family="paragraph" style:parent-style-name="Table_20_Contents">
      <style:paragraph-properties fo:text-align="center" style:justify-single-word="false"/>
      <style:text-properties fo:language="pt" fo:country="BR" officeooo:rsid="02161746" officeooo:paragraph-rsid="02161746"/>
    </style:style>
    <style:style style:name="P255" style:family="paragraph" style:parent-style-name="Table_20_Contents">
      <style:paragraph-properties fo:text-align="center" style:justify-single-word="false"/>
      <style:text-properties fo:language="pt" fo:country="BR" officeooo:rsid="0218e494" officeooo:paragraph-rsid="0218e494"/>
    </style:style>
    <style:style style:name="P256" style:family="paragraph" style:parent-style-name="Table_20_Contents">
      <style:paragraph-properties fo:text-align="center" style:justify-single-word="false"/>
      <style:text-properties fo:language="pt" fo:country="BR" officeooo:rsid="0238c358" officeooo:paragraph-rsid="0238c358"/>
    </style:style>
    <style:style style:name="P257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12fa3fc"/>
    </style:style>
    <style:style style:name="P258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344df1a"/>
    </style:style>
    <style:style style:name="P259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1718541"/>
    </style:style>
    <style:style style:name="P260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243b0c7"/>
    </style:style>
    <style:style style:name="P261" style:family="paragraph" style:parent-style-name="Table_20_Contents">
      <style:paragraph-properties fo:text-align="center" style:justify-single-word="false"/>
      <style:text-properties fo:language="pt" fo:country="BR" officeooo:rsid="02535bb0" officeooo:paragraph-rsid="0344df1a"/>
    </style:style>
    <style:style style:name="P262" style:family="paragraph" style:parent-style-name="Table_20_Contents">
      <style:paragraph-properties fo:text-align="center" style:justify-single-word="false"/>
      <style:text-properties fo:language="pt" fo:country="BR" officeooo:rsid="02e004aa" officeooo:paragraph-rsid="02fed40a"/>
    </style:style>
    <style:style style:name="P263" style:family="paragraph" style:parent-style-name="Table_20_Contents">
      <style:paragraph-properties fo:text-align="center" style:justify-single-word="false"/>
      <style:text-properties fo:language="pt" fo:country="BR" officeooo:rsid="0048be11" officeooo:paragraph-rsid="02ffc2db"/>
    </style:style>
    <style:style style:name="P264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344df1a" fo:background-color="transparent" style:font-weight-asian="normal" style:font-weight-complex="normal"/>
    </style:style>
    <style:style style:name="P265" style:family="paragraph" style:parent-style-name="Table_20_Contents">
      <style:paragraph-properties fo:text-align="center" style:justify-single-word="false"/>
      <style:text-properties fo:language="pt" fo:country="BR" fo:font-weight="normal" officeooo:rsid="0062e1cc" officeooo:paragraph-rsid="01718541" style:font-weight-asian="normal" style:font-weight-complex="normal"/>
    </style:style>
    <style:style style:name="P266" style:family="paragraph" style:parent-style-name="Table_20_Contents">
      <style:paragraph-properties fo:text-align="center" style:justify-single-word="false"/>
      <style:text-properties fo:language="pt" fo:country="BR" officeooo:rsid="0034e59c" officeooo:paragraph-rsid="0344df1a"/>
    </style:style>
    <style:style style:name="P267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344df1a"/>
    </style:style>
    <style:style style:name="P268" style:family="paragraph" style:parent-style-name="Table_20_Contents">
      <style:paragraph-properties fo:text-align="center" style:justify-single-word="false"/>
      <style:text-properties fo:language="pt" fo:country="BR" officeooo:rsid="0059c24e" officeooo:paragraph-rsid="0344df1a"/>
    </style:style>
    <style:style style:name="P269" style:family="paragraph" style:parent-style-name="Table_20_Contents">
      <style:paragraph-properties fo:text-align="center" style:justify-single-word="false"/>
      <style:text-properties fo:language="pt" fo:country="BR" officeooo:rsid="008bef98" officeooo:paragraph-rsid="008bef98"/>
    </style:style>
    <style:style style:name="P270" style:family="paragraph" style:parent-style-name="Table_20_Contents">
      <style:paragraph-properties fo:text-align="center" style:justify-single-word="false"/>
      <style:text-properties fo:language="pt" fo:country="BR" officeooo:rsid="008bef98" officeooo:paragraph-rsid="012c5455"/>
    </style:style>
    <style:style style:name="P271" style:family="paragraph" style:parent-style-name="Table_20_Contents">
      <style:paragraph-properties fo:text-align="center" style:justify-single-word="false"/>
      <style:text-properties fo:language="pt" fo:country="BR" officeooo:rsid="008bef98" officeooo:paragraph-rsid="03416f24"/>
    </style:style>
    <style:style style:name="P272" style:family="paragraph" style:parent-style-name="Table_20_Contents">
      <style:paragraph-properties fo:text-align="center" style:justify-single-word="false"/>
      <style:text-properties fo:language="pt" fo:country="BR" officeooo:rsid="01eba4a8" officeooo:paragraph-rsid="01eba4a8"/>
    </style:style>
    <style:style style:name="P273" style:family="paragraph" style:parent-style-name="Table_20_Contents">
      <style:paragraph-properties fo:text-align="center" style:justify-single-word="false"/>
      <style:text-properties fo:language="pt" fo:country="BR" officeooo:rsid="0274904f" officeooo:paragraph-rsid="031e5e10"/>
    </style:style>
    <style:style style:name="P274" style:family="paragraph" style:parent-style-name="Table_20_Contents">
      <style:paragraph-properties fo:text-align="center" style:justify-single-word="false"/>
      <style:text-properties fo:language="pt" fo:country="BR" officeooo:rsid="02840829" officeooo:paragraph-rsid="02840829"/>
    </style:style>
    <style:style style:name="P275" style:family="paragraph" style:parent-style-name="Table_20_Contents">
      <style:paragraph-properties fo:text-align="center" style:justify-single-word="false"/>
      <style:text-properties fo:language="pt" fo:country="BR" officeooo:rsid="026d073a" officeooo:paragraph-rsid="026d073a"/>
    </style:style>
    <style:style style:name="P276" style:family="paragraph" style:parent-style-name="Table_20_Contents">
      <style:paragraph-properties fo:text-align="center" style:justify-single-word="false"/>
      <style:text-properties fo:language="pt" fo:country="BR" officeooo:rsid="027131bc" officeooo:paragraph-rsid="027131bc"/>
    </style:style>
    <style:style style:name="P277" style:family="paragraph" style:parent-style-name="Table_20_Contents">
      <style:paragraph-properties fo:text-align="center" style:justify-single-word="false"/>
      <style:text-properties fo:language="pt" fo:country="BR" officeooo:rsid="029164e3" officeooo:paragraph-rsid="02ba8142"/>
    </style:style>
    <style:style style:name="P278" style:family="paragraph" style:parent-style-name="Table_20_Contents">
      <style:paragraph-properties fo:text-align="center" style:justify-single-word="false"/>
      <style:text-properties fo:language="pt" fo:country="BR" officeooo:rsid="028272ec" officeooo:paragraph-rsid="032702a5"/>
    </style:style>
    <style:style style:name="P279" style:family="paragraph" style:parent-style-name="Table_20_Contents">
      <style:paragraph-properties fo:text-align="center" style:justify-single-word="false"/>
      <style:text-properties fo:language="pt" fo:country="BR" officeooo:rsid="00f439bf" officeooo:paragraph-rsid="01ddf487"/>
    </style:style>
    <style:style style:name="P280" style:family="paragraph" style:parent-style-name="Table_20_Contents">
      <style:paragraph-properties fo:text-align="center" style:justify-single-word="false"/>
      <style:text-properties fo:language="pt" fo:country="BR" officeooo:rsid="00a014f2" officeooo:paragraph-rsid="00a014f2"/>
    </style:style>
    <style:style style:name="P281" style:family="paragraph" style:parent-style-name="Table_20_Contents">
      <style:paragraph-properties fo:text-align="center" style:justify-single-word="false"/>
      <style:text-properties fo:language="pt" fo:country="BR" officeooo:rsid="02b202aa" officeooo:paragraph-rsid="032f8d7c"/>
    </style:style>
    <style:style style:name="P282" style:family="paragraph" style:parent-style-name="Table_20_Contents">
      <style:paragraph-properties fo:text-align="center" style:justify-single-word="false"/>
      <style:text-properties fo:language="pt" fo:country="BR" officeooo:rsid="01db4e56" officeooo:paragraph-rsid="01db4e56"/>
    </style:style>
    <style:style style:name="P283" style:family="paragraph" style:parent-style-name="Table_20_Contents">
      <style:paragraph-properties fo:text-align="center" style:justify-single-word="false"/>
      <style:text-properties fo:language="pt" fo:country="BR" officeooo:rsid="01db4e56" officeooo:paragraph-rsid="033b2abe"/>
    </style:style>
    <style:style style:name="P284" style:family="paragraph" style:parent-style-name="Table_20_Contents">
      <style:paragraph-properties fo:text-align="center" style:justify-single-word="false"/>
      <style:text-properties fo:language="pt" fo:country="BR" officeooo:rsid="01f26b28" officeooo:paragraph-rsid="0344df1a"/>
    </style:style>
    <style:style style:name="P285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344df1a"/>
    </style:style>
    <style:style style:name="P286" style:family="paragraph" style:parent-style-name="Table_20_Contents">
      <style:paragraph-properties fo:text-align="center" style:justify-single-word="false"/>
      <style:text-properties fo:language="pt" fo:country="BR" officeooo:rsid="00b45e57" officeooo:paragraph-rsid="0344df1a"/>
    </style:style>
    <style:style style:name="P287" style:family="paragraph" style:parent-style-name="Table_20_Contents">
      <style:paragraph-properties fo:text-align="center" style:justify-single-word="false"/>
      <style:text-properties fo:language="pt" fo:country="BR" officeooo:rsid="0243b0c7" officeooo:paragraph-rsid="0243b0c7"/>
    </style:style>
    <style:style style:name="P288" style:family="paragraph" style:parent-style-name="Table_20_Contents">
      <style:paragraph-properties fo:text-align="center" style:justify-single-word="false"/>
      <style:text-properties fo:language="pt" fo:country="BR" officeooo:rsid="023bfb69" officeooo:paragraph-rsid="023bfb69"/>
    </style:style>
    <style:style style:name="P289" style:family="paragraph" style:parent-style-name="Table_20_Contents">
      <style:paragraph-properties fo:text-align="center" style:justify-single-word="false"/>
      <style:text-properties fo:language="pt" fo:country="BR" officeooo:rsid="0241b671" officeooo:paragraph-rsid="0241b671"/>
    </style:style>
    <style:style style:name="P290" style:family="paragraph" style:parent-style-name="Table_20_Contents">
      <style:paragraph-properties fo:text-align="center" style:justify-single-word="false"/>
      <style:text-properties fo:language="pt" fo:country="BR" officeooo:rsid="031898ce" officeooo:paragraph-rsid="008bef98"/>
    </style:style>
    <style:style style:name="P291" style:family="paragraph" style:parent-style-name="Table_20_Contents">
      <style:paragraph-properties fo:text-align="center" style:justify-single-word="false"/>
      <style:text-properties fo:language="pt" fo:country="BR" officeooo:rsid="031898ce" officeooo:paragraph-rsid="031898ce"/>
    </style:style>
    <style:style style:name="P292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174ef1a" fo:background-color="transparent"/>
    </style:style>
    <style:style style:name="P293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1718541" fo:background-color="transparent"/>
    </style:style>
    <style:style style:name="P294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15ea3ee" officeooo:paragraph-rsid="015ea3ee" fo:background-color="transparent"/>
    </style:style>
    <style:style style:name="P295" style:family="paragraph" style:parent-style-name="Table_20_Contents">
      <style:paragraph-properties fo:text-align="center" style:justify-single-word="false"/>
      <style:text-properties fo:color="#ff3333" loext:opacity="100%" style:text-line-through-style="none" style:text-line-through-type="none" fo:language="pt" fo:country="BR" officeooo:rsid="00f23989" officeooo:paragraph-rsid="0327fba5" fo:background-color="transparent"/>
    </style:style>
    <style:style style:name="P296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edeb6" officeooo:paragraph-rsid="00a56c46" fo:background-color="transparent"/>
    </style:style>
    <style:style style:name="P297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edeb6" officeooo:paragraph-rsid="03428dc9" fo:background-color="transparent"/>
    </style:style>
    <style:style style:name="P298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a26b01" officeooo:paragraph-rsid="01487a0b" fo:background-color="transparent"/>
    </style:style>
    <style:style style:name="P299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1b5886" officeooo:paragraph-rsid="02f7d7c7" fo:background-color="transparent"/>
    </style:style>
    <style:style style:name="P300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16142" officeooo:paragraph-rsid="0327fba5" fo:background-color="transparent"/>
    </style:style>
    <style:style style:name="P301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16142" officeooo:paragraph-rsid="035fbe09" fo:background-color="transparent"/>
    </style:style>
    <style:style style:name="P302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16142" officeooo:paragraph-rsid="035fbe09"/>
    </style:style>
    <style:style style:name="P303" style:family="paragraph" style:parent-style-name="Table_20_Contents">
      <style:paragraph-properties fo:text-align="center" style:justify-single-word="false"/>
      <style:text-properties officeooo:paragraph-rsid="02699531"/>
    </style:style>
    <style:style style:name="P304" style:family="paragraph" style:parent-style-name="Table_20_Contents">
      <style:paragraph-properties fo:text-align="center" style:justify-single-word="false"/>
      <style:text-properties officeooo:paragraph-rsid="02914288"/>
    </style:style>
    <style:style style:name="P305" style:family="paragraph" style:parent-style-name="Table_20_Contents">
      <style:paragraph-properties fo:text-align="center" style:justify-single-word="false"/>
      <style:text-properties officeooo:paragraph-rsid="026b5dfd"/>
    </style:style>
    <style:style style:name="P306" style:family="paragraph" style:parent-style-name="Table_20_Contents">
      <style:paragraph-properties fo:text-align="center" style:justify-single-word="false"/>
      <style:text-properties officeooo:paragraph-rsid="02664e96"/>
    </style:style>
    <style:style style:name="P307" style:family="paragraph" style:parent-style-name="Table_20_Contents">
      <style:paragraph-properties fo:text-align="center" style:justify-single-word="false"/>
      <style:text-properties officeooo:paragraph-rsid="02ba8142"/>
    </style:style>
    <style:style style:name="P308" style:family="paragraph" style:parent-style-name="Table_20_Contents">
      <style:paragraph-properties fo:text-align="center" style:justify-single-word="false"/>
      <style:text-properties officeooo:paragraph-rsid="03286aba"/>
    </style:style>
    <style:style style:name="P309" style:family="paragraph" style:parent-style-name="Table_20_Contents">
      <style:paragraph-properties fo:text-align="center" style:justify-single-word="false"/>
      <style:text-properties officeooo:paragraph-rsid="02d13db1"/>
    </style:style>
    <style:style style:name="P310" style:family="paragraph" style:parent-style-name="Table_20_Contents">
      <style:paragraph-properties fo:text-align="center" style:justify-single-word="false"/>
      <style:text-properties officeooo:paragraph-rsid="0323aa0b" fo:background-color="#ffff00"/>
    </style:style>
    <style:style style:name="P311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41053" officeooo:paragraph-rsid="034a1595" fo:background-color="transparent"/>
    </style:style>
    <style:style style:name="P312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62e1cc" officeooo:paragraph-rsid="034f2275" fo:background-color="transparent"/>
    </style:style>
    <style:style style:name="P313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41053" officeooo:paragraph-rsid="001683a8"/>
    </style:style>
    <style:style style:name="P314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4b2f47" officeooo:paragraph-rsid="034b2f47"/>
    </style:style>
    <style:style style:name="P315" style:family="paragraph" style:parent-style-name="Table_20_Contents">
      <style:paragraph-properties fo:text-align="center" style:justify-single-word="false"/>
      <style:text-properties fo:color="#2a6099" loext:opacity="100%" officeooo:paragraph-rsid="02664e96"/>
    </style:style>
    <style:style style:name="P316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067deca"/>
    </style:style>
    <style:style style:name="P317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069ddce"/>
    </style:style>
    <style:style style:name="P318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718541"/>
    </style:style>
    <style:style style:name="P319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74ef1a"/>
    </style:style>
    <style:style style:name="P320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200e4d8"/>
    </style:style>
    <style:style style:name="P321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2222dc5"/>
    </style:style>
    <style:style style:name="P322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349874"/>
    </style:style>
    <style:style style:name="P323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44df1a"/>
    </style:style>
    <style:style style:name="P324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319652" officeooo:paragraph-rsid="00319652"/>
    </style:style>
    <style:style style:name="P325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319652" officeooo:paragraph-rsid="02e7385e"/>
    </style:style>
    <style:style style:name="P326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f23989" officeooo:paragraph-rsid="01718541"/>
    </style:style>
    <style:style style:name="P327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2120819" officeooo:paragraph-rsid="0344df1a" fo:background-color="transparent"/>
    </style:style>
    <style:style style:name="P328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a014f2" officeooo:paragraph-rsid="0344df1a" fo:background-color="transparent"/>
    </style:style>
    <style:style style:name="P329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44df1a" fo:background-color="#ffff00"/>
    </style:style>
    <style:style style:name="P330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1369b69" officeooo:paragraph-rsid="0344df1a"/>
    </style:style>
    <style:style style:name="P331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41ac97" officeooo:paragraph-rsid="0344df1a"/>
    </style:style>
    <style:style style:name="P332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1718541" fo:background-color="transparent" style:font-size-asian="10.5pt" style:text-rotation-angle="0" style:text-rotation-scale="line-height"/>
    </style:style>
    <style:style style:name="P333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34d2d72" officeooo:paragraph-rsid="0359ad4b" fo:background-color="transparent" style:font-size-asian="10.5pt" style:text-rotation-angle="0" style:text-rotation-scale="line-height"/>
    </style:style>
    <style:style style:name="P334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356edd1" officeooo:paragraph-rsid="0356edd1" fo:background-color="transparent" style:font-size-asian="10.5pt" style:text-rotation-angle="0" style:text-rotation-scale="line-height"/>
    </style:style>
    <style:style style:name="P335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1718541" fo:background-color="transparent"/>
    </style:style>
    <style:style style:name="P336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174ef1a" fo:background-color="transparent"/>
    </style:style>
    <style:style style:name="P337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1b6eaf" fo:background-color="transparent"/>
    </style:style>
    <style:style style:name="P338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1c50ec" fo:background-color="transparent"/>
    </style:style>
    <style:style style:name="P339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1ebf8a" fo:background-color="transparent"/>
    </style:style>
    <style:style style:name="P340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22003d" fo:background-color="transparent"/>
    </style:style>
    <style:style style:name="P341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4d2d72" fo:background-color="transparent"/>
    </style:style>
    <style:style style:name="P342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545d22" fo:background-color="transparent"/>
    </style:style>
    <style:style style:name="P343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55a387" fo:background-color="transparent"/>
    </style:style>
    <style:style style:name="P344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56edd1" fo:background-color="transparent"/>
    </style:style>
    <style:style style:name="P345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584f1e" fo:background-color="transparent"/>
    </style:style>
    <style:style style:name="P346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59ad4b" fo:background-color="transparent"/>
    </style:style>
    <style:style style:name="P347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23aa0b" fo:background-color="transparent"/>
    </style:style>
    <style:style style:name="P348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63e1a7" fo:background-color="transparent"/>
    </style:style>
    <style:style style:name="P349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1d864d" officeooo:paragraph-rsid="0344df1a"/>
    </style:style>
    <style:style style:name="P350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fo:font-weight="normal" officeooo:rsid="00f23989" officeooo:paragraph-rsid="0356edd1" fo:background-color="transparent" style:font-size-asian="10.5pt" style:font-weight-asian="normal" style:font-weight-complex="normal" style:text-rotation-angle="0" style:text-rotation-scale="line-height"/>
    </style:style>
    <style:style style:name="P351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fo:font-weight="normal" officeooo:rsid="03545d22" officeooo:paragraph-rsid="0356edd1" fo:background-color="transparent" style:font-size-asian="10.5pt" style:font-weight-asian="normal" style:font-weight-complex="normal" style:text-rotation-angle="0" style:text-rotation-scale="line-height"/>
    </style:style>
    <style:style style:name="P352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2a6099" loext:opacity="100%" fo:language="pt" fo:country="BR" officeooo:rsid="00f23989" officeooo:paragraph-rsid="0359ad4b" fo:background-color="transparent"/>
    </style:style>
    <style:style style:name="P353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2a6099" loext:opacity="100%" fo:language="pt" fo:country="BR" officeooo:rsid="00f23989" officeooo:paragraph-rsid="0323aa0b" fo:background-color="transparent"/>
    </style:style>
    <style:style style:name="P354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2a6099" loext:opacity="100%" fo:language="pt" fo:country="BR" officeooo:rsid="0356edd1" officeooo:paragraph-rsid="0356edd1" fo:background-color="transparent" style:font-size-asian="10.5pt" style:text-rotation-angle="0" style:text-rotation-scale="line-height"/>
    </style:style>
    <style:style style:name="P355" style:family="paragraph" style:parent-style-name="Standard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59ad4b" fo:background-color="transparent"/>
    </style:style>
    <style:style style:name="P356" style:family="paragraph" style:parent-style-name="Standard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2a6099" loext:opacity="100%" fo:language="pt" fo:country="BR" officeooo:rsid="00f23989" officeooo:paragraph-rsid="0359ad4b" fo:background-color="transparent"/>
    </style:style>
    <style:style style:name="P357" style:family="paragraph" style:parent-style-name="Text_20_body">
      <style:paragraph-properties fo:text-align="center" style:justify-single-word="false"/>
      <style:text-properties fo:language="pt" fo:country="BR" officeooo:rsid="016a0b46" officeooo:paragraph-rsid="016b789a" fo:background-color="transparent"/>
    </style:style>
    <style:style style:name="P358" style:family="paragraph" style:parent-style-name="Text_20_body">
      <style:paragraph-properties fo:text-align="center" style:justify-single-word="false"/>
      <style:text-properties fo:font-size="18pt" fo:language="pt" fo:country="BR" officeooo:rsid="016a0b46" officeooo:paragraph-rsid="016b789a" fo:background-color="transparent" style:font-size-asian="18pt" style:font-size-complex="18pt"/>
    </style:style>
    <style:style style:name="P359" style:family="paragraph" style:parent-style-name="Table_20_Contents">
      <style:paragraph-properties fo:margin-top="0.302cm" fo:margin-bottom="0.302cm" style:contextual-spacing="false" fo:text-align="center" style:justify-single-word="false"/>
      <style:text-properties fo:language="pt" fo:country="BR" officeooo:rsid="00beec8c" officeooo:paragraph-rsid="0174ef1a"/>
    </style:style>
    <style:style style:name="P360" style:family="paragraph" style:parent-style-name="Table_20_Contents">
      <style:paragraph-properties fo:margin-top="0cm" fo:margin-bottom="0cm" style:contextual-spacing="true" fo:line-height="200%" fo:text-align="center" style:justify-single-word="false" style:writing-mode="page"/>
      <style:text-properties fo:language="pt" fo:country="BR" officeooo:rsid="00141053" officeooo:paragraph-rsid="0174ef1a"/>
    </style:style>
    <style:style style:name="P361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1f26b28" officeooo:paragraph-rsid="0344df1a"/>
    </style:style>
    <style:style style:name="P362" style:family="paragraph" style:parent-style-name="Standard">
      <style:paragraph-properties fo:text-align="center" style:justify-single-word="false"/>
      <style:text-properties fo:language="pt" fo:country="BR" officeooo:rsid="00616142" officeooo:paragraph-rsid="035fbe09"/>
    </style:style>
    <style:style style:name="P363" style:family="paragraph" style:parent-style-name="Standard">
      <style:paragraph-properties fo:text-align="center" style:justify-single-word="false"/>
    </style:style>
    <style:style style:name="P364" style:family="paragraph" style:parent-style-name="Standard">
      <style:paragraph-properties fo:text-align="center" style:justify-single-word="false"/>
      <style:text-properties fo:color="#2a6099" loext:opacity="100%" fo:language="pt" fo:country="BR" officeooo:rsid="006b43e6" officeooo:paragraph-rsid="033617f8"/>
    </style:style>
    <style:style style:name="P365" style:family="paragraph" style:parent-style-name="Standard">
      <loext:graphic-properties draw:fill="none"/>
      <style:paragraph-properties fo:margin-left="2.401cm" fo:margin-right="2.499cm" fo:text-align="start" style:justify-single-word="false" fo:text-indent="0cm" style:auto-text-indent="false" fo:background-color="transparent"/>
      <style:text-properties fo:color="#ff3333" loext:opacity="100%" fo:language="pt" fo:country="BR" officeooo:rsid="0353c5e2" officeooo:paragraph-rsid="038ee439" fo:background-color="transparent"/>
    </style:style>
    <style:style style:name="P366" style:family="paragraph" style:parent-style-name="Standard" style:master-page-name="">
      <loext:graphic-properties draw:fill="none"/>
      <style:paragraph-properties fo:margin-left="2.401cm" fo:margin-right="2.499cm" fo:text-align="start" style:justify-single-word="false" fo:text-indent="0cm" style:auto-text-indent="false" style:page-number="auto" fo:background-color="transparent"/>
      <style:text-properties fo:language="pt" fo:country="BR" officeooo:rsid="00f23989" officeooo:paragraph-rsid="038ee439"/>
    </style:style>
    <style:style style:name="P367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4f2275" fo:background-color="#ffff00"/>
    </style:style>
    <style:style style:name="P368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74376f" fo:background-color="#ffff00"/>
    </style:style>
    <style:style style:name="P369" style:family="paragraph" style:parent-style-name="Table_20_Contents">
      <style:paragraph-properties fo:text-align="center" style:justify-single-word="false"/>
      <style:text-properties fo:language="pt" fo:country="BR" officeooo:rsid="0374376f" officeooo:paragraph-rsid="018ee936" fo:background-color="#ffff00"/>
    </style:style>
    <style:style style:name="P370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3db78a" fo:background-color="#ffff00"/>
    </style:style>
    <style:style style:name="P371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8ee936" fo:background-color="#ffff00"/>
    </style:style>
    <style:style style:name="P372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7fdfa6" fo:background-color="#ffff00"/>
    </style:style>
    <style:style style:name="P373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83f110" fo:background-color="#ffff00"/>
    </style:style>
    <style:style style:name="P374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18ee936" fo:background-color="#ffff00"/>
    </style:style>
    <style:style style:name="P375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18ee936" fo:background-color="#ffff00"/>
    </style:style>
    <style:style style:name="P376" style:family="paragraph" style:parent-style-name="Table_20_Contents">
      <style:paragraph-properties fo:text-align="center" style:justify-single-word="false"/>
      <style:text-properties fo:language="pt" fo:country="BR" officeooo:rsid="00868b38" officeooo:paragraph-rsid="018ee936" fo:background-color="#ffff00"/>
    </style:style>
    <style:style style:name="P377" style:family="paragraph" style:parent-style-name="Table_20_Contents">
      <style:paragraph-properties fo:text-align="center" style:justify-single-word="false"/>
      <style:text-properties fo:language="pt" fo:country="BR" officeooo:rsid="00b45e57" officeooo:paragraph-rsid="018ee936" fo:background-color="#ffff00"/>
    </style:style>
    <style:style style:name="P378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8ee936" fo:background-color="#ffff00"/>
    </style:style>
    <style:style style:name="P379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3750fb8" fo:background-color="#ffff00"/>
    </style:style>
    <style:style style:name="P380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37633cb" fo:background-color="#ffff00"/>
    </style:style>
    <style:style style:name="P381" style:family="paragraph" style:parent-style-name="Table_20_Contents">
      <style:paragraph-properties fo:text-align="center" style:justify-single-word="false"/>
      <style:text-properties fo:language="pt" fo:country="BR" officeooo:rsid="023da8be" officeooo:paragraph-rsid="023da8be" fo:background-color="#ffff00"/>
    </style:style>
    <style:style style:name="P382" style:family="paragraph" style:parent-style-name="Table_20_Contents">
      <style:paragraph-properties fo:text-align="center" style:justify-single-word="false"/>
      <style:text-properties fo:language="pt" fo:country="BR" officeooo:rsid="024335ac" officeooo:paragraph-rsid="024335ac" fo:background-color="#ffff00"/>
    </style:style>
    <style:style style:name="P383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78321c" fo:background-color="#ffff00"/>
    </style:style>
    <style:style style:name="P384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04dfcb" fo:background-color="#ffff00"/>
    </style:style>
    <style:style style:name="P385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4df1a" fo:background-color="#ffff00"/>
    </style:style>
    <style:style style:name="P386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fe63f" fo:background-color="#ffff00"/>
    </style:style>
    <style:style style:name="P387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2f8d7c" fo:background-color="#ffff00"/>
    </style:style>
    <style:style style:name="P388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44df1a" fo:background-color="#ffff00"/>
    </style:style>
    <style:style style:name="P389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18ee936" fo:background-color="#ffff00"/>
    </style:style>
    <style:style style:name="P390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37d2010" fo:background-color="#ffff00"/>
    </style:style>
    <style:style style:name="P391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37ee4b0" fo:background-color="#ffff00"/>
    </style:style>
    <style:style style:name="P392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344df1a" fo:background-color="#ffff00"/>
    </style:style>
    <style:style style:name="P393" style:family="paragraph" style:parent-style-name="Table_20_Contents">
      <style:paragraph-properties fo:text-align="center" style:justify-single-word="false"/>
      <style:text-properties fo:language="pt" fo:country="BR" officeooo:rsid="00b7b309" officeooo:paragraph-rsid="0344df1a" fo:background-color="#ffff00"/>
    </style:style>
    <style:style style:name="P394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37fdfa6" fo:background-color="#ffff00"/>
    </style:style>
    <style:style style:name="P395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3808c48" fo:background-color="#ffff00"/>
    </style:style>
    <style:style style:name="P396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344df1a" fo:background-color="#ffff00"/>
    </style:style>
    <style:style style:name="P397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44df1a" fo:background-color="#ffff00"/>
    </style:style>
    <style:style style:name="P398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7fdfa6" fo:background-color="#ffff00"/>
    </style:style>
    <style:style style:name="P399" style:family="paragraph" style:parent-style-name="Table_20_Contents">
      <style:paragraph-properties fo:text-align="center" style:justify-single-word="false"/>
      <style:text-properties fo:language="pt" fo:country="BR" officeooo:rsid="020dad0f" officeooo:paragraph-rsid="0344df1a" fo:background-color="#ffff00"/>
    </style:style>
    <style:style style:name="P400" style:family="paragraph" style:parent-style-name="Table_20_Contents">
      <style:paragraph-properties fo:text-align="center" style:justify-single-word="false"/>
      <style:text-properties fo:language="pt" fo:country="BR" officeooo:rsid="03886e1a" officeooo:paragraph-rsid="0344df1a" fo:background-color="#ffff00"/>
    </style:style>
    <style:style style:name="P401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38b87c6" fo:background-color="#ffff00"/>
    </style:style>
    <style:style style:name="P402" style:family="paragraph" style:parent-style-name="Table_20_Contents">
      <style:paragraph-properties fo:text-align="center" style:justify-single-word="false"/>
      <style:text-properties fo:language="pt" fo:country="BR" officeooo:rsid="0059c24e" officeooo:paragraph-rsid="038b87c6" fo:background-color="#ffff00"/>
    </style:style>
    <style:style style:name="P403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33db78a" fo:background-color="#ffff00"/>
    </style:style>
    <style:style style:name="P404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598d37" fo:background-color="#ffff00"/>
    </style:style>
    <style:style style:name="P405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3db78a" fo:background-color="#ffff00"/>
    </style:style>
    <style:style style:name="P406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9403d9" fo:background-color="#ffff00"/>
    </style:style>
    <style:style style:name="P407" style:family="paragraph" style:parent-style-name="Table_20_Contents">
      <style:paragraph-properties fo:text-align="center" style:justify-single-word="false"/>
      <style:text-properties fo:language="pt" fo:country="BR" officeooo:rsid="001f0dbb" officeooo:paragraph-rsid="039028c7" fo:background-color="#ffff00"/>
    </style:style>
    <style:style style:name="P408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18ee936" fo:background-color="#ffff00"/>
    </style:style>
    <style:style style:name="P409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18541" fo:background-color="transparent"/>
    </style:style>
    <style:style style:name="P410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fbe09" fo:background-color="transparent"/>
    </style:style>
    <style:style style:name="P411" style:family="paragraph" style:parent-style-name="Table_20_Contents">
      <style:paragraph-properties fo:text-align="center" style:justify-single-word="false"/>
      <style:text-properties fo:language="pt" fo:country="BR" officeooo:rsid="0014b1ef" officeooo:paragraph-rsid="033db78a" fo:background-color="transparent"/>
    </style:style>
    <style:style style:name="P412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18541" fo:background-color="transparent"/>
    </style:style>
    <style:style style:name="P413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718541" fo:background-color="transparent"/>
    </style:style>
    <style:style style:name="P414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00e4d8" fo:background-color="transparent"/>
    </style:style>
    <style:style style:name="P415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44df1a" fo:background-color="transparent"/>
    </style:style>
    <style:style style:name="P416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feb0cb" fo:background-color="transparent"/>
    </style:style>
    <style:style style:name="P417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349874" fo:background-color="transparent"/>
    </style:style>
    <style:style style:name="P418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7fdfa6" fo:background-color="transparent"/>
    </style:style>
    <style:style style:name="P419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222dc5" fo:background-color="transparent"/>
    </style:style>
    <style:style style:name="P420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233a49" fo:background-color="transparent"/>
    </style:style>
    <style:style style:name="P421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74ef1a" fo:background-color="transparent"/>
    </style:style>
    <style:style style:name="P422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0645ee1" fo:background-color="transparent"/>
    </style:style>
    <style:style style:name="P423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041ac97" fo:background-color="transparent"/>
    </style:style>
    <style:style style:name="P424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718541" fo:background-color="transparent"/>
    </style:style>
    <style:style style:name="P425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344df1a" fo:background-color="transparent"/>
    </style:style>
    <style:style style:name="P426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74ef1a" fo:background-color="transparent"/>
    </style:style>
    <style:style style:name="P427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0645ee1" fo:background-color="transparent"/>
    </style:style>
    <style:style style:name="P428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2f847f2" fo:background-color="transparent"/>
    </style:style>
    <style:style style:name="P429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2c5455" fo:background-color="transparent"/>
    </style:style>
    <style:style style:name="P430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29b1444" fo:background-color="transparent" style:font-size-asian="10.5pt" style:text-rotation-angle="0" style:text-rotation-scale="line-height"/>
    </style:style>
    <style:style style:name="P431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718541" fo:background-color="transparent" style:font-size-asian="10.5pt" style:text-rotation-angle="0" style:text-rotation-scale="line-height"/>
    </style:style>
    <style:style style:name="P432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24335ac" fo:background-color="transparent" style:font-size-asian="10.5pt" style:text-rotation-angle="0" style:text-rotation-scale="line-height"/>
    </style:style>
    <style:style style:name="P433" style:family="paragraph" style:parent-style-name="Table_20_Contents">
      <style:paragraph-properties fo:text-align="center" style:justify-single-word="false"/>
      <style:text-properties fo:language="pt" fo:country="BR" officeooo:rsid="02d49cbf" officeooo:paragraph-rsid="02d49cbf" fo:background-color="transparent" style:font-size-asian="10.5pt" style:text-rotation-angle="0" style:text-rotation-scale="line-height"/>
    </style:style>
    <style:style style:name="P434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3750fb8" fo:background-color="transparent"/>
    </style:style>
    <style:style style:name="P435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718541" fo:background-color="transparent"/>
    </style:style>
    <style:style style:name="P436" style:family="paragraph" style:parent-style-name="Table_20_Contents">
      <style:paragraph-properties fo:text-align="center" style:justify-single-word="false"/>
      <style:text-properties fo:language="pt" fo:country="BR" officeooo:rsid="023bfb69" officeooo:paragraph-rsid="023bfb69" fo:background-color="transparent"/>
    </style:style>
    <style:style style:name="P437" style:family="paragraph" style:parent-style-name="Table_20_Contents">
      <style:paragraph-properties fo:text-align="center" style:justify-single-word="false"/>
      <style:text-properties fo:language="pt" fo:country="BR" officeooo:rsid="023bfb69" officeooo:paragraph-rsid="037633cb" fo:background-color="transparent"/>
    </style:style>
    <style:style style:name="P438" style:family="paragraph" style:parent-style-name="Table_20_Contents">
      <style:paragraph-properties fo:text-align="center" style:justify-single-word="false"/>
      <style:text-properties fo:language="pt" fo:country="BR" officeooo:rsid="00dc51ad" officeooo:paragraph-rsid="01718541" fo:background-color="transparent"/>
    </style:style>
    <style:style style:name="P439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db78a" fo:background-color="transparent"/>
    </style:style>
    <style:style style:name="P440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172f1ae" fo:background-color="transparent"/>
    </style:style>
    <style:style style:name="P441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44df1a" fo:background-color="transparent"/>
    </style:style>
    <style:style style:name="P442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44df1a" fo:background-color="transparent"/>
    </style:style>
    <style:style style:name="P443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200e4d8" fo:background-color="transparent"/>
    </style:style>
    <style:style style:name="P444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349874" fo:background-color="transparent"/>
    </style:style>
    <style:style style:name="P445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00e4d8" fo:background-color="transparent"/>
    </style:style>
    <style:style style:name="P446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76e54e" fo:background-color="transparent"/>
    </style:style>
    <style:style style:name="P447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78321c" fo:background-color="transparent"/>
    </style:style>
    <style:style style:name="P448" style:family="paragraph" style:parent-style-name="Table_20_Contents">
      <style:paragraph-properties fo:text-align="center" style:justify-single-word="false"/>
      <style:text-properties fo:language="pt" fo:country="BR" officeooo:rsid="01f0ccbc" officeooo:paragraph-rsid="0344df1a" fo:background-color="transparent"/>
    </style:style>
    <style:style style:name="P449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11c1f01" fo:background-color="transparent"/>
    </style:style>
    <style:style style:name="P450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01d864d" fo:background-color="transparent"/>
    </style:style>
    <style:style style:name="P451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2f7d7c7" fo:background-color="transparent"/>
    </style:style>
    <style:style style:name="P452" style:family="paragraph" style:parent-style-name="Table_20_Contents">
      <style:paragraph-properties fo:text-align="center" style:justify-single-word="false"/>
      <style:text-properties fo:language="pt" fo:country="BR" officeooo:rsid="01f26b28" officeooo:paragraph-rsid="0344df1a" fo:background-color="transparent"/>
    </style:style>
    <style:style style:name="P453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37ee4b0" fo:background-color="transparent"/>
    </style:style>
    <style:style style:name="P454" style:family="paragraph" style:parent-style-name="Table_20_Contents">
      <style:paragraph-properties fo:text-align="center" style:justify-single-word="false"/>
      <style:text-properties fo:language="pt" fo:country="BR" officeooo:rsid="01f7fcb4" officeooo:paragraph-rsid="03349874" fo:background-color="transparent"/>
    </style:style>
    <style:style style:name="P455" style:family="paragraph" style:parent-style-name="Table_20_Contents">
      <style:paragraph-properties fo:text-align="center" style:justify-single-word="false"/>
      <style:text-properties fo:language="pt" fo:country="BR" officeooo:rsid="01f7fcb4" officeooo:paragraph-rsid="0344df1a" fo:background-color="transparent"/>
    </style:style>
    <style:style style:name="P456" style:family="paragraph" style:parent-style-name="Table_20_Contents">
      <style:paragraph-properties fo:text-align="center" style:justify-single-word="false"/>
      <style:text-properties fo:language="pt" fo:country="BR" officeooo:rsid="0046f882" officeooo:paragraph-rsid="0344df1a" fo:background-color="transparent"/>
    </style:style>
    <style:style style:name="P457" style:family="paragraph" style:parent-style-name="Table_20_Contents">
      <style:paragraph-properties fo:text-align="center" style:justify-single-word="false"/>
      <style:text-properties fo:language="pt" fo:country="BR" officeooo:rsid="0046f882" officeooo:paragraph-rsid="02243263" fo:background-color="transparent"/>
    </style:style>
    <style:style style:name="P458" style:family="paragraph" style:parent-style-name="Table_20_Contents">
      <style:paragraph-properties fo:text-align="center" style:justify-single-word="false"/>
      <style:text-properties fo:language="pt" fo:country="BR" officeooo:rsid="00c60cb8" officeooo:paragraph-rsid="0344df1a" fo:background-color="transparent"/>
    </style:style>
    <style:style style:name="P459" style:family="paragraph" style:parent-style-name="Table_20_Contents">
      <style:paragraph-properties fo:text-align="center" style:justify-single-word="false"/>
      <style:text-properties fo:language="pt" fo:country="BR" officeooo:rsid="00b7b309" officeooo:paragraph-rsid="0344df1a" fo:background-color="transparent"/>
    </style:style>
    <style:style style:name="P460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344df1a" fo:background-color="transparent"/>
    </style:style>
    <style:style style:name="P461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44df1a" fo:background-color="transparent"/>
    </style:style>
    <style:style style:name="P462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83f110" fo:background-color="transparent"/>
    </style:style>
    <style:style style:name="P463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74ef1a" fo:background-color="transparent"/>
    </style:style>
    <style:style style:name="P464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344df1a" fo:background-color="transparent"/>
    </style:style>
    <style:style style:name="P465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3808c48" fo:background-color="transparent"/>
    </style:style>
    <style:style style:name="P466" style:family="paragraph" style:parent-style-name="Table_20_Contents">
      <style:paragraph-properties fo:text-align="center" style:justify-single-word="false"/>
      <style:text-properties fo:language="pt" fo:country="BR" officeooo:rsid="020dad0f" officeooo:paragraph-rsid="0344df1a" fo:background-color="transparent"/>
    </style:style>
    <style:style style:name="P467" style:family="paragraph" style:parent-style-name="Table_20_Contents">
      <style:paragraph-properties fo:text-align="center" style:justify-single-word="false"/>
      <style:text-properties fo:language="pt" fo:country="BR" officeooo:rsid="005c45d4" officeooo:paragraph-rsid="037fdfa6" fo:background-color="transparent"/>
    </style:style>
    <style:style style:name="P468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37fdfa6" fo:background-color="transparent"/>
    </style:style>
    <style:style style:name="P469" style:family="paragraph" style:parent-style-name="Table_20_Contents">
      <style:paragraph-properties fo:text-align="center" style:justify-single-word="false"/>
      <style:text-properties fo:language="pt" fo:country="BR" officeooo:rsid="02120819" officeooo:paragraph-rsid="0344df1a" fo:background-color="transparent"/>
    </style:style>
    <style:style style:name="P470" style:family="paragraph" style:parent-style-name="Table_20_Contents">
      <style:paragraph-properties fo:text-align="center" style:justify-single-word="false"/>
      <style:text-properties fo:language="pt" fo:country="BR" officeooo:rsid="003d227a" officeooo:paragraph-rsid="0344df1a" fo:background-color="transparent"/>
    </style:style>
    <style:style style:name="P471" style:family="paragraph" style:parent-style-name="Table_20_Contents">
      <style:paragraph-properties fo:text-align="center" style:justify-single-word="false"/>
      <style:text-properties fo:language="pt" fo:country="BR" officeooo:rsid="00c2eef7" officeooo:paragraph-rsid="0344df1a" fo:background-color="transparent"/>
    </style:style>
    <style:style style:name="P472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344df1a" fo:background-color="transparent"/>
    </style:style>
    <style:style style:name="P473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33db78a" fo:background-color="transparent"/>
    </style:style>
    <style:style style:name="P474" style:family="paragraph" style:parent-style-name="Table_20_Contents">
      <style:paragraph-properties fo:text-align="center" style:justify-single-word="false"/>
      <style:text-properties fo:language="pt" fo:country="BR" officeooo:rsid="03027b9d" officeooo:paragraph-rsid="0344df1a" fo:background-color="transparent"/>
    </style:style>
    <style:style style:name="P475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3598d37" fo:background-color="transparent"/>
    </style:style>
    <style:style style:name="P476" style:family="paragraph" style:parent-style-name="Table_20_Contents">
      <style:paragraph-properties fo:text-align="center" style:justify-single-word="false"/>
      <style:text-properties fo:language="pt" fo:country="BR" officeooo:rsid="02e94d73" officeooo:paragraph-rsid="033db78a" fo:background-color="transparent"/>
    </style:style>
    <style:style style:name="P477" style:family="paragraph" style:parent-style-name="Table_20_Contents">
      <style:paragraph-properties fo:text-align="center" style:justify-single-word="false"/>
      <style:text-properties fo:language="pt" fo:country="BR" officeooo:rsid="02e94d73" officeooo:paragraph-rsid="033db78a" fo:background-color="transparent"/>
    </style:style>
    <style:style style:name="P478" style:family="paragraph" style:parent-style-name="Table_20_Contents">
      <style:paragraph-properties fo:text-align="center" style:justify-single-word="false"/>
      <style:text-properties fo:language="pt" fo:country="BR" officeooo:rsid="002ea0a6" officeooo:paragraph-rsid="0344df1a" fo:background-color="transparent"/>
    </style:style>
    <style:style style:name="P479" style:family="paragraph" style:parent-style-name="Table_20_Contents">
      <style:paragraph-properties fo:text-align="center" style:justify-single-word="false"/>
      <style:text-properties fo:language="pt" fo:country="BR" officeooo:rsid="00302c7e" officeooo:paragraph-rsid="0344df1a" fo:background-color="transparent"/>
    </style:style>
    <style:style style:name="P480" style:family="paragraph" style:parent-style-name="Table_20_Contents">
      <style:paragraph-properties fo:text-align="center" style:justify-single-word="false"/>
      <style:text-properties fo:language="pt" fo:country="BR" officeooo:rsid="021ea671" officeooo:paragraph-rsid="02222dc5" fo:background-color="transparent"/>
    </style:style>
    <style:style style:name="P481" style:family="paragraph" style:parent-style-name="Table_20_Contents">
      <style:paragraph-properties fo:text-align="center" style:justify-single-word="false"/>
      <style:text-properties fo:language="pt" fo:country="BR" officeooo:rsid="021fac83" officeooo:paragraph-rsid="02222dc5" fo:background-color="transparent"/>
    </style:style>
    <style:style style:name="P482" style:family="paragraph" style:parent-style-name="Table_20_Contents">
      <style:paragraph-properties fo:text-align="center" style:justify-single-word="false"/>
      <style:text-properties fo:language="pt" fo:country="BR" officeooo:rsid="02233a49" officeooo:paragraph-rsid="02233a49" fo:background-color="transparent"/>
    </style:style>
    <style:style style:name="P483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4df1a" fo:background-color="transparent"/>
    </style:style>
    <style:style style:name="P484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9403d9" fo:background-color="transparent"/>
    </style:style>
    <style:style style:name="P485" style:family="paragraph" style:parent-style-name="Table_20_Contents">
      <style:paragraph-properties fo:text-align="center" style:justify-single-word="false"/>
      <style:text-properties fo:language="pt" fo:country="BR" officeooo:rsid="0041ac97" officeooo:paragraph-rsid="0174ef1a" fo:background-color="transparent"/>
    </style:style>
    <style:style style:name="P486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718541"/>
    </style:style>
    <style:style style:name="P487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3aa0b"/>
    </style:style>
    <style:style style:name="P488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dfbe9"/>
    </style:style>
    <style:style style:name="P489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63c4e"/>
    </style:style>
    <style:style style:name="P490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8ee936"/>
    </style:style>
    <style:style style:name="P491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51389"/>
    </style:style>
    <style:style style:name="P492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59a90"/>
    </style:style>
    <style:style style:name="P493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fbe09"/>
    </style:style>
    <style:style style:name="P494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1c50ec"/>
    </style:style>
    <style:style style:name="P495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74376f"/>
    </style:style>
    <style:style style:name="P496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718541"/>
    </style:style>
    <style:style style:name="P497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8ee936"/>
    </style:style>
    <style:style style:name="P498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37633cb"/>
    </style:style>
    <style:style style:name="P499" style:family="paragraph" style:parent-style-name="Table_20_Contents">
      <style:paragraph-properties fo:text-align="center" style:justify-single-word="false"/>
      <style:text-properties fo:language="pt" fo:country="BR" officeooo:rsid="0243b0c7" officeooo:paragraph-rsid="0243b0c7"/>
    </style:style>
    <style:style style:name="P500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04dfcb"/>
    </style:style>
    <style:style style:name="P501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78321c"/>
    </style:style>
    <style:style style:name="P502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e31d18"/>
    </style:style>
    <style:style style:name="P503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0523bfa"/>
    </style:style>
    <style:style style:name="P504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01c3e49"/>
    </style:style>
    <style:style style:name="P505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37dcfe6"/>
    </style:style>
    <style:style style:name="P506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3349874"/>
    </style:style>
    <style:style style:name="P507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344df1a"/>
    </style:style>
    <style:style style:name="P508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344df1a"/>
    </style:style>
    <style:style style:name="P509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44df1a"/>
    </style:style>
    <style:style style:name="P510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7fdfa6"/>
    </style:style>
    <style:style style:name="P511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344df1a"/>
    </style:style>
    <style:style style:name="P512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37fdfa6"/>
    </style:style>
    <style:style style:name="P513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4df1a"/>
    </style:style>
    <style:style style:name="P514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344df1a"/>
    </style:style>
    <style:style style:name="P515" style:family="paragraph" style:parent-style-name="Table_20_Contents">
      <style:paragraph-properties fo:text-align="center" style:justify-single-word="false"/>
      <style:text-properties fo:language="pt" fo:country="BR" officeooo:rsid="0383f110" officeooo:paragraph-rsid="0344df1a"/>
    </style:style>
    <style:style style:name="P516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33db78a"/>
    </style:style>
    <style:style style:name="P517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44df1a"/>
    </style:style>
    <style:style style:name="P518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db78a"/>
    </style:style>
    <style:style style:name="P519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174ef1a"/>
    </style:style>
    <style:style style:name="P520" style:family="paragraph" style:parent-style-name="Table_20_Contents">
      <style:paragraph-properties fo:text-align="center" style:justify-single-word="false"/>
      <style:text-properties fo:language="pt" fo:country="BR" officeooo:rsid="0059c24e" officeooo:paragraph-rsid="038b87c6"/>
    </style:style>
    <style:style style:name="P521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33db78a"/>
    </style:style>
    <style:style style:name="P522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598d37"/>
    </style:style>
    <style:style style:name="P523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3db78a"/>
    </style:style>
    <style:style style:name="P524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174ef1a"/>
    </style:style>
    <style:style style:name="P525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9403d9"/>
    </style:style>
    <style:style style:name="P526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3598d37"/>
    </style:style>
    <style:style style:name="P527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33db78a"/>
    </style:style>
    <style:style style:name="P528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33db78a" fo:background-color="transparent" style:font-weight-asian="normal" style:font-weight-complex="normal"/>
    </style:style>
    <style:style style:name="P529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3db78a"/>
    </style:style>
    <style:style style:name="P530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8ee439"/>
    </style:style>
    <style:style style:name="P531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74ef1a"/>
    </style:style>
    <style:style style:name="P532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913cda"/>
    </style:style>
    <style:style style:name="P533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91d40d"/>
    </style:style>
    <style:style style:name="P534" style:family="paragraph" style:parent-style-name="Table_20_Contents">
      <style:paragraph-properties fo:text-align="center" style:justify-single-word="false"/>
      <style:text-properties fo:language="pt" fo:country="BR" officeooo:rsid="00066b72" officeooo:paragraph-rsid="0174ef1a"/>
    </style:style>
    <style:style style:name="P535" style:family="paragraph" style:parent-style-name="Table_20_Contents">
      <style:paragraph-properties fo:text-align="center" style:justify-single-word="false"/>
      <style:text-properties fo:language="pt" fo:country="BR" officeooo:rsid="00066b72" officeooo:paragraph-rsid="03923457"/>
    </style:style>
    <style:style style:name="P536" style:family="paragraph" style:parent-style-name="Table_20_Contents">
      <style:paragraph-properties fo:text-align="center" style:justify-single-word="false"/>
      <style:text-properties fo:language="pt" fo:country="BR" officeooo:rsid="000743fb" officeooo:paragraph-rsid="0174ef1a"/>
    </style:style>
    <style:style style:name="P537" style:family="paragraph" style:parent-style-name="Table_20_Contents">
      <style:paragraph-properties fo:text-align="center" style:justify-single-word="false"/>
      <style:text-properties fo:language="pt" fo:country="BR" officeooo:rsid="000743fb" officeooo:paragraph-rsid="03923457"/>
    </style:style>
    <style:style style:name="P538" style:family="paragraph" style:parent-style-name="Table_20_Contents">
      <style:paragraph-properties fo:text-align="center" style:justify-single-word="false"/>
      <style:text-properties fo:language="pt" fo:country="BR" officeooo:rsid="00beec8c" officeooo:paragraph-rsid="038ee439"/>
    </style:style>
    <style:style style:name="P539" style:family="paragraph" style:parent-style-name="Table_20_Contents">
      <style:paragraph-properties fo:text-align="center" style:justify-single-word="false"/>
      <style:text-properties fo:language="pt" fo:country="BR" officeooo:rsid="02d49cbf" officeooo:paragraph-rsid="02d49cbf"/>
    </style:style>
    <style:style style:name="P540" style:family="paragraph" style:parent-style-name="Table_20_Contents">
      <style:paragraph-properties fo:text-align="center" style:justify-single-word="false"/>
      <style:text-properties fo:language="pt" fo:country="BR" officeooo:rsid="00a26b01" officeooo:paragraph-rsid="00a56c46"/>
    </style:style>
    <style:style style:name="P541" style:family="paragraph" style:parent-style-name="Table_20_Contents">
      <style:paragraph-properties fo:text-align="center" style:justify-single-word="false"/>
      <style:text-properties fo:language="pt" fo:country="BR" officeooo:rsid="00a26b01" officeooo:paragraph-rsid="00709c65"/>
    </style:style>
    <style:style style:name="P542" style:family="paragraph" style:parent-style-name="Table_20_Contents">
      <style:paragraph-properties fo:text-align="center" style:justify-single-word="false"/>
      <style:text-properties fo:language="pt" fo:country="BR" officeooo:rsid="00a26b01" officeooo:paragraph-rsid="008828ec"/>
    </style:style>
    <style:style style:name="P543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396ec7a"/>
    </style:style>
    <style:style style:name="P544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0141053"/>
    </style:style>
    <style:style style:name="P545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15ea3ee" officeooo:paragraph-rsid="037d2010" fo:background-color="transparent"/>
    </style:style>
    <style:style style:name="P546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44df1a" fo:background-color="transparent"/>
    </style:style>
    <style:style style:name="P547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3db78a" fo:background-color="transparent"/>
    </style:style>
    <style:style style:name="P548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50f10a" fo:background-color="transparent"/>
    </style:style>
    <style:style style:name="P549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174ef1a" fo:background-color="transparent"/>
    </style:style>
    <style:style style:name="P550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8ee439" fo:background-color="transparent"/>
    </style:style>
    <style:style style:name="P551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9028c7" fo:background-color="transparent"/>
    </style:style>
    <style:style style:name="P552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913cda" fo:background-color="transparent"/>
    </style:style>
    <style:style style:name="P553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91d40d" fo:background-color="transparent"/>
    </style:style>
    <style:style style:name="P554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923457" fo:background-color="transparent"/>
    </style:style>
    <style:style style:name="P555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9403d9" fo:background-color="transparent"/>
    </style:style>
    <style:style style:name="P556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3923457" officeooo:paragraph-rsid="03923457" fo:background-color="transparent"/>
    </style:style>
    <style:style style:name="P557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141053" officeooo:paragraph-rsid="0395e042"/>
    </style:style>
    <style:style style:name="P558" style:family="paragraph" style:parent-style-name="Table_20_Contents">
      <style:paragraph-properties fo:text-align="center" style:justify-single-word="false"/>
      <style:text-properties fo:color="#ff3333" loext:opacity="100%" officeooo:paragraph-rsid="0174ef1a" fo:background-color="transparent"/>
    </style:style>
    <style:style style:name="P559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16142" officeooo:paragraph-rsid="035fbe09" fo:background-color="transparent"/>
    </style:style>
    <style:style style:name="P560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331e07" officeooo:paragraph-rsid="038b87c6" fo:background-color="transparent"/>
    </style:style>
    <style:style style:name="P561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a26b01" officeooo:paragraph-rsid="0396ec7a" fo:background-color="transparent"/>
    </style:style>
    <style:style style:name="P562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a26b01" officeooo:paragraph-rsid="00f1e562" fo:background-color="transparent"/>
    </style:style>
    <style:style style:name="P563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a26b01" officeooo:paragraph-rsid="0398bccd" fo:background-color="transparent"/>
    </style:style>
    <style:style style:name="P564" style:family="paragraph" style:parent-style-name="Table_20_Contents">
      <style:paragraph-properties fo:text-align="center" style:justify-single-word="false"/>
      <style:text-properties style:use-window-font-color="true" loext:opacity="0%" style:text-line-through-style="none" style:text-line-through-type="none" fo:language="pt" fo:country="BR" officeooo:rsid="00616142" officeooo:paragraph-rsid="035fbe09" fo:background-color="transparent"/>
    </style:style>
    <style:style style:name="P565" style:family="paragraph" style:parent-style-name="Table_20_Contents">
      <style:paragraph-properties fo:text-align="center" style:justify-single-word="false"/>
      <style:text-properties style:use-window-font-color="true" loext:opacity="0%" officeooo:paragraph-rsid="01487a0b" fo:background-color="transparent"/>
    </style:style>
    <style:style style:name="P566" style:family="paragraph" style:parent-style-name="Table_20_Contents">
      <style:paragraph-properties fo:text-align="center" style:justify-single-word="false"/>
      <style:text-properties officeooo:paragraph-rsid="02664e96"/>
    </style:style>
    <style:style style:name="P567" style:family="paragraph" style:parent-style-name="Table_20_Contents">
      <style:paragraph-properties fo:text-align="center" style:justify-single-word="false"/>
      <style:text-properties officeooo:paragraph-rsid="02914288"/>
    </style:style>
    <style:style style:name="P568" style:family="paragraph" style:parent-style-name="Table_20_Contents">
      <style:paragraph-properties fo:text-align="center" style:justify-single-word="false"/>
      <style:text-properties officeooo:paragraph-rsid="026b5dfd"/>
    </style:style>
    <style:style style:name="P569" style:family="paragraph" style:parent-style-name="Table_20_Contents">
      <style:paragraph-properties fo:text-align="center" style:justify-single-word="false"/>
      <style:text-properties officeooo:paragraph-rsid="0344df1a"/>
    </style:style>
    <style:style style:name="P570" style:family="paragraph" style:parent-style-name="Table_20_Contents">
      <style:paragraph-properties fo:text-align="center" style:justify-single-word="false"/>
      <style:text-properties officeooo:paragraph-rsid="01487a0b"/>
    </style:style>
    <style:style style:name="P571" style:family="paragraph" style:parent-style-name="Table_20_Contents">
      <style:paragraph-properties fo:text-align="center" style:justify-single-word="false"/>
      <style:text-properties officeooo:paragraph-rsid="0396ec7a"/>
    </style:style>
    <style:style style:name="P572" style:family="paragraph" style:parent-style-name="Table_20_Contents">
      <style:paragraph-properties fo:text-align="center" style:justify-single-word="false"/>
      <style:text-properties officeooo:paragraph-rsid="0145e7fa"/>
    </style:style>
    <style:style style:name="P573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74376f" officeooo:paragraph-rsid="0374376f" fo:background-color="transparent"/>
    </style:style>
    <style:style style:name="P574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74376f" officeooo:paragraph-rsid="018ee936" fo:background-color="transparent"/>
    </style:style>
    <style:style style:name="P575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62e1cc" officeooo:paragraph-rsid="0374376f" fo:background-color="transparent"/>
    </style:style>
    <style:style style:name="P576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fa560c" officeooo:paragraph-rsid="01d7fa34" fo:background-color="transparent" style:font-size-asian="10.5pt" style:text-rotation-angle="0" style:text-rotation-scale="line-height"/>
    </style:style>
    <style:style style:name="P577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1fa1508" officeooo:paragraph-rsid="037ee4b0" fo:background-color="transparent"/>
    </style:style>
    <style:style style:name="P578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6cf78b" officeooo:paragraph-rsid="0344df1a" fo:background-color="transparent"/>
    </style:style>
    <style:style style:name="P579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ab2b3" officeooo:paragraph-rsid="0344df1a" fo:background-color="transparent"/>
    </style:style>
    <style:style style:name="P580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385da4" officeooo:paragraph-rsid="0344df1a" fo:background-color="transparent"/>
    </style:style>
    <style:style style:name="P581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8446bf" officeooo:paragraph-rsid="037fdfa6" fo:background-color="transparent"/>
    </style:style>
    <style:style style:name="P582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331e07" officeooo:paragraph-rsid="038b87c6" fo:background-color="transparent"/>
    </style:style>
    <style:style style:name="P583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4b1ef" officeooo:paragraph-rsid="033db78a" fo:background-color="transparent"/>
    </style:style>
    <style:style style:name="P584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9c24e" officeooo:paragraph-rsid="038b87c6" fo:background-color="transparent"/>
    </style:style>
    <style:style style:name="P585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a6a82" officeooo:paragraph-rsid="033db78a" fo:background-color="transparent"/>
    </style:style>
    <style:style style:name="P586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4a3dbb" officeooo:paragraph-rsid="034c0b42" fo:background-color="transparent"/>
    </style:style>
    <style:style style:name="P587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f0dbb" officeooo:paragraph-rsid="039028c7" fo:background-color="transparent"/>
    </style:style>
    <style:style style:name="P588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53192c" officeooo:paragraph-rsid="03923457" fo:background-color="transparent"/>
    </style:style>
    <style:style style:name="P589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f23989" officeooo:paragraph-rsid="0174ef1a" fo:background-color="transparent"/>
    </style:style>
    <style:style style:name="P590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6aaa2" officeooo:paragraph-rsid="039403d9" fo:background-color="transparent"/>
    </style:style>
    <style:style style:name="P591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709c65" officeooo:paragraph-rsid="018ee936" fo:background-color="transparent"/>
    </style:style>
    <style:style style:name="P592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d864d" officeooo:paragraph-rsid="0395e042" fo:background-color="transparent"/>
    </style:style>
    <style:style style:name="P593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b5886" officeooo:paragraph-rsid="001c3e49"/>
    </style:style>
    <style:style style:name="P594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1fa1508" officeooo:paragraph-rsid="03349874"/>
    </style:style>
    <style:style style:name="P595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385da4" officeooo:paragraph-rsid="0344df1a"/>
    </style:style>
    <style:style style:name="P596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133013c" officeooo:paragraph-rsid="033db78a"/>
    </style:style>
    <style:style style:name="P597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6aaa2" officeooo:paragraph-rsid="033db78a"/>
    </style:style>
    <style:style style:name="P598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d864d" officeooo:paragraph-rsid="0344df1a"/>
    </style:style>
    <style:style style:name="P599" style:family="paragraph" style:parent-style-name="Table_20_Contents">
      <style:paragraph-properties fo:text-align="center" style:justify-single-word="false"/>
      <style:text-properties officeooo:paragraph-rsid="018ee936" fo:background-color="#ffff00"/>
    </style:style>
    <style:style style:name="P600" style:family="paragraph" style:parent-style-name="Table_20_Contents">
      <style:paragraph-properties fo:text-align="center" style:justify-single-word="false"/>
      <style:text-properties officeooo:paragraph-rsid="0200e4d8" fo:background-color="transparent"/>
    </style:style>
    <style:style style:name="P601" style:family="paragraph" style:parent-style-name="Table_20_Contents">
      <style:paragraph-properties fo:text-align="center" style:justify-single-word="false"/>
      <style:text-properties officeooo:paragraph-rsid="03349874" fo:background-color="transparent"/>
    </style:style>
    <style:style style:name="P602" style:family="paragraph" style:parent-style-name="Table_20_Contents">
      <style:paragraph-properties fo:text-align="center" style:justify-single-word="false"/>
      <style:text-properties fo:color="#ff4000" loext:opacity="100%" fo:language="pt" fo:country="BR" officeooo:rsid="0383f110" officeooo:paragraph-rsid="0344df1a"/>
    </style:style>
    <style:style style:name="P603" style:family="paragraph" style:parent-style-name="Table_20_Contents">
      <style:paragraph-properties fo:text-align="center" style:justify-single-word="false"/>
      <style:text-properties fo:color="#ff4000" loext:opacity="100%" fo:language="pt" fo:country="BR" officeooo:rsid="0383f110" officeooo:paragraph-rsid="0383f110"/>
    </style:style>
    <style:style style:name="P604" style:family="paragraph" style:parent-style-name="Table_20_Contents">
      <style:paragraph-properties fo:text-align="center" style:justify-single-word="false"/>
      <style:text-properties fo:color="#ff4000" loext:opacity="100%" fo:language="pt" fo:country="BR" officeooo:rsid="0383f110" officeooo:paragraph-rsid="0383f110" fo:background-color="transparent"/>
    </style:style>
    <style:style style:name="P605" style:family="paragraph" style:parent-style-name="Table_20_Contents">
      <style:paragraph-properties fo:text-align="center" style:justify-single-word="false"/>
      <style:text-properties fo:color="#ff4000" loext:opacity="100%" fo:language="pt" fo:country="BR" officeooo:rsid="038446bf" officeooo:paragraph-rsid="037fdfa6" fo:background-color="transparent"/>
    </style:style>
    <style:style style:name="P606" style:family="paragraph" style:parent-style-name="Table_20_Contents">
      <style:paragraph-properties fo:text-align="center" style:justify-single-word="false"/>
      <style:text-properties fo:color="#ff4000" loext:opacity="100%" fo:language="pt" fo:country="BR" officeooo:rsid="038446bf" officeooo:paragraph-rsid="038446bf" fo:background-color="transparent"/>
    </style:style>
    <style:style style:name="P607" style:family="paragraph" style:parent-style-name="Table_20_Contents">
      <style:paragraph-properties fo:text-align="center" style:justify-single-word="false"/>
      <style:text-properties fo:color="#ff4000" loext:opacity="100%" fo:language="pt" fo:country="BR" officeooo:rsid="03886e1a" officeooo:paragraph-rsid="0344df1a" fo:background-color="#ffff00"/>
    </style:style>
    <style:style style:name="P608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44df1a"/>
    </style:style>
    <style:style style:name="P609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74ef1a"/>
    </style:style>
    <style:style style:name="P610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feb0cb"/>
    </style:style>
    <style:style style:name="P611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7b7bfd" officeooo:paragraph-rsid="037b7bfd"/>
    </style:style>
    <style:style style:name="P612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7fdfa6" officeooo:paragraph-rsid="037fdfa6" fo:background-color="#ffffff" style:font-size-asian="10.5pt" style:text-rotation-angle="0" style:text-rotation-scale="line-height"/>
    </style:style>
    <style:style style:name="P613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a014f2" officeooo:paragraph-rsid="0344df1a" fo:background-color="transparent"/>
    </style:style>
    <style:style style:name="P614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41ac97" officeooo:paragraph-rsid="0344df1a" fo:background-color="transparent"/>
    </style:style>
    <style:style style:name="P615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3db78a" fo:background-color="transparent"/>
    </style:style>
    <style:style style:name="P616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1369b69" officeooo:paragraph-rsid="0344df1a"/>
    </style:style>
    <style:style style:name="P617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41ac97" officeooo:paragraph-rsid="0344df1a"/>
    </style:style>
    <style:style style:name="P618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9939c7" officeooo:paragraph-rsid="039939c7"/>
    </style:style>
    <style:style style:name="P619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9ab1e1" officeooo:paragraph-rsid="039ab1e1"/>
    </style:style>
    <style:style style:name="P620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4000" loext:opacity="100%" fo:language="pt" fo:country="BR" officeooo:rsid="03877c5a" officeooo:paragraph-rsid="03877c5a" fo:background-color="transparent"/>
    </style:style>
    <style:style style:name="P621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4000" loext:opacity="100%" fo:language="pt" fo:country="BR" officeooo:rsid="0041ac97" officeooo:paragraph-rsid="0344df1a" fo:background-color="transparent"/>
    </style:style>
    <style:style style:name="P622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4000" loext:opacity="100%" fo:language="pt" fo:country="BR" officeooo:rsid="037fdfa6" officeooo:paragraph-rsid="037fdfa6" fo:background-color="#ffffff" style:font-size-asian="10.5pt" style:text-rotation-angle="0" style:text-rotation-scale="line-height"/>
    </style:style>
    <style:style style:name="P623" style:family="paragraph" style:parent-style-name="Table_20_Contents">
      <style:paragraph-properties fo:margin-top="0cm" fo:margin-bottom="0cm" style:contextual-spacing="false" fo:text-align="center" style:justify-single-word="false"/>
      <style:text-properties fo:language="pt" fo:country="BR" officeooo:rsid="00385da4" officeooo:paragraph-rsid="0344df1a" fo:background-color="transparent"/>
    </style:style>
    <style:style style:name="P624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1f33d2a" officeooo:paragraph-rsid="0344df1a" fo:background-color="transparent"/>
    </style:style>
    <style:style style:name="P625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>
          <style:tab-stop style:position="31.618cm"/>
        </style:tab-stops>
      </style:paragraph-properties>
      <style:text-properties fo:language="pt" fo:country="BR" officeooo:rsid="00385da4" officeooo:paragraph-rsid="0344df1a" fo:background-color="transparent"/>
    </style:style>
    <style:style style:name="P626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0331e07" officeooo:paragraph-rsid="0344df1a" fo:background-color="transparent"/>
    </style:style>
    <style:style style:name="P627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1e5f44d" officeooo:paragraph-rsid="0344df1a" fo:background-color="transparent"/>
    </style:style>
    <style:style style:name="P628" style:family="paragraph" style:parent-style-name="Table_20_Contents">
      <style:paragraph-properties fo:margin-top="0.302cm" fo:margin-bottom="0.302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3db78a" fo:background-color="transparent"/>
    </style:style>
    <style:style style:name="P629" style:family="paragraph" style:parent-style-name="Table_20_Contents">
      <style:paragraph-properties fo:margin-top="0.302cm" fo:margin-bottom="0.302cm" style:contextual-spacing="false" fo:line-height="100%" fo:text-align="center" style:justify-single-word="false" style:vertical-align="middle" style:writing-mode="page"/>
      <style:text-properties fo:language="pt" fo:country="BR" officeooo:rsid="00beec8c" officeooo:paragraph-rsid="033db78a"/>
    </style:style>
    <style:style style:name="P630" style:family="paragraph" style:parent-style-name="Table_20_Contents">
      <style:paragraph-properties fo:margin-top="0.302cm" fo:margin-bottom="0.302cm" style:contextual-spacing="false" fo:text-align="center" style:justify-single-word="false"/>
      <style:text-properties fo:color="#ff3333" loext:opacity="100%" fo:language="pt" fo:country="BR" officeooo:rsid="00f23989" officeooo:paragraph-rsid="038ee439" fo:background-color="transparent"/>
    </style:style>
    <style:style style:name="P631" style:family="paragraph" style:parent-style-name="Table_20_Contents">
      <loext:graphic-properties draw:fill="none"/>
      <style:paragraph-properties fo:margin-left="2.401cm" fo:margin-right="2.499cm" fo:text-align="start" style:justify-single-word="false" fo:text-indent="0cm" style:auto-text-indent="false" fo:background-color="transparent"/>
      <style:text-properties fo:color="#ff3333" loext:opacity="100%" fo:language="pt" fo:country="BR" officeooo:rsid="00f23989" officeooo:paragraph-rsid="038ee439" fo:background-color="transparent"/>
    </style:style>
    <style:style style:name="P632" style:family="paragraph" style:parent-style-name="Table_20_Contents">
      <loext:graphic-properties draw:fill="none"/>
      <style:paragraph-properties fo:margin-left="2.401cm" fo:margin-right="2.499cm" fo:text-align="start" style:justify-single-word="false" fo:text-indent="0cm" style:auto-text-indent="false" fo:background-color="transparent"/>
      <style:text-properties fo:color="#ff3333" loext:opacity="100%" fo:language="pt" fo:country="BR" officeooo:rsid="0353c5e2" officeooo:paragraph-rsid="038ee439" fo:background-color="transparent"/>
    </style:style>
    <style:style style:name="P633" style:family="paragraph" style:parent-style-name="Table_20_Contents">
      <style:paragraph-properties fo:margin-top="0cm" fo:margin-bottom="0cm" style:contextual-spacing="true" fo:line-height="200%" fo:text-align="center" style:justify-single-word="false" style:writing-mode="page"/>
      <style:text-properties fo:language="pt" fo:country="BR" officeooo:rsid="001d864d" officeooo:paragraph-rsid="0174ef1a" fo:background-color="transparent"/>
    </style:style>
    <style:style style:name="P634" style:family="paragraph" style:parent-style-name="Table_20_Contents">
      <style:paragraph-properties fo:margin-top="0cm" fo:margin-bottom="0cm" style:contextual-spacing="true" fo:line-height="200%" fo:text-align="justify" fo:text-align-last="center" style:justify-single-word="false" style:vertical-align="middle" style:writing-mode="page"/>
      <style:text-properties fo:language="pt" fo:country="BR" officeooo:rsid="001d864d" officeooo:paragraph-rsid="0174ef1a" fo:background-color="transparent"/>
    </style:style>
    <style:style style:name="T1" style:family="text">
      <style:text-properties officeooo:rsid="0014b1ef"/>
    </style:style>
    <style:style style:name="T2" style:family="text">
      <style:text-properties officeooo:rsid="001683a8"/>
    </style:style>
    <style:style style:name="T3" style:family="text">
      <style:text-properties officeooo:rsid="00186389"/>
    </style:style>
    <style:style style:name="T4" style:family="text">
      <style:text-properties officeooo:rsid="001c869c"/>
    </style:style>
    <style:style style:name="T5" style:family="text">
      <style:text-properties officeooo:rsid="001d864d"/>
    </style:style>
    <style:style style:name="T6" style:family="text">
      <style:text-properties officeooo:rsid="00141053"/>
    </style:style>
    <style:style style:name="T7" style:family="text">
      <style:text-properties officeooo:rsid="001de3c7"/>
    </style:style>
    <style:style style:name="T8" style:family="text">
      <style:text-properties officeooo:rsid="001f0dbb"/>
    </style:style>
    <style:style style:name="T9" style:family="text">
      <style:text-properties officeooo:rsid="0003d36e"/>
    </style:style>
    <style:style style:name="T10" style:family="text">
      <style:text-properties officeooo:rsid="0030ee31"/>
    </style:style>
    <style:style style:name="T11" style:family="text">
      <style:text-properties style:text-position="super 58%"/>
    </style:style>
    <style:style style:name="T12" style:family="text">
      <style:text-properties officeooo:rsid="00360d29"/>
    </style:style>
    <style:style style:name="T13" style:family="text">
      <style:text-properties officeooo:rsid="003a4e18"/>
    </style:style>
    <style:style style:name="T14" style:family="text">
      <style:text-properties officeooo:rsid="003fb17a"/>
    </style:style>
    <style:style style:name="T15" style:family="text">
      <style:text-properties officeooo:rsid="00444dbe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47850c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12dc071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185a74b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1ea880b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24d36cb" style:font-style-asian="normal" style:font-weight-asian="normal" style:font-style-complex="normal" style:font-weight-complex="normal"/>
    </style:style>
    <style:style style:name="T22" style:family="text">
      <style:text-properties officeooo:rsid="0048be11"/>
    </style:style>
    <style:style style:name="T23" style:family="text">
      <style:text-properties officeooo:rsid="004a7e62"/>
    </style:style>
    <style:style style:name="T24" style:family="text">
      <style:text-properties officeooo:rsid="0062e1cc"/>
    </style:style>
    <style:style style:name="T25" style:family="text">
      <style:text-properties officeooo:rsid="0067deca"/>
    </style:style>
    <style:style style:name="T26" style:family="text">
      <style:text-properties officeooo:rsid="006b43e6"/>
    </style:style>
    <style:style style:name="T27" style:family="text">
      <style:text-properties officeooo:rsid="006cf78b"/>
    </style:style>
    <style:style style:name="T28" style:family="text">
      <style:text-properties officeooo:rsid="00868b38"/>
    </style:style>
    <style:style style:name="T29" style:family="text">
      <style:text-properties officeooo:rsid="008a5326"/>
    </style:style>
    <style:style style:name="T30" style:family="text">
      <style:text-properties officeooo:rsid="00a3787a"/>
    </style:style>
    <style:style style:name="T31" style:family="text">
      <style:text-properties officeooo:rsid="00b37a98"/>
    </style:style>
    <style:style style:name="T32" style:family="text">
      <style:text-properties officeooo:rsid="00b45e57"/>
    </style:style>
    <style:style style:name="T33" style:family="text">
      <style:text-properties officeooo:rsid="00b5babe"/>
    </style:style>
    <style:style style:name="T34" style:family="text">
      <style:text-properties officeooo:rsid="00b9a303"/>
    </style:style>
    <style:style style:name="T35" style:family="text">
      <style:text-properties officeooo:rsid="00bb926f"/>
    </style:style>
    <style:style style:name="T36" style:family="text">
      <style:text-properties officeooo:rsid="00bd029f"/>
    </style:style>
    <style:style style:name="T37" style:family="text">
      <style:text-properties officeooo:rsid="00bd7101"/>
    </style:style>
    <style:style style:name="T38" style:family="text">
      <style:text-properties officeooo:rsid="00c60cb8"/>
    </style:style>
    <style:style style:name="T39" style:family="text">
      <style:text-properties officeooo:rsid="00c96081"/>
    </style:style>
    <style:style style:name="T40" style:family="text">
      <style:text-properties officeooo:rsid="00cb199c"/>
    </style:style>
    <style:style style:name="T41" style:family="text">
      <style:text-properties officeooo:rsid="00cc0350"/>
    </style:style>
    <style:style style:name="T42" style:family="text">
      <style:text-properties officeooo:rsid="00ccc81f"/>
    </style:style>
    <style:style style:name="T43" style:family="text">
      <style:text-properties officeooo:rsid="00ce841e"/>
    </style:style>
    <style:style style:name="T44" style:family="text">
      <style:text-properties officeooo:rsid="00d00b70"/>
    </style:style>
    <style:style style:name="T45" style:family="text">
      <style:text-properties officeooo:rsid="00d03efe"/>
    </style:style>
    <style:style style:name="T46" style:family="text">
      <style:text-properties officeooo:rsid="00d96961"/>
    </style:style>
    <style:style style:name="T47" style:family="text">
      <style:text-properties officeooo:rsid="00dfb394"/>
    </style:style>
    <style:style style:name="T48" style:family="text">
      <style:text-properties officeooo:rsid="00f23989"/>
    </style:style>
    <style:style style:name="T49" style:family="text">
      <style:text-properties fo:color="#ff3333" loext:opacity="100%" fo:background-color="transparent" loext:char-shading-value="0"/>
    </style:style>
    <style:style style:name="T50" style:family="text">
      <style:text-properties fo:color="#ff3333" loext:opacity="100%" officeooo:rsid="010b0526" fo:background-color="transparent" loext:char-shading-value="0"/>
    </style:style>
    <style:style style:name="T51" style:family="text">
      <style:text-properties fo:color="#ff3333" loext:opacity="100%" officeooo:rsid="00ff1367" fo:background-color="transparent" loext:char-shading-value="0"/>
    </style:style>
    <style:style style:name="T52" style:family="text">
      <style:text-properties fo:color="#ff3333" loext:opacity="100%" fo:background-color="transparent" loext:char-shading-value="0" style:font-size-asian="10.5pt" style:text-rotation-angle="0" style:text-rotation-scale="line-height"/>
    </style:style>
    <style:style style:name="T53" style:family="text">
      <style:text-properties fo:color="#ff3333" loext:opacity="100%" officeooo:rsid="00ff1367" fo:background-color="transparent" loext:char-shading-value="0" style:font-size-asian="10.5pt" style:text-rotation-angle="0" style:text-rotation-scale="line-height"/>
    </style:style>
    <style:style style:name="T54" style:family="text">
      <style:text-properties fo:color="#ff3333" loext:opacity="100%" officeooo:rsid="0110a60a" fo:background-color="transparent" loext:char-shading-value="0" style:font-size-asian="10.5pt" style:text-rotation-angle="0" style:text-rotation-scale="line-height"/>
    </style:style>
    <style:style style:name="T55" style:family="text">
      <style:text-properties fo:color="#ff3333" loext:opacity="100%" officeooo:rsid="0104fcc1" fo:background-color="transparent" loext:char-shading-value="0" style:font-size-asian="10.5pt" style:text-rotation-angle="0" style:text-rotation-scale="line-height"/>
    </style:style>
    <style:style style:name="T56" style:family="text">
      <style:text-properties fo:color="#ff3333" loext:opacity="100%" officeooo:rsid="010c0eff" fo:background-color="transparent" loext:char-shading-value="0" style:font-size-asian="10.5pt" style:text-rotation-angle="0" style:text-rotation-scale="line-height"/>
    </style:style>
    <style:style style:name="T57" style:family="text">
      <style:text-properties fo:color="#ff3333" loext:opacity="100%" officeooo:rsid="0111a959" fo:background-color="transparent" loext:char-shading-value="0" style:font-size-asian="10.5pt" style:text-rotation-angle="0" style:text-rotation-scale="line-height"/>
    </style:style>
    <style:style style:name="T58" style:family="text">
      <style:text-properties fo:color="#ff3333" loext:opacity="100%" officeooo:rsid="0110a60a" fo:background-color="transparent" loext:char-shading-value="0"/>
    </style:style>
    <style:style style:name="T59" style:family="text">
      <style:text-properties fo:color="#ff3333" loext:opacity="100%" officeooo:rsid="0104fcc1" fo:background-color="transparent" loext:char-shading-value="0"/>
    </style:style>
    <style:style style:name="T60" style:family="text">
      <style:text-properties fo:color="#ff3333" loext:opacity="100%" officeooo:rsid="010c0eff" fo:background-color="transparent" loext:char-shading-value="0"/>
    </style:style>
    <style:style style:name="T61" style:family="text">
      <style:text-properties fo:color="#ff3333" loext:opacity="100%" officeooo:rsid="017d59a6" fo:background-color="transparent" loext:char-shading-value="0"/>
    </style:style>
    <style:style style:name="T62" style:family="text">
      <style:text-properties fo:color="#ff3333" loext:opacity="100%" officeooo:rsid="02cd4839" fo:background-color="transparent" loext:char-shading-value="0"/>
    </style:style>
    <style:style style:name="T63" style:family="text">
      <style:text-properties fo:color="#ff3333" loext:opacity="100%" style:text-line-through-style="none" style:text-line-through-type="none" fo:background-color="transparent" loext:char-shading-value="0"/>
    </style:style>
    <style:style style:name="T64" style:family="text">
      <style:text-properties fo:color="#ff3333" loext:opacity="100%" style:text-line-through-style="none" style:text-line-through-type="none" officeooo:rsid="00f23989" fo:background-color="transparent" loext:char-shading-value="0"/>
    </style:style>
    <style:style style:name="T65" style:family="text">
      <style:text-properties fo:color="#ff3333" loext:opacity="100%" style:text-line-through-style="none" style:text-line-through-type="none" officeooo:rsid="01448c40" fo:background-color="transparent" loext:char-shading-value="0"/>
    </style:style>
    <style:style style:name="T66" style:family="text">
      <style:text-properties fo:color="#ff3333" loext:opacity="100%" style:text-line-through-style="none" style:text-line-through-type="none" officeooo:rsid="010c0eff" fo:background-color="transparent" loext:char-shading-value="0"/>
    </style:style>
    <style:style style:name="T67" style:family="text">
      <style:text-properties fo:color="#ff3333" loext:opacity="100%" style:text-line-through-style="none" style:text-line-through-type="none" officeooo:rsid="00ff1367" fo:background-color="transparent" loext:char-shading-value="0"/>
    </style:style>
    <style:style style:name="T68" style:family="text">
      <style:text-properties fo:color="#ff3333" loext:opacity="100%" style:text-line-through-style="none" style:text-line-through-type="none" officeooo:rsid="0140b250" fo:background-color="transparent" loext:char-shading-value="0"/>
    </style:style>
    <style:style style:name="T69" style:family="text">
      <style:text-properties fo:color="#ff3333" loext:opacity="100%" style:text-line-through-style="none" style:text-line-through-type="none" officeooo:rsid="013da56a" fo:background-color="transparent" loext:char-shading-value="0"/>
    </style:style>
    <style:style style:name="T70" style:family="text">
      <style:text-properties fo:color="#ff3333" loext:opacity="100%" style:text-line-through-style="none" style:text-line-through-type="none" officeooo:rsid="01053225" fo:background-color="transparent" loext:char-shading-value="0"/>
    </style:style>
    <style:style style:name="T71" style:family="text">
      <style:text-properties fo:color="#ff3333" loext:opacity="100%" style:text-line-through-style="none" style:text-line-through-type="none" officeooo:rsid="0145e7fa" fo:background-color="transparent" loext:char-shading-value="0"/>
    </style:style>
    <style:style style:name="T72" style:family="text">
      <style:text-properties fo:color="#ff3333" loext:opacity="100%" style:text-line-through-style="none" style:text-line-through-type="none" officeooo:rsid="01487a0b" fo:background-color="transparent" loext:char-shading-value="0"/>
    </style:style>
    <style:style style:name="T73" style:family="text">
      <style:text-properties fo:color="#ff3333" loext:opacity="100%" style:text-line-through-style="none" style:text-line-through-type="none" officeooo:rsid="00645ee1" fo:background-color="transparent" loext:char-shading-value="0"/>
    </style:style>
    <style:style style:name="T74" style:family="text">
      <style:text-properties fo:color="#ff3333" loext:opacity="100%" style:text-line-through-style="none" style:text-line-through-type="none" officeooo:rsid="0396ec7a" fo:background-color="transparent" loext:char-shading-value="0"/>
    </style:style>
    <style:style style:name="T75" style:family="text">
      <style:text-properties fo:color="#ff3333" loext:opacity="100%" style:text-line-through-style="none" style:text-line-through-type="none" officeooo:rsid="00f23989"/>
    </style:style>
    <style:style style:name="T76" style:family="text">
      <style:text-properties fo:color="#ff3333" loext:opacity="100%" style:text-line-through-style="none" style:text-line-through-type="none" officeooo:rsid="0145e7fa"/>
    </style:style>
    <style:style style:name="T77" style:family="text">
      <style:text-properties fo:color="#ff3333" loext:opacity="100%" style:text-line-through-style="none" style:text-line-through-type="none" officeooo:rsid="010c0eff"/>
    </style:style>
    <style:style style:name="T78" style:family="text">
      <style:text-properties fo:color="#ff3333" loext:opacity="100%" style:text-line-through-style="none" style:text-line-through-type="none" officeooo:rsid="00ff1367"/>
    </style:style>
    <style:style style:name="T79" style:family="text">
      <style:text-properties fo:color="#ff3333" loext:opacity="100%" style:text-line-through-style="none" style:text-line-through-type="none" officeooo:rsid="0140b250"/>
    </style:style>
    <style:style style:name="T80" style:family="text">
      <style:text-properties fo:color="#ff3333" loext:opacity="100%" style:text-line-through-style="none" style:text-line-through-type="none" officeooo:rsid="013da56a"/>
    </style:style>
    <style:style style:name="T81" style:family="text">
      <style:text-properties fo:color="#ff3333" loext:opacity="100%" style:text-line-through-style="none" style:text-line-through-type="none" officeooo:rsid="01053225"/>
    </style:style>
    <style:style style:name="T82" style:family="text">
      <style:text-properties fo:color="#ff3333" loext:opacity="100%" style:text-line-through-style="none" style:text-line-through-type="none" officeooo:rsid="01448c40"/>
    </style:style>
    <style:style style:name="T83" style:family="text">
      <style:text-properties fo:color="#ff3333" loext:opacity="100%" style:text-line-through-style="none" style:text-line-through-type="none" officeooo:rsid="01487a0b"/>
    </style:style>
    <style:style style:name="T84" style:family="text">
      <style:text-properties fo:color="#ff3333" loext:opacity="100%" style:text-line-through-style="none" style:text-line-through-type="none" officeooo:rsid="00645ee1"/>
    </style:style>
    <style:style style:name="T85" style:family="text">
      <style:text-properties fo:color="#ff3333" loext:opacity="100%" style:text-line-through-style="none" style:text-line-through-type="none" fo:language="pt" fo:country="BR" officeooo:rsid="00f23989" fo:background-color="transparent" loext:char-shading-value="0"/>
    </style:style>
    <style:style style:name="T86" style:family="text">
      <style:text-properties fo:color="#ff3333" loext:opacity="100%" style:text-line-through-style="none" style:text-line-through-type="none" fo:language="pt" fo:country="BR" officeooo:rsid="0140b250" fo:background-color="transparent" loext:char-shading-value="0"/>
    </style:style>
    <style:style style:name="T87" style:family="text">
      <style:text-properties fo:color="#ff3333" loext:opacity="100%" style:text-line-through-style="none" style:text-line-through-type="none" fo:language="pt" fo:country="BR" officeooo:rsid="00f23989"/>
    </style:style>
    <style:style style:name="T88" style:family="text">
      <style:text-properties fo:color="#ff3333" loext:opacity="100%" style:text-line-through-style="none" style:text-line-through-type="none" style:font-name="Consolas" fo:font-size="10.5pt" fo:font-weight="normal" officeooo:rsid="0140b250" fo:background-color="transparent" loext:char-shading-value="0"/>
    </style:style>
    <style:style style:name="T89" style:family="text">
      <style:text-properties fo:color="#ff3333" loext:opacity="100%" style:text-line-through-style="none" style:text-line-through-type="none" style:font-name="Consolas" fo:font-size="10.5pt" fo:font-weight="normal" officeooo:rsid="0140b250" fo:background-color="#1e1e1e" loext:char-shading-value="0"/>
    </style:style>
    <style:style style:name="T90" style:family="text">
      <style:text-properties fo:color="#ff3333" loext:opacity="100%" style:text-line-through-style="none" style:text-line-through-type="none" officeooo:rsid="0396ec7a"/>
    </style:style>
    <style:style style:name="T91" style:family="text">
      <style:text-properties fo:background-color="transparent" loext:char-shading-value="0"/>
    </style:style>
    <style:style style:name="T92" style:family="text">
      <style:text-properties officeooo:rsid="01053225" fo:background-color="transparent" loext:char-shading-value="0"/>
    </style:style>
    <style:style style:name="T93" style:family="text">
      <style:text-properties officeooo:rsid="0314a160" fo:background-color="transparent" loext:char-shading-value="0"/>
    </style:style>
    <style:style style:name="T94" style:family="text">
      <style:text-properties officeooo:rsid="00f23989" fo:background-color="transparent" loext:char-shading-value="0"/>
    </style:style>
    <style:style style:name="T95" style:family="text">
      <style:text-properties officeooo:rsid="00ff1367"/>
    </style:style>
    <style:style style:name="T96" style:family="text">
      <style:text-properties fo:color="#cc9900" loext:opacity="100%" officeooo:rsid="010255cc" fo:background-color="transparent" loext:char-shading-value="0" style:font-size-asian="10.5pt" style:text-rotation-angle="0" style:text-rotation-scale="line-height"/>
    </style:style>
    <style:style style:name="T97" style:family="text">
      <style:text-properties fo:font-weight="normal" officeooo:rsid="015638d5" style:font-weight-asian="normal" style:font-weight-complex="normal"/>
    </style:style>
    <style:style style:name="T98" style:family="text">
      <style:text-properties fo:font-weight="normal" officeooo:rsid="0156470e" style:font-weight-asian="normal" style:font-weight-complex="normal"/>
    </style:style>
    <style:style style:name="T99" style:family="text">
      <style:text-properties fo:font-weight="normal" officeooo:rsid="034d2d72" style:font-size-asian="10.5pt" style:font-weight-asian="normal" style:font-weight-complex="normal" style:text-rotation-angle="0" style:text-rotation-scale="line-height"/>
    </style:style>
    <style:style style:name="T100" style:family="text">
      <style:text-properties fo:font-weight="normal" officeooo:rsid="0356edd1" style:font-size-asian="10.5pt" style:font-weight-asian="normal" style:font-weight-complex="normal" style:text-rotation-angle="0" style:text-rotation-scale="line-height"/>
    </style:style>
    <style:style style:name="T101" style:family="text">
      <style:text-properties officeooo:rsid="01022e9c"/>
    </style:style>
    <style:style style:name="T102" style:family="text">
      <style:text-properties officeooo:rsid="0102e26a"/>
    </style:style>
    <style:style style:name="T103" style:family="text">
      <style:text-properties officeooo:rsid="01053225"/>
    </style:style>
    <style:style style:name="T104" style:family="text">
      <style:text-properties officeooo:rsid="010d94f1"/>
    </style:style>
    <style:style style:name="T105" style:family="text">
      <style:text-properties officeooo:rsid="00f5a976"/>
    </style:style>
    <style:style style:name="T106" style:family="text">
      <style:text-properties officeooo:rsid="011e07bc"/>
    </style:style>
    <style:style style:name="T107" style:family="text">
      <style:text-properties officeooo:rsid="012087cc"/>
    </style:style>
    <style:style style:name="T108" style:family="text">
      <style:text-properties officeooo:rsid="01237987"/>
    </style:style>
    <style:style style:name="T109" style:family="text">
      <style:text-properties officeooo:rsid="0125d95e"/>
    </style:style>
    <style:style style:name="T110" style:family="text">
      <style:text-properties officeooo:rsid="012c5455"/>
    </style:style>
    <style:style style:name="T111" style:family="text">
      <style:text-properties officeooo:rsid="00f6bf3a"/>
    </style:style>
    <style:style style:name="T112" style:family="text">
      <style:text-properties officeooo:rsid="006edeb6"/>
    </style:style>
    <style:style style:name="T113" style:family="text">
      <style:text-properties officeooo:rsid="01320d79"/>
    </style:style>
    <style:style style:name="T114" style:family="text">
      <style:text-properties fo:background-color="#ffff00" loext:char-shading-value="0"/>
    </style:style>
    <style:style style:name="T115" style:family="text">
      <style:text-properties officeooo:rsid="0014b1ef" fo:background-color="#ffff00" loext:char-shading-value="0"/>
    </style:style>
    <style:style style:name="T116" style:family="text">
      <style:text-properties officeooo:rsid="00b37a98" fo:background-color="#ffff00" loext:char-shading-value="0"/>
    </style:style>
    <style:style style:name="T117" style:family="text">
      <style:text-properties officeooo:rsid="01e19d87" fo:background-color="#ffff00" loext:char-shading-value="0"/>
    </style:style>
    <style:style style:name="T118" style:family="text">
      <style:text-properties officeooo:rsid="02dcae5a" fo:background-color="#ffff00" loext:char-shading-value="0"/>
    </style:style>
    <style:style style:name="T119" style:family="text">
      <style:text-properties officeooo:rsid="02dd72e1" fo:background-color="#ffff00" loext:char-shading-value="0"/>
    </style:style>
    <style:style style:name="T120" style:family="text">
      <style:text-properties officeooo:rsid="004a7e62" fo:background-color="#ffff00" loext:char-shading-value="0"/>
    </style:style>
    <style:style style:name="T121" style:family="text">
      <style:text-properties officeooo:rsid="00dfb394" fo:background-color="#ffff00" loext:char-shading-value="0"/>
    </style:style>
    <style:style style:name="T122" style:family="text">
      <style:text-properties fo:background-color="#ffff00" loext:char-shading-value="0" style:font-size-asian="10.5pt" style:text-rotation-angle="0" style:text-rotation-scale="line-height"/>
    </style:style>
    <style:style style:name="T123" style:family="text">
      <style:text-properties officeooo:rsid="003fb17a" fo:background-color="#ffff00" loext:char-shading-value="0"/>
    </style:style>
    <style:style style:name="T124" style:family="text">
      <style:text-properties officeooo:rsid="00360d29" fo:background-color="#ffff00" loext:char-shading-value="0"/>
    </style:style>
    <style:style style:name="T125" style:family="text">
      <style:text-properties fo:background-color="#ffff00" loext:char-shading-value="0"/>
    </style:style>
    <style:style style:name="T126" style:family="text">
      <style:text-properties officeooo:rsid="0003d36e" fo:background-color="#ffff00" loext:char-shading-value="0"/>
    </style:style>
    <style:style style:name="T127" style:family="text">
      <style:text-properties officeooo:rsid="013da56a"/>
    </style:style>
    <style:style style:name="T128" style:family="text">
      <style:text-properties officeooo:rsid="013fd4d8"/>
    </style:style>
    <style:style style:name="T129" style:family="text">
      <style:text-properties officeooo:rsid="01487a0b"/>
    </style:style>
    <style:style style:name="T130" style:family="text">
      <style:text-properties style:font-size-asian="10.5pt" style:text-rotation-angle="0" style:text-rotation-scale="line-height"/>
    </style:style>
    <style:style style:name="T131" style:family="text">
      <style:text-properties officeooo:rsid="02914288" style:font-size-asian="10.5pt" style:text-rotation-angle="0" style:text-rotation-scale="line-height"/>
    </style:style>
    <style:style style:name="T132" style:family="text">
      <style:text-properties officeooo:rsid="02ba8142" style:font-size-asian="10.5pt" style:text-rotation-angle="0" style:text-rotation-scale="line-height"/>
    </style:style>
    <style:style style:name="T133" style:family="text">
      <style:text-properties officeooo:rsid="0309600b" style:font-size-asian="10.5pt" style:text-rotation-angle="0" style:text-rotation-scale="line-height"/>
    </style:style>
    <style:style style:name="T134" style:family="text">
      <style:text-properties officeooo:rsid="02eac6e2" style:font-size-asian="10.5pt" style:text-rotation-angle="0" style:text-rotation-scale="line-height"/>
    </style:style>
    <style:style style:name="T135" style:family="text">
      <style:text-properties officeooo:rsid="02f0120e" style:font-size-asian="10.5pt" style:text-rotation-angle="0" style:text-rotation-scale="line-height"/>
    </style:style>
    <style:style style:name="T136" style:family="text">
      <style:text-properties officeooo:rsid="03349874" style:font-size-asian="10.5pt" style:text-rotation-angle="0" style:text-rotation-scale="line-height"/>
    </style:style>
    <style:style style:name="T137" style:family="text">
      <style:text-properties officeooo:rsid="033cca02" style:font-size-asian="10.5pt" style:text-rotation-angle="0" style:text-rotation-scale="line-height"/>
    </style:style>
    <style:style style:name="T138" style:family="text">
      <style:text-properties officeooo:rsid="034d2d72" style:font-size-asian="10.5pt" style:text-rotation-angle="0" style:text-rotation-scale="line-height"/>
    </style:style>
    <style:style style:name="T139" style:family="text">
      <style:text-properties officeooo:rsid="0356edd1" style:font-size-asian="10.5pt" style:text-rotation-angle="0" style:text-rotation-scale="line-height"/>
    </style:style>
    <style:style style:name="T140" style:family="text">
      <style:text-properties officeooo:rsid="01053225" style:font-size-asian="10.5pt" style:text-rotation-angle="0" style:text-rotation-scale="line-height"/>
    </style:style>
    <style:style style:name="T141" style:family="text">
      <style:text-properties officeooo:rsid="03584f1e" style:font-size-asian="10.5pt" style:text-rotation-angle="0" style:text-rotation-scale="line-height"/>
    </style:style>
    <style:style style:name="T142" style:family="text">
      <style:text-properties officeooo:rsid="0359ad4b" style:font-size-asian="10.5pt" style:text-rotation-angle="0" style:text-rotation-scale="line-height"/>
    </style:style>
    <style:style style:name="T143" style:family="text">
      <style:text-properties officeooo:rsid="03598d37" style:font-size-asian="10.5pt" style:text-rotation-angle="0" style:text-rotation-scale="line-height"/>
    </style:style>
    <style:style style:name="T144" style:family="text">
      <style:text-properties style:use-window-font-color="true" loext:opacity="0%"/>
    </style:style>
    <style:style style:name="T145" style:family="text">
      <style:text-properties style:use-window-font-color="true" loext:opacity="0%" officeooo:rsid="01de9e84"/>
    </style:style>
    <style:style style:name="T146" style:family="text">
      <style:text-properties style:use-window-font-color="true" loext:opacity="0%" officeooo:rsid="0041ac97"/>
    </style:style>
    <style:style style:name="T147" style:family="text">
      <style:text-properties style:use-window-font-color="true" loext:opacity="0%" style:text-line-through-style="none" style:text-line-through-type="none" fo:background-color="transparent" loext:char-shading-value="0"/>
    </style:style>
    <style:style style:name="T148" style:family="text">
      <style:text-properties style:use-window-font-color="true" loext:opacity="0%" style:text-line-through-style="none" style:text-line-through-type="none" officeooo:rsid="035fbe09" fo:background-color="transparent" loext:char-shading-value="0"/>
    </style:style>
    <style:style style:name="T149" style:family="text">
      <style:text-properties fo:background-color="#ffffff" loext:char-shading-value="0"/>
    </style:style>
    <style:style style:name="T150" style:family="text">
      <style:text-properties officeooo:rsid="01e85549" fo:background-color="#ffffff" loext:char-shading-value="0"/>
    </style:style>
    <style:style style:name="T151" style:family="text">
      <style:text-properties officeooo:rsid="01bc64ae"/>
    </style:style>
    <style:style style:name="T152" style:family="text">
      <style:text-properties officeooo:rsid="01db4e56"/>
    </style:style>
    <style:style style:name="T153" style:family="text">
      <style:text-properties officeooo:rsid="01dcd5c1"/>
    </style:style>
    <style:style style:name="T154" style:family="text">
      <style:text-properties officeooo:rsid="01e31d18"/>
    </style:style>
    <style:style style:name="T155" style:family="text">
      <style:text-properties officeooo:rsid="01e85549"/>
    </style:style>
    <style:style style:name="T156" style:family="text">
      <style:text-properties officeooo:rsid="01fc27bb"/>
    </style:style>
    <style:style style:name="T157" style:family="text">
      <style:text-properties fo:language="pt" fo:country="BR" officeooo:rsid="011c9e96" fo:background-color="transparent" loext:char-shading-value="0"/>
    </style:style>
    <style:style style:name="T158" style:family="text">
      <style:text-properties fo:language="pt" fo:country="BR" officeooo:rsid="02d13db1" fo:background-color="transparent" loext:char-shading-value="0"/>
    </style:style>
    <style:style style:name="T159" style:family="text">
      <style:text-properties fo:language="pt" fo:country="BR" officeooo:rsid="011c9e96" fo:background-color="transparent" loext:char-shading-value="0" style:font-size-asian="10.5pt" style:text-rotation-angle="0" style:text-rotation-scale="line-height"/>
    </style:style>
    <style:style style:name="T160" style:family="text">
      <style:text-properties fo:language="pt" fo:country="BR" officeooo:rsid="004ecc5f"/>
    </style:style>
    <style:style style:name="T161" style:family="text">
      <style:text-properties fo:language="pt" fo:country="BR" officeooo:rsid="02699531"/>
    </style:style>
    <style:style style:name="T162" style:family="text">
      <style:text-properties fo:language="pt" fo:country="BR" officeooo:rsid="02699531" style:font-size-asian="10.5pt" style:text-rotation-angle="0" style:text-rotation-scale="line-height"/>
    </style:style>
    <style:style style:name="T163" style:family="text">
      <style:text-properties fo:language="pt" fo:country="BR" officeooo:rsid="026d073a" style:font-size-asian="10.5pt" style:text-rotation-angle="0" style:text-rotation-scale="line-height"/>
    </style:style>
    <style:style style:name="T164" style:family="text">
      <style:text-properties fo:language="pt" fo:country="BR" officeooo:rsid="02b44896" style:font-size-asian="10.5pt" style:text-rotation-angle="0" style:text-rotation-scale="line-height"/>
    </style:style>
    <style:style style:name="T165" style:family="text">
      <style:text-properties fo:language="pt" fo:country="BR" officeooo:rsid="0286a75b" style:font-size-asian="10.5pt" style:text-rotation-angle="0" style:text-rotation-scale="line-height"/>
    </style:style>
    <style:style style:name="T166" style:family="text">
      <style:text-properties fo:language="pt" fo:country="BR" officeooo:rsid="02b8fb1c" style:font-size-asian="10.5pt" style:text-rotation-angle="0" style:text-rotation-scale="line-height"/>
    </style:style>
    <style:style style:name="T167" style:family="text">
      <style:text-properties fo:language="pt" fo:country="BR" officeooo:rsid="004ecc5f" style:font-size-asian="10.5pt" style:text-rotation-angle="0" style:text-rotation-scale="line-height"/>
    </style:style>
    <style:style style:name="T168" style:family="text">
      <style:text-properties fo:language="pt" fo:country="BR" officeooo:rsid="02914288" style:font-size-asian="10.5pt" style:text-rotation-angle="0" style:text-rotation-scale="line-height"/>
    </style:style>
    <style:style style:name="T169" style:family="text">
      <style:text-properties fo:language="pt" fo:country="BR" officeooo:rsid="02ba8142" style:font-size-asian="10.5pt" style:text-rotation-angle="0" style:text-rotation-scale="line-height"/>
    </style:style>
    <style:style style:name="T170" style:family="text">
      <style:text-properties fo:language="pt" fo:country="BR" officeooo:rsid="02d2d188" style:font-size-asian="10.5pt" style:text-rotation-angle="0" style:text-rotation-scale="line-height"/>
    </style:style>
    <style:style style:name="T171" style:family="text">
      <style:text-properties fo:language="pt" fo:country="BR" officeooo:rsid="026b5dfd" style:font-size-asian="10.5pt" style:text-rotation-angle="0" style:text-rotation-scale="line-height"/>
    </style:style>
    <style:style style:name="T172" style:family="text">
      <style:text-properties fo:language="pt" fo:country="BR" officeooo:rsid="03286aba" style:font-size-asian="10.5pt" style:text-rotation-angle="0" style:text-rotation-scale="line-height"/>
    </style:style>
    <style:style style:name="T173" style:family="text">
      <style:text-properties fo:language="pt" fo:country="BR" officeooo:rsid="026b5dfd"/>
    </style:style>
    <style:style style:name="T174" style:family="text">
      <style:text-properties fo:language="pt" fo:country="BR" officeooo:rsid="026d073a"/>
    </style:style>
    <style:style style:name="T175" style:family="text">
      <style:text-properties fo:language="pt" fo:country="BR" officeooo:rsid="02664e96"/>
    </style:style>
    <style:style style:name="T176" style:family="text">
      <style:text-properties fo:language="pt" fo:country="BR" officeooo:rsid="0286a75b"/>
    </style:style>
    <style:style style:name="T177" style:family="text">
      <style:text-properties fo:language="pt" fo:country="BR" officeooo:rsid="02914288"/>
    </style:style>
    <style:style style:name="T178" style:family="text">
      <style:text-properties fo:language="pt" fo:country="BR" officeooo:rsid="02d2d188"/>
    </style:style>
    <style:style style:name="T179" style:family="text">
      <style:text-properties fo:language="pt" fo:country="BR" officeooo:rsid="006cf78b"/>
    </style:style>
    <style:style style:name="T180" style:family="text">
      <style:text-properties fo:language="pt" fo:country="BR" officeooo:rsid="0323aa0b"/>
    </style:style>
    <style:style style:name="T181" style:family="text">
      <style:text-properties fo:language="pt" fo:country="BR" officeooo:rsid="01fa1508" fo:background-color="#ffff00" loext:char-shading-value="0"/>
    </style:style>
    <style:style style:name="T182" style:family="text">
      <style:text-properties fo:language="pt" fo:country="BR" officeooo:rsid="0133013c" fo:background-color="#ffff00" loext:char-shading-value="0"/>
    </style:style>
    <style:style style:name="T183" style:family="text">
      <style:text-properties fo:language="pt" fo:country="BR" officeooo:rsid="00f23989"/>
    </style:style>
    <style:style style:name="T184" style:family="text">
      <style:text-properties fo:language="pt" fo:country="BR" officeooo:rsid="00709c65"/>
    </style:style>
    <style:style style:name="T185" style:family="text">
      <style:text-properties fo:language="pt" fo:country="BR" officeooo:rsid="001d864d"/>
    </style:style>
    <style:style style:name="T186" style:family="text">
      <style:text-properties officeooo:rsid="0210a474"/>
    </style:style>
    <style:style style:name="T187" style:family="text">
      <style:text-properties officeooo:rsid="0217dc03"/>
    </style:style>
    <style:style style:name="T188" style:family="text">
      <style:text-properties officeooo:rsid="0218e494"/>
    </style:style>
    <style:style style:name="T189" style:family="text">
      <style:text-properties officeooo:rsid="021abc4c"/>
    </style:style>
    <style:style style:name="T190" style:family="text">
      <style:text-properties officeooo:rsid="02254681"/>
    </style:style>
    <style:style style:name="T191" style:family="text">
      <style:text-properties officeooo:rsid="0226b79b"/>
    </style:style>
    <style:style style:name="T192" style:family="text">
      <style:text-properties officeooo:rsid="02312402"/>
    </style:style>
    <style:style style:name="T193" style:family="text">
      <style:text-properties officeooo:rsid="0238c358"/>
    </style:style>
    <style:style style:name="T194" style:family="text">
      <style:text-properties officeooo:rsid="0243b0c7"/>
    </style:style>
    <style:style style:name="T195" style:family="text">
      <style:text-properties officeooo:rsid="024655ad"/>
    </style:style>
    <style:style style:name="T196" style:family="text">
      <style:text-properties officeooo:rsid="02535bb0"/>
    </style:style>
    <style:style style:name="T197" style:family="text">
      <style:text-properties officeooo:rsid="025800ae"/>
    </style:style>
    <style:style style:name="T198" style:family="text">
      <style:text-properties officeooo:rsid="0259f64c"/>
    </style:style>
    <style:style style:name="T199" style:family="text">
      <style:text-properties officeooo:rsid="025b2f97"/>
    </style:style>
    <style:style style:name="T200" style:family="text">
      <style:text-properties officeooo:rsid="025b30d7"/>
    </style:style>
    <style:style style:name="T201" style:family="text">
      <style:text-properties officeooo:rsid="025c7b8e"/>
    </style:style>
    <style:style style:name="T202" style:family="text">
      <style:text-properties officeooo:rsid="025cbfb0"/>
    </style:style>
    <style:style style:name="T203" style:family="text">
      <style:text-properties officeooo:rsid="025e78b5"/>
    </style:style>
    <style:style style:name="T204" style:family="text">
      <style:text-properties officeooo:rsid="025ff4db"/>
    </style:style>
    <style:style style:name="T205" style:family="text">
      <style:text-properties officeooo:rsid="02664e96"/>
    </style:style>
    <style:style style:name="T206" style:family="text">
      <style:text-properties officeooo:rsid="026edbd9"/>
    </style:style>
    <style:style style:name="T207" style:family="text">
      <style:text-properties officeooo:rsid="027131bc"/>
    </style:style>
    <style:style style:name="T208" style:family="text">
      <style:text-properties officeooo:rsid="02777696"/>
    </style:style>
    <style:style style:name="T209" style:family="text">
      <style:text-properties officeooo:rsid="02793d37"/>
    </style:style>
    <style:style style:name="T210" style:family="text">
      <style:text-properties officeooo:rsid="0279cc48"/>
    </style:style>
    <style:style style:name="T211" style:family="text">
      <style:text-properties officeooo:rsid="027a3ce9"/>
    </style:style>
    <style:style style:name="T212" style:family="text">
      <style:text-properties officeooo:rsid="027dd930"/>
    </style:style>
    <style:style style:name="T213" style:family="text">
      <style:text-properties officeooo:rsid="028272ec"/>
    </style:style>
    <style:style style:name="T214" style:family="text">
      <style:text-properties officeooo:rsid="0283e4a9"/>
    </style:style>
    <style:style style:name="T215" style:family="text">
      <style:text-properties officeooo:rsid="02840829"/>
    </style:style>
    <style:style style:name="T216" style:family="text">
      <style:text-properties officeooo:rsid="02859a90"/>
    </style:style>
    <style:style style:name="T217" style:family="text">
      <style:text-properties officeooo:rsid="028737e7"/>
    </style:style>
    <style:style style:name="T218" style:family="text">
      <style:text-properties officeooo:rsid="02874339"/>
    </style:style>
    <style:style style:name="T219" style:family="text">
      <style:text-properties officeooo:rsid="028800f4"/>
    </style:style>
    <style:style style:name="T220" style:family="text">
      <style:text-properties officeooo:rsid="02899a4d"/>
    </style:style>
    <style:style style:name="T221" style:family="text">
      <style:text-properties officeooo:rsid="028dfbe9"/>
    </style:style>
    <style:style style:name="T222" style:family="text">
      <style:text-properties officeooo:rsid="02914288"/>
    </style:style>
    <style:style style:name="T223" style:family="text">
      <style:text-properties officeooo:rsid="029a23b5"/>
    </style:style>
    <style:style style:name="T224" style:family="text">
      <style:text-properties officeooo:rsid="029e7db5"/>
    </style:style>
    <style:style style:name="T225" style:family="text">
      <style:text-properties officeooo:rsid="02b44896"/>
    </style:style>
    <style:style style:name="T226" style:family="text">
      <style:text-properties officeooo:rsid="02b4bca4"/>
    </style:style>
    <style:style style:name="T227" style:family="text">
      <style:text-properties officeooo:rsid="02b72786"/>
    </style:style>
    <style:style style:name="T228" style:family="text">
      <style:text-properties officeooo:rsid="02d13db1"/>
    </style:style>
    <style:style style:name="T229" style:family="text">
      <style:text-properties officeooo:rsid="02d2d188"/>
    </style:style>
    <style:style style:name="T230" style:family="text">
      <style:text-properties officeooo:rsid="02dd16c2"/>
    </style:style>
    <style:style style:name="T231" style:family="text">
      <style:text-properties officeooo:rsid="02e06512"/>
    </style:style>
    <style:style style:name="T232" style:family="text">
      <style:text-properties officeooo:rsid="02e1af0d"/>
    </style:style>
    <style:style style:name="T233" style:family="text">
      <style:text-properties officeooo:rsid="02e47747"/>
    </style:style>
    <style:style style:name="T234" style:family="text">
      <style:text-properties officeooo:rsid="02ed572c"/>
    </style:style>
    <style:style style:name="T235" style:family="text">
      <style:text-properties officeooo:rsid="02f35b56"/>
    </style:style>
    <style:style style:name="T236" style:family="text">
      <style:text-properties officeooo:rsid="02f88dc1"/>
    </style:style>
    <style:style style:name="T237" style:family="text">
      <style:text-properties officeooo:rsid="02e7874b"/>
    </style:style>
    <style:style style:name="T238" style:family="text">
      <style:text-properties officeooo:rsid="02dffc8c"/>
    </style:style>
    <style:style style:name="T239" style:family="text">
      <style:text-properties officeooo:rsid="0302e678"/>
    </style:style>
    <style:style style:name="T240" style:family="text">
      <style:text-properties officeooo:rsid="0305e97b"/>
    </style:style>
    <style:style style:name="T241" style:family="text">
      <style:text-properties officeooo:rsid="03088ad8"/>
    </style:style>
    <style:style style:name="T242" style:family="text">
      <style:text-properties officeooo:rsid="030942a9"/>
    </style:style>
    <style:style style:name="T243" style:family="text">
      <style:text-properties officeooo:rsid="03058ec3"/>
    </style:style>
    <style:style style:name="T244" style:family="text">
      <style:text-properties officeooo:rsid="03093cd3"/>
    </style:style>
    <style:style style:name="T245" style:family="text">
      <style:text-properties officeooo:rsid="030d2596"/>
    </style:style>
    <style:style style:name="T246" style:family="text">
      <style:text-properties officeooo:rsid="031237ad"/>
    </style:style>
    <style:style style:name="T247" style:family="text">
      <style:text-properties officeooo:rsid="0314a160"/>
    </style:style>
    <style:style style:name="T248" style:family="text">
      <style:text-properties officeooo:rsid="02e33f41"/>
    </style:style>
    <style:style style:name="T249" style:family="text">
      <style:text-properties officeooo:rsid="02e17bf5"/>
    </style:style>
    <style:style style:name="T250" style:family="text">
      <style:text-properties officeooo:rsid="031cd901"/>
    </style:style>
    <style:style style:name="T251" style:family="text">
      <style:text-properties officeooo:rsid="031e5e10"/>
    </style:style>
    <style:style style:name="T252" style:family="text">
      <style:text-properties officeooo:rsid="031ebf8a"/>
    </style:style>
    <style:style style:name="T253" style:family="text">
      <style:text-properties officeooo:rsid="031fe0ef"/>
    </style:style>
    <style:style style:name="T254" style:family="text">
      <style:text-properties officeooo:rsid="0320aa69"/>
    </style:style>
    <style:style style:name="T255" style:family="text">
      <style:text-properties officeooo:rsid="0323aa0b"/>
    </style:style>
    <style:style style:name="T256" style:family="text">
      <style:text-properties officeooo:rsid="03251389"/>
    </style:style>
    <style:style style:name="T257" style:family="text">
      <style:text-properties officeooo:rsid="03263c4e"/>
    </style:style>
    <style:style style:name="T258" style:family="text">
      <style:text-properties officeooo:rsid="02f0120e"/>
    </style:style>
    <style:style style:name="T259" style:family="text">
      <style:text-properties officeooo:rsid="03119f5b"/>
    </style:style>
    <style:style style:name="T260" style:family="text">
      <style:text-properties officeooo:rsid="030fdc88"/>
    </style:style>
    <style:style style:name="T261" style:family="text">
      <style:text-properties officeooo:rsid="032f8d7c"/>
    </style:style>
    <style:style style:name="T262" style:family="text">
      <style:text-properties officeooo:rsid="031c8c29"/>
    </style:style>
    <style:style style:name="T263" style:family="text">
      <style:text-properties officeooo:rsid="033b2abe"/>
    </style:style>
    <style:style style:name="T264" style:family="text">
      <style:text-properties officeooo:rsid="0344df1a"/>
    </style:style>
    <style:style style:name="T265" style:family="text">
      <style:text-properties officeooo:rsid="0345f7e2"/>
    </style:style>
    <style:style style:name="T266" style:family="text">
      <style:text-properties officeooo:rsid="034780a6"/>
    </style:style>
    <style:style style:name="T267" style:family="text">
      <style:text-properties officeooo:rsid="034a3df2"/>
    </style:style>
    <style:style style:name="T268" style:family="text">
      <style:text-properties officeooo:rsid="034d2d72"/>
    </style:style>
    <style:style style:name="T269" style:family="text">
      <style:text-properties officeooo:rsid="0356edd1"/>
    </style:style>
    <style:style style:name="T270" style:family="text">
      <style:text-properties officeooo:rsid="035fbe09"/>
    </style:style>
    <style:style style:name="T271" style:family="text">
      <style:text-properties officeooo:rsid="036224a1"/>
    </style:style>
    <style:style style:name="T272" style:family="text">
      <style:text-properties officeooo:rsid="0363e1a7"/>
    </style:style>
    <style:style style:name="T273" style:family="text">
      <style:text-properties officeooo:rsid="03668df4"/>
    </style:style>
    <style:style style:name="T274" style:family="text">
      <style:text-properties officeooo:rsid="036baebc"/>
    </style:style>
    <style:style style:name="T275" style:family="text">
      <style:text-properties officeooo:rsid="03710dbc"/>
    </style:style>
    <style:style style:name="T276" style:family="text">
      <style:text-properties officeooo:rsid="0374376f"/>
    </style:style>
    <style:style style:name="T277" style:family="text">
      <style:text-properties fo:color="#ce9178" loext:opacity="100%" style:font-name="Consolas" fo:font-size="10.5pt" fo:font-weight="normal" fo:background-color="#1e1e1e" loext:char-shading-value="0"/>
    </style:style>
    <style:style style:name="T278" style:family="text">
      <style:text-properties officeooo:rsid="0209216a"/>
    </style:style>
    <style:style style:name="T279" style:family="text">
      <style:text-properties officeooo:rsid="0383f110"/>
    </style:style>
    <style:style style:name="T280" style:family="text">
      <style:text-properties officeooo:rsid="0387f6f4"/>
    </style:style>
    <style:style style:name="T281" style:family="text">
      <style:text-properties fo:color="#000000" loext:opacity="100%" fo:background-color="transparent" loext:char-shading-value="0" style:font-size-asian="10.5pt" style:text-rotation-angle="0" style:text-rotation-scale="line-height"/>
    </style:style>
    <style:style style:name="T282" style:family="text">
      <style:text-properties fo:color="#000000" loext:opacity="100%" officeooo:rsid="01053225" fo:background-color="transparent" loext:char-shading-value="0"/>
    </style:style>
    <style:style style:name="T283" style:family="text">
      <style:text-properties officeooo:rsid="03886e1a"/>
    </style:style>
    <style:style style:name="T284" style:family="text">
      <style:text-properties officeooo:rsid="0350f10a"/>
    </style:style>
    <style:style style:name="T285" style:family="text">
      <style:text-properties officeooo:rsid="034fcdd7"/>
    </style:style>
    <style:style style:name="T286" style:family="text">
      <style:text-properties officeooo:rsid="034be2a3"/>
    </style:style>
    <style:style style:name="T287" style:family="text">
      <style:text-properties officeooo:rsid="03598d37"/>
    </style:style>
    <style:style style:name="T288" style:family="text">
      <style:text-properties officeooo:rsid="039028c7"/>
    </style:style>
    <style:style style:name="T289" style:family="text">
      <style:text-properties officeooo:rsid="03923457"/>
    </style:style>
  </office:automatic-styles>
  <office:body>
    <office:text>
      <office:forms form:automatic-focus="false" form:apply-design-mode="false"/>
      <text:tracked-changes text:track-changes="false">
        <text:changed-region xml:id="ct2195420199136" text:id="ct2195420199136">
          <text:deletion>
            <office:change-info>
              <dc:creator>Autor desconhecido</dc:creator>
              <dc:date>2022-06-28T09:27:15</dc:date>
            </office:change-info>
            <text:p text:style-name="P229"/>
            <text:p text:style-name="P239"/>
          </text:deletion>
        </text:changed-region>
        <text:changed-region xml:id="ct2195420208016" text:id="ct2195420208016">
          <text:deletion>
            <office:change-info>
              <dc:creator>Autor desconhecido</dc:creator>
              <dc:date>2022-06-28T09:26:44</dc:date>
            </office:change-info>
            <text:p text:style-name="P239">Edificação genérica</text:p>
          </text:deletion>
        </text:changed-region>
        <text:changed-region xml:id="ct2195420206336" text:id="ct2195420206336">
          <text:deletion>
            <office:change-info>
              <dc:creator>Autor desconhecido</dc:creator>
              <dc:date>2022-06-28T09:27:14</dc:date>
            </office:change-info>
            <text:p text:style-name="P239"><text:s/>-</text:p>
          </text:deletion>
        </text:changed-region>
        <text:changed-region xml:id="ct2195420200576" text:id="ct2195420200576">
          <text:deletion>
            <office:change-info>
              <dc:creator>Autor desconhecido</dc:creator>
              <dc:date>2022-06-28T09:26:54</dc:date>
            </office:change-info>
            <text:p text:style-name="P239">0</text:p>
          </text:deletion>
        </text:changed-region>
        <text:changed-region xml:id="ct2195420211616" text:id="ct2195420211616">
          <text:deletion>
            <office:change-info>
              <dc:creator>Autor desconhecido</dc:creator>
              <dc:date>2022-06-28T09:30:10</dc:date>
            </office:change-info>
            <text:p text:style-name="P239"/>
            <text:p text:style-name="P239"/>
          </text:deletion>
        </text:changed-region>
        <text:changed-region xml:id="ct2195420208256" text:id="ct2195420208256">
          <text:insertion>
            <office:change-info>
              <dc:creator>Autor desconhecido</dc:creator>
              <dc:date>2022-06-28T09:28:07</dc:date>
            </office:change-info>
          </text:insertion>
        </text:changed-region>
        <text:changed-region xml:id="ct2195420197216" text:id="ct2195420197216">
          <text:insertion>
            <office:change-info>
              <dc:creator>Autor desconhecido</dc:creator>
              <dc:date>2022-06-28T09:30:17</dc:date>
            </office:change-info>
          </text:insertion>
        </text:changed-region>
        <text:changed-region xml:id="ct2195420208496" text:id="ct2195420208496">
          <text:insertion>
            <office:change-info>
              <dc:creator>Autor desconhecido</dc:creator>
              <dc:date>2022-06-28T09:28:12</dc:date>
            </office:change-info>
          </text:insertion>
        </text:changed-region>
        <text:changed-region xml:id="ct2195420199856" text:id="ct2195420199856">
          <text:insertion>
            <office:change-info>
              <dc:creator>Autor desconhecido</dc:creator>
              <dc:date>2022-06-28T09:28:12</dc:date>
            </office:change-info>
          </text:insertion>
        </text:changed-region>
        <text:changed-region xml:id="ct2195420197696" text:id="ct2195420197696">
          <text:insertion>
            <office:change-info>
              <dc:creator>Autor desconhecido</dc:creator>
              <dc:date>2022-06-28T09:33:08</dc:date>
            </office:change-info>
          </text:insertion>
        </text:changed-region>
        <text:changed-region xml:id="ct2195420212096" text:id="ct2195420212096">
          <text:insertion>
            <office:change-info>
              <dc:creator>Autor desconhecido</dc:creator>
              <dc:date>2022-06-28T09:33:16</dc:date>
            </office:change-info>
          </text:insertion>
        </text:changed-region>
        <text:changed-region xml:id="ct2195420198176" text:id="ct2195420198176">
          <text:deletion>
            <office:change-info>
              <dc:creator>Autor desconhecido</dc:creator>
              <dc:date>2022-06-28T09:33:15</dc:date>
            </office:change-info>
            <text:p text:style-name="P240"><text:span text:style-name="T221">0</text:span></text:p>
          </text:deletion>
        </text:changed-region>
        <text:changed-region xml:id="ct2195420205136" text:id="ct2195420205136">
          <text:insertion>
            <office:change-info>
              <dc:creator>Autor desconhecido</dc:creator>
              <dc:date>2022-06-28T09:33:56</dc:date>
            </office:change-info>
          </text:insertion>
        </text:changed-region>
        <text:changed-region xml:id="ct2195420198656" text:id="ct2195420198656">
          <text:deletion>
            <office:change-info>
              <dc:creator>Autor desconhecido</dc:creator>
              <dc:date>2022-06-28T09:33:56</dc:date>
            </office:change-info>
            <text:p text:style-name="P488"><text:span text:style-name="T221">1</text:span></text:p>
          </text:deletion>
        </text:changed-region>
        <text:changed-region xml:id="ct2195420208736" text:id="ct2195420208736">
          <text:deletion>
            <office:change-info>
              <dc:creator>Autor desconhecido</dc:creator>
              <dc:date>2022-06-28T09:34:00</dc:date>
            </office:change-info>
            <text:p text:style-name="P488"/>
            <text:p text:style-name="P488"/>
          </text:deletion>
        </text:changed-region>
        <text:changed-region xml:id="ct2195420198416" text:id="ct2195420198416">
          <text:deletion>
            <office:change-info>
              <dc:creator>Autor desconhecido</dc:creator>
              <dc:date>2022-06-28T09:33:59</dc:date>
            </office:change-info>
            <text:p text:style-name="P488">Pub Civ - <text:span text:style-name="T221">Fundação</text:span> -13<text:span text:style-name="T221">12</text:span></text:p>
            <text:p text:style-name="P488">Pub Civ - <text:span text:style-name="T221">Procuradoria</text:span> -13<text:span text:style-name="T221">13</text:span></text:p>
            <text:p text:style-name="P488">Pub Civ - <text:span text:style-name="T221">Autarquia</text:span> -13<text:span text:style-name="T221">14</text:span></text:p>
          </text:deletion>
        </text:changed-region>
        <text:changed-region xml:id="ct2195420198896" text:id="ct2195420198896">
          <text:insertion>
            <office:change-info>
              <dc:creator>Autor desconhecido</dc:creator>
              <dc:date>2022-06-28T09:38:02</dc:date>
            </office:change-info>
          </text:insertion>
        </text:changed-region>
        <text:changed-region xml:id="ct2195420205376" text:id="ct2195420205376">
          <text:insertion>
            <office:change-info>
              <dc:creator>Autor desconhecido</dc:creator>
              <dc:date>2022-06-28T09:38:19</dc:date>
            </office:change-info>
          </text:insertion>
        </text:changed-region>
        <text:changed-region xml:id="ct2195420199376" text:id="ct2195420199376">
          <text:deletion>
            <office:change-info>
              <dc:creator>Autor desconhecido</dc:creator>
              <dc:date>2022-06-28T09:38:00</dc:date>
            </office:change-info>
            <text:p text:style-name="P229"/>
            <text:p text:style-name="P229">Pub Mil - Hotel de trânsito -1717</text:p>
          </text:deletion>
        </text:changed-region>
        <text:changed-region xml:id="ct2195420201776" text:id="ct2195420201776">
          <text:insertion>
            <office:change-info>
              <dc:creator>Autor desconhecido</dc:creator>
              <dc:date>2022-06-28T09:38:36</dc:date>
            </office:change-info>
          </text:insertion>
        </text:changed-region>
        <text:changed-region xml:id="ct2195420203696" text:id="ct2195420203696">
          <text:insertion>
            <office:change-info>
              <dc:creator>Autor desconhecido</dc:creator>
              <dc:date>2022-06-28T09:39:18</dc:date>
            </office:change-info>
          </text:insertion>
        </text:changed-region>
        <text:changed-region xml:id="ct2195420201296" text:id="ct2195420201296">
          <text:deletion>
            <office:change-info>
              <dc:creator>Autor desconhecido</dc:creator>
              <dc:date>2022-06-28T09:40:04</dc:date>
            </office:change-info>
            <text:p text:style-name="P241">Posto Fisc – Fiscalização -1911</text:p>
          </text:deletion>
        </text:changed-region>
        <text:changed-region xml:id="ct2195420200336" text:id="ct2195420200336">
          <text:deletion>
            <office:change-info>
              <dc:creator>Autor desconhecido</dc:creator>
              <dc:date>2022-06-28T09:39:21</dc:date>
            </office:change-info>
            <text:p text:style-name="P241"/>
            <text:p text:style-name="P241">Posto Fisc - Tributação -1910</text:p>
          </text:deletion>
        </text:changed-region>
        <text:changed-region xml:id="ct2195420203936" text:id="ct2195420203936">
          <text:insertion>
            <office:change-info>
              <dc:creator>Autor desconhecido</dc:creator>
              <dc:date>2022-06-28T09:40:09</dc:date>
            </office:change-info>
          </text:insertion>
        </text:changed-region>
        <text:changed-region xml:id="ct2195420202016" text:id="ct2195420202016">
          <text:deletion>
            <office:change-info>
              <dc:creator>Autor desconhecido</dc:creator>
              <dc:date>2022-06-28T09:40:08</dc:date>
            </office:change-info>
            <text:p text:style-name="P236"><text:span text:style-name="T216">2</text:span></text:p>
          </text:deletion>
        </text:changed-region>
        <text:changed-region xml:id="ct2195420205616" text:id="ct2195420205616">
          <text:insertion>
            <office:change-info>
              <dc:creator>Autor desconhecido</dc:creator>
              <dc:date>2022-06-28T09:40:13</dc:date>
            </office:change-info>
          </text:insertion>
        </text:changed-region>
        <text:changed-region xml:id="ct2195423288768" text:id="ct2195423288768">
          <text:insertion>
            <office:change-info>
              <dc:creator>Autor desconhecido</dc:creator>
              <dc:date>2022-06-28T09:40:52</dc:date>
            </office:change-info>
          </text:insertion>
        </text:changed-region>
        <text:changed-region xml:id="ct2195423278688" text:id="ct2195423278688">
          <text:deletion>
            <office:change-info>
              <dc:creator>Autor desconhecido</dc:creator>
              <dc:date>2022-06-28T09:40:57</dc:date>
            </office:change-info>
            <text:p text:style-name="P241">Sau - Atendimento a urgência e emergências (pronto socorro) -2027</text:p>
          </text:deletion>
        </text:changed-region>
        <text:changed-region xml:id="ct2195423281088" text:id="ct2195423281088">
          <text:insertion>
            <office:change-info>
              <dc:creator>Autor desconhecido</dc:creator>
              <dc:date>2022-06-28T09:41:04</dc:date>
            </office:change-info>
          </text:insertion>
        </text:changed-region>
        <text:changed-region xml:id="ct2195423281808" text:id="ct2195423281808">
          <text:deletion>
            <office:change-info>
              <dc:creator>Autor desconhecido</dc:creator>
              <dc:date>2022-06-28T09:40:50</dc:date>
            </office:change-info>
            <text:p text:style-name="P234">Sau - Atendimento hospitalar -2025</text:p>
            <text:p text:style-name="P229">Sau - Atendimento hospitalar especializado -2026</text:p>
            <text:p text:style-name="P234"><text:span text:style-name="T114"/></text:p>
          </text:deletion>
        </text:changed-region>
        <text:changed-region xml:id="ct2195423277008" text:id="ct2195423277008">
          <text:deletion>
            <office:change-info>
              <dc:creator>Autor desconhecido</dc:creator>
              <dc:date>2022-06-28T09:41:05</dc:date>
            </office:change-info>
            <text:p text:style-name="P234"><text:span text:style-name="T115"/></text:p>
            <text:p text:style-name="P234">Sau - Serviços de complementação diagnóstica ou terapêutica -2029</text:p>
          </text:deletion>
        </text:changed-region>
        <text:changed-region xml:id="ct2195423278448" text:id="ct2195423278448">
          <text:insertion>
            <office:change-info>
              <dc:creator>Autor desconhecido</dc:creator>
              <dc:date>2022-06-28T09:41:56</dc:date>
            </office:change-info>
          </text:insertion>
        </text:changed-region>
        <text:changed-region xml:id="ct2195423283248" text:id="ct2195423283248">
          <text:insertion>
            <office:change-info>
              <dc:creator>Autor desconhecido</dc:creator>
              <dc:date>2022-06-28T09:42:06</dc:date>
            </office:change-info>
          </text:insertion>
        </text:changed-region>
        <text:changed-region xml:id="ct2195423289728" text:id="ct2195423289728">
          <text:deletion>
            <office:change-info>
              <dc:creator>Autor desconhecido</dc:creator>
              <dc:date>2022-06-28T09:42:16</dc:date>
            </office:change-info>
            <text:p text:style-name="P241">Rod - <text:span text:style-name="T44">Outros</text:span> -22<text:span text:style-name="T44">98</text:span></text:p>
          </text:deletion>
        </text:changed-region>
        <text:changed-region xml:id="ct2195423278208" text:id="ct2195423278208">
          <text:deletion>
            <office:change-info>
              <dc:creator>Autor desconhecido</dc:creator>
              <dc:date>2022-06-28T09:42:57</dc:date>
            </office:change-info>
            <text:p text:style-name="P229"/>
            <text:p text:style-name="P229"/>
          </text:deletion>
        </text:changed-region>
        <text:changed-region xml:id="ct2195423286368" text:id="ct2195423286368">
          <text:deletion>
            <office:change-info>
              <dc:creator>Autor desconhecido</dc:creator>
              <dc:date>2022-06-28T09:41:53</dc:date>
            </office:change-info>
            <text:p text:style-name="P229">Rod - Terminal interestadual -2208 <text:span text:style-name="T104">(*)</text:span></text:p>
          </text:deletion>
        </text:changed-region>
        <text:changed-region xml:id="ct2195423286128" text:id="ct2195423286128">
          <text:deletion>
            <office:change-info>
              <dc:creator>Autor desconhecido</dc:creator>
              <dc:date>2022-06-28T09:42:56</dc:date>
            </office:change-info>
            <text:p text:style-name="P229"/>
            <text:p text:style-name="P229">Rod - Terminal urbano -2209 <text:span text:style-name="T104">(*)</text:span></text:p>
            <text:p text:style-name="P229">Rod - <text:span text:style-name="T219">Administração</text:span> -22<text:span text:style-name="T219">14</text:span></text:p>
          </text:deletion>
        </text:changed-region>
        <text:changed-region xml:id="ct2195423289248" text:id="ct2195423289248">
          <text:insertion>
            <office:change-info>
              <dc:creator>Autor desconhecido</dc:creator>
              <dc:date>2022-06-28T09:42:19</dc:date>
            </office:change-info>
          </text:insertion>
        </text:changed-region>
        <text:changed-region xml:id="ct2195423284688" text:id="ct2195423284688">
          <text:insertion>
            <office:change-info>
              <dc:creator>Autor desconhecido</dc:creator>
              <dc:date>2022-06-28T09:43:45</dc:date>
            </office:change-info>
          </text:insertion>
        </text:changed-region>
        <text:changed-region xml:id="ct2195423283488" text:id="ct2195423283488">
          <text:insertion>
            <office:change-info>
              <dc:creator>Autor desconhecido</dc:creator>
              <dc:date>2022-06-28T09:43:45</dc:date>
            </office:change-info>
          </text:insertion>
        </text:changed-region>
        <text:changed-region xml:id="ct2195423284928" text:id="ct2195423284928">
          <text:insertion>
            <office:change-info>
              <dc:creator>Autor desconhecido</dc:creator>
              <dc:date>2022-06-28T09:43:45</dc:date>
            </office:change-info>
          </text:insertion>
        </text:changed-region>
        <text:changed-region xml:id="ct2195423289008" text:id="ct2195423289008">
          <text:deletion>
            <office:change-info>
              <dc:creator>Autor desconhecido</dc:creator>
              <dc:date>2022-06-28T09:46:07</dc:date>
            </office:change-info>
            <text:p text:style-name="P229">Aero - Hangar -2429</text:p>
          </text:deletion>
        </text:changed-region>
        <text:changed-region xml:id="ct2195423282048" text:id="ct2195423282048">
          <text:insertion>
            <office:change-info>
              <dc:creator>Autor desconhecido</dc:creator>
              <dc:date>2022-06-28T09:46:00</dc:date>
            </office:change-info>
          </text:insertion>
        </text:changed-region>
        <text:changed-region xml:id="ct2195423276048" text:id="ct2195423276048">
          <text:deletion>
            <office:change-info>
              <dc:creator>Autor desconhecido</dc:creator>
              <dc:date>2022-06-28T09:45:59</dc:date>
            </office:change-info>
            <text:p text:style-name="P229"/>
            <text:p text:style-name="P229">Aero - Terminal de passageiros -2426</text:p>
          </text:deletion>
        </text:changed-region>
        <text:changed-region xml:id="ct2195423289488" text:id="ct2195423289488">
          <text:insertion>
            <office:change-info>
              <dc:creator>Autor desconhecido</dc:creator>
              <dc:date>2022-06-28T09:46:09</dc:date>
            </office:change-info>
          </text:insertion>
        </text:changed-region>
        <text:changed-region xml:id="ct2195423282528" text:id="ct2195423282528">
          <text:deletion>
            <office:change-info>
              <dc:creator>Autor desconhecido</dc:creator>
              <dc:date>2022-06-28T09:46:32</dc:date>
            </office:change-info>
            <text:p text:style-name="P305"><text:span text:style-name="T173">incendios</text:span></text:p>
          </text:deletion>
        </text:changed-region>
        <text:changed-region xml:id="ct2195423283968" text:id="ct2195423283968">
          <text:insertion>
            <office:change-info>
              <dc:creator>Autor desconhecido</dc:creator>
              <dc:date>2022-06-28T09:46:32</dc:date>
            </office:change-info>
          </text:insertion>
        </text:changed-region>
        <text:changed-region xml:id="ct2195423288528" text:id="ct2195423288528">
          <text:deletion>
            <office:change-info>
              <dc:creator>Autor desconhecido</dc:creator>
              <dc:date>2022-06-28T09:51:35</dc:date>
            </office:change-info>
            <text:p text:style-name="P564">Desconhecido -0</text:p>
            <text:p text:style-name="P144">Alvenaria -1</text:p>
            <text:p text:style-name="P144">Concreto -2</text:p>
            <text:p text:style-name="P144">Madeira -5</text:p>
            <text:p text:style-name="P144">Metal -3</text:p>
            <text:p text:style-name="P154"><text:span text:style-name="T63">Outros -98</text:span></text:p>
          </text:deletion>
        </text:changed-region>
        <text:changed-region xml:id="ct2195423283728" text:id="ct2195423283728">
          <text:insertion>
            <office:change-info>
              <dc:creator>Autor desconhecido</dc:creator>
              <dc:date>2022-06-28T09:51:35</dc:date>
            </office:change-info>
          </text:insertion>
        </text:changed-region>
        <text:changed-region xml:id="ct2195423285408" text:id="ct2195423285408">
          <text:deletion>
            <office:change-info>
              <dc:creator>Autor desconhecido</dc:creator>
              <dc:date>2022-06-28T09:51:06</dc:date>
            </office:change-info>
            <text:p text:style-name="P306"><text:span text:style-name="T175"/></text:p>
            <text:p text:style-name="P306"><text:span text:style-name="T175"/></text:p>
          </text:deletion>
        </text:changed-region>
        <text:changed-region xml:id="ct2195423284208" text:id="ct2195423284208">
          <text:deletion>
            <office:change-info>
              <dc:creator>Autor desconhecido</dc:creator>
              <dc:date>2022-06-28T09:51:04</dc:date>
            </office:change-info>
            <text:p text:style-name="P304"><text:span text:style-name="T168"/></text:p>
            <text:p text:style-name="P304"><text:span text:style-name="T168"/></text:p>
          </text:deletion>
        </text:changed-region>
        <text:changed-region xml:id="ct2195423285168" text:id="ct2195423285168">
          <text:insertion>
            <office:change-info>
              <dc:creator>Autor desconhecido</dc:creator>
              <dc:date>2022-06-28T09:53:40</dc:date>
            </office:change-info>
          </text:insertion>
        </text:changed-region>
        <text:changed-region xml:id="ct2195423289968" text:id="ct2195423289968">
          <text:insertion>
            <office:change-info>
              <dc:creator>Autor desconhecido</dc:creator>
              <dc:date>2022-06-28T09:53:40</dc:date>
            </office:change-info>
          </text:insertion>
        </text:changed-region>
        <text:changed-region xml:id="ct2195423287568" text:id="ct2195423287568">
          <text:insertion>
            <office:change-info>
              <dc:creator>Autor desconhecido</dc:creator>
              <dc:date>2022-06-28T09:53:40</dc:date>
            </office:change-info>
          </text:insertion>
        </text:changed-region>
        <text:changed-region xml:id="ct2195423277248" text:id="ct2195423277248">
          <text:insertion>
            <office:change-info>
              <dc:creator>Autor desconhecido</dc:creator>
              <dc:date>2022-06-28T09:53:40</dc:date>
            </office:change-info>
          </text:insertion>
        </text:changed-region>
        <text:changed-region xml:id="ct2195423287328" text:id="ct2195423287328">
          <text:deletion>
            <office:change-info>
              <dc:creator>Autor desconhecido</dc:creator>
              <dc:date>2022-06-28T09:51:01</dc:date>
            </office:change-info>
            <text:p text:style-name="P25"><text:span text:style-name="T148"/></text:p>
            <text:p text:style-name="P25"><text:span text:style-name="T148"/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7">EDGV <text:span text:style-name="T152">3.0 </text:span>PRO – V<text:span text:style-name="T230">1</text:span><text:span text:style-name="T152">.1.</text:span><text:span text:style-name="T236">1</text:span></text:p>
      <text:p text:style-name="P358">Relação de restrição de atributo</text:p>
      <text:p text:style-name="P4"/>
      <text:p text:style-name="P4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leLine2195379652384">
          <table:table-cell table:style-name="Tabela4.A1" office:value-type="string">
            <text:p text:style-name="P33">Classe</text:p>
          </table:table-cell>
          <table:table-cell table:style-name="Tabela4.B1" table:number-columns-spanned="3" office:value-type="string">
            <text:p text:style-name="P112">cobter_area_<text:span text:style-name="T152">construida [A] / </text:span><text:span text:style-name="T262">aquisicao_</text:span><text:span text:style-name="T152">centroide_area_construida </text:span><text:span text:style-name="T264">[P]</text:span></text:p>
          </table:table-cell>
          <table:covered-table-cell/>
          <table:covered-table-cell/>
        </table:table-row>
        <table:table-row table:style-name="TableLine2195379651296">
          <table:table-cell table:style-name="Tabela4.A2" office:value-type="string">
            <text:p text:style-name="P33">Atributo</text:p>
          </table:table-cell>
          <table:table-cell table:style-name="Tabela4.A2" office:value-type="string">
            <text:p text:style-name="P111">nome<text:span text:style-name="T6"> (0..1)</text:span></text:p>
          </table:table-cell>
          <table:table-cell table:style-name="Tabela4.A2" office:value-type="string">
            <text:p text:style-name="P113">densamente_edificada (1)</text:p>
          </table:table-cell>
          <table:table-cell table:style-name="Tabela4.D2" office:value-type="string">
            <text:p text:style-name="P113">assentamento_precario (1)</text:p>
          </table:table-cell>
        </table:table-row>
        <table:table-row table:style-name="TableLine2195379644768">
          <table:table-cell table:style-name="Tabela4.A3" office:value-type="string">
            <text:p text:style-name="P33">Domínio</text:p>
          </table:table-cell>
          <table:table-cell table:style-name="Tabela4.B3" office:value-type="string">
            <text:p text:style-name="P33">A ser preenchido</text:p>
          </table:table-cell>
          <table:table-cell table:style-name="Tabela4.C3" office:value-type="string">
            <text:p text:style-name="P282">Sim – 1</text:p>
            <text:p text:style-name="P283">Não - <text:span text:style-name="T263">2</text:span></text:p>
          </table:table-cell>
          <table:table-cell table:style-name="Tabela4.D3" office:value-type="string">
            <text:p text:style-name="P282">Sim – 1</text:p>
            <text:p text:style-name="P283">Não - <text:span text:style-name="T263">2</text:span></text:p>
          </table:table-cell>
        </table:table-row>
      </table:table>
      <text:p text:style-name="P4"/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leLine2195379656464">
          <table:table-cell table:style-name="Tabela1.A1" office:value-type="string">
            <text:p text:style-name="P30">Classe</text:p>
          </table:table-cell>
          <table:table-cell table:style-name="Tabela1.B1" table:number-columns-spanned="3" office:value-type="string">
            <text:p text:style-name="P124">cobter_<text:span text:style-name="T152">massa</text:span>_dagua<text:span text:style-name="T7"> [A] / </text:span><text:span text:style-name="T262">aquisicao_centroide_massa_dagua [P]</text:span></text:p>
          </table:table-cell>
          <table:covered-table-cell/>
          <table:covered-table-cell/>
        </table:table-row>
        <table:table-row table:style-name="TableLine2195379649664">
          <table:table-cell table:style-name="Tabela1.A2" office:value-type="string">
            <text:p text:style-name="P30">Atributo</text:p>
          </table:table-cell>
          <table:table-cell table:style-name="Tabela1.A2" office:value-type="string">
            <text:p text:style-name="P125"><text:span text:style-name="T5">n</text:span>ome <text:span text:style-name="T5">(0..1)</text:span></text:p>
          </table:table-cell>
          <table:table-cell table:style-name="Tabela1.A2" office:value-type="string">
            <text:p text:style-name="P94">tipo (1)</text:p>
          </table:table-cell>
          <table:table-cell table:style-name="Tabela1.D2" office:value-type="string">
            <text:p text:style-name="P125">regime <text:span text:style-name="T5">(1)</text:span></text:p>
          </table:table-cell>
        </table:table-row>
        <table:table-row table:style-name="TableLine2195422123488">
          <table:table-cell table:style-name="Tabela1.A5" table:number-rows-spanned="3" office:value-type="string">
            <text:p text:style-name="P30">Domínio</text:p>
          </table:table-cell>
          <table:table-cell table:style-name="Tabela1.B5" table:number-rows-spanned="3" office:value-type="string">
            <text:p text:style-name="P30">A ser preenchido</text:p>
          </table:table-cell>
          <table:table-cell table:style-name="Tabela1.C3" office:value-type="string">
            <text:p text:style-name="P194">Oceano <text:span text:style-name="T153">(sem fluxo) </text:span>–<text:span text:style-name="T1"> 3 !</text:span></text:p>
            <text:p text:style-name="P192">Baia <text:span text:style-name="T153">(sem fluxo) </text:span>–<text:span text:style-name="T1"> 4 !</text:span></text:p>
            <text:p text:style-name="P192">Enseada <text:span text:style-name="T153">(sem fluxo) </text:span>–<text:span text:style-name="T1"> 5 !</text:span></text:p>
            <text:p text:style-name="P192">Laguna <text:span text:style-name="T153">(com fluxo) </text:span>–<text:span text:style-name="T1"> 9 !</text:span></text:p>
          </table:table-cell>
          <table:table-cell table:style-name="Tabela1.D3" office:value-type="string">
            <text:p text:style-name="P30">Permanente –<text:span text:style-name="T2"> 1 </text:span></text:p>
            <text:p text:style-name="P30"/>
            <text:p text:style-name="P544">V - tipo in (3,4,5,9) and not(regime in (1))</text:p>
          </table:table-cell>
        </table:table-row>
        <table:table-row table:style-name="TableLine2195422126480">
          <table:covered-table-cell/>
          <table:covered-table-cell/>
          <table:table-cell table:style-name="Tabela1.C4" office:value-type="string">
            <text:p text:style-name="P42">Rio <text:span text:style-name="T153">(com fluxo) </text:span>–<text:span text:style-name="T1"> 1</text:span></text:p>
            <text:p text:style-name="P194">Canal <text:span text:style-name="T153">(com fluxo) </text:span>–<text:span text:style-name="T1"> 2 !</text:span></text:p>
            <text:p text:style-name="P194">Meando Abandonado <text:span text:style-name="T153">(sem fluxo) </text:span>–<text:span text:style-name="T1"> 6 !</text:span></text:p>
            <text:p text:style-name="P43">Lago ou Lagoa <text:span text:style-name="T153">(sem fluxo) </text:span>–<text:span text:style-name="T1"> 7</text:span></text:p>
            <text:p text:style-name="P43">Represa/<text:span text:style-name="T152">Açude com fluxo</text:span> –<text:span text:style-name="T1"> 10</text:span></text:p>
            <text:p text:style-name="P43">Represa/<text:span text:style-name="T152">Açude sem fluxo</text:span> –<text:span text:style-name="T1"> 11</text:span></text:p>
          </table:table-cell>
          <table:table-cell table:style-name="Tabela1.D4" office:value-type="string">
            <text:p text:style-name="P30">Permanente –<text:span text:style-name="T2"> 1 </text:span></text:p>
            <text:p text:style-name="P193">Temporário –<text:span text:style-name="T2"> 3 !</text:span></text:p>
            <text:p text:style-name="P194">Seco –<text:span text:style-name="T2"> 5 !</text:span></text:p>
            <text:p text:style-name="P194"/>
            <text:p text:style-name="P311">! - regime in (3,5)</text:p>
          </table:table-cell>
        </table:table-row>
        <table:table-row table:style-name="TableLine2195422126208">
          <table:covered-table-cell/>
          <table:covered-table-cell/>
          <table:table-cell table:style-name="Tabela1.C5" office:value-type="string">
            <text:p text:style-name="P313">! - tipo in (2, 3, 4, 5, 6, 9)</text:p>
          </table:table-cell>
          <table:table-cell table:style-name="Tabela1.D5" office:value-type="string">
            <text:p text:style-name="P30">-</text:p>
          </table:table-cell>
        </table:table-row>
      </table:table>
      <text:p text:style-name="P5"/>
      <text:p text:style-name="P2"/>
      <table:table table:name="Tabela2" table:style-name="Tabela2">
        <table:table-column table:style-name="Tabela2.A"/>
        <table:table-column table:style-name="Tabela2.B" table:number-columns-repeated="3"/>
        <table:table-row table:style-name="TableLine2195422120496">
          <table:table-cell table:style-name="Tabela2.A1" office:value-type="string">
            <text:p text:style-name="P31">Classe</text:p>
          </table:table-cell>
          <table:table-cell table:style-name="Tabela2.B1" table:number-columns-spanned="3" office:value-type="string">
            <text:p text:style-name="P86">cobter_vegetacao<text:span text:style-name="T7"> [A] / </text:span><text:span text:style-name="T263">aquisicao_centroide_vegetacao [P]</text:span></text:p>
          </table:table-cell>
          <table:covered-table-cell/>
          <table:covered-table-cell/>
        </table:table-row>
        <table:table-row table:style-name="TableLine2195422118320">
          <table:table-cell table:style-name="Tabela2.A2" office:value-type="string">
            <text:p text:style-name="P31">Atributo</text:p>
          </table:table-cell>
          <table:table-cell table:style-name="Tabela2.A2" office:value-type="string">
            <text:p text:style-name="P126">filtro (1)</text:p>
          </table:table-cell>
          <table:table-cell table:style-name="Tabela2.A2" office:value-type="string">
            <text:p text:style-name="P127">tipo (1)</text:p>
          </table:table-cell>
          <table:table-cell table:style-name="Tabela2.D2" office:value-type="string">
            <text:p text:style-name="P128">sujeito_inundacao (1)</text:p>
          </table:table-cell>
        </table:table-row>
        <table:table-row table:style-name="TableLine2195422127568">
          <table:table-cell table:style-name="Tabela2.A13" table:number-rows-spanned="11" office:value-type="string">
            <text:p text:style-name="P31"><text:span text:style-name="T95">D</text:span>omínio</text:p>
          </table:table-cell>
          <table:table-cell table:style-name="Tabela2.B3" office:value-type="string">
            <text:p text:style-name="P53">Vegetação Cultivada <text:span text:style-name="T3">-1XX</text:span></text:p>
          </table:table-cell>
          <table:table-cell table:style-name="Tabela2.C3" office:value-type="string">
            <text:p text:style-name="P106"><text:span text:style-name="T107">Cult – </text:span>Arroz de inundação -150</text:p>
            <text:p text:style-name="P105"><text:span text:style-name="T107">Cult – Perene</text:span> <text:span text:style-name="T149">-</text:span><text:span text:style-name="T150">194</text:span></text:p>
            <text:p text:style-name="P106"><text:span text:style-name="T107">Cult – Anual </text:span><text:s/>-196</text:p>
          </table:table-cell>
          <table:table-cell table:style-name="Tabela2.D13" table:number-rows-spanned="11" office:value-type="string">
            <text:p text:style-name="P283">Sim – 1</text:p>
            <text:p text:style-name="P114">Não - <text:span text:style-name="T263">2</text:span></text:p>
          </table:table-cell>
        </table:table-row>
        <table:table-row table:style-name="TableLine2195422124304">
          <table:covered-table-cell/>
          <table:table-cell table:style-name="Tabela2.B4" office:value-type="string">
            <text:p text:style-name="P85">Mangue <text:span text:style-name="T3">-2XX</text:span></text:p>
          </table:table-cell>
          <table:table-cell table:style-name="Tabela2.C4" office:value-type="string">
            <text:p text:style-name="P190">Mangue – 201</text:p>
          </table:table-cell>
          <table:covered-table-cell/>
        </table:table-row>
        <table:table-row table:style-name="TableLine2195422134640">
          <table:covered-table-cell/>
          <table:table-cell table:style-name="Tabela2.B5" office:value-type="string">
            <text:p text:style-name="P52">Brejo ou pântano <text:span text:style-name="T3">-3XX</text:span></text:p>
          </table:table-cell>
          <table:table-cell table:style-name="Tabela2.C5" office:value-type="string">
            <text:p text:style-name="P190">Brejo/<text:span text:style-name="T106">pântano</text:span> – 30<text:span text:style-name="T106">1</text:span></text:p>
          </table:table-cell>
          <table:covered-table-cell/>
        </table:table-row>
        <table:table-row table:style-name="TableLine2195422118864">
          <table:covered-table-cell/>
          <table:table-cell table:style-name="Tabela2.B6" office:value-type="string">
            <text:p text:style-name="P85">Restinga <text:span text:style-name="T3">-4XX</text:span></text:p>
          </table:table-cell>
          <table:table-cell table:style-name="Tabela2.C6" office:value-type="string">
            <text:p text:style-name="P55">Restinga – 401</text:p>
          </table:table-cell>
          <table:covered-table-cell/>
        </table:table-row>
        <table:table-row table:style-name="TableLine2195422133008">
          <table:covered-table-cell/>
          <table:table-cell table:style-name="Tabela2.B7" office:value-type="string">
            <text:p text:style-name="P85">Campinarana <text:span text:style-name="T3">-5XX</text:span></text:p>
          </table:table-cell>
          <table:table-cell table:style-name="Tabela2.C7" office:value-type="string">
            <text:p text:style-name="P55">Campi<text:span text:style-name="T109">na</text:span>rana – 501</text:p>
          </table:table-cell>
          <table:covered-table-cell/>
        </table:table-row>
        <table:table-row table:style-name="TableLine2195422134096">
          <table:covered-table-cell/>
          <table:table-cell table:style-name="Tabela2.B8" office:value-type="string">
            <text:p text:style-name="P51">Floresta <text:span text:style-name="T3">-6XX</text:span></text:p>
          </table:table-cell>
          <table:table-cell table:style-name="Tabela2.C8" office:value-type="string">
            <text:p text:style-name="P104">Floresta <text:span text:style-name="T228">densa</text:span> – 601</text:p>
            <text:p text:style-name="P309"><text:span text:style-name="T157">Floresta </text:span><text:span text:style-name="T158">esparsa</text:span><text:span text:style-name="T157"> – 60</text:span><text:span text:style-name="T159">2</text:span></text:p>
          </table:table-cell>
          <table:covered-table-cell/>
        </table:table-row>
        <table:table-row table:style-name="TableLine2195422129744">
          <table:covered-table-cell/>
          <table:table-cell table:style-name="Tabela2.B9" office:value-type="string">
            <text:p text:style-name="P85">Cerrado ou Cerradão <text:span text:style-name="T3">-7XX</text:span></text:p>
          </table:table-cell>
          <table:table-cell table:style-name="Tabela2.C9" office:value-type="string">
            <text:p text:style-name="P54">Cerrado/Cerradão – 701</text:p>
          </table:table-cell>
          <table:covered-table-cell/>
        </table:table-row>
        <table:table-row table:style-name="TableLine2195422130016">
          <table:covered-table-cell/>
          <table:table-cell table:style-name="Tabela2.B10" office:value-type="string">
            <text:p text:style-name="P85"><text:span text:style-name="T35">C</text:span>aatinga <text:span text:style-name="T3">-8XX</text:span></text:p>
          </table:table-cell>
          <table:table-cell table:style-name="Tabela2.C10" office:value-type="string">
            <text:p text:style-name="P103">Ca<text:span text:style-name="T108">atinga – 801</text:span></text:p>
          </table:table-cell>
          <table:covered-table-cell/>
        </table:table-row>
        <table:table-row table:style-name="TableLine2195422131376">
          <table:covered-table-cell/>
          <table:table-cell table:style-name="Tabela2.B11" office:value-type="string">
            <text:p text:style-name="P51">Campo <text:span text:style-name="T3">-9XX</text:span></text:p>
          </table:table-cell>
          <table:table-cell table:style-name="Tabela2.C11" office:value-type="string">
            <text:p text:style-name="P190">Campo – 901</text:p>
          </table:table-cell>
          <table:covered-table-cell/>
        </table:table-row>
        <table:table-row table:style-name="TableLine2195422119952">
          <table:covered-table-cell/>
          <table:table-cell table:style-name="Tabela2.B12" office:value-type="string">
            <text:p text:style-name="P53">Terreno Exposto <text:span text:style-name="T3">-10XX</text:span></text:p>
          </table:table-cell>
          <table:table-cell table:style-name="Tabela2.C12" office:value-type="string">
            <text:p text:style-name="P279">Terreno <text:span text:style-name="T2">Exposto</text:span> -1000</text:p>
          </table:table-cell>
          <table:covered-table-cell/>
        </table:table-row>
        <table:table-row table:style-name="TableLine2195422133280">
          <table:covered-table-cell/>
          <table:table-cell table:style-name="Tabela2.B13" office:value-type="string">
            <text:p text:style-name="P280">Reflorestamento <text:span text:style-name="T33">-12XX</text:span></text:p>
          </table:table-cell>
          <table:table-cell table:style-name="Tabela2.C13" office:value-type="string">
            <text:p text:style-name="P107"><text:span text:style-name="T145">Reflorestamento</text:span><text:span text:style-name="T144"> -129</text:span><text:span text:style-name="T145">6</text:span></text:p>
          </table:table-cell>
          <table:covered-table-cell/>
        </table:table-row>
      </table:table>
      <text:p text:style-name="P9"/>
      <text:p text:style-name="P4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C"/>
        <table:table-column table:style-name="Tabela15.D"/>
        <table:table-column table:style-name="Tabela15.C"/>
        <table:table-column table:style-name="Tabela15.D"/>
        <table:table-row table:style-name="Tabela15.1">
          <table:table-cell table:style-name="Tabela15.A1" office:value-type="string">
            <text:p text:style-name="P33">Classe</text:p>
          </table:table-cell>
          <table:table-cell table:style-name="Tabela15.B1" table:number-columns-spanned="7" office:value-type="string">
            <text:p text:style-name="P56"><text:span text:style-name="T25">constr_deposito</text:span> <text:span text:style-name="T110">[P A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195422124576">
          <table:table-cell table:style-name="Tabela15.A2" office:value-type="string">
            <text:p text:style-name="P33">Atributo</text:p>
          </table:table-cell>
          <table:table-cell table:style-name="Tabela15.A2" office:value-type="string">
            <text:p text:style-name="P135">nome<text:span text:style-name="T6"> (0..1)</text:span></text:p>
          </table:table-cell>
          <table:table-cell table:style-name="Tabela15.A2" office:value-type="string">
            <text:p text:style-name="P222">filtro (1)</text:p>
          </table:table-cell>
          <table:table-cell table:style-name="Tabela15.A2" office:value-type="string">
            <text:p text:style-name="P155">tipo<text:span text:style-name="T5"> (1)</text:span></text:p>
          </table:table-cell>
          <table:table-cell table:style-name="Tabela15.A2" office:value-type="string">
            <text:p text:style-name="P155">tipo_exposicao<text:span text:style-name="T5"> (1)</text:span></text:p>
          </table:table-cell>
          <table:table-cell table:style-name="Tabela15.A2" office:value-type="string">
            <text:p text:style-name="P155">situacao_fisica<text:span text:style-name="T5"> (1)</text:span></text:p>
          </table:table-cell>
          <table:table-cell table:style-name="Tabela15.A2" office:value-type="string">
            <text:p text:style-name="P155">material_construcao<text:span text:style-name="T5"> (1)</text:span></text:p>
          </table:table-cell>
          <table:table-cell table:style-name="Tabela15.H2" office:value-type="string">
            <text:p text:style-name="P155">finalidade<text:span text:style-name="T5"> (1)</text:span></text:p>
          </table:table-cell>
        </table:table-row>
        <table:table-row table:style-name="TableLine2195422149600">
          <table:table-cell table:style-name="Tabela15.A12" table:number-rows-spanned="10" office:value-type="string">
            <text:p text:style-name="P33">Domínio</text:p>
          </table:table-cell>
          <table:table-cell table:style-name="Tabela15.B12" table:number-rows-spanned="10" office:value-type="string">
            <text:p text:style-name="P318">A ser preenchido</text:p>
          </table:table-cell>
          <table:table-cell table:style-name="Tabela15.C10" table:number-rows-spanned="8" office:value-type="string">
            <text:p text:style-name="P223">Depósito geral -1XX</text:p>
          </table:table-cell>
          <table:table-cell table:style-name="Tabela15.D3" office:value-type="string">
            <text:p text:style-name="P223">Geral - Galpão -108</text:p>
          </table:table-cell>
          <table:table-cell table:style-name="Tabela15.E3" office:value-type="string">
            <text:p text:style-name="P225">Coberto -4</text:p>
            <text:p text:style-name="P225">Fechado -3</text:p>
            <text:p text:style-name="P225"/>
            <text:p text:style-name="P335">V - tipo in (108) and not (tipo_exposicao in (3,4))</text:p>
          </table:table-cell>
          <table:table-cell table:style-name="Tabela15.F3" office:value-type="string">
            <text:p text:style-name="P196">Abandonada -1<text:span text:style-name="T1"> !</text:span></text:p>
            <text:p text:style-name="P198">Destruída -2<text:span text:style-name="T1"> !</text:span></text:p>
            <text:p text:style-name="P156">Construída -3</text:p>
            <text:p text:style-name="P196">Em construção -4<text:span text:style-name="T1"> !</text:span></text:p>
          </table:table-cell>
          <table:table-cell table:style-name="Tabela15.G3" office:value-type="string">
            <text:p text:style-name="P141">Desconhecido -0</text:p>
            <text:p text:style-name="P141">Alvenaria -1</text:p>
            <text:p text:style-name="P138">Concreto -2</text:p>
            <text:p text:style-name="P138">Metal -3</text:p>
            <text:p text:style-name="P148">Madeira -5</text:p>
            <text:p text:style-name="P58">Outros -98</text:p>
            <text:p text:style-name="P335"/>
            <text:p text:style-name="P351">V - tipo in (108,109,132) and not (material_construcao in (0,1,2,3,5,98))</text:p>
          </table:table-cell>
          <table:table-cell table:style-name="Tabela15.H10" table:number-rows-spanned="8" office:value-type="string">
            <text:p text:style-name="P293"/>
            <text:p text:style-name="P69">Armazenamento -8</text:p>
            <text:p text:style-name="P69"/>
            <text:p text:style-name="P335">V - ((tipo - tipo %100)/100) in (1) and not (finalidade in (8))</text:p>
          </table:table-cell>
        </table:table-row>
        <table:table-row table:style-name="TableLine2195422136816">
          <table:covered-table-cell/>
          <table:covered-table-cell/>
          <table:covered-table-cell/>
          <table:table-cell table:style-name="Tabela15.D4" office:value-type="string">
            <text:p text:style-name="P223">Geral - Silo -109</text:p>
          </table:table-cell>
          <table:table-cell table:style-name="Tabela15.E7" office:value-type="string">
            <text:p text:style-name="P225">Fechado -3</text:p>
            <text:p text:style-name="P225"/>
            <text:p text:style-name="P344"><text:span text:style-name="T138">V – </text:span><text:span text:style-name="T140">tipo in (109,111,</text:span><text:span text:style-name="T138">132</text:span><text:span text:style-name="T140">) and not (tipo_exposicao in (3))</text:span></text:p>
          </table:table-cell>
          <table:table-cell table:style-name="Tabela15.F7" office:value-type="string">
            <text:p text:style-name="P198">Abandonada -1<text:span text:style-name="T1"> !</text:span></text:p>
            <text:p text:style-name="P198">Destruída -2<text:span text:style-name="T1"> !</text:span></text:p>
            <text:p text:style-name="P158">Construída -3</text:p>
            <text:p text:style-name="P198">Em construção -4<text:span text:style-name="T1"> !</text:span></text:p>
          </table:table-cell>
          <table:table-cell table:style-name="Tabela15.G7" office:value-type="string">
            <text:p text:style-name="P149">Desconhecido -0</text:p>
            <text:p text:style-name="P149">Alvenaria -1</text:p>
            <text:p text:style-name="P149">Concreto -2</text:p>
            <text:p text:style-name="P149">Metal -3</text:p>
            <text:p text:style-name="P149">Madeira -5</text:p>
            <text:p text:style-name="P66">Outros -98</text:p>
            <text:p text:style-name="P342"/>
            <text:p text:style-name="P342">V - <text:span text:style-name="T99">junto com 1</text:span><text:span text:style-name="T100">08</text:span></text:p>
          </table:table-cell>
          <table:covered-table-cell/>
        </table:table-row>
        <table:table-row table:style-name="TableLine2195422148784">
          <table:covered-table-cell/>
          <table:covered-table-cell/>
          <table:covered-table-cell/>
          <table:table-cell table:style-name="Tabela15.D7" table:number-rows-spanned="2" office:value-type="string">
            <text:p text:style-name="P223">Geral - Composteira -110</text:p>
          </table:table-cell>
          <table:table-cell table:style-name="Tabela15.E7" office:value-type="string">
            <text:p text:style-name="P225">Coberto -4</text:p>
            <text:p text:style-name="P225">Fechado -3</text:p>
          </table:table-cell>
          <table:table-cell table:style-name="Tabela15.F7" office:value-type="string">
            <text:p text:style-name="P198">Abandonada -1<text:span text:style-name="T1"> !</text:span></text:p>
            <text:p text:style-name="P198">Destruída -2<text:span text:style-name="T1"> !</text:span></text:p>
            <text:p text:style-name="P158">Construída -3</text:p>
            <text:p text:style-name="P198">Em construção -4<text:span text:style-name="T1"> !</text:span></text:p>
          </table:table-cell>
          <table:table-cell table:style-name="Tabela15.G7" office:value-type="string">
            <text:p text:style-name="P141">Desconhecido -0</text:p>
            <text:p text:style-name="P138">Alvenaria -1</text:p>
            <text:p text:style-name="P138">Concreto -2</text:p>
            <text:p text:style-name="P138">Madeira -5</text:p>
            <text:p text:style-name="P138">Metal -3</text:p>
            <text:p text:style-name="P58">Outros -98</text:p>
            <text:p text:style-name="P346">V - tipo in (110,112,113,198) and tipo_exposicao in (3,4) and not (material_construcao in (0,1,2,3,5,98))</text:p>
          </table:table-cell>
          <table:covered-table-cell/>
        </table:table-row>
        <table:table-row table:style-name="TableLine2195422137904">
          <table:covered-table-cell/>
          <table:covered-table-cell/>
          <table:covered-table-cell/>
          <table:covered-table-cell/>
          <table:table-cell table:style-name="Tabela15.E7" office:value-type="string">
            <text:p text:style-name="P225">Céu aberto -5</text:p>
            <text:p text:style-name="P225"/>
            <text:p text:style-name="P344">V – <text:span text:style-name="T130">tipo in (110,112,113,198) and not (tipo_exposicao in (3,4,5))</text:span></text:p>
          </table:table-cell>
          <table:table-cell table:style-name="Tabela15.F7" office:value-type="string">
            <text:p text:style-name="P195">Abandonada -1 !</text:p>
            <text:p text:style-name="P265">Construída -3</text:p>
            <text:p text:style-name="P265"/>
            <text:p text:style-name="P350">V - tipo in (110,112,113,198) and tipo_exposicao in (5) and not situacao_fisica in (1,3)</text:p>
          </table:table-cell>
          <table:table-cell table:style-name="Tabela15.G7" office:value-type="string">
            <text:p text:style-name="P67">Desconhecido -0</text:p>
            <text:p text:style-name="P203">Alvenaria -1<text:span text:style-name="T1"> !</text:span></text:p>
            <text:p text:style-name="P203">Concreto -2<text:span text:style-name="T1"> !</text:span></text:p>
            <text:p text:style-name="P205">Metal -3<text:span text:style-name="T1"> !</text:span></text:p>
            <text:p text:style-name="P203">Madeira -5<text:span text:style-name="T1"> !</text:span></text:p>
            <text:p text:style-name="P57">Não aplicável -97</text:p>
            <text:p text:style-name="P203">Outros -98<text:span text:style-name="T1"> !</text:span></text:p>
            <text:p text:style-name="P343"/>
            <text:p text:style-name="P346">V - (tipo in (110,112,113,198) and tipo_exposicao in (5)) and material_construcao in (0,1,2,3,5,97,98)</text:p>
            <text:p text:style-name="P346"/>
            <text:p text:style-name="P356">! - (tipo in (110,112,113,198) and tipo_exposicao in (5)) and material_construcao in (1,2,3,5,98)</text:p>
          </table:table-cell>
          <table:covered-table-cell/>
        </table:table-row>
        <table:table-row table:style-name="TableLine2195422146336">
          <table:covered-table-cell/>
          <table:covered-table-cell/>
          <table:covered-table-cell/>
          <table:table-cell table:style-name="Tabela15.D7" office:value-type="string">
            <text:p text:style-name="P201">Geral - Depósito frigorífico -111<text:span text:style-name="T1"> !</text:span></text:p>
          </table:table-cell>
          <table:table-cell table:style-name="Tabela15.E7" office:value-type="string">
            <text:p text:style-name="P225">Fechado -3 !</text:p>
            <text:p text:style-name="P225"/>
            <text:p text:style-name="P341"><text:span text:style-name="T49">V – </text:span><text:span text:style-name="T138">junto com 1</text:span><text:span text:style-name="T139">09</text:span></text:p>
          </table:table-cell>
          <table:table-cell table:style-name="Tabela15.F7" office:value-type="string">
            <text:p text:style-name="P198">Abandonada -1<text:span text:style-name="T1"> !</text:span></text:p>
            <text:p text:style-name="P198">Destruída -2<text:span text:style-name="T1"> !</text:span></text:p>
            <text:p text:style-name="P158">Construída -3</text:p>
            <text:p text:style-name="P198">Em construção -4<text:span text:style-name="T1"> !</text:span></text:p>
          </table:table-cell>
          <table:table-cell table:style-name="Tabela15.G7" office:value-type="string">
            <text:p text:style-name="P141">Desconhecido -0</text:p>
            <text:p text:style-name="P138">Alvenaria -1</text:p>
            <text:p text:style-name="P138">Concreto -2</text:p>
            <text:p text:style-name="P138">Metal -3</text:p>
            <text:p text:style-name="P58">Outros -98</text:p>
            <text:p text:style-name="P335">V - tipo in (111) and not (material_construcao in (1,2,3,98))</text:p>
          </table:table-cell>
          <table:covered-table-cell/>
        </table:table-row>
        <table:table-row table:style-name="Tabela15.8">
          <table:covered-table-cell/>
          <table:covered-table-cell/>
          <table:covered-table-cell/>
          <table:table-cell table:style-name="Tabela15.D9" table:number-rows-spanned="2" office:value-type="string">
            <text:p text:style-name="P200">Geral – <text:span text:style-name="T193">Barracão industrial – 112</text:span></text:p>
            <text:p text:style-name="P256">Geral – Reservatório - 113</text:p>
            <text:p text:style-name="P223">Geral - Outros -198</text:p>
          </table:table-cell>
          <table:table-cell table:style-name="Tabela15.E8" office:value-type="string">
            <text:p text:style-name="P225">Coberto -4</text:p>
            <text:p text:style-name="P225">Fechado -3</text:p>
          </table:table-cell>
          <table:table-cell table:style-name="Tabela15.F8" office:value-type="string">
            <text:p text:style-name="P198">Abandonada -1<text:span text:style-name="T1"> !</text:span></text:p>
            <text:p text:style-name="P198">Destruída -2<text:span text:style-name="T1"> !</text:span></text:p>
            <text:p text:style-name="P158">Construída -3</text:p>
            <text:p text:style-name="P198">Em construção -4<text:span text:style-name="T1"> !</text:span></text:p>
          </table:table-cell>
          <table:table-cell table:style-name="Tabela15.G8" office:value-type="string">
            <text:p text:style-name="P141">Desconhecido -0</text:p>
            <text:p text:style-name="P138">Alvenaria -1</text:p>
            <text:p text:style-name="P138">Concreto -2</text:p>
            <text:p text:style-name="P138">Metal -3</text:p>
            <text:p text:style-name="P150">Madeira -5</text:p>
            <text:p text:style-name="P58">Outros -98</text:p>
            <text:p text:style-name="P335"/>
            <text:p text:style-name="P346">V - <text:span text:style-name="T138">junto com 11</text:span><text:span text:style-name="T142">0</text:span></text:p>
          </table:table-cell>
          <table:covered-table-cell/>
        </table:table-row>
        <table:table-row table:style-name="TableLine2195422150144">
          <table:covered-table-cell/>
          <table:covered-table-cell/>
          <table:covered-table-cell/>
          <table:covered-table-cell/>
          <table:table-cell table:style-name="Tabela15.E9" office:value-type="string">
            <text:p text:style-name="P225">Céu aberto -5</text:p>
            <text:p text:style-name="P225"/>
            <text:p text:style-name="P344">V – <text:span text:style-name="T138">junto com 1</text:span><text:span text:style-name="T139">10</text:span></text:p>
          </table:table-cell>
          <table:table-cell table:style-name="Tabela15.F9" office:value-type="string">
            <text:p text:style-name="P195">Abandonada -1 !</text:p>
            <text:p text:style-name="P265">Construída -3</text:p>
            <text:p text:style-name="P265"/>
            <text:p text:style-name="P350">V – <text:span text:style-name="T268">junto com 11</text:span><text:span text:style-name="T269">0</text:span></text:p>
          </table:table-cell>
          <table:table-cell table:style-name="Tabela15.G9" office:value-type="string">
            <text:p text:style-name="P67">Desconhecido -0</text:p>
            <text:p text:style-name="P203">Alvenaria -1<text:span text:style-name="T1"> !</text:span></text:p>
            <text:p text:style-name="P203">Concreto -2<text:span text:style-name="T1"> !</text:span></text:p>
            <text:p text:style-name="P206">Metal -3<text:span text:style-name="T1"> !</text:span></text:p>
            <text:p text:style-name="P203">Madeira -5<text:span text:style-name="T1"> !</text:span></text:p>
            <text:p text:style-name="P57">Não aplicável -97</text:p>
            <text:p text:style-name="P203">Outros -98<text:span text:style-name="T1"> !</text:span></text:p>
            <text:p text:style-name="P203"/>
            <text:p text:style-name="P355">V - <text:span text:style-name="T138">junto com 11</text:span><text:span text:style-name="T142">0</text:span></text:p>
            <text:p text:style-name="P333"/>
            <text:p text:style-name="P352"><text:span text:style-name="T138">! - junto com 11</text:span><text:span text:style-name="T142">0</text:span></text:p>
          </table:table-cell>
          <table:covered-table-cell/>
        </table:table-row>
        <table:table-row table:style-name="TableLine2195422138720">
          <table:covered-table-cell/>
          <table:covered-table-cell/>
          <table:covered-table-cell/>
          <table:table-cell table:style-name="Tabela15.D10" office:value-type="string">
            <text:p text:style-name="P223">Geral - Armazém -132</text:p>
          </table:table-cell>
          <table:table-cell table:style-name="Tabela15.E10" office:value-type="string">
            <text:p text:style-name="P225">Fechado -3</text:p>
            <text:p text:style-name="P225"/>
            <text:p text:style-name="P344">V - <text:span text:style-name="T138">junto com 1</text:span><text:span text:style-name="T139">09</text:span></text:p>
          </table:table-cell>
          <table:table-cell table:style-name="Tabela15.F10" office:value-type="string">
            <text:p text:style-name="P198">Abandonada -1<text:span text:style-name="T1"> !</text:span></text:p>
            <text:p text:style-name="P198">Destruída -2<text:span text:style-name="T1"> !</text:span></text:p>
            <text:p text:style-name="P158">Construída -3</text:p>
            <text:p text:style-name="P198">Em construção -4<text:span text:style-name="T1"> !</text:span></text:p>
          </table:table-cell>
          <table:table-cell table:style-name="Tabela15.G10" office:value-type="string">
            <text:p text:style-name="P149">Desconhecido -0</text:p>
            <text:p text:style-name="P149">Alvenaria -1</text:p>
            <text:p text:style-name="P149">Concreto -2</text:p>
            <text:p text:style-name="P149">Metal -3</text:p>
            <text:p text:style-name="P149">Madeira -5</text:p>
            <text:p text:style-name="P66">Outros -98</text:p>
            <text:p text:style-name="P342"/>
            <text:p text:style-name="P344">V - <text:span text:style-name="T99">junto com 1</text:span><text:span text:style-name="T100">08</text:span></text:p>
          </table:table-cell>
          <table:covered-table-cell/>
        </table:table-row>
        <table:table-row table:style-name="TableLine2195422138992">
          <table:covered-table-cell/>
          <table:covered-table-cell/>
          <table:table-cell table:style-name="Tabela15.C11" office:value-type="string">
            <text:p text:style-name="P223">Depósito de abastecimento de água -2XX</text:p>
          </table:table-cell>
          <table:table-cell table:style-name="Tabela15.D11" office:value-type="string">
            <text:p text:style-name="P108">Abast Água - Tanque de água -201</text:p>
            <text:p text:style-name="P201">Abast Água - Caixa de água -202<text:span text:style-name="T1"> !</text:span></text:p>
            <text:p text:style-name="P223">Abast Água - Cisterna -203</text:p>
            <text:p text:style-name="P224">Abast Água - <text:span text:style-name="T193">Reservatório</text:span> -20<text:span text:style-name="T193">4</text:span></text:p>
            <text:p text:style-name="P223">Abast Água – Outros -2<text:span text:style-name="T46">98</text:span></text:p>
          </table:table-cell>
          <table:table-cell table:style-name="Tabela15.E11" office:value-type="string">
            <text:p text:style-name="P71">Céu aberto -5</text:p>
            <text:p text:style-name="P71">Fechado -3</text:p>
            <text:p text:style-name="P56"/>
            <text:p text:style-name="P335">V - ((tipo - tipo %100)/100) in (2) and not (tipo_exposicao in (3,5))</text:p>
          </table:table-cell>
          <table:table-cell table:style-name="Tabela15.F11" office:value-type="string">
            <text:p text:style-name="P198">Abandonada -1<text:span text:style-name="T1"> !</text:span></text:p>
            <text:p text:style-name="P198">Destruída -2<text:span text:style-name="T1"> !</text:span></text:p>
            <text:p text:style-name="P158">Construída -3</text:p>
            <text:p text:style-name="P198">Em construção -4<text:span text:style-name="T1"> !</text:span></text:p>
          </table:table-cell>
          <table:table-cell table:style-name="Tabela15.G11" office:value-type="string">
            <text:p text:style-name="P141">Desconhecido -0</text:p>
            <text:p text:style-name="P141">Alvenaria -1</text:p>
            <text:p text:style-name="P138">Concreto -2</text:p>
            <text:p text:style-name="P152">Metal -3</text:p>
            <text:p text:style-name="P151"><text:span text:style-name="T114">Madeira -5</text:span><text:span text:style-name="T115"> !</text:span></text:p>
            <text:p text:style-name="P58">Outros -98</text:p>
            <text:p text:style-name="P58"/>
            <text:p text:style-name="P345">V - ((tipo - tipo %100)/100) in (2,3) and not (material_construcao in (0,1,2,3,5,98))</text:p>
            <text:p text:style-name="P334"/>
            <text:p text:style-name="P354">! - ((tipo - tipo %100)/100) in (2) and not (material_construcao in (5))</text:p>
          </table:table-cell>
          <table:table-cell table:style-name="Tabela15.H11" office:value-type="string">
            <text:p text:style-name="P225">Distribuição -4</text:p>
            <text:p text:style-name="P225">Recalque -3</text:p>
            <text:p text:style-name="P225">Tratamento -2</text:p>
            <text:p text:style-name="P225"/>
            <text:p text:style-name="P335">V - ((tipo - tipo %100)/100) in (2) and not (finalidade in (2,3,4))</text:p>
          </table:table-cell>
        </table:table-row>
        <table:table-row table:style-name="TableLine2195422139264">
          <table:covered-table-cell/>
          <table:covered-table-cell/>
          <table:table-cell table:style-name="Tabela15.C12" office:value-type="string">
            <text:p text:style-name="P223">Depósito de saneamento -3XX</text:p>
          </table:table-cell>
          <table:table-cell table:style-name="Tabela15.D12" office:value-type="string">
            <text:p text:style-name="P108">San - Tanque de saneamento -301</text:p>
            <text:p text:style-name="P108">San - Depósito de lixo -304</text:p>
            <text:p text:style-name="P223">San - Aterro sanitário -305</text:p>
            <text:p text:style-name="P202">San - Aterro controlado -306<text:span text:style-name="T1"> !</text:span></text:p>
            <text:p text:style-name="P223">San - <text:span text:style-name="T46">Outros</text:span> -3<text:span text:style-name="T46">98</text:span></text:p>
            <text:p text:style-name="P223"/>
            <text:p text:style-name="P314">! – tipo in (111,112,202,306)</text:p>
          </table:table-cell>
          <table:table-cell table:style-name="Tabela15.E12" office:value-type="string">
            <text:p text:style-name="P70">Céu aberto -5</text:p>
            <text:p text:style-name="P70">Fechado -3</text:p>
            <text:p text:style-name="P56">Não aplicável -97</text:p>
            <text:p text:style-name="P56"/>
            <text:p text:style-name="P335">V - ((tipo - tipo %100)/100) in (3) and not (tipo_exposicao in (3,5,97))</text:p>
          </table:table-cell>
          <table:table-cell table:style-name="Tabela15.F12" office:value-type="string">
            <text:p text:style-name="P198">Abandonada -1<text:span text:style-name="T1"> !</text:span></text:p>
            <text:p text:style-name="P198">Destruída -2<text:span text:style-name="T1"> !</text:span></text:p>
            <text:p text:style-name="P158">Construída -3</text:p>
            <text:p text:style-name="P198">Em construção -4<text:span text:style-name="T1"> !</text:span></text:p>
            <text:p text:style-name="P198"/>
            <text:p text:style-name="P573">(Rest, Sit. Fis.)</text:p>
            <text:p text:style-name="P312">! - situacao_fisica in (1, 2, 4)</text:p>
          </table:table-cell>
          <table:table-cell table:style-name="Tabela15.G12" office:value-type="string">
            <text:p text:style-name="P141">Desconhecido -0</text:p>
            <text:p text:style-name="P138">Alvenaria -1</text:p>
            <text:p text:style-name="P138">Concreto -2</text:p>
            <text:p text:style-name="P152">Metal -3</text:p>
            <text:p text:style-name="P138">Madeira -5</text:p>
            <text:p text:style-name="P58">Outros -98</text:p>
            <text:p text:style-name="P58"/>
            <text:p text:style-name="P345">V - <text:span text:style-name="T138">junto com </text:span><text:span text:style-name="T141">2</text:span><text:span text:style-name="T139">XX</text:span></text:p>
          </table:table-cell>
          <table:table-cell table:style-name="Tabela15.H12" office:value-type="string">
            <text:p text:style-name="P225">Armazenamento -8</text:p>
            <text:p text:style-name="P225">Tratamento -2</text:p>
            <text:p text:style-name="P225"/>
            <text:p text:style-name="P335">V - ((tipo - tipo %100)/100) in (3) and not (finalidade in (2,8))</text:p>
          </table:table-cell>
        </table:table-row>
      </table:table>
      <text:p text:style-name="P4"/>
      <text:p text:style-name="P4"/>
      <table:table table:name="Tabela14" table:style-name="Tabela14">
        <table:table-column table:style-name="Tabela14.A"/>
        <table:table-column table:style-name="Tabela14.B"/>
        <table:table-column table:style-name="Tabela14.C" table:number-columns-repeated="3"/>
        <table:table-column table:style-name="Tabela14.F"/>
        <table:table-row table:style-name="TableLine2195422118048">
          <table:table-cell table:style-name="Tabela14.A1" office:value-type="string">
            <text:p text:style-name="P33">Classe</text:p>
          </table:table-cell>
          <table:table-cell table:style-name="Tabela14.B1" table:number-columns-spanned="5" office:value-type="string">
            <text:p text:style-name="P89">constr_edificacao <text:span text:style-name="T13">[P A]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195422152048">
          <table:table-cell table:style-name="Tabela14.A2" office:value-type="string">
            <text:p text:style-name="P33">Atributo</text:p>
          </table:table-cell>
          <table:table-cell table:style-name="Tabela14.A2" office:value-type="string">
            <text:p text:style-name="P135">nome<text:span text:style-name="T6"> (0..1)</text:span></text:p>
          </table:table-cell>
          <table:table-cell table:style-name="Tabela14.A2" office:value-type="string">
            <text:p text:style-name="P226">filtro (1)</text:p>
          </table:table-cell>
          <table:table-cell table:style-name="Tabela14.A2" office:value-type="string">
            <text:p text:style-name="P135">tipo<text:span text:style-name="T5"> (1)</text:span></text:p>
          </table:table-cell>
          <table:table-cell table:style-name="Tabela14.A2" office:value-type="string">
            <text:p text:style-name="P135">material_construcao<text:span text:style-name="T5"> (1)</text:span></text:p>
          </table:table-cell>
          <table:table-cell table:style-name="Tabela14.F2" office:value-type="string">
            <text:p text:style-name="P157">situacao_fisica<text:span text:style-name="T5"> (1)</text:span></text:p>
          </table:table-cell>
        </table:table-row>
        <table:table-row table:style-name="Tabela14.3">
          <table:table-cell table:style-name="Tabela14.A32" table:number-rows-spanned="30" office:value-type="string">
            <text:p text:style-name="P33">Domínio</text:p>
          </table:table-cell>
          <table:table-cell table:style-name="Tabela14.B32" table:number-rows-spanned="30" office:value-type="string">
            <text:p text:style-name="P318">A ser preenchido</text:p>
          </table:table-cell>
          <table:table-cell table:style-name="Tabela14.C4" table:number-rows-spanned="2" office:value-type="string">
            <text:p text:style-name="P227">Edificação genérica -<text:span text:style-name="T40">0</text:span>XX</text:p>
          </table:table-cell>
          <table:table-cell table:style-name="Tabela14.D3" office:value-type="string">
            <text:p text:style-name="P229">Edificação genérica -0<text:change text:change-id="ct2195420199136"/><text:change text:change-id="ct2195420208016"/><text:change text:change-id="ct2195420206336"/><text:change text:change-id="ct2195420200576"/><text:change text:change-id="ct2195420211616"/></text:p>
          </table:table-cell>
          <table:table-cell table:style-name="Tabela14.E3" office:value-type="string">
            <text:p text:style-name="P145">Desconhecido -0</text:p>
            <text:p text:style-name="P339">V - (tipo in (0)) and not (material_construcao in (0))</text:p>
          </table:table-cell>
          <table:table-cell table:style-name="Tabela14.F32" table:number-rows-spanned="30" office:value-type="string">
            <text:p text:style-name="P197">Abandonada -1<text:span text:style-name="T1"> !</text:span></text:p>
            <text:p text:style-name="P199">Destruída -2<text:span text:style-name="T1"> !</text:span></text:p>
            <text:p text:style-name="P157">Construída -3</text:p>
            <text:p text:style-name="P197">Em construção -4<text:span text:style-name="T1"> !</text:span></text:p>
            <text:p text:style-name="P197"/>
            <text:p text:style-name="P575">! - <text:span text:style-name="T276">(Rest, Sit. Fis.)</text:span></text:p>
          </table:table-cell>
        </table:table-row>
        <table:table-row table:style-name="Tabela14.4">
          <table:covered-table-cell/>
          <table:covered-table-cell/>
          <table:covered-table-cell/>
          <table:table-cell table:style-name="Tabela14.D4" office:value-type="string">
            <text:p text:style-name="P310"><text:change-start text:change-id="ct2195420208256"/><text:span text:style-name="T160">Edif. Flutuante / Palafita -</text:span><text:span text:style-name="T180">3</text:span><text:change-end text:change-id="ct2195420208256"/><text:change-start text:change-id="ct2195420197216"/><text:span text:style-name="T180"> !</text:span><text:change-end text:change-id="ct2195420197216"/></text:p>
          </table:table-cell>
          <table:table-cell table:style-name="Tabela14.E4" office:value-type="string">
            <text:p text:style-name="P146"><text:change-start text:change-id="ct2195420208496"/>Desconhecido -0</text:p>
            <text:p text:style-name="P146">Alvenaria -1</text:p>
            <text:p text:style-name="P207">Concreto -2 !</text:p>
            <text:p text:style-name="P153"><text:change-end text:change-id="ct2195420208496"/>Metal -3</text:p>
            <text:p text:style-name="P153"><text:change-start text:change-id="ct2195420199856"/>Madeira -5</text:p>
            <text:p text:style-name="P62"/>
            <text:p text:style-name="P347">V - <text:change-end text:change-id="ct2195420199856"/>(tipo in (3)) and not (material_construcao in (0,1,2,3,5))</text:p>
            <text:p text:style-name="P347"/>
            <text:p text:style-name="P353">! - (tipo in (3)) and not (material_construcao in (2))</text:p>
          </table:table-cell>
          <table:covered-table-cell/>
        </table:table-row>
        <table:table-row table:style-name="TableLine2195422164016">
          <table:covered-table-cell/>
          <table:covered-table-cell/>
          <table:table-cell table:style-name="Tabela14.C5" office:value-type="string">
            <text:p text:style-name="P215">Edificação de comunicação -1XX<text:span text:style-name="T1"> !</text:span></text:p>
          </table:table-cell>
          <table:table-cell table:style-name="Tabela14.D5" office:value-type="string">
            <text:p text:style-name="P229">Com - Centro de operações de comunicação -101</text:p>
            <text:p text:style-name="P233">Com - Central de comutação e transmissão -102</text:p>
            <text:p text:style-name="P233">Com - Estação rádio-base -103</text:p>
            <text:p text:style-name="P229">Com - Estação repetidora -104</text:p>
            <text:p text:style-name="P231">Com - <text:span text:style-name="T206">Administrativo</text:span> -10<text:span text:style-name="T206">5</text:span></text:p>
          </table:table-cell>
          <table:table-cell table:style-name="Tabela14.E5" office:value-type="string">
            <text:p text:style-name="P143">Desconhecido -0</text:p>
            <text:p text:style-name="P143">Alvenaria -1</text:p>
            <text:p text:style-name="P138">Concreto -2</text:p>
            <text:p text:style-name="P138">Metal -3</text:p>
            <text:p text:style-name="P154">Madeira -5</text:p>
            <text:p text:style-name="P58"/>
            <text:p text:style-name="P337">V - ((tipo - tipo %100)/100) in (1) and not (material_construcao in (01,2,3,5))</text:p>
          </table:table-cell>
          <table:covered-table-cell/>
        </table:table-row>
        <table:table-row table:style-name="TableLine2195422161568">
          <table:covered-table-cell/>
          <table:covered-table-cell/>
          <table:table-cell table:style-name="Tabela14.C6" office:value-type="string">
            <text:p text:style-name="P227">Edificação de energia -2XX</text:p>
          </table:table-cell>
          <table:table-cell table:style-name="Tabela14.D6" office:value-type="string">
            <text:p text:style-name="P229">Edificação de energia -201</text:p>
          </table:table-cell>
          <table:table-cell table:style-name="Tabela14.E6" office:value-type="string">
            <text:p text:style-name="P154">Desconhecido -0</text:p>
            <text:p text:style-name="P154">Alvenaria -1</text:p>
            <text:p text:style-name="P154">Concreto -2</text:p>
            <text:p text:style-name="P154">Metal -3</text:p>
            <text:p text:style-name="P154">Madeira -5</text:p>
            <text:p text:style-name="P58"/>
            <text:p text:style-name="P337">V - ((tipo - tipo %100)/100) in (2) and not (material_construcao in (0,1,2,3,5))</text:p>
          </table:table-cell>
          <table:covered-table-cell/>
        </table:table-row>
        <table:table-row table:style-name="TableLine2195422158304">
          <table:covered-table-cell/>
          <table:covered-table-cell/>
          <table:table-cell table:style-name="Tabela14.C7" office:value-type="string">
            <text:p text:style-name="P227">Edificação de abastecimento de água -3XX</text:p>
          </table:table-cell>
          <table:table-cell table:style-name="Tabela14.D7" office:value-type="string">
            <text:p text:style-name="P229">Abast - Edificação de captação de água -301</text:p>
            <text:p text:style-name="P233">Abast - Edificação de tratamento de água -302</text:p>
            <text:p text:style-name="P233">Abast - Edificação de recalque de água -303</text:p>
            <text:p text:style-name="P303"><text:span text:style-name="T160">Abast - </text:span><text:span text:style-name="T161">Administrativa</text:span><text:span text:style-name="T160"> -30</text:span><text:span text:style-name="T162">4</text:span></text:p>
            <text:p text:style-name="P229">Abast - Mista -395</text:p>
            <text:p text:style-name="P229">Abast - Outros -398</text:p>
          </table:table-cell>
          <table:table-cell table:style-name="Tabela14.E7" office:value-type="string">
            <text:p text:style-name="P142">Desconhecido -0</text:p>
            <text:p text:style-name="P142">Alvenaria -1</text:p>
            <text:p text:style-name="P138">Concreto -2</text:p>
            <text:p text:style-name="P154">Metal -3</text:p>
            <text:p text:style-name="P154">Rocha -4</text:p>
            <text:p text:style-name="P138">Madeira -5</text:p>
            <text:p text:style-name="P58">Outros -98</text:p>
            <text:p text:style-name="P138"/>
            <text:p text:style-name="P335">V - ((tipo - tipo %100)/100) in (3) and not (material_construcao in (0,1,2,3,4,5,98))</text:p>
          </table:table-cell>
          <table:covered-table-cell/>
        </table:table-row>
        <table:table-row table:style-name="TableLine2195422159936">
          <table:covered-table-cell/>
          <table:covered-table-cell/>
          <table:table-cell table:style-name="Tabela14.C8" office:value-type="string">
            <text:p text:style-name="P227">Edificação de saneamento -4XX</text:p>
          </table:table-cell>
          <table:table-cell table:style-name="Tabela14.D8" office:value-type="string">
            <text:p text:style-name="P229">Saneam - Edificação de recalque de resíduos -403</text:p>
            <text:p text:style-name="P233">Saneam - Usina de reciclagem -406</text:p>
            <text:p text:style-name="P233">Saneam - Edificação de tratamento de esgoto -405</text:p>
            <text:p text:style-name="P229">Saneam - Incinerador de resíduos -407</text:p>
            <text:p text:style-name="P229">Saneam - Outros -498</text:p>
            <text:p text:style-name="P232">Saneam – <text:span text:style-name="T218">Administração</text:span> -40<text:span text:style-name="T218">8</text:span></text:p>
          </table:table-cell>
          <table:table-cell table:style-name="Tabela14.E8" office:value-type="string">
            <text:p text:style-name="P154">Desconhecido -0</text:p>
            <text:p text:style-name="P154">Alvenaria -1</text:p>
            <text:p text:style-name="P154">Concreto -2</text:p>
            <text:p text:style-name="P154">Metal -3</text:p>
            <text:p text:style-name="P154">Madeira -5</text:p>
            <text:p text:style-name="P58"/>
            <text:p text:style-name="P335">V - ((tipo - tipo %100)/100) in (4) and not (material_construcao in (<text:span text:style-name="T271">0,</text:span>1,2,3,5))</text:p>
          </table:table-cell>
          <table:covered-table-cell/>
        </table:table-row>
        <table:table-row table:style-name="TableLine2195422161840">
          <table:covered-table-cell/>
          <table:covered-table-cell/>
          <table:table-cell table:style-name="Tabela14.C9" office:value-type="string">
            <text:p text:style-name="P228">Edificação de ensino -5XX</text:p>
          </table:table-cell>
          <table:table-cell table:style-name="Tabela14.D9" office:value-type="string">
            <text:p text:style-name="P233">Ens - Edif. educ. infantil – creche -516</text:p>
            <text:p text:style-name="P233">Ens - Edif. educ. infantil - pré-escola -517</text:p>
            <text:p text:style-name="P233">Ens - Edif. de ensino fundamental -518</text:p>
            <text:p text:style-name="P233">Ens - Edif. de ensino médio -519</text:p>
            <text:p text:style-name="P233">Ens - Edif. educ. superior – Graduação -520</text:p>
            <text:p text:style-name="P233">Ens - Edif. educ. superior – graduação e pós-graduação -521</text:p>
            <text:p text:style-name="P233">Ens - Edif. educ. superior – pós-graduação e extensão -522</text:p>
            <text:p text:style-name="P233">Ens - Edif. educ. <text:span text:style-name="T151">profissional</text:span> de nível técnico -523</text:p>
            <text:p text:style-name="P229">Ens - Edif. educ. profissional de nível tecnológico -524</text:p>
            <text:p text:style-name="P229">Ens - Outras atividades de ensino -525</text:p>
          </table:table-cell>
          <table:table-cell table:style-name="Tabela14.E9" office:value-type="string">
            <text:p text:style-name="P154">Desconhecido -0</text:p>
            <text:p text:style-name="P154">Alvenaria -1</text:p>
            <text:p text:style-name="P154">Concreto -2</text:p>
            <text:p text:style-name="P154">Metal -3</text:p>
            <text:p text:style-name="P154">Madeira -5</text:p>
            <text:p text:style-name="P58"/>
            <text:p text:style-name="P348">V - ((tipo - tipo %100)/100) in (<text:span text:style-name="T272">5</text:span>) and not (material_construcao in (<text:span text:style-name="T271">0,</text:span>1,2,3,5))</text:p>
          </table:table-cell>
          <table:covered-table-cell/>
        </table:table-row>
        <table:table-row table:style-name="TableLine2195422169456">
          <table:covered-table-cell/>
          <table:covered-table-cell/>
          <table:table-cell table:style-name="Tabela14.C10" office:value-type="string">
            <text:p text:style-name="P228">Edificação religiosa -6XX</text:p>
          </table:table-cell>
          <table:table-cell table:style-name="Tabela14.D10" office:value-type="string">
            <text:p text:style-name="P233">Rel - Igreja -601</text:p>
            <text:p text:style-name="P213">Rel - Templo -602<text:span text:style-name="T1"> !</text:span></text:p>
            <text:p text:style-name="P213">Rel - Centro religioso -603<text:span text:style-name="T1"> !</text:span></text:p>
            <text:p text:style-name="P213">Rel - Mosteiro -604<text:span text:style-name="T1"> !</text:span></text:p>
            <text:p text:style-name="P213">Rel - Convento -605<text:span text:style-name="T1"> !</text:span></text:p>
            <text:p text:style-name="P234"><text:span text:style-name="T114">Rel - Mesquita -606</text:span><text:span text:style-name="T115"> !</text:span></text:p>
            <text:p text:style-name="P234"><text:span text:style-name="T114">Rel - Sinagoga -607</text:span><text:span text:style-name="T115"> !</text:span></text:p>
            <text:p text:style-name="P98">Rel –<text:span text:style-name="T220"> Capela Mortuária</text:span> – 6<text:span text:style-name="T220">08</text:span></text:p>
            <text:p text:style-name="P99">Rel –<text:span text:style-name="T220"> Terreiro</text:span> – 6<text:span text:style-name="T225">09</text:span></text:p>
            <text:p text:style-name="P98">Rel –<text:span text:style-name="T220"> Administração</text:span> – 6<text:span text:style-name="T220">10</text:span></text:p>
            <text:p text:style-name="P233">Rel - Outros -698</text:p>
          </table:table-cell>
          <table:table-cell table:style-name="Tabela14.E10" office:value-type="string">
            <text:p text:style-name="P154">Desconhecido -0</text:p>
            <text:p text:style-name="P154">Alvenaria -1</text:p>
            <text:p text:style-name="P154">Concreto -2</text:p>
            <text:p text:style-name="P154">Metal -3</text:p>
            <text:p text:style-name="P154">Rocha -4</text:p>
            <text:p text:style-name="P154">Madeira -5</text:p>
            <text:p text:style-name="P68">Outros -98</text:p>
            <text:p text:style-name="P58"/>
            <text:p text:style-name="P337">V - ((tipo - tipo %100)/100) in (6) and not (material_construcao in (0,1,2,3,4,5,98))</text:p>
          </table:table-cell>
          <table:covered-table-cell/>
        </table:table-row>
        <table:table-row table:style-name="TableLine2195422159120">
          <table:covered-table-cell/>
          <table:covered-table-cell/>
          <table:table-cell table:style-name="Tabela14.C12" table:number-rows-spanned="2" office:value-type="string">
            <text:p text:style-name="P216">Edificação ou construção turística -7XX<text:span text:style-name="T1"> !</text:span></text:p>
          </table:table-cell>
          <table:table-cell table:style-name="Tabela14.D11" office:value-type="string">
            <text:p text:style-name="P229">Tur - Cruzeiro -709</text:p>
            <text:p text:style-name="P229">Tur - Estátua -710</text:p>
            <text:p text:style-name="P229">Tur - Mirante -711</text:p>
            <text:p text:style-name="P229">Tur - Monumento -712</text:p>
          </table:table-cell>
          <table:table-cell table:style-name="Tabela14.E11" office:value-type="string">
            <text:p text:style-name="P138">Desconhecido -0</text:p>
            <text:p text:style-name="P58"/>
            <text:p text:style-name="P335">V - tipo in (709,710,711,712) and not (material_construcao in (0))</text:p>
          </table:table-cell>
          <table:covered-table-cell/>
        </table:table-row>
        <table:table-row table:style-name="TableLine2195422162384">
          <table:covered-table-cell/>
          <table:covered-table-cell/>
          <table:covered-table-cell/>
          <table:table-cell table:style-name="Tabela14.D12" office:value-type="string">
            <text:p text:style-name="P229">Tur - Panteão -713</text:p>
            <text:p text:style-name="P233">Tur - Outros -798</text:p>
          </table:table-cell>
          <table:table-cell table:style-name="Tabela14.E12" office:value-type="string">
            <text:p text:style-name="P154">Desconhecido -0</text:p>
            <text:p text:style-name="P154">Alvenaria -1</text:p>
            <text:p text:style-name="P154">Concreto -2</text:p>
            <text:p text:style-name="P154">Metal -3</text:p>
            <text:p text:style-name="P154">Rocha -4</text:p>
            <text:p text:style-name="P154">Madeira -5</text:p>
            <text:p text:style-name="P68">Outros -98</text:p>
            <text:p text:style-name="P58"/>
            <text:p text:style-name="P335">V - tipo in (713,798) and not (material_construcao in (0,1,2,3,4,5,98))</text:p>
          </table:table-cell>
          <table:covered-table-cell/>
        </table:table-row>
        <table:table-row table:style-name="TableLine2195422160752">
          <table:covered-table-cell/>
          <table:covered-table-cell/>
          <table:table-cell table:style-name="Tabela14.C13" office:value-type="string">
            <text:p text:style-name="P227">Edificação de lazer -8XX</text:p>
          </table:table-cell>
          <table:table-cell table:style-name="Tabela14.D13" office:value-type="string">
            <text:p text:style-name="P230">Laz - Estádio -801 <text:span text:style-name="T104">(*)</text:span></text:p>
            <text:p text:style-name="P230">Laz - Ginásio -802</text:p>
            <text:p text:style-name="P230">Laz - Museu -803 <text:span text:style-name="T104">(*)</text:span></text:p>
            <text:p text:style-name="P230">Laz - Teatro -804 <text:span text:style-name="T104">(*)</text:span></text:p>
            <text:p text:style-name="P229">Laz - Anfiteatro -805 <text:span text:style-name="T104">(*)</text:span></text:p>
            <text:p text:style-name="P229">Laz - Cinema -806</text:p>
            <text:p text:style-name="P230">Laz - Centro cultural -807 <text:span text:style-name="T104">(*)</text:span></text:p>
            <text:p text:style-name="P15">Laz - Plataforma de pesca -808</text:p>
            <text:p text:style-name="P273">Laz – Arquivo – 809</text:p>
            <text:p text:style-name="P273">Laz – Biblioteca – 810</text:p>
            <text:p text:style-name="P273">Laz - Centro de documentação -<text:span text:style-name="T250">811</text:span></text:p>
            <text:p text:style-name="P273">Laz - Circo<text:span text:style-name="T208"> – 812</text:span></text:p>
            <text:p text:style-name="P273">Laz - <text:span text:style-name="T208">Concha acústica – 81</text:span><text:span text:style-name="T250">3</text:span></text:p>
            <text:p text:style-name="P273">Laz - <text:span text:style-name="T208">Conservatório – 81</text:span><text:span text:style-name="T250">4</text:span></text:p>
            <text:p text:style-name="P273">Laz - <text:span text:style-name="T209">Coreto ou tribuna – 81</text:span><text:span text:style-name="T250">5</text:span></text:p>
            <text:p text:style-name="P273">Laz - <text:span text:style-name="T211">Equipamentos culturais diversos – 81</text:span><text:span text:style-name="T250">7</text:span></text:p>
            <text:p text:style-name="P273">Laz - <text:span text:style-name="T210">Espaço de eventos e ou cultural – 81</text:span><text:span text:style-name="T250">8</text:span></text:p>
            <text:p text:style-name="P273">Laz - Galeria<text:span text:style-name="T210"> – 81</text:span><text:span text:style-name="T251">9</text:span></text:p>
            <text:p text:style-name="P229">Laz - Outros -898</text:p>
          </table:table-cell>
          <table:table-cell table:style-name="Tabela14.E13" office:value-type="string">
            <text:p text:style-name="P154">Desconhecido -0</text:p>
            <text:p text:style-name="P154">Alvenaria -1</text:p>
            <text:p text:style-name="P154">Concreto -2</text:p>
            <text:p text:style-name="P154">Metal -3</text:p>
            <text:p text:style-name="P154">Rocha -4</text:p>
            <text:p text:style-name="P154">Madeira -5</text:p>
            <text:p text:style-name="P68">Outros -98</text:p>
            <text:p text:style-name="P58"/>
            <text:p text:style-name="P337">V - ((tipo - tipo %100)/100) in (8) and not (material_construcao in (0,1,2,3,4,5,98))</text:p>
          </table:table-cell>
          <table:covered-table-cell/>
        </table:table-row>
        <table:table-row table:style-name="TableLine2195422166192">
          <table:covered-table-cell/>
          <table:covered-table-cell/>
          <table:table-cell table:style-name="Tabela14.C14" office:value-type="string">
            <text:p text:style-name="P228">Edificação de comércio e serviço -9XX</text:p>
          </table:table-cell>
          <table:table-cell table:style-name="Tabela14.D14" office:value-type="string">
            <text:p text:style-name="P233">Comerc - Centro comercial -903</text:p>
            <text:p text:style-name="P233">Comerc – <text:span text:style-name="T207">Super</text:span><text:span text:style-name="T252">m</text:span>ercado / <text:span text:style-name="T207">mercado</text:span> -904</text:p>
            <text:p text:style-name="P229">Comerc - Centro de convenções -905</text:p>
            <text:p text:style-name="P229">Comerc - Hotel / motel / pousada -907</text:p>
            <text:p text:style-name="P276">Comerc – Banco – 908</text:p>
            <text:p text:style-name="P276">Comerc – Centro de exposições – 909</text:p>
            <text:p text:style-name="P276">Comerc – Mercado púb<text:span text:style-name="T226">l</text:span>ico - 910</text:p>
            <text:p text:style-name="P229">Comerc - Outros -998</text:p>
          </table:table-cell>
          <table:table-cell table:style-name="Tabela14.E14" office:value-type="string">
            <text:p text:style-name="P154">Desconhecido -0</text:p>
            <text:p text:style-name="P154">Alvenaria -1</text:p>
            <text:p text:style-name="P154">Concreto -2</text:p>
            <text:p text:style-name="P154">Metal -3</text:p>
            <text:p text:style-name="P154">Rocha -4</text:p>
            <text:p text:style-name="P154">Madeira -5</text:p>
            <text:p text:style-name="P68">Outros -98</text:p>
            <text:p text:style-name="P58"/>
            <text:p text:style-name="P337">V - ((tipo - tipo %100)/100) in (<text:span text:style-name="T273">9</text:span>) and not (material_construcao in (0,1,2,3,4,5,98))</text:p>
          </table:table-cell>
          <table:covered-table-cell/>
        </table:table-row>
        <table:table-row table:style-name="TableLine2195422162928">
          <table:covered-table-cell/>
          <table:covered-table-cell/>
          <table:table-cell table:style-name="Tabela14.C15" office:value-type="string">
            <text:p text:style-name="P228">Edificação industrial -10XX</text:p>
          </table:table-cell>
          <table:table-cell table:style-name="Tabela14.D15" office:value-type="string">
            <text:p text:style-name="P235">Ind - Fabricação alimentícia e bebidas -1015</text:p>
            <text:p text:style-name="P235">Ind - Fabricação de produtos do fumo -1016</text:p>
            <text:p text:style-name="P235">Ind - Fabricação de produtos têxteis -1017</text:p>
            <text:p text:style-name="P235">Ind - Confecção de artigos de vestuário e acessórios -1018</text:p>
            <text:p text:style-name="P235">Ind - Preparação de couros, artefatos de couro, artigos de viagem e calçados -1019</text:p>
            <text:p text:style-name="P16">nd - Fabricação de produtos de madeira e celulose -1020</text:p>
            <text:p text:style-name="P235">Ind - Fabricação de celulose, papel e produtos de papel -1021</text:p>
            <text:p text:style-name="P235">Ind - Industria de edição, impressão e reprodução de gravações -1022</text:p>
            <text:p text:style-name="P235">Ind - Fabricação de coque, refino de petróleo, elaboração de combustíveis nucleares e produção de álcool -1023</text:p>
            <text:p text:style-name="P235">Ind - Fabricação de produtos químicos -1024</text:p>
            <text:p text:style-name="P235">Ind - Fabricação de artigos de borracha e material plástico -1025</text:p>
            <text:p text:style-name="P235">Ind - Fabricação de produtos de minerais não-metálicos -1026</text:p>
            <text:p text:style-name="P235">Ind - Indústria de metalurgia básica -1027</text:p>
            <text:p text:style-name="P235">IInd - Fabricação de produtos de meta<text:span text:style-name="T253">l</text:span> -1028</text:p>
            <text:p text:style-name="P229">Ind - Fabricação de máquinas e equipamentos -1029</text:p>
            <text:p text:style-name="P235">Ind - Fabri<text:span text:style-name="T213">c</text:span>ação de máquinas de escritório e equipamentos de informática -1030</text:p>
            <text:p text:style-name="P229">Ind - Fabricação de máquinas, aparelhos e materiais elétricos -1031</text:p>
            <text:p text:style-name="P229">Ind - Fabricação de material eletrônico, e equipamentos de comunicações -1032</text:p>
            <text:p text:style-name="P235">Ind - Fabricação de equipamentos de instrumentação médico-hospitalares, instrumentos de precisão e ópticos, automação industrial, cronômetros e relógios -1033</text:p>
            <text:p text:style-name="P235">Ind - Fabricação e montagem de veículos automotores, reboques e carrocerias -1034</text:p>
            <text:p text:style-name="P235">Ind - Fabricação de outros equipamentos de transporte -1035</text:p>
            <text:p text:style-name="P235">Ind - Fabricação de móveis e indústrias diversas -1036</text:p>
            <text:p text:style-name="P235">Ind - Indústria reciclagem -1037</text:p>
            <text:p text:style-name="P229">Ind - Indústria de construção -1045</text:p>
            <text:p text:style-name="P229">Ind - Outros -1098</text:p>
          </table:table-cell>
          <table:table-cell table:style-name="Tabela14.E15" office:value-type="string">
            <text:p text:style-name="P154">Desconhecido -0</text:p>
            <text:p text:style-name="P154">Alvenaria -1</text:p>
            <text:p text:style-name="P154">Concreto -2</text:p>
            <text:p text:style-name="P154">Metal -3</text:p>
            <text:p text:style-name="P154">Rocha -4</text:p>
            <text:p text:style-name="P154">Madeira -5</text:p>
            <text:p text:style-name="P138"/>
            <text:p text:style-name="P337">V - (tipo - tipo %100)/100) in (10) and not (material_construcao in (0,1,2,3,4,5))</text:p>
          </table:table-cell>
          <table:covered-table-cell/>
        </table:table-row>
        <table:table-row table:style-name="TableLine2195422165648">
          <table:covered-table-cell/>
          <table:covered-table-cell/>
          <table:table-cell table:style-name="Tabela14.C16" office:value-type="string">
            <text:p text:style-name="P227">Edificação de extração mineral -<text:span text:style-name="T254">11XX</text:span></text:p>
          </table:table-cell>
          <table:table-cell table:style-name="Tabela14.D16" office:value-type="string">
            <text:p text:style-name="P229">Ext Min - Extração de carvão mineral -1110</text:p>
            <text:p text:style-name="P229">Ext Min - Extração de petróleo e serviços relacionados -1111</text:p>
            <text:p text:style-name="P229">Ext Min - Extração de minerais metálicos -1113</text:p>
            <text:p text:style-name="P229">Ext Min - Extração de minerais não-metálicos -1114</text:p>
            <text:p text:style-name="P229">Ext Min - Outros -1198</text:p>
          </table:table-cell>
          <table:table-cell table:style-name="Tabela14.E16" office:value-type="string">
            <text:p text:style-name="P154">Desconhecido -0</text:p>
            <text:p text:style-name="P154">Alvenaria -1</text:p>
            <text:p text:style-name="P154">Concreto -2</text:p>
            <text:p text:style-name="P154">Metal -3</text:p>
            <text:p text:style-name="P154">Rocha -4</text:p>
            <text:p text:style-name="P154">Madeira -5</text:p>
            <text:p text:style-name="P68">Outros -98</text:p>
            <text:p text:style-name="P61"/>
            <text:p text:style-name="P340">V - ((tipo - tipo %100)/100) in (11) and not (material_construcao in (0,1,2,3,4,5,98))</text:p>
          </table:table-cell>
          <table:covered-table-cell/>
        </table:table-row>
        <table:table-row table:style-name="TableLine2195422157488">
          <table:covered-table-cell/>
          <table:covered-table-cell/>
          <table:table-cell table:style-name="Tabela14.C17" office:value-type="string">
            <text:p text:style-name="P227">Edificação agropecuária -12XX</text:p>
          </table:table-cell>
          <table:table-cell table:style-name="Tabela14.D17" office:value-type="string">
            <text:p text:style-name="P17">Agro - Sede operacional de fazenda -1212 <text:span text:style-name="T41">(*)</text:span></text:p>
            <text:p text:style-name="P229">Agro - Aviário -1213</text:p>
            <text:p text:style-name="P17">Agro - Apiário -1214</text:p>
            <text:p text:style-name="P238">Agro - Viveiro de plantas -1215</text:p>
            <text:p text:style-name="P238">Agro - Viveiro para <text:span text:style-name="T41">aquicultura</text:span> -1216</text:p>
            <text:p text:style-name="P229">Agro - Pocilga -1217</text:p>
            <text:p text:style-name="P238">Agro - Curral -1218</text:p>
            <text:p text:style-name="P238">Agro - Outros -1298</text:p>
          </table:table-cell>
          <table:table-cell table:style-name="Tabela14.E17" office:value-type="string">
            <text:p text:style-name="P154">Desconhecido -0</text:p>
            <text:p text:style-name="P154">Alvenaria -1</text:p>
            <text:p text:style-name="P154">Concreto -2</text:p>
            <text:p text:style-name="P154">Metal -3</text:p>
            <text:p text:style-name="P154">Rocha -4</text:p>
            <text:p text:style-name="P154">Madeira -5</text:p>
            <text:p text:style-name="P68">Outros -98</text:p>
            <text:p text:style-name="P58"/>
            <text:p text:style-name="P337">V - ((tipo - tipo %100)/100) in (12) and not (material_construcao in (0,1,2,3,4,5,98))</text:p>
          </table:table-cell>
          <table:covered-table-cell/>
        </table:table-row>
        <table:table-row table:style-name="TableLine2195422156944">
          <table:covered-table-cell/>
          <table:covered-table-cell/>
          <table:table-cell table:style-name="Tabela14.C18" office:value-type="string">
            <text:p text:style-name="P228">Edificação pública civil -13XX</text:p>
          </table:table-cell>
          <table:table-cell table:style-name="Tabela14.D18" office:value-type="string">
            <text:p text:style-name="P229">Pub Civ - Cartorial -1303</text:p>
            <text:p text:style-name="P229">Pub Civ - Gestão pública -1304</text:p>
            <text:p text:style-name="P238">Pub Civ - Eleitoral -1305</text:p>
            <text:p text:style-name="P212">Pub Civ - Produção ou pequisa pública -1306<text:span text:style-name="T1"> !</text:span></text:p>
            <text:p text:style-name="P229">Pub Civ - Seguridade social -1307</text:p>
            <text:p text:style-name="P238">Pub Civ - Câmara municipal -1308</text:p>
            <text:p text:style-name="P238">Pub Civ - <text:span text:style-name="T151">Assembleia</text:span> legislativa -1309<text:change-start text:change-id="ct2195420197696"/></text:p>
            <text:p text:style-name="P239">Pub Civ - <text:span text:style-name="T221">Autarquia</text:span> -13<text:span text:style-name="T221">1</text:span><text:span text:style-name="T255">0</text:span><text:change-end text:change-id="ct2195420197696"/></text:p>
            <text:p text:style-name="P239">Pub Civ - <text:span text:style-name="T221">Fórum</text:span> -13<text:span text:style-name="T221">1</text:span><text:change-start text:change-id="ct2195420212096"/><text:span text:style-name="T255">3</text:span></text:p>
            <text:p text:style-name="P240">Pub Civ - <text:span text:style-name="T221">Fundação</text:span> -13<text:span text:style-name="T221">1</text:span><text:span text:style-name="T255">4</text:span></text:p>
            <text:p text:style-name="P240">Pub Civ - <text:span text:style-name="T221">Procuradoria</text:span> -13<text:span text:style-name="T221">1</text:span><text:span text:style-name="T256">5</text:span><text:change-end text:change-id="ct2195420212096"/><text:change text:change-id="ct2195420198176"/></text:p>
            <text:p text:style-name="P488">Pub Civ - <text:span text:style-name="T221">Secretaria</text:span> -13<text:span text:style-name="T221">1</text:span><text:change-start text:change-id="ct2195420205136"/><text:span text:style-name="T256">6</text:span><text:change-end text:change-id="ct2195420205136"/><text:change text:change-id="ct2195420198656"/><text:change text:change-id="ct2195420208736"/><text:change text:change-id="ct2195420198416"/></text:p>
            <text:p text:style-name="P238">Pub Civ - Prefeitura -1322</text:p>
            <text:p text:style-name="P238">Pub Civ - Outros -1398</text:p>
          </table:table-cell>
          <table:table-cell table:style-name="Tabela14.E18" office:value-type="string">
            <text:p text:style-name="P154">DDesconhecido -0</text:p>
            <text:p text:style-name="P154">Alvenaria -1</text:p>
            <text:p text:style-name="P154">Concreto -2</text:p>
            <text:p text:style-name="P154">Metal -3</text:p>
            <text:p text:style-name="P154">Rocha -4</text:p>
            <text:p text:style-name="P154">Madeira -5</text:p>
            <text:p text:style-name="P68">Outros -98</text:p>
            <text:p text:style-name="P58"/>
            <text:p text:style-name="P337">V - ((tipo - tipo %100)/100) in (13) and not (material_construcao in (0,1,2,3,4,5,98))</text:p>
          </table:table-cell>
          <table:covered-table-cell/>
        </table:table-row>
        <table:table-row table:style-name="TableLine2195422167824">
          <table:covered-table-cell/>
          <table:covered-table-cell/>
          <table:table-cell table:style-name="Tabela14.C19" office:value-type="string">
            <text:p text:style-name="P215"><text:span text:style-name="T151">Habitação</text:span> <text:span text:style-name="T151">indígena</text:span> -14XX<text:span text:style-name="T1"> !</text:span></text:p>
          </table:table-cell>
          <table:table-cell table:style-name="Tabela14.D19" office:value-type="string">
            <text:p text:style-name="P229"><text:span text:style-name="T151">Habitação</text:span> <text:span text:style-name="T151">indígena</text:span> -1401</text:p>
          </table:table-cell>
          <table:table-cell table:style-name="Tabela14.E19" office:value-type="string">
            <text:p text:style-name="P56">Não aplicável -97</text:p>
            <text:p text:style-name="P56"/>
            <text:p text:style-name="P335">V - ((tipo - tipo %100)/100) in (14) and not (material_construcao in (97))</text:p>
          </table:table-cell>
          <table:covered-table-cell/>
        </table:table-row>
        <table:table-row table:style-name="TableLine2195422154496">
          <table:covered-table-cell/>
          <table:covered-table-cell/>
          <table:table-cell table:style-name="Tabela14.C20" office:value-type="string">
            <text:p text:style-name="P215">Edificação de medição de fenômenos -15XX<text:span text:style-name="T1"> !</text:span></text:p>
          </table:table-cell>
          <table:table-cell table:style-name="Tabela14.D20" office:value-type="string">
            <text:p text:style-name="P229">Edificação de medição de fenômenos -1501</text:p>
          </table:table-cell>
          <table:table-cell table:style-name="Tabela14.E20" office:value-type="string">
            <text:p text:style-name="P154">Desconhecido -0</text:p>
            <text:p text:style-name="P154">Alvenaria -1</text:p>
            <text:p text:style-name="P154">Concreto -2</text:p>
            <text:p text:style-name="P154">Metal -3</text:p>
            <text:p text:style-name="P154">Madeira -5</text:p>
            <text:p text:style-name="P58"/>
            <text:p text:style-name="P337">V - ((tipo - tipo %100)/100) in (15) and not (material_construcao in (<text:span text:style-name="T274">0,</text:span>1,2,3,5))</text:p>
          </table:table-cell>
          <table:covered-table-cell/>
        </table:table-row>
        <table:table-row table:style-name="TableLine2195422179520">
          <table:covered-table-cell/>
          <table:covered-table-cell/>
          <table:table-cell table:style-name="Tabela14.C21" office:value-type="string">
            <text:p text:style-name="P228">Edificação militar -17XX</text:p>
          </table:table-cell>
          <table:table-cell table:style-name="Tabela14.D21" office:value-type="string">
            <text:p text:style-name="P241">Pub Mil - Aquartelamento -1712<text:change-start text:change-id="ct2195420198896"/></text:p>
            <text:p text:style-name="P241">Pub Mil - Hotel de trânsito -1717<text:change-end text:change-id="ct2195420198896"/></text:p>
            <text:p text:style-name="P229">Pub Mil - Delegacia de serviço militar -1718<text:change-start text:change-id="ct2195420205376"/></text:p>
            <text:p text:style-name="P229"><text:change-end text:change-id="ct2195420205376"/><text:change text:change-id="ct2195420199376"/><text:change-start text:change-id="ct2195420201776"/>Pub Mil - Capitania dos portos -<text:span text:style-name="T257">1724</text:span><text:change-end text:change-id="ct2195420201776"/></text:p>
            <text:p text:style-name="P229">Pub Mil - Outros -1798</text:p>
          </table:table-cell>
          <table:table-cell table:style-name="Tabela14.E21" office:value-type="string">
            <text:p text:style-name="P154">Desconhecido -0</text:p>
            <text:p text:style-name="P154">Alvenaria -1</text:p>
            <text:p text:style-name="P154">Concreto -2</text:p>
            <text:p text:style-name="P154">Metal -3</text:p>
            <text:p text:style-name="P154">Rocha -4</text:p>
            <text:p text:style-name="P154">Madeira -5</text:p>
            <text:p text:style-name="P68">Outros -98</text:p>
            <text:p text:style-name="P58"/>
            <text:p text:style-name="P337">V - ((tipo - tipo %100)/100) in (17) and not (material_construcao in (0,1,2,3,4,5,98))</text:p>
          </table:table-cell>
          <table:covered-table-cell/>
        </table:table-row>
        <table:table-row table:style-name="TableLine2195422172720">
          <table:covered-table-cell/>
          <table:covered-table-cell/>
          <table:table-cell table:style-name="Tabela14.C22" office:value-type="string">
            <text:p text:style-name="P227">Posto fiscal -19XX</text:p>
          </table:table-cell>
          <table:table-cell table:style-name="Tabela14.D22" office:value-type="string">
            <text:p text:style-name="P241"><text:change-start text:change-id="ct2195420203696"/>Posto Fisc - Tributação -1910</text:p>
            <text:p text:style-name="P241">Posto Fisc - Fiscalização sanitária -<text:span text:style-name="T257">1912</text:span><text:change-end text:change-id="ct2195420203696"/><text:change text:change-id="ct2195420201296"/><text:change text:change-id="ct2195420200336"/></text:p>
            <text:p text:style-name="P236">Posto Fisc – <text:span text:style-name="T216">Posto de pesagem</text:span> -191<text:change-start text:change-id="ct2195420203936"/><text:span text:style-name="T257">3</text:span><text:change-end text:change-id="ct2195420203936"/><text:change text:change-id="ct2195420202016"/></text:p>
            <text:p text:style-name="P229">Posto Fisc - <text:span text:style-name="T43">Misto</text:span> -19<text:span text:style-name="T43">95</text:span><text:change-start text:change-id="ct2195420205616"/></text:p>
            <text:p text:style-name="P241">Posto Fisc - Outros -19<text:span text:style-name="T43">9</text:span><text:span text:style-name="T257">8</text:span><text:change-end text:change-id="ct2195420205616"/></text:p>
          </table:table-cell>
          <table:table-cell table:style-name="Tabela14.E22" office:value-type="string">
            <text:p text:style-name="P154">Desconhecido -0</text:p>
            <text:p text:style-name="P154">Alvenaria -1</text:p>
            <text:p text:style-name="P154">Concreto -2</text:p>
            <text:p text:style-name="P154">Metal -3</text:p>
            <text:p text:style-name="P154">Madeira -5</text:p>
            <text:p text:style-name="P68">Outros -98</text:p>
            <text:p text:style-name="P58"/>
            <text:p text:style-name="P337">V - ((tipo - tipo %100)/100) in (19) and not (material_construcao in (0,1,2,3,5,98))</text:p>
          </table:table-cell>
          <table:covered-table-cell/>
        </table:table-row>
        <table:table-row table:style-name="TableLine2195422175168">
          <table:covered-table-cell/>
          <table:covered-table-cell/>
          <table:table-cell table:style-name="Tabela14.C23" office:value-type="string">
            <text:p text:style-name="P228">Edificação de saúde -20XX</text:p>
          </table:table-cell>
          <table:table-cell table:style-name="Tabela14.D23" office:value-type="string">
            <text:p text:style-name="P241"><text:change-start text:change-id="ct2195423288768"/>Sau - Atendimento hospitalar -2025</text:p>
            <text:p text:style-name="P241">Sau - Atendimento hospitalar especializado -2026</text:p>
            <text:p text:style-name="P241">Sau - Atendimento a urgência e emergências (pronto socorro) -2027</text:p>
            <text:p text:style-name="P241"><text:change-end text:change-id="ct2195423288768"/>Sau - Atenção ambulatorial (posto e centro de saúde) -2028</text:p>
            <text:p text:style-name="P241"><text:change text:change-id="ct2195423278688"/><text:change-start text:change-id="ct2195423281088"/>Sau - Serviços de complementação diagnóstica ou terapêutica -2029<text:change-end text:change-id="ct2195423281088"/></text:p>
            <text:p text:style-name="P234"><text:change text:change-id="ct2195423281808"/><text:span text:style-name="T114">Sau - Outras atividades relacionadas com a atenção à saúde (instituto de pesquisa) -2030</text:span><text:span text:style-name="T115"> !</text:span><text:change text:change-id="ct2195423277008"/></text:p>
            <text:p text:style-name="P212">Sau - Serviços veterinários -2031<text:span text:style-name="T1"> !</text:span></text:p>
          </table:table-cell>
          <table:table-cell table:style-name="Tabela14.E23" office:value-type="string">
            <text:p text:style-name="P154">Desconhecido -0</text:p>
            <text:p text:style-name="P154">Alvenaria -1</text:p>
            <text:p text:style-name="P154">Concreto -2</text:p>
            <text:p text:style-name="P154">Metal -3</text:p>
            <text:p text:style-name="P154">Madeira -5</text:p>
            <text:p text:style-name="P68">Outros -98</text:p>
            <text:p text:style-name="P58"/>
            <text:p text:style-name="P337">V - ((tipo - tipo %100)/100) in (20) and not (material_construcao in (0,1,2,3,5,98))</text:p>
          </table:table-cell>
          <table:covered-table-cell/>
        </table:table-row>
        <table:table-row table:style-name="TableLine2195422178432">
          <table:covered-table-cell/>
          <table:covered-table-cell/>
          <table:table-cell table:style-name="Tabela14.C24" office:value-type="string">
            <text:p text:style-name="P228">Edificação de <text:span text:style-name="T205">desenvolvimento</text:span> social -21XX</text:p>
          </table:table-cell>
          <table:table-cell table:style-name="Tabela14.D24" office:value-type="string">
            <text:p text:style-name="P97">Ssoc –<text:span text:style-name="T217"> Serviço Social</text:span> -21<text:span text:style-name="T212">01</text:span></text:p>
          </table:table-cell>
          <table:table-cell table:style-name="Tabela14.E24" office:value-type="string">
            <text:p text:style-name="P154">Desconhecido -0</text:p>
            <text:p text:style-name="P154">Alvenaria -1</text:p>
            <text:p text:style-name="P154">Concreto -2</text:p>
            <text:p text:style-name="P154">Metal -3</text:p>
            <text:p text:style-name="P154">Madeira -5</text:p>
            <text:p text:style-name="P68">Outros -98</text:p>
            <text:p text:style-name="P58"/>
            <text:p text:style-name="P337">V - ((tipo - tipo %100)/100) in (21) and not (material_construcao in (0,1,2,3,5,98))</text:p>
          </table:table-cell>
          <table:covered-table-cell/>
        </table:table-row>
        <table:table-row table:style-name="TableLine2195422180064">
          <table:covered-table-cell/>
          <table:covered-table-cell/>
          <table:table-cell table:style-name="Tabela14.C25" office:value-type="string">
            <text:p text:style-name="P227">Edificação rodoviária -22XX</text:p>
          </table:table-cell>
          <table:table-cell table:style-name="Tabela14.D25" office:value-type="string">
            <text:p text:style-name="P241"><text:change-start text:change-id="ct2195423278448"/>Rod - Terminal interestadual -2208 <text:span text:style-name="T104">(*)</text:span></text:p>
            <text:p text:style-name="P241"><text:change-end text:change-id="ct2195423278448"/><text:change-start text:change-id="ct2195423283248"/>Rod - Terminal urbano -2209 <text:span text:style-name="T104">(*)</text:span><text:change-end text:change-id="ct2195423283248"/><text:change text:change-id="ct2195423289728"/></text:p>
            <text:p text:style-name="P229">Rod - Parada interestadual -2210</text:p>
            <text:p text:style-name="P229">Rod - Posto de pedágio -2213<text:change text:change-id="ct2195423278208"/><text:change text:change-id="ct2195423286368"/><text:change text:change-id="ct2195423286128"/><text:change-start text:change-id="ct2195423289248"/></text:p>
            <text:p text:style-name="P241">Rod - <text:span text:style-name="T44">Outros</text:span> -22<text:span text:style-name="T44">98</text:span><text:change-end text:change-id="ct2195423289248"/></text:p>
          </table:table-cell>
          <table:table-cell table:style-name="Tabela14.E25" office:value-type="string">
            <text:p text:style-name="P154">Desconhecido -0</text:p>
            <text:p text:style-name="P154">Alvenaria -1</text:p>
            <text:p text:style-name="P154">Concreto -2</text:p>
            <text:p text:style-name="P154">Metal -3</text:p>
            <text:p text:style-name="P154">Madeira -5</text:p>
            <text:p text:style-name="P58"/>
            <text:p text:style-name="P337">V - ((tipo - tipo %100)/100) in (22) and not (material_construcao in (0,1,2,3,5)</text:p>
          </table:table-cell>
          <table:covered-table-cell/>
        </table:table-row>
        <table:table-row table:style-name="TableLine2195422178704">
          <table:covered-table-cell/>
          <table:covered-table-cell/>
          <table:table-cell table:style-name="Tabela14.C26" office:value-type="string">
            <text:p text:style-name="P227"><text:change-start text:change-id="ct2195423284688"/>Edificação ferroviária ou metroviária -23XX<text:change-end text:change-id="ct2195423284688"/></text:p>
          </table:table-cell>
          <table:table-cell table:style-name="Tabela14.D26" office:value-type="string">
            <text:p text:style-name="P229"><text:change-start text:change-id="ct2195423283488"/>Ferrov - Estação ferroviária de passageiros -2316</text:p>
            <text:p text:style-name="P229">Ferrov - Estação metroviária -2317</text:p>
            <text:p text:style-name="P229">Ferrov - Terminal ferroviário de cargas -2318</text:p>
            <text:p text:style-name="P229">Ferrov - Terminal ferroviário de passageiros e cargas -2319</text:p>
            <text:p text:style-name="P214">Ferrov - Oficina de manutenção -2320 !</text:p>
            <text:p text:style-name="P278">Ferrov – Administração 232<text:span text:style-name="T214">1</text:span></text:p>
            <text:p text:style-name="P229">Ferrov - <text:span text:style-name="T44">Outros</text:span> -23<text:span text:style-name="T44">98</text:span><text:change-end text:change-id="ct2195423283488"/></text:p>
          </table:table-cell>
          <table:table-cell table:style-name="Tabela14.E26" office:value-type="string">
            <text:p text:style-name="P25"><text:span text:style-name="T270">D</text:span>esconhecido -0</text:p>
            <text:p text:style-name="P154">Alvenaria -1</text:p>
            <text:p text:style-name="P154">Concreto -2</text:p>
            <text:p text:style-name="P154">Metal -3</text:p>
            <text:p text:style-name="P154">Madeira -5<text:change-start text:change-id="ct2195423284928"/></text:p>
            <text:p text:style-name="P138"/>
            <text:p text:style-name="P335">V - <text:change-end text:change-id="ct2195423284928"/>((tipo - tipo %100)/100) in (23) and not (material_construcao in (0,1,2,3,5))</text:p>
          </table:table-cell>
          <table:covered-table-cell/>
        </table:table-row>
        <table:table-row table:style-name="TableLine2195422182240">
          <table:covered-table-cell/>
          <table:covered-table-cell/>
          <table:table-cell table:style-name="Tabela14.C27" office:value-type="string">
            <text:p text:style-name="P227">Edificação <text:span text:style-name="T39">aeroportuária</text:span> -24XX</text:p>
          </table:table-cell>
          <table:table-cell table:style-name="Tabela14.D27" office:value-type="string">
            <text:p text:style-name="P229"><text:change text:change-id="ct2195423289008"/><text:change-start text:change-id="ct2195423282048"/>Aero - Terminal de passageiros -2426<text:change-end text:change-id="ct2195423282048"/></text:p>
            <text:p text:style-name="P229">Aero - Terminal de cargas -2427<text:change text:change-id="ct2195423276048"/></text:p>
            <text:p text:style-name="P229">Aero - Torre de controle -2428<text:change-start text:change-id="ct2195423289488"/></text:p>
            <text:p text:style-name="P242">Aero - Hangar -2429<text:change-end text:change-id="ct2195423289488"/></text:p>
            <text:p text:style-name="P305"><text:span text:style-name="T173">Aero – Serviço de Combate à </text:span><text:change text:change-id="ct2195423282528"/><text:change-start text:change-id="ct2195423283968"/><text:span text:style-name="T171">incêndios</text:span><text:change-end text:change-id="ct2195423283968"/><text:span text:style-name="T173"> (SCI) –</text:span><text:span text:style-name="T174"> </text:span><text:span text:style-name="T163">2</text:span><text:span text:style-name="T164">430</text:span></text:p>
            <text:p text:style-name="P275">Aero – Administração - 243<text:span text:style-name="T225">1</text:span></text:p>
            <text:p text:style-name="P229">Aero - <text:span text:style-name="T45">Outros</text:span> -24<text:span text:style-name="T45">98</text:span></text:p>
          </table:table-cell>
          <table:table-cell table:style-name="Tabela14.E27" office:value-type="string">
            <text:p text:style-name="P25"><text:span text:style-name="T270">D</text:span>esconhecido -0</text:p>
            <text:p text:style-name="P154">Alvenaria -1</text:p>
            <text:p text:style-name="P154">Concreto -2</text:p>
            <text:p text:style-name="P154">Metal -3</text:p>
            <text:p text:style-name="P154">Madeira -5</text:p>
            <text:p text:style-name="P58">Outros -98</text:p>
            <text:p text:style-name="P58"/>
            <text:p text:style-name="P337">V - ((tipo - tipo %100)/100) in (24) and not (material_construcao in (0,1,2,3,5,98))</text:p>
          </table:table-cell>
          <table:covered-table-cell/>
        </table:table-row>
        <table:table-row table:style-name="TableLine2195422180608">
          <table:covered-table-cell/>
          <table:covered-table-cell/>
          <table:table-cell table:style-name="Tabela14.C28" office:value-type="string">
            <text:p text:style-name="P228">Edificação portuária -25XX</text:p>
          </table:table-cell>
          <table:table-cell table:style-name="Tabela14.D28" office:value-type="string">
            <text:p text:style-name="P96">Port – <text:span text:style-name="T192">Edificação portuária</text:span> -25<text:span text:style-name="T192">01</text:span></text:p>
          </table:table-cell>
          <table:table-cell table:style-name="Tabela14.E28" office:value-type="string">
            <text:p text:style-name="P25"><text:span text:style-name="T270">D</text:span>esconhecido -0</text:p>
            <text:p text:style-name="P154">Alvenaria -1</text:p>
            <text:p text:style-name="P154">Concreto -2</text:p>
            <text:p text:style-name="P154">Metal -3</text:p>
            <text:p text:style-name="P154">Madeira -5</text:p>
            <text:p text:style-name="P138"/>
            <text:p text:style-name="P337">V - ((tipo - tipo %100)/100) in (25) and not (material_construcao in (0,1,2,3,5))</text:p>
          </table:table-cell>
          <table:covered-table-cell/>
        </table:table-row>
        <table:table-row table:style-name="TableLine2195422182784">
          <table:covered-table-cell/>
          <table:covered-table-cell/>
          <table:table-cell table:style-name="Tabela14.C29" office:value-type="string">
            <text:p text:style-name="P227">Posto de <text:span text:style-name="T151">combustível</text:span> -26XX</text:p>
          </table:table-cell>
          <table:table-cell table:style-name="Tabela14.D29" office:value-type="string">
            <text:p text:style-name="P229">Posto de <text:span text:style-name="T151">combustível</text:span> -2601</text:p>
          </table:table-cell>
          <table:table-cell table:style-name="Tabela14.E29" office:value-type="string">
            <text:p text:style-name="P25"><text:span text:style-name="T270">D</text:span>esconhecido -0</text:p>
            <text:p text:style-name="P154">Alvenaria -1</text:p>
            <text:p text:style-name="P154">Concreto -2</text:p>
            <text:p text:style-name="P154">Metal -3</text:p>
            <text:p text:style-name="P154">Madeira -5</text:p>
            <text:p text:style-name="P138"/>
            <text:p text:style-name="P337">V - ((tipo - tipo %100)/100) in (26) and not (material_construcao in (<text:span text:style-name="T275">0,</text:span>1,2,3,5))</text:p>
          </table:table-cell>
          <table:covered-table-cell/>
        </table:table-row>
        <table:table-row table:style-name="TableLine2195422172176">
          <table:covered-table-cell/>
          <table:covered-table-cell/>
          <table:table-cell table:style-name="Tabela14.C30" office:value-type="string">
            <text:p text:style-name="P100">Representação diplomática <text:span text:style-name="T215">- 29XX</text:span></text:p>
          </table:table-cell>
          <table:table-cell table:style-name="Tabela14.D30" office:value-type="string">
            <text:p text:style-name="P274">Dip – Consulado - 2901</text:p>
            <text:p text:style-name="P274">Dip – Embaixada - 2902</text:p>
          </table:table-cell>
          <table:table-cell table:style-name="Tabela14.E30" office:value-type="string">
            <text:p text:style-name="P154"><text:change text:change-id="ct2195423288528"/><text:span text:style-name="T148">D</text:span><text:span text:style-name="T147">esconhecido -0</text:span></text:p>
            <text:p text:style-name="P302">Alvenaria -1</text:p>
            <text:p text:style-name="P302">Concreto -2</text:p>
            <text:p text:style-name="P302">Metal -3</text:p>
            <text:p text:style-name="P301">Rocha -4</text:p>
            <text:p text:style-name="P564">Madeira -5<text:change-start text:change-id="ct2195423283728"/></text:p>
            <text:p text:style-name="P300">Outros -98</text:p>
            <text:p text:style-name="P63"/>
            <text:p text:style-name="P295">V - <text:change-end text:change-id="ct2195423283728"/>((tipo - tipo %100)/100) in (29) and not (material_construcao in (0,1,2,3,4,5,98))</text:p>
          </table:table-cell>
          <table:covered-table-cell/>
        </table:table-row>
        <table:table-row table:style-name="TableLine2195422174080">
          <table:covered-table-cell/>
          <table:covered-table-cell/>
          <table:table-cell table:style-name="Tabela14.C31" office:value-type="string">
            <text:p text:style-name="P306"><text:change text:change-id="ct2195423285408"/><text:span text:style-name="T175">Edificação de </text:span><text:span text:style-name="T165">s</text:span><text:span text:style-name="T166">egurança pública</text:span><text:span text:style-name="T175"> </text:span><text:span text:style-name="T176">- 30XX</text:span></text:p>
          </table:table-cell>
          <table:table-cell table:style-name="Tabela14.D31" office:value-type="string">
            <text:p text:style-name="P304"><text:change text:change-id="ct2195423284208"/><text:span text:style-name="T168">S</text:span><text:span text:style-name="T169">eg</text:span><text:span text:style-name="T177"> – Delegacia de polícia civil - 3001</text:span></text:p>
            <text:p text:style-name="P237"><text:span text:style-name="T131">S</text:span><text:span text:style-name="T132">eg</text:span> - Posto policia militar – <text:span text:style-name="T222">3002</text:span></text:p>
            <text:p text:style-name="P237"><text:span text:style-name="T131">S</text:span><text:span text:style-name="T132">eg</text:span> - Posto <text:span text:style-name="T222">guarda municipal</text:span> – <text:span text:style-name="T222">3003</text:span></text:p>
            <text:p text:style-name="P18"><text:span text:style-name="T131">S</text:span><text:span text:style-name="T132">eg</text:span><text:span text:style-name="T222"> - </text:span>Posto de polícia rodoviári<text:span text:style-name="T42">a federal</text:span> -<text:span text:style-name="T222">3004</text:span></text:p>
            <text:p text:style-name="P19"><text:span text:style-name="T131">S</text:span><text:span text:style-name="T132">eg</text:span> – Polícia militar – 3005</text:p>
            <text:p text:style-name="P307"><text:span text:style-name="T168">S</text:span><text:span text:style-name="T169">eg</text:span><text:span text:style-name="T160"> - Prisional -</text:span><text:span text:style-name="T167">3</text:span><text:span text:style-name="T166">006</text:span><text:change-start text:change-id="ct2195423285168"/></text:p>
            <text:p text:style-name="P308"><text:span text:style-name="T168">S</text:span><text:span text:style-name="T169">eg</text:span><text:span text:style-name="T167"> - </text:span><text:change-end text:change-id="ct2195423285168"/><text:span text:style-name="T167">Bombeiros Militar</text:span><text:change-start text:change-id="ct2195423289968"/><text:span text:style-name="T167"> -3</text:span><text:span text:style-name="T166">00</text:span><text:change-end text:change-id="ct2195423289968"/><text:span text:style-name="T172">7</text:span><text:change-start text:change-id="ct2195423287568"/></text:p>
            <text:p text:style-name="P308"><text:span text:style-name="T168">S</text:span><text:span text:style-name="T169">eg</text:span><text:span text:style-name="T167"> - </text:span><text:change-end text:change-id="ct2195423287568"/><text:span text:style-name="T167">Bombeiros Civil</text:span><text:change-start text:change-id="ct2195423277248"/><text:span text:style-name="T167"> -3</text:span><text:span text:style-name="T166">00</text:span><text:change-end text:change-id="ct2195423277248"/><text:span text:style-name="T172">8</text:span></text:p>
            <text:p text:style-name="P277"><text:span text:style-name="T131">S</text:span><text:span text:style-name="T132">eg</text:span> – Outras polícias civis - 3098</text:p>
          </table:table-cell>
          <table:table-cell table:style-name="Tabela14.E31" office:value-type="string">
            <text:p text:style-name="P25"><text:change text:change-id="ct2195423287328"/><text:span text:style-name="T148">D</text:span><text:span text:style-name="T147">esconhecido -0</text:span></text:p>
            <text:p text:style-name="P302">Alvenaria -1</text:p>
            <text:p text:style-name="P302">Concreto -2</text:p>
            <text:p text:style-name="P302">Metal -3</text:p>
            <text:p text:style-name="P301">Rocha -4</text:p>
            <text:p text:style-name="P564">Madeira -5</text:p>
            <text:p text:style-name="P301">Outros -98</text:p>
            <text:p text:style-name="P60"/>
            <text:p text:style-name="P338">V - ((tipo - tipo %100)/100) in (30) and not (material_construcao in (0,1,2,3,4,5,98))</text:p>
          </table:table-cell>
          <table:covered-table-cell/>
        </table:table-row>
        <table:table-row table:style-name="TableLine2195422171088">
          <table:covered-table-cell/>
          <table:covered-table-cell/>
          <table:table-cell table:style-name="Tabela14.C32" table:number-columns-spanned="2" office:value-type="string">
            <text:p text:style-name="P315">! - ((tipo - tipo %100)/100) in (1, 7, 14, 15, 16) or tipo in (3, 602, 603, 604, 605, 606, 607, 1306, 2030, 2031, 2320)</text:p>
          </table:table-cell>
          <table:covered-table-cell/>
          <table:table-cell table:style-name="Tabela14.E32" office:value-type="string">
            <text:p text:style-name="P144">-</text:p>
          </table:table-cell>
          <table:covered-table-cell/>
        </table:table-row>
      </table:table>
      <text:p text:style-name="P4">! </text:p>
      <text:p text:style-name="P4"/>
      <table:table table:name="Tabela17" table:style-name="Tabela17">
        <table:table-column table:style-name="Tabela17.A"/>
        <table:table-column table:style-name="Tabela17.B"/>
        <table:table-column table:style-name="Tabela17.C" table:number-columns-repeated="3"/>
        <table:table-row table:style-name="TableLine2195422140624">
          <table:table-cell table:style-name="Tabela17.A1" office:value-type="string">
            <text:p text:style-name="P33">Classe</text:p>
          </table:table-cell>
          <table:table-cell table:style-name="Tabela17.B1" table:number-columns-spanned="4" office:value-type="string">
            <text:p text:style-name="P412"><text:span text:style-name="T26">constr_extracao_mineral</text:span> <text:span text:style-name="T110">[PA]</text:span></text:p>
          </table:table-cell>
          <table:covered-table-cell/>
          <table:covered-table-cell/>
          <table:covered-table-cell/>
        </table:table-row>
        <table:table-row table:style-name="TableLine2195423650448">
          <table:table-cell table:style-name="Tabela17.A2" office:value-type="string">
            <text:p text:style-name="P33">Atributo</text:p>
          </table:table-cell>
          <table:table-cell table:style-name="Tabela17.A2" office:value-type="string">
            <text:p text:style-name="P413">nome<text:span text:style-name="T6"> (0..1)</text:span></text:p>
          </table:table-cell>
          <table:table-cell table:style-name="Tabela17.A2" office:value-type="string">
            <text:p text:style-name="P413">tipo<text:span text:style-name="T5"> (1)</text:span></text:p>
          </table:table-cell>
          <table:table-cell table:style-name="Tabela17.A2" office:value-type="string">
            <text:p text:style-name="P424">forma_extracao<text:span text:style-name="T5"> (1)</text:span></text:p>
          </table:table-cell>
          <table:table-cell table:style-name="Tabela17.E2" office:value-type="string">
            <text:p text:style-name="P412">situacao_fisica<text:span text:style-name="T5"> (1)</text:span></text:p>
          </table:table-cell>
        </table:table-row>
        <table:table-row table:style-name="TableLine2195423647728">
          <table:table-cell table:style-name="Tabela17.A8" table:number-rows-spanned="6" office:value-type="string">
            <text:p text:style-name="P33">Domínio</text:p>
          </table:table-cell>
          <table:table-cell table:style-name="Tabela17.B8" table:number-rows-spanned="6" office:value-type="string">
            <text:p text:style-name="P318">A ser preenchido</text:p>
          </table:table-cell>
          <table:table-cell table:style-name="Tabela17.C3" office:value-type="string">
            <text:p text:style-name="P245"><text:span text:style-name="T117">Poço / </text:span><text:span text:style-name="T118">Á</text:span><text:span text:style-name="T117">gua subterrânea</text:span><text:span text:style-name="T114"> -1</text:span><text:span text:style-name="T115"> !</text:span></text:p>
          </table:table-cell>
          <table:table-cell table:style-name="Tabela17.D7" table:number-rows-spanned="5" office:value-type="string">
            <text:p text:style-name="P243">A céu aberto -5</text:p>
            <text:p text:style-name="P374">Subterrânea -6<text:span text:style-name="T1"> !</text:span></text:p>
            <text:p text:style-name="P369"/>
            <text:p text:style-name="P574">! - forma_extracao in (6)</text:p>
          </table:table-cell>
          <table:table-cell table:style-name="Tabela17.E7" table:number-rows-spanned="5" office:value-type="string">
            <text:p text:style-name="P368">Abandonada -1<text:span text:style-name="T1"> !</text:span></text:p>
            <text:p text:style-name="P368">Destruída -2<text:span text:style-name="T1"> !</text:span></text:p>
            <text:p text:style-name="P495">Construída -3</text:p>
            <text:p text:style-name="P368">Em construção -4<text:span text:style-name="T1"> !</text:span></text:p>
            <text:p text:style-name="P368"/>
            <text:p text:style-name="P575"><text:span text:style-name="T276">! - (Rest, Sit. Fis.)</text:span></text:p>
          </table:table-cell>
        </table:table-row>
        <table:table-row table:style-name="TableLine2195423649360">
          <table:covered-table-cell/>
          <table:covered-table-cell/>
          <table:table-cell table:style-name="Tabela17.C4" office:value-type="string">
            <text:p text:style-name="P244">Mina / <text:span text:style-name="T155">Pedreira</text:span> -4</text:p>
          </table:table-cell>
          <table:covered-table-cell/>
          <table:covered-table-cell/>
        </table:table-row>
        <table:table-row table:style-name="TableLine2195423648544">
          <table:covered-table-cell/>
          <table:covered-table-cell/>
          <table:table-cell table:style-name="Tabela17.C5" office:value-type="string">
            <text:p text:style-name="P219">Garimpo -5 !</text:p>
          </table:table-cell>
          <table:covered-table-cell/>
          <table:covered-table-cell/>
        </table:table-row>
        <table:table-row table:style-name="TableLine2195423654800">
          <table:covered-table-cell/>
          <table:covered-table-cell/>
          <table:table-cell table:style-name="Tabela17.C6" office:value-type="string">
            <text:p text:style-name="P219">Salina -6 !</text:p>
          </table:table-cell>
          <table:covered-table-cell/>
          <table:covered-table-cell/>
        </table:table-row>
        <table:table-row table:style-name="TableLine2195423659968">
          <table:covered-table-cell/>
          <table:covered-table-cell/>
          <table:table-cell table:style-name="Tabela17.C7" office:value-type="string">
            <text:p text:style-name="P245"><text:span text:style-name="T114">Poço /</text:span><text:span text:style-name="T117"> </text:span><text:span text:style-name="T118">P</text:span><text:span text:style-name="T117">etróleo</text:span><text:span text:style-name="T114"> -</text:span><text:span text:style-name="T119">8</text:span><text:span text:style-name="T115"> !</text:span></text:p>
          </table:table-cell>
          <table:covered-table-cell/>
          <table:covered-table-cell/>
        </table:table-row>
        <table:table-row table:style-name="TableLine2195423659968">
          <table:covered-table-cell/>
          <table:covered-table-cell/>
          <table:table-cell table:style-name="Tabela17.C8" office:value-type="string">
            <text:p text:style-name="P364">! - tipo in (1, 5, 6, 8)</text:p>
          </table:table-cell>
          <table:table-cell table:style-name="Tabela17.D8" office:value-type="string">
            <text:p text:style-name="P363">-</text:p>
          </table:table-cell>
          <table:table-cell table:style-name="Tabela17.E8" office:value-type="string">
            <text:p text:style-name="P363"/>
          </table:table-cell>
        </table:table-row>
      </table:table>
      <text:p text:style-name="P4"/>
      <text:p text:style-name="P4"/>
      <table:table table:name="Tabela16" table:style-name="Tabela16">
        <table:table-column table:style-name="Tabela16.A"/>
        <table:table-column table:style-name="Tabela16.B"/>
        <table:table-column table:style-name="Tabela16.C" table:number-columns-repeated="3"/>
        <table:table-row table:style-name="TableLine2195423649904">
          <table:table-cell table:style-name="Tabela16.A1" office:value-type="string">
            <text:p text:style-name="P33">Classe</text:p>
          </table:table-cell>
          <table:table-cell table:style-name="Tabela16.B1" table:number-columns-spanned="4" office:value-type="string">
            <text:p text:style-name="P435">constr_ocupacao_solo [PLA]</text:p>
          </table:table-cell>
          <table:covered-table-cell/>
          <table:covered-table-cell/>
          <table:covered-table-cell/>
        </table:table-row>
        <table:table-row table:style-name="TableLine2195423653440">
          <table:table-cell table:style-name="Tabela16.A2" office:value-type="string">
            <text:p text:style-name="P33">Atributo</text:p>
          </table:table-cell>
          <table:table-cell table:style-name="Tabela16.A2" office:value-type="string">
            <text:p text:style-name="P413">nome<text:span text:style-name="T6"> (0..1)</text:span></text:p>
          </table:table-cell>
          <table:table-cell table:style-name="Tabela16.A2" office:value-type="string">
            <text:p text:style-name="P438">filtro (1)</text:p>
          </table:table-cell>
          <table:table-cell table:style-name="Tabela16.A2" office:value-type="string">
            <text:p text:style-name="P412">tipo<text:span text:style-name="T5"> (1)</text:span></text:p>
          </table:table-cell>
          <table:table-cell table:style-name="Tabela16.E2" office:value-type="string">
            <text:p text:style-name="P412">situacao_fisica<text:span text:style-name="T5"> (1)</text:span></text:p>
          </table:table-cell>
        </table:table-row>
        <table:table-row table:style-name="TableLine2195423650720">
          <table:table-cell table:style-name="Tabela16.A14" table:number-rows-spanned="12" office:value-type="string">
            <text:p text:style-name="P33">Domínio</text:p>
          </table:table-cell>
          <table:table-cell table:style-name="Tabela16.B14" table:number-rows-spanned="12" office:value-type="string">
            <text:p text:style-name="P318">A ser preenchido</text:p>
          </table:table-cell>
          <table:table-cell table:style-name="Tabela16.C3" office:value-type="string">
            <text:p text:style-name="P243">Cemitério -<text:span text:style-name="T28">1XX</text:span></text:p>
            <text:p text:style-name="P259">[P A]</text:p>
          </table:table-cell>
          <table:table-cell table:style-name="Tabela16.D3" office:value-type="string">
            <text:p text:style-name="P497"><text:span text:style-name="T122">Cemitério - Crematório -101 !</text:span></text:p>
            <text:p text:style-name="P218">Cemitério Parque -102<text:span text:style-name="T1"> !</text:span></text:p>
            <text:p text:style-name="P218">Cemitério Vertical -103<text:span text:style-name="T1"> !</text:span></text:p>
            <text:p text:style-name="P434">Cemitério Comum -104</text:p>
            <text:p text:style-name="P379"><text:span text:style-name="T130">Cemitério - Túmulo isolado -105 !</text:span></text:p>
          </table:table-cell>
          <table:table-cell table:style-name="Tabela16.E14" table:number-rows-spanned="12" office:value-type="string">
            <text:p text:style-name="P368">Abandonada -1<text:span text:style-name="T1"> !</text:span></text:p>
            <text:p text:style-name="P368">Destruída -2<text:span text:style-name="T1"> !</text:span></text:p>
            <text:p text:style-name="P495">Construída -3</text:p>
            <text:p text:style-name="P368">Em construção -4<text:span text:style-name="T1"> !</text:span></text:p>
            <text:p text:style-name="P368"/>
            <text:p text:style-name="P575"><text:span text:style-name="T276">! - (Rest, Sit. Fis.)</text:span></text:p>
          </table:table-cell>
        </table:table-row>
        <table:table-row table:style-name="TableLine2195423648272">
          <table:covered-table-cell/>
          <table:covered-table-cell/>
          <table:table-cell table:style-name="Tabela16.C4" office:value-type="string">
            <text:p text:style-name="P243">Campo ou quadra -<text:span text:style-name="T28">2XX</text:span></text:p>
            <text:p text:style-name="P259">[P A]</text:p>
          </table:table-cell>
          <table:table-cell table:style-name="Tabela16.D4" office:value-type="string">
            <text:p text:style-name="P498">Campo/Quadra de futebol -201</text:p>
            <text:p text:style-name="P225">Campo/Quadra de basquete -202</text:p>
            <text:p text:style-name="P498">Campo/Quadra de vôlei -203</text:p>
            <text:p text:style-name="P218">Campo/Quadra de pólo -204<text:span text:style-name="T1"> !</text:span></text:p>
            <text:p text:style-name="P380">Campo/Quadra de hipismo -205<text:span text:style-name="T1"> !</text:span></text:p>
            <text:p text:style-name="P225">Campo/Quadra poliesportiva -206</text:p>
            <text:p text:style-name="P498">Campo/Quadra de tênis -207</text:p>
            <text:p text:style-name="P498">Campo/Quadra - Outras quadras esportivas -298</text:p>
          </table:table-cell>
          <table:covered-table-cell/>
        </table:table-row>
        <table:table-row table:style-name="TableLine2195423642832">
          <table:covered-table-cell/>
          <table:covered-table-cell/>
          <table:table-cell table:style-name="Tabela16.C12" office:value-type="string">
            <text:p text:style-name="P376">Pista competição <text:span text:style-name="T29">-3XX !</text:span></text:p>
            <text:p text:style-name="P83">[<text:span text:style-name="T194">P</text:span>L<text:span text:style-name="T194">A</text:span>]</text:p>
          </table:table-cell>
          <table:table-cell table:style-name="Tabela16.D12" office:value-type="string">
            <text:p text:style-name="P225">Pista de atletismo -301</text:p>
            <text:p text:style-name="P498">Pista de ciclismo -302</text:p>
            <text:p text:style-name="P498">Pista de motociclismo -303</text:p>
            <text:p text:style-name="P225">Pista de automobilismo -304</text:p>
            <text:p text:style-name="P69">Pista de corrida de cavalos -305</text:p>
            <text:p text:style-name="P287">Pista de bicicross – 306</text:p>
            <text:p text:style-name="P287">Pista de motocross – 307</text:p>
            <text:p text:style-name="P498">Pista - Outras pistas de competição -398</text:p>
          </table:table-cell>
          <table:covered-table-cell/>
        </table:table-row>
        <table:table-row table:style-name="TableLine2195423655616">
          <table:covered-table-cell/>
          <table:covered-table-cell/>
          <table:table-cell table:style-name="Tabela16.C12" office:value-type="string">
            <text:p text:style-name="P375">Pátio -<text:span text:style-name="T28">4XX !</text:span></text:p>
            <text:p text:style-name="P83">[A]</text:p>
          </table:table-cell>
          <table:table-cell table:style-name="Tabela16.D12" office:value-type="string">
            <text:p text:style-name="P498">Pátio rodoviário -404</text:p>
            <text:p text:style-name="P225">Pátio ferroviário -405</text:p>
            <text:p text:style-name="P225">Pátio metroviário -406</text:p>
            <text:p text:style-name="P498">Pátio aeroportuário -409</text:p>
            <text:p text:style-name="P225">Pátio portuário -414</text:p>
            <text:p text:style-name="P498">Pátio <text:span text:style-name="T231">hidro</text:span>viário -4<text:span text:style-name="T231">1</text:span>5</text:p>
            <text:p text:style-name="P498">Pátio <text:span text:style-name="T232">de dutos</text:span> -4<text:span text:style-name="T232">16</text:span></text:p>
          </table:table-cell>
          <table:covered-table-cell/>
        </table:table-row>
        <table:table-row table:style-name="TableLine2195423648000">
          <table:covered-table-cell/>
          <table:covered-table-cell/>
          <table:table-cell table:style-name="Tabela16.C12" office:value-type="string">
            <text:p text:style-name="P375">Piscina -<text:span text:style-name="T28">5XX !</text:span></text:p>
            <text:p text:style-name="P83">[A]</text:p>
          </table:table-cell>
          <table:table-cell table:style-name="Tabela16.D12" office:value-type="string">
            <text:p text:style-name="P225">Piscina -501</text:p>
          </table:table-cell>
          <table:covered-table-cell/>
        </table:table-row>
        <table:table-row table:style-name="TableLine2195423646640">
          <table:covered-table-cell/>
          <table:covered-table-cell/>
          <table:table-cell table:style-name="Tabela16.C12" office:value-type="string">
            <text:p text:style-name="P377"><text:span text:style-name="T195">Sítio Arqueológico</text:span> -6XX !</text:p>
            <text:p text:style-name="P83">[A]</text:p>
          </table:table-cell>
          <table:table-cell table:style-name="Tabela16.D12" office:value-type="string">
            <text:p text:style-name="P430">Sítio Arqueológico -601</text:p>
          </table:table-cell>
          <table:covered-table-cell/>
        </table:table-row>
        <table:table-row table:style-name="TableLine2195423659152">
          <table:covered-table-cell/>
          <table:covered-table-cell/>
          <table:table-cell table:style-name="Tabela16.C12" office:value-type="string">
            <text:p text:style-name="P377">Ruína -7XX !</text:p>
            <text:p text:style-name="P83">[P A]</text:p>
          </table:table-cell>
          <table:table-cell table:style-name="Tabela16.D12" office:value-type="string">
            <text:p text:style-name="P431">Ruína -701</text:p>
          </table:table-cell>
          <table:covered-table-cell/>
        </table:table-row>
        <table:table-row table:style-name="TableLine2195423645008">
          <table:covered-table-cell/>
          <table:covered-table-cell/>
          <table:table-cell table:style-name="Tabela16.C12" office:value-type="string">
            <text:p text:style-name="P288">Equipamento agropecuário - 8XX</text:p>
            <text:p text:style-name="P288">[PLA]</text:p>
          </table:table-cell>
          <table:table-cell table:style-name="Tabela16.D12" office:value-type="string">
            <text:p text:style-name="P90">Moega – 801</text:p>
            <text:p text:style-name="P90">Moinho – 802</text:p>
            <text:p text:style-name="P90">Secador – 80<text:span text:style-name="T223">3</text:span></text:p>
            <text:p text:style-name="P90">Tombador – 80<text:span text:style-name="T223">4</text:span></text:p>
            <text:p text:style-name="P437">Elevador de grãos – 80<text:span text:style-name="T233">5</text:span></text:p>
            <text:p text:style-name="P437">Pivô central - 80<text:span text:style-name="T233">6</text:span></text:p>
          </table:table-cell>
          <table:covered-table-cell/>
        </table:table-row>
        <table:table-row table:style-name="TableLine2195423652352">
          <table:covered-table-cell/>
          <table:covered-table-cell/>
          <table:table-cell table:style-name="Tabela16.C12" office:value-type="string">
            <text:p text:style-name="P289">Estacionamento – 9XX</text:p>
            <text:p text:style-name="P260">[A]</text:p>
          </table:table-cell>
          <table:table-cell table:style-name="Tabela16.D12" office:value-type="string">
            <text:p text:style-name="P123">Estacionamento - 901</text:p>
          </table:table-cell>
          <table:covered-table-cell/>
        </table:table-row>
        <table:table-row table:style-name="TableLine2195423651264">
          <table:covered-table-cell/>
          <table:covered-table-cell/>
          <table:table-cell table:style-name="Tabela16.C12" office:value-type="string">
            <text:p text:style-name="P382">Arquibancada – 10XX !</text:p>
            <text:p text:style-name="P287">[LA]</text:p>
          </table:table-cell>
          <table:table-cell table:style-name="Tabela16.D12" office:value-type="string">
            <text:p text:style-name="P432">Arquibancada – 1001</text:p>
          </table:table-cell>
          <table:covered-table-cell/>
        </table:table-row>
        <table:table-row table:style-name="TableLine2195423646912">
          <table:covered-table-cell/>
          <table:covered-table-cell/>
          <table:table-cell table:style-name="Tabela16.C13" office:value-type="string">
            <text:p text:style-name="P74"><text:span text:style-name="T201">Farol</text:span> -<text:span text:style-name="T267">11</text:span><text:span text:style-name="T201">XX</text:span></text:p>
            <text:p text:style-name="P164">[P]</text:p>
          </table:table-cell>
          <table:table-cell table:style-name="Tabela16.D13" office:value-type="string">
            <text:p text:style-name="P175">Farol ou farolete -<text:span text:style-name="T267">11</text:span>0<text:span text:style-name="T267">1</text:span></text:p>
          </table:table-cell>
          <table:covered-table-cell/>
        </table:table-row>
        <table:table-row table:style-name="TableLine2195423652624">
          <table:covered-table-cell/>
          <table:covered-table-cell/>
          <table:table-cell table:style-name="Tabela16.C14" office:value-type="string">
            <text:p text:style-name="P381">Ponto de estacão de medição de fenômenos – 16XX !</text:p>
            <text:p text:style-name="P101">[P]</text:p>
          </table:table-cell>
          <table:table-cell table:style-name="Tabela16.D14" office:value-type="string">
            <text:p text:style-name="P430">Estação climatológica principal -1601</text:p>
            <text:p text:style-name="P430">Estação climatológica auxiliar -1602</text:p>
            <text:p text:style-name="P430">Estação agroclimatológica -1603</text:p>
            <text:p text:style-name="P430">Estação pluviométrica -1604</text:p>
            <text:p text:style-name="P430">Estação eólica -1605</text:p>
            <text:p text:style-name="P430">Estação evaporimétrica -1606</text:p>
            <text:p text:style-name="P430">Estação solarimétrica -1607</text:p>
            <text:p text:style-name="P430">Estação de radar meteorológico -1608</text:p>
            <text:p text:style-name="P430">Estação de rádiosonda -1609</text:p>
            <text:p text:style-name="P430">Estação fluviométrica -1610</text:p>
            <text:p text:style-name="P430">Estação maregráfica -1611</text:p>
            <text:p text:style-name="P430">Estação mares terrestres - crosta -1612</text:p>
            <text:p text:style-name="P430">Estação Hidrológica – 1613</text:p>
            <text:p text:style-name="P430">Estação Metero-maregráfica - 1614</text:p>
          </table:table-cell>
          <table:covered-table-cell/>
        </table:table-row>
      </table:table>
      <text:p text:style-name="P7"/>
      <text:p text:style-name="P7"/>
      <table:table table:name="Tabela6" table:style-name="Tabela6">
        <table:table-column table:style-name="Tabela6.A"/>
        <table:table-column table:style-name="Tabela6.B" table:number-columns-repeated="3"/>
        <table:table-row table:style-name="TableLine2195423656160">
          <table:table-cell table:style-name="Tabela6.A1" office:value-type="string">
            <text:p text:style-name="P34">Classe</text:p>
          </table:table-cell>
          <table:table-cell table:style-name="Tabela6.B1" table:number-columns-spanned="3" office:value-type="string">
            <text:p text:style-name="P440">elemnat_curva_nivel<text:span text:style-name="T7"> [L]</text:span></text:p>
          </table:table-cell>
          <table:covered-table-cell/>
          <table:covered-table-cell/>
        </table:table-row>
        <table:table-row table:style-name="TableLine2195423659424">
          <table:table-cell table:style-name="Tabela6.A2" office:value-type="string">
            <text:p text:style-name="P34">Atributo</text:p>
          </table:table-cell>
          <table:table-cell table:style-name="Tabela6.A2" office:value-type="string">
            <text:p text:style-name="P440">cota (1)</text:p>
          </table:table-cell>
          <table:table-cell table:style-name="Tabela6.A2" office:value-type="string">
            <text:p text:style-name="P440">indice (1)</text:p>
          </table:table-cell>
          <table:table-cell table:style-name="Tabela6.D2" office:value-type="string">
            <text:p text:style-name="P440">depressao (1)</text:p>
          </table:table-cell>
        </table:table-row>
        <table:table-row table:style-name="TableLine2195423674656">
          <table:table-cell table:style-name="Tabela6.A3" office:value-type="string">
            <text:p text:style-name="P34">Domínio</text:p>
          </table:table-cell>
          <table:table-cell table:style-name="Tabela6.B3" office:value-type="string">
            <text:p text:style-name="P44">A ser preenchido</text:p>
          </table:table-cell>
          <table:table-cell table:style-name="Tabela6.C3" office:value-type="string">
            <text:p text:style-name="P44">Mestra -1</text:p>
            <text:p text:style-name="P44">Normal -2</text:p>
            <text:p text:style-name="P48">Auxiliar -3</text:p>
          </table:table-cell>
          <table:table-cell table:style-name="Tabela6.D3" office:value-type="string">
            <text:p text:style-name="P48">Sim -1</text:p>
            <text:p text:style-name="P48">Não -2</text:p>
          </table:table-cell>
        </table:table-row>
      </table:table>
      <text:p text:style-name="P7"/>
      <text:p text:style-name="P4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Line2195423656432">
          <table:table-cell table:style-name="Table8.A1" office:value-type="string">
            <text:p text:style-name="P38">Classe</text:p>
          </table:table-cell>
          <table:table-cell table:style-name="Table8.B1" table:number-columns-spanned="2" office:value-type="string">
            <text:p text:style-name="P443">elemnat_elemento_fisiografico [PLA]</text:p>
          </table:table-cell>
          <table:covered-table-cell/>
        </table:table-row>
        <table:table-row table:style-name="TableLine2195423671936">
          <table:table-cell table:style-name="Table8.A2" office:value-type="string">
            <text:p text:style-name="P38">Atributo</text:p>
          </table:table-cell>
          <table:table-cell table:style-name="Table8.A2" office:value-type="string">
            <text:p text:style-name="P414">nome<text:span text:style-name="T6"> (0..1)</text:span></text:p>
          </table:table-cell>
          <table:table-cell table:style-name="Table8.C2" office:value-type="string">
            <text:p text:style-name="P414">tipo<text:span text:style-name="T5"> (1)</text:span></text:p>
          </table:table-cell>
        </table:table-row>
        <table:table-row table:style-name="TableLine2195423664320">
          <table:table-cell table:style-name="Table8.A6" table:number-rows-spanned="4" office:value-type="string">
            <text:p text:style-name="P38">Domínio</text:p>
          </table:table-cell>
          <table:table-cell table:style-name="Table8.B6" table:number-rows-spanned="4" office:value-type="string">
            <text:p text:style-name="P320">A ser preenchido</text:p>
          </table:table-cell>
          <table:table-cell table:style-name="Table8.C3" office:value-type="string">
            <text:p text:style-name="P73">Dolina -15</text:p>
            <text:p text:style-name="P73">Duna -16</text:p>
            <text:p text:style-name="P446">Rocha - Área rochosa/lajedo -23</text:p>
            <text:p text:style-name="P77">[A]</text:p>
          </table:table-cell>
        </table:table-row>
        <table:table-row table:style-name="TableLine2195423666496">
          <table:covered-table-cell/>
          <table:covered-table-cell/>
          <table:table-cell table:style-name="Table8.C4" office:value-type="string">
            <text:p text:style-name="P73">Escarpa -8</text:p>
            <text:p text:style-name="P73">Falésia -13</text:p>
            <text:p text:style-name="P73">Talude -14</text:p>
            <text:p text:style-name="P77">[L]</text:p>
          </table:table-cell>
        </table:table-row>
        <table:table-row table:style-name="TableLine2195423673840">
          <table:covered-table-cell/>
          <table:covered-table-cell/>
          <table:table-cell table:style-name="Table8.C5" office:value-type="string">
            <text:p text:style-name="P73">Gruta -19</text:p>
            <text:p text:style-name="P446">Caverna -20</text:p>
            <text:p text:style-name="P77">[P]</text:p>
          </table:table-cell>
        </table:table-row>
        <table:table-row table:style-name="TableLine2195423664864">
          <table:covered-table-cell/>
          <table:covered-table-cell/>
          <table:table-cell table:style-name="Table8.C6" office:value-type="string">
            <text:p text:style-name="P73">Rocha - Matacão/pedra -21</text:p>
            <text:p text:style-name="P73">Rocha - Penedo isolado -22</text:p>
            <text:p text:style-name="P77">[P A]</text:p>
          </table:table-cell>
        </table:table-row>
      </table:table>
      <text:p text:style-name="P13"/>
      <text:p text:style-name="P22"/>
      <table:table table:name="Tabela28" table:style-name="Tabela28">
        <table:table-column table:style-name="Tabela28.A"/>
        <table:table-column table:style-name="Tabela28.B"/>
        <table:table-column table:style-name="Tabela28.C"/>
        <table:table-row table:style-name="TableLine2195423665136">
          <table:table-cell table:style-name="Tabela28.A1" office:value-type="string">
            <text:p text:style-name="P41">Classe</text:p>
          </table:table-cell>
          <table:table-cell table:style-name="Tabela28.B1" table:number-columns-spanned="2" office:value-type="string">
            <text:p text:style-name="P425"><text:span text:style-name="T27">elemnat_elemento_hidrografico [PLA] / aquisicao_centroide_elemento_hidrografico </text:span><text:span text:style-name="T265">[P]</text:span></text:p>
          </table:table-cell>
          <table:covered-table-cell/>
        </table:table-row>
        <table:table-row table:style-name="TableLine2195423668128">
          <table:table-cell table:style-name="Tabela28.A2" office:value-type="string">
            <text:p text:style-name="P41">Atributo</text:p>
          </table:table-cell>
          <table:table-cell table:style-name="Tabela28.A2" office:value-type="string">
            <text:p text:style-name="P415">nome<text:span text:style-name="T6"> (0..1)</text:span></text:p>
          </table:table-cell>
          <table:table-cell table:style-name="Tabela28.C2" office:value-type="string">
            <text:p text:style-name="P415">tipo<text:span text:style-name="T5"> (1)</text:span></text:p>
          </table:table-cell>
        </table:table-row>
        <table:table-row table:style-name="TableLine2195423669760">
          <table:table-cell table:style-name="Tabela28.A7" table:number-rows-spanned="5" office:value-type="string">
            <text:p text:style-name="P41">Domínio</text:p>
          </table:table-cell>
          <table:table-cell table:style-name="Tabela28.B7" table:number-rows-spanned="5" office:value-type="string">
            <text:p text:style-name="P323">A ser preenchido</text:p>
          </table:table-cell>
          <table:table-cell table:style-name="Tabela28.C3" office:value-type="string">
            <text:p text:style-name="P209">Banco de areia <text:span text:style-name="T31">Fluvial</text:span> -<text:span text:style-name="T31">14 !</text:span></text:p>
            <text:p text:style-name="P179"><text:span text:style-name="T114">Banco de areia </text:span><text:span text:style-name="T116">Marítimo</text:span><text:span text:style-name="T114"> -</text:span><text:span text:style-name="T116">15 !</text:span></text:p>
            <text:p text:style-name="P220">Banco de areia Lacustre -16 !</text:p>
            <text:p text:style-name="P210"><text:span text:style-name="T116">Banco de areia </text:span><text:span text:style-name="T31">Cordão Arenoso</text:span><text:span text:style-name="T116"> -</text:span><text:span text:style-name="T31">17 !</text:span></text:p>
            <text:p text:style-name="P116"><text:span text:style-name="T31">[</text:span>A]</text:p>
          </table:table-cell>
        </table:table-row>
        <table:table-row table:style-name="TableLine2195423670848">
          <table:covered-table-cell/>
          <table:covered-table-cell/>
          <table:table-cell table:style-name="Tabela28.C4" office:value-type="string">
            <text:p text:style-name="P179">Cachoeira -9</text:p>
            <text:p text:style-name="P179">Salto -10</text:p>
            <text:p text:style-name="P210">Catarata -11<text:span text:style-name="T1"> !</text:span></text:p>
            <text:p text:style-name="P167">[P L]</text:p>
          </table:table-cell>
        </table:table-row>
        <table:table-row table:style-name="TableLine2195423671392">
          <table:covered-table-cell/>
          <table:covered-table-cell/>
          <table:table-cell table:style-name="Tabela28.C5" office:value-type="string">
            <text:p text:style-name="P286"><text:span text:style-name="T114">Foz </text:span><text:span text:style-name="T121">Marítima</text:span><text:span text:style-name="T114"> -6</text:span><text:span text:style-name="T115"> !</text:span></text:p>
            <text:p text:style-name="P129">Corredeira -12</text:p>
            <text:p text:style-name="P167">[P L A]</text:p>
          </table:table-cell>
        </table:table-row>
        <table:table-row table:style-name="TableLine2195423670032">
          <table:covered-table-cell/>
          <table:covered-table-cell/>
          <table:table-cell table:style-name="Tabela28.C6" office:value-type="string">
            <text:p text:style-name="P76">Poço <text:span text:style-name="T111">dágua</text:span> -1</text:p>
            <text:p text:style-name="P76">Poço artesiano -2</text:p>
            <text:p text:style-name="P179"><text:span text:style-name="T114">Olho dágua -3</text:span><text:span text:style-name="T115"> !</text:span></text:p>
            <text:p text:style-name="P167">[P]</text:p>
          </table:table-cell>
        </table:table-row>
        <table:table-row table:style-name="TableLine2195423672208">
          <table:covered-table-cell/>
          <table:covered-table-cell/>
          <table:table-cell table:style-name="Tabela28.C7" office:value-type="string">
            <text:p text:style-name="P210">Rocha em água -8<text:span text:style-name="T1"> !</text:span></text:p>
            <text:p text:style-name="P209">Recife <text:span text:style-name="T47">Contíguo</text:span> -<text:span text:style-name="T32">18 !</text:span></text:p>
            <text:p text:style-name="P209">Recife <text:span text:style-name="T32">Afastado</text:span> -<text:span text:style-name="T32">19 !</text:span></text:p>
            <text:p text:style-name="P117">[P A]</text:p>
          </table:table-cell>
        </table:table-row>
      </table:table>
      <text:p text:style-name="P22"/>
      <text:p text:style-name="P22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leLine2195423667584">
          <table:table-cell table:style-name="Tabela3.A1" office:value-type="string">
            <text:p text:style-name="P41">Classe </text:p>
          </table:table-cell>
          <table:table-cell table:style-name="Tabela3.B1" table:number-columns-spanned="2" office:value-type="string">
            <text:p text:style-name="P624">elemnat_ilha [A] / aquisicao_centroide_ilha <text:span text:style-name="T265">[P]</text:span></text:p>
          </table:table-cell>
          <table:covered-table-cell/>
        </table:table-row>
        <table:table-row table:style-name="TableLine2195423675200">
          <table:table-cell table:style-name="Tabela3.A2" office:value-type="string">
            <text:p text:style-name="P41">Atributo</text:p>
          </table:table-cell>
          <table:table-cell table:style-name="Tabela3.A2" office:value-type="string">
            <text:p text:style-name="P415">nome<text:span text:style-name="T6"> (0..1)</text:span></text:p>
          </table:table-cell>
          <table:table-cell table:style-name="Tabela3.C2" office:value-type="string">
            <text:p text:style-name="P415">tipo<text:span text:style-name="T5"> (1)</text:span></text:p>
          </table:table-cell>
        </table:table-row>
        <table:table-row table:style-name="TableLine2195423669488">
          <table:table-cell table:style-name="Tabela3.A3" office:value-type="string">
            <text:p text:style-name="P41">Domínio</text:p>
          </table:table-cell>
          <table:table-cell table:style-name="Tabela3.B3" office:value-type="string">
            <text:p text:style-name="P323">A ser preenchido</text:p>
            <text:p text:style-name="P611">(*)</text:p>
          </table:table-cell>
          <table:table-cell table:style-name="Tabela3.C3" office:value-type="string">
            <text:p text:style-name="P179">Ilha <text:span text:style-name="T32">Fluvial</text:span>-<text:span text:style-name="T235">1</text:span></text:p>
            <text:p text:style-name="P179">Ilha <text:span text:style-name="T32">Lacustre</text:span>-<text:span text:style-name="T235">3</text:span></text:p>
            <text:p text:style-name="P75">Ilha <text:span text:style-name="T32">Mar</text:span><text:span text:style-name="T235">í</text:span><text:span text:style-name="T32">tima</text:span>-<text:span text:style-name="T235">2</text:span></text:p>
          </table:table-cell>
        </table:table-row>
      </table:table>
      <text:p text:style-name="P22"/>
      <text:p text:style-name="P22"/>
      <table:table table:name="Tabela29" table:style-name="Tabela29">
        <table:table-column table:style-name="Tabela29.A"/>
        <table:table-column table:style-name="Tabela29.B" table:number-columns-repeated="3"/>
        <table:table-row table:style-name="TableLine2195423675744">
          <table:table-cell table:style-name="Tabela29.A1" office:value-type="string">
            <text:p text:style-name="P41">Classe</text:p>
          </table:table-cell>
          <table:table-cell table:style-name="Tabela29.B1" table:number-columns-spanned="3" office:value-type="string">
            <text:p text:style-name="P441">elemnat_ponto_cotado<text:span text:style-name="T7"> [P]</text:span></text:p>
          </table:table-cell>
          <table:covered-table-cell/>
          <table:covered-table-cell/>
        </table:table-row>
        <table:table-row table:style-name="TableLine2195423673568">
          <table:table-cell table:style-name="Tabela29.A2" office:value-type="string">
            <text:p text:style-name="P41">Atributo</text:p>
          </table:table-cell>
          <table:table-cell table:style-name="Tabela29.A2" office:value-type="string">
            <text:p text:style-name="P441">cota (1)</text:p>
          </table:table-cell>
          <table:table-cell table:style-name="Tabela29.A2" office:value-type="string">
            <text:p text:style-name="P441">cota_comprovada (1)</text:p>
          </table:table-cell>
          <table:table-cell table:style-name="Tabela29.D2" office:value-type="string">
            <text:p text:style-name="P441">cota_<text:span text:style-name="T237">mais_alta</text:span> (1)</text:p>
          </table:table-cell>
        </table:table-row>
        <table:table-row table:style-name="TableLine2195423678736">
          <table:table-cell table:style-name="Tabela29.A3" office:value-type="string">
            <text:p text:style-name="P41">Domínio</text:p>
          </table:table-cell>
          <table:table-cell table:style-name="Tabela29.B3" office:value-type="string">
            <text:p text:style-name="P50">A ser preenchido</text:p>
          </table:table-cell>
          <table:table-cell table:style-name="Tabela29.C3" office:value-type="string">
            <text:p text:style-name="P388">Sim -1 !</text:p>
            <text:p text:style-name="P50">Não -2</text:p>
            <text:p text:style-name="P50"/>
            <text:p text:style-name="P598">! - cota_comprovada in (1)</text:p>
          </table:table-cell>
          <table:table-cell table:style-name="Tabela29.D3" office:value-type="string">
            <text:p text:style-name="P50">Sim -1</text:p>
            <text:p text:style-name="P50">Não -2</text:p>
          </table:table-cell>
        </table:table-row>
      </table:table>
      <text:p text:style-name="P22"/>
      <text:p text:style-name="P22"/>
      <table:table table:name="Tabela7" table:style-name="Tabela7">
        <table:table-column table:style-name="Tabela7.A"/>
        <table:table-column table:style-name="Tabela7.B"/>
        <table:table-row table:style-name="TableLine2195423677376">
          <table:table-cell table:style-name="Tabela7.A1" office:value-type="string">
            <text:p text:style-name="P41">Classe </text:p>
          </table:table-cell>
          <table:table-cell table:style-name="Tabela7.B1" office:value-type="string">
            <text:p text:style-name="P448">elemnat_terreno_sujeito_inundacao [A]</text:p>
          </table:table-cell>
        </table:table-row>
        <table:table-row table:style-name="TableLine2195423688256">
          <table:table-cell table:style-name="Tabela7.A2" office:value-type="string">
            <text:p text:style-name="P41">Atributo</text:p>
          </table:table-cell>
          <table:table-cell table:style-name="Tabela7.B2" office:value-type="string">
            <text:p text:style-name="P284"/>
          </table:table-cell>
        </table:table-row>
        <table:table-row table:style-name="TableLine2195423690160">
          <table:table-cell table:style-name="Tabela7.A3" office:value-type="string">
            <text:p text:style-name="P41">Domínio</text:p>
          </table:table-cell>
          <table:table-cell table:style-name="Tabela7.B3" office:value-type="string">
            <text:p text:style-name="P41"/>
          </table:table-cell>
        </table:table-row>
      </table:table>
      <text:p text:style-name="P22"/>
      <text:p text:style-name="P22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2195423691520">
          <table:table-cell table:style-name="Table7.A1" office:value-type="string">
            <text:p text:style-name="P37">Classe</text:p>
          </table:table-cell>
          <table:table-cell table:style-name="Table7.B1" table:number-columns-spanned="2" office:value-type="string">
            <text:p text:style-name="P600"><text:span text:style-name="T179">elemnat_</text:span>toponimo_fisiografico_natural<text:span text:style-name="T179"> [PL]</text:span></text:p>
          </table:table-cell>
          <table:covered-table-cell/>
        </table:table-row>
        <table:table-row table:style-name="TableLine2195423682272">
          <table:table-cell table:style-name="Table7.A2" office:value-type="string">
            <text:p text:style-name="P37">Atributo</text:p>
          </table:table-cell>
          <table:table-cell table:style-name="Table7.A2" office:value-type="string">
            <text:p text:style-name="P416">nome<text:span text:style-name="T6"> (0..1)</text:span></text:p>
          </table:table-cell>
          <table:table-cell table:style-name="Table7.C2" office:value-type="string">
            <text:p text:style-name="P416">tipo<text:span text:style-name="T5"> (1)</text:span></text:p>
          </table:table-cell>
        </table:table-row>
        <table:table-row table:style-name="TableLine2195423678464">
          <table:table-cell table:style-name="Table7.A5" table:number-rows-spanned="3" office:value-type="string">
            <text:p text:style-name="P37">Domínio</text:p>
          </table:table-cell>
          <table:table-cell table:style-name="Table7.B5" table:number-rows-spanned="3" office:value-type="string">
            <text:p text:style-name="P610">A ser preenchido</text:p>
            <text:p text:style-name="P619">(*)</text:p>
          </table:table-cell>
          <table:table-cell table:style-name="Table7.C3" office:value-type="string">
            <text:p text:style-name="P172">Serra -1</text:p>
            <text:p text:style-name="P163">[L]</text:p>
          </table:table-cell>
        </table:table-row>
        <table:table-row table:style-name="TableLine2195423683088">
          <table:covered-table-cell/>
          <table:covered-table-cell/>
          <table:table-cell table:style-name="Table7.C4" office:value-type="string">
            <text:p text:style-name="P447">Montanha -3</text:p>
            <text:p text:style-name="P208">Chapada -4<text:span text:style-name="T1"> !</text:span></text:p>
            <text:p text:style-name="P172"><text:span text:style-name="T114">Maciço -5</text:span><text:span text:style-name="T115"> !</text:span></text:p>
            <text:p text:style-name="P208">Planalto -6<text:span text:style-name="T1"> !</text:span></text:p>
            <text:p text:style-name="P208">Planície -7<text:span text:style-name="T1"> !</text:span></text:p>
            <text:p text:style-name="P383">Península -9<text:span text:style-name="T1"> !</text:span></text:p>
            <text:p text:style-name="P208">Ponta -10<text:span text:style-name="T1"> !</text:span></text:p>
            <text:p text:style-name="P383">Cabo -11<text:span text:style-name="T1"> !</text:span></text:p>
            <text:p text:style-name="P501">Pico -17</text:p>
            <text:p text:style-name="P163">[P]</text:p>
          </table:table-cell>
        </table:table-row>
        <table:table-row table:style-name="TableLine2195423677920">
          <table:covered-table-cell/>
          <table:covered-table-cell/>
          <table:table-cell table:style-name="Table7.C5" office:value-type="string">
            <text:p text:style-name="P174">Morro -2</text:p>
            <text:p text:style-name="P173">Praia -12</text:p>
            <text:p text:style-name="P78">[P L]</text:p>
          </table:table-cell>
        </table:table-row>
      </table:table>
      <text:p text:style-name="P12"/>
      <text:p text:style-name="P12"/>
      <table:table table:name="Tabela5" table:style-name="Tabela5">
        <table:table-column table:style-name="Tabela5.A"/>
        <table:table-column table:style-name="Tabela5.B"/>
        <table:table-column table:style-name="Tabela5.C" table:number-columns-repeated="3"/>
        <table:table-row table:style-name="TableLine2195423679280">
          <table:table-cell table:style-name="Tabela5.A1" office:value-type="string">
            <text:p text:style-name="P36">Classe</text:p>
          </table:table-cell>
          <table:table-cell table:style-name="Tabela5.B1" table:number-columns-spanned="4" office:value-type="string">
            <text:p text:style-name="P449">elemnat_trecho_drenagem<text:span text:style-name="T7"> [L]</text:span></text:p>
          </table:table-cell>
          <table:covered-table-cell/>
          <table:covered-table-cell/>
          <table:covered-table-cell/>
        </table:table-row>
        <table:table-row table:style-name="TableLine2195423690976">
          <table:table-cell table:style-name="Tabela5.A2" office:value-type="string">
            <text:p text:style-name="P36">Atributo</text:p>
          </table:table-cell>
          <table:table-cell table:style-name="Tabela5.A2" office:value-type="string">
            <text:p text:style-name="P450">nome<text:span text:style-name="T6"> (0..1)</text:span></text:p>
          </table:table-cell>
          <table:table-cell table:style-name="Tabela5.A2" office:value-type="string">
            <text:p text:style-name="P450">tipo<text:span text:style-name="T5"> (1)</text:span></text:p>
          </table:table-cell>
          <table:table-cell table:style-name="Tabela5.A2" office:value-type="string">
            <text:p text:style-name="P450">regime<text:span text:style-name="T5"> (1)</text:span></text:p>
          </table:table-cell>
          <table:table-cell table:style-name="Tabela5.E2" office:value-type="string">
            <text:p text:style-name="P451"><text:span text:style-name="T238">situacao_em_poligono</text:span><text:span text:style-name="T5"> (1)</text:span></text:p>
          </table:table-cell>
        </table:table-row>
        <table:table-row table:style-name="TableLine2195423692880">
          <table:table-cell table:style-name="Tabela5.A4" table:number-rows-spanned="2" office:value-type="string">
            <text:p text:style-name="P36">Domínio</text:p>
          </table:table-cell>
          <table:table-cell table:style-name="Tabela5.B4" table:number-rows-spanned="2" office:value-type="string">
            <text:p text:style-name="P131">A ser preenchido</text:p>
          </table:table-cell>
          <table:table-cell table:style-name="Tabela5.C3" office:value-type="string">
            <text:p text:style-name="P505">Rio <text:span text:style-name="T4">-1</text:span></text:p>
            <text:p text:style-name="P131">Canal<text:span text:style-name="T4">-2</text:span></text:p>
            <text:p text:style-name="P502"><text:span text:style-name="T122">Canal encoberto – 4 !</text:span></text:p>
            <text:p text:style-name="P504"/>
            <text:p text:style-name="P593">! - tipo in (4)</text:p>
          </table:table-cell>
          <table:table-cell table:style-name="Tabela5.D3" office:value-type="string">
            <text:p text:style-name="P262">Desconhecido -0</text:p>
            <text:p text:style-name="P131">Permanente <text:span text:style-name="T4">-1</text:span></text:p>
            <text:p text:style-name="P390">Temporário <text:span text:style-name="T4">-3 !</text:span></text:p>
            <text:p text:style-name="P211">Seco <text:span text:style-name="T4">-5 !</text:span></text:p>
            <text:p text:style-name="P211"/>
            <text:p text:style-name="P545">V - tipo in (1,2,4) and not (regime in (0,1,3,5))</text:p>
            <text:p text:style-name="P211"/>
            <text:p text:style-name="P576"><text:span text:style-name="T98">!</text:span><text:span text:style-name="T97"> – tipo in (1,2,4) and regime in (3,5)</text:span></text:p>
          </table:table-cell>
          <table:table-cell table:style-name="Tabela5.E4" table:number-rows-spanned="2" office:value-type="string">
            <text:p text:style-name="P133">Fora de polígono <text:span text:style-name="T4">-1</text:span></text:p>
            <text:p text:style-name="P299">Dentro de polígono - Trecho principal <text:span text:style-name="T4">-</text:span><text:span text:style-name="T238">2</text:span></text:p>
            <text:p text:style-name="P299">Dentro de polígono - Trecho secundário <text:span text:style-name="T4">-</text:span><text:span text:style-name="T238">3</text:span></text:p>
            <text:p text:style-name="P299"><text:span text:style-name="T4">Dentro de polígono - Trecho compartilhado -</text:span><text:span text:style-name="T238">4</text:span></text:p>
          </table:table-cell>
        </table:table-row>
        <table:table-row table:style-name="TableLine2195423693424">
          <table:covered-table-cell/>
          <table:covered-table-cell/>
          <table:table-cell table:style-name="Tabela5.C4" office:value-type="string">
            <text:p text:style-name="P132"><text:span text:style-name="T154">Pluvial</text:span> <text:span text:style-name="T4">-3</text:span></text:p>
          </table:table-cell>
          <table:table-cell table:style-name="Tabela5.D4" office:value-type="string">
            <text:p text:style-name="P262">Desconhecido -0</text:p>
            <text:p text:style-name="P132">Seco <text:span text:style-name="T4">-5</text:span></text:p>
            <text:p text:style-name="P132"/>
            <text:p text:style-name="P294">V - tipo in (3) and not (regime in (0,5))</text:p>
          </table:table-cell>
          <table:covered-table-cell/>
        </table:table-row>
      </table:table>
      <text:p text:style-name="P10"/>
      <text:p text:style-name="P22"/>
      <table:table table:name="Tabela30" table:style-name="Tabela30">
        <table:table-column table:style-name="Tabela30.A"/>
        <table:table-column table:style-name="Tabela30.B"/>
        <table:table-row table:style-name="TableLine2195423687440">
          <table:table-cell table:style-name="Tabela30.A1" office:value-type="string">
            <text:p text:style-name="P41">Classe </text:p>
          </table:table-cell>
          <table:table-cell table:style-name="Tabela30.B1" office:value-type="string">
            <text:p text:style-name="P452">elemnat_sumidouro_vertedouro [P]</text:p>
          </table:table-cell>
        </table:table-row>
        <table:table-row table:style-name="TableLine2195423687712">
          <table:table-cell table:style-name="Tabela30.A2" office:value-type="string">
            <text:p text:style-name="P41">Atributo</text:p>
          </table:table-cell>
          <table:table-cell table:style-name="Tabela30.B2" office:value-type="string">
            <text:p text:style-name="P625">tipo<text:span text:style-name="T5"> (1)</text:span></text:p>
          </table:table-cell>
        </table:table-row>
        <table:table-row table:style-name="TableLine2195423682000">
          <table:table-cell table:style-name="Tabela30.A3" office:value-type="string">
            <text:p text:style-name="P41">Domínio</text:p>
          </table:table-cell>
          <table:table-cell table:style-name="Tabela30.B3" office:value-type="string">
            <text:p text:style-name="P361">Sumidouro – 4</text:p>
            <text:p text:style-name="P361">Ver<text:span text:style-name="T234">t</text:span>edouro - 5</text:p>
          </table:table-cell>
        </table:table-row>
      </table:table>
      <text:p text:style-name="P22"/>
      <text:p text:style-name="P22"/>
      <table:table table:name="Tabela20" table:style-name="Tabela20">
        <table:table-column table:style-name="Tabela20.A"/>
        <table:table-column table:style-name="Tabela20.B"/>
        <table:table-column table:style-name="Tabela20.C"/>
        <table:table-row table:style-name="TableLine2195423680096">
          <table:table-cell table:style-name="Tabela20.A1" office:value-type="string">
            <text:p text:style-name="P40">Classe</text:p>
          </table:table-cell>
          <table:table-cell table:style-name="Tabela20.B1" table:number-columns-spanned="2" office:value-type="string">
            <text:p text:style-name="P444">infra_alteracao_fisiografica_antropica[L]</text:p>
          </table:table-cell>
          <table:covered-table-cell/>
        </table:table-row>
        <table:table-row table:style-name="TableLine2195423683632">
          <table:table-cell table:style-name="Tabela20.A2" office:value-type="string">
            <text:p text:style-name="P40">Atributo</text:p>
          </table:table-cell>
          <table:table-cell table:style-name="Tabela20.A2" office:value-type="string">
            <text:p text:style-name="P417">nome<text:span text:style-name="T6"> (0..1)</text:span></text:p>
          </table:table-cell>
          <table:table-cell table:style-name="Tabela20.C2" office:value-type="string">
            <text:p text:style-name="P417">tipo<text:span text:style-name="T5"> (1)</text:span></text:p>
          </table:table-cell>
        </table:table-row>
        <table:table-row table:style-name="TableLine2195423695056">
          <table:table-cell table:style-name="Tabela20.A3" office:value-type="string">
            <text:p text:style-name="P40">Domínio</text:p>
          </table:table-cell>
          <table:table-cell table:style-name="Tabela20.B3" office:value-type="string">
            <text:p text:style-name="P322">A ser preenchido</text:p>
          </table:table-cell>
          <table:table-cell table:style-name="Tabela20.C3" office:value-type="string">
            <text:p text:style-name="P176">Aterro -27</text:p>
            <text:p text:style-name="P176">Corte -26</text:p>
            <text:p text:style-name="P165">[L]</text:p>
          </table:table-cell>
        </table:table-row>
      </table:table>
      <text:p text:style-name="P20"/>
      <text:p text:style-name="P20"/>
      <table:table table:name="Tabela26" table:style-name="Tabela26">
        <table:table-column table:style-name="Tabela26.A"/>
        <table:table-column table:style-name="Tabela26.B"/>
        <table:table-column table:style-name="Tabela26.C"/>
        <table:table-column table:style-name="Tabela26.D" table:number-columns-repeated="2"/>
        <table:table-row table:style-name="TableLine2195423678192">
          <table:table-cell table:style-name="Tabela26.A1" office:value-type="string">
            <text:p text:style-name="P40">Classe </text:p>
          </table:table-cell>
          <table:table-cell table:style-name="Tabela26.B1" table:number-columns-spanned="4" office:value-type="string">
            <text:p text:style-name="P454"><text:span text:style-name="T136">infra</text:span>_barragem [<text:span text:style-name="T224">L</text:span>A]</text:p>
          </table:table-cell>
          <table:covered-table-cell/>
          <table:covered-table-cell/>
          <table:covered-table-cell/>
        </table:table-row>
        <table:table-row table:style-name="TableLine2195423701040">
          <table:table-cell table:style-name="Tabela26.A2" office:value-type="string">
            <text:p text:style-name="P40">Atributo</text:p>
          </table:table-cell>
          <table:table-cell table:style-name="Tabela26.A2" office:value-type="string">
            <text:p text:style-name="P417">nome<text:span text:style-name="T6"> (0..1)</text:span></text:p>
          </table:table-cell>
          <table:table-cell table:style-name="Tabela26.A2" office:value-type="string">
            <text:p text:style-name="P417">tipo<text:span text:style-name="T5"> (1)</text:span></text:p>
          </table:table-cell>
          <table:table-cell table:style-name="Tabela26.A2" office:value-type="string">
            <text:p text:style-name="P417">material_construcao<text:span text:style-name="T5"> (1)</text:span></text:p>
          </table:table-cell>
          <table:table-cell table:style-name="Tabela26.E2" office:value-type="string">
            <text:p text:style-name="P601"><text:span text:style-name="T170">sobreposto_transportes</text:span><text:span text:style-name="T178"> (1)</text:span></text:p>
          </table:table-cell>
        </table:table-row>
        <table:table-row table:style-name="TableLine2195423706752">
          <table:table-cell table:style-name="Tabela26.A3" office:value-type="string">
            <text:p text:style-name="P40">Domínio</text:p>
          </table:table-cell>
          <table:table-cell table:style-name="Tabela26.B3" office:value-type="string">
            <text:p text:style-name="P322">A ser preenchido</text:p>
          </table:table-cell>
          <table:table-cell table:style-name="Tabela26.C3" office:value-type="string">
            <text:p text:style-name="P110">1 – Barragem</text:p>
            <text:p text:style-name="P391">2- Dique</text:p>
            <text:p text:style-name="P577"/>
            <text:p text:style-name="P577">! - tipo in (2)</text:p>
          </table:table-cell>
          <table:table-cell table:style-name="Tabela26.D3" office:value-type="string">
            <text:p text:style-name="P453">Desconhecido – 0</text:p>
            <text:p text:style-name="P204">Alvenaria -1<text:span text:style-name="T1"> !</text:span></text:p>
            <text:p text:style-name="P64">Concreto -2</text:p>
            <text:p text:style-name="P147">Rocha -4</text:p>
            <text:p text:style-name="P147">Terra -23</text:p>
            <text:p text:style-name="P506"/>
            <text:p text:style-name="P594">! - material_construcao in (1)</text:p>
          </table:table-cell>
          <table:table-cell table:style-name="Tabela26.E3" office:value-type="string">
            <text:p text:style-name="P102">S<text:span text:style-name="T229">im – 1</text:span></text:p>
            <text:p text:style-name="P91"><text:span text:style-name="T130">Não - </text:span><text:span text:style-name="T137">2</text:span></text:p>
          </table:table-cell>
        </table:table-row>
      </table:table>
      <text:p text:style-name="P20"/>
      <text:p text:style-name="P22"/>
      <table:table table:name="Tabela10" table:style-name="Tabela10">
        <table:table-column table:style-name="Tabela10.A"/>
        <table:table-column table:style-name="Tabela10.B"/>
        <table:table-column table:style-name="Tabela10.C" table:number-columns-repeated="3"/>
        <table:table-row table:style-name="TableLine2195423711104">
          <table:table-cell table:style-name="Tabela10.A1" office:value-type="string">
            <text:p text:style-name="P41">Classe</text:p>
          </table:table-cell>
          <table:table-cell table:style-name="Tabela10.B1" table:number-columns-spanned="4" office:value-type="string">
            <text:p text:style-name="P456"><text:span text:style-name="T19">infra</text:span><text:span text:style-name="T17">_elemento_</text:span><text:span text:style-name="T21">energia</text:span><text:span text:style-name="T16"> </text:span><text:span text:style-name="T18">[</text:span><text:span text:style-name="T20">PLA</text:span><text:span text:style-name="T18">]</text:span></text:p>
          </table:table-cell>
          <table:covered-table-cell/>
          <table:covered-table-cell/>
          <table:covered-table-cell/>
        </table:table-row>
        <table:table-row table:style-name="TableLine2195423696688">
          <table:table-cell table:style-name="Tabela10.A2" office:value-type="string">
            <text:p text:style-name="P41">Atributo</text:p>
          </table:table-cell>
          <table:table-cell table:style-name="Tabela10.A2" office:value-type="string">
            <text:p text:style-name="P415">nome<text:span text:style-name="T6"> (0..1)</text:span></text:p>
          </table:table-cell>
          <table:table-cell table:style-name="Tabela10.A2" office:value-type="string">
            <text:p text:style-name="P458">filtro (1)</text:p>
          </table:table-cell>
          <table:table-cell table:style-name="Tabela10.A2" office:value-type="string">
            <text:p text:style-name="P415"><text:span text:style-name="T240">t</text:span>ipo<text:span text:style-name="T5"> (1)</text:span></text:p>
          </table:table-cell>
          <table:table-cell table:style-name="Tabela10.E2" office:value-type="string">
            <text:p text:style-name="P415">situacao_fisica<text:span text:style-name="T5"> (1)</text:span></text:p>
          </table:table-cell>
        </table:table-row>
        <table:table-row table:style-name="Tabela10.3">
          <table:table-cell table:style-name="Tabela10.A3" table:number-rows-spanned="5" office:value-type="string">
            <text:p text:style-name="P41">Domínio</text:p>
          </table:table-cell>
          <table:table-cell table:style-name="Tabela10.A3" table:number-rows-spanned="5" office:value-type="string">
            <text:p text:style-name="P323">A ser preenchido</text:p>
          </table:table-cell>
          <table:table-cell table:style-name="Tabela10.A3" office:value-type="string">
            <text:p text:style-name="P248">Linha de energia <text:span text:style-name="T23">-3XX</text:span></text:p>
            <text:p text:style-name="P258">[L]</text:p>
          </table:table-cell>
          <table:table-cell table:style-name="Tabela10.A3" office:value-type="string">
            <text:p text:style-name="P248"><text:span text:style-name="T114">Linha de distribuição de energia </text:span><text:span text:style-name="T120">-302 !</text:span></text:p>
            <text:p text:style-name="P248">Linha de transmissão de energia <text:span text:style-name="T23">-303</text:span></text:p>
          </table:table-cell>
          <table:table-cell table:style-name="Tabela10.E3" table:number-rows-spanned="5" office:value-type="string">
            <text:p text:style-name="P368">Abandonada -1<text:span text:style-name="T1"> !</text:span></text:p>
            <text:p text:style-name="P368">Destruída -2<text:span text:style-name="T1"> !</text:span></text:p>
            <text:p text:style-name="P495">Construída -3</text:p>
            <text:p text:style-name="P368">Em construção -4<text:span text:style-name="T1"> !</text:span></text:p>
            <text:p text:style-name="P368"/>
            <text:p text:style-name="P575">! - <text:span text:style-name="T276">(Rest, Sit. Fis.)</text:span></text:p>
          </table:table-cell>
        </table:table-row>
        <table:table-row table:style-name="Tabela10.3">
          <table:covered-table-cell/>
          <table:covered-table-cell/>
          <table:table-cell table:style-name="Tabela10.A3" office:value-type="string">
            <text:p text:style-name="P248">Torre de energia <text:span text:style-name="T23">-14XX</text:span></text:p>
            <text:p text:style-name="P258">[P]</text:p>
          </table:table-cell>
          <table:table-cell table:style-name="Tabela10.A3" office:value-type="string">
            <text:p text:style-name="P248">Torre de energia <text:span text:style-name="T23">-1401</text:span></text:p>
          </table:table-cell>
          <table:covered-table-cell/>
        </table:table-row>
        <table:table-row table:style-name="Tabela10.3">
          <table:covered-table-cell/>
          <table:covered-table-cell/>
          <table:table-cell table:style-name="Tabela10.A3" office:value-type="string">
            <text:p text:style-name="P248"><text:span text:style-name="T196">Aerogerador</text:span> <text:span text:style-name="T23">-17XX</text:span></text:p>
            <text:p text:style-name="P258">[P]</text:p>
          </table:table-cell>
          <table:table-cell table:style-name="Tabela10.A3" office:value-type="string">
            <text:p text:style-name="P261">Aerogerador -1701</text:p>
          </table:table-cell>
          <table:covered-table-cell/>
        </table:table-row>
        <table:table-row table:style-name="Tabela10.3">
          <table:covered-table-cell/>
          <table:covered-table-cell/>
          <table:table-cell table:style-name="Tabela10.A3" office:value-type="string">
            <text:p text:style-name="P248">Estação geradora de energia <text:span text:style-name="T24">-4XX</text:span></text:p>
            <text:p text:style-name="P258">[P L A]</text:p>
          </table:table-cell>
          <table:table-cell table:style-name="Tabela10.A3" office:value-type="string">
            <text:p text:style-name="P88">Estação geradora – Eólica -405</text:p>
            <text:p text:style-name="P88">Estação geradora – Hidrelétrica -408</text:p>
            <text:p text:style-name="P88">Estação geradora – Maré-motriz -407</text:p>
            <text:p text:style-name="P88">Estação geradora – Outras -498</text:p>
            <text:p text:style-name="P88">Estação geradora – Solar -406</text:p>
            <text:p text:style-name="P88">Estação geradora - Termelétrica -4<text:span text:style-name="T227">09</text:span></text:p>
          </table:table-cell>
          <table:covered-table-cell/>
        </table:table-row>
        <table:table-row table:style-name="Tabela10.3">
          <table:covered-table-cell/>
          <table:covered-table-cell/>
          <table:table-cell table:style-name="Tabela10.A3" office:value-type="string">
            <text:p text:style-name="P248">Subestação de energia elétrica <text:span text:style-name="T23">-</text:span><text:span text:style-name="T239">18</text:span><text:span text:style-name="T23">XX</text:span></text:p>
            <text:p text:style-name="P258">[P A]</text:p>
          </table:table-cell>
          <table:table-cell table:style-name="Tabela10.A3" office:value-type="string">
            <text:p text:style-name="P88">Subestação de transmissão de energia elétrica -<text:span text:style-name="T239">1801</text:span></text:p>
            <text:p text:style-name="P88">Subestação de <text:span text:style-name="T239">distribuição</text:span> de energia elétrica -<text:span text:style-name="T239">1802</text:span></text:p>
          </table:table-cell>
          <table:covered-table-cell/>
        </table:table-row>
      </table:table>
      <text:p text:style-name="P22"/>
      <text:p text:style-name="P22"/>
      <text:p text:style-name="P22"/>
      <table:table table:name="Tabela11" table:style-name="Tabela11">
        <table:table-column table:style-name="Tabela11.A"/>
        <table:table-column table:style-name="Tabela11.B"/>
        <table:table-column table:style-name="Tabela11.C" table:number-columns-repeated="3"/>
        <table:table-row table:style-name="TableLine2195423710832">
          <table:table-cell table:style-name="Tabela11.A1" office:value-type="string">
            <text:p text:style-name="P41">Classe</text:p>
          </table:table-cell>
          <table:table-cell table:style-name="Tabela11.B1" table:number-columns-spanned="4" office:value-type="string">
            <text:p text:style-name="P456"><text:span text:style-name="T19">infra</text:span><text:span text:style-name="T17">_elemento_infraestrutura</text:span><text:span text:style-name="T16"> </text:span><text:span text:style-name="T18">[</text:span><text:span text:style-name="T20">PLA</text:span><text:span text:style-name="T18">]</text:span></text:p>
          </table:table-cell>
          <table:covered-table-cell/>
          <table:covered-table-cell/>
          <table:covered-table-cell/>
        </table:table-row>
        <table:table-row table:style-name="TableLine2195423702672">
          <table:table-cell table:style-name="Tabela11.A2" office:value-type="string">
            <text:p text:style-name="P41">Atributo</text:p>
          </table:table-cell>
          <table:table-cell table:style-name="Tabela11.A2" office:value-type="string">
            <text:p text:style-name="P415">nome<text:span text:style-name="T6"> (0..1)</text:span></text:p>
          </table:table-cell>
          <table:table-cell table:style-name="Tabela11.A2" office:value-type="string">
            <text:p text:style-name="P458">filtro (1)</text:p>
          </table:table-cell>
          <table:table-cell table:style-name="Tabela11.A2" office:value-type="string">
            <text:p text:style-name="P415">tipo<text:span text:style-name="T5"> (1)</text:span></text:p>
          </table:table-cell>
          <table:table-cell table:style-name="Tabela11.E2" office:value-type="string">
            <text:p text:style-name="P415">situacao_fisica<text:span text:style-name="T5"> (1)</text:span></text:p>
          </table:table-cell>
        </table:table-row>
        <table:table-row table:style-name="TableLine2195423699136">
          <table:table-cell table:style-name="Tabela11.A16" table:number-rows-spanned="14" office:value-type="string">
            <text:p text:style-name="P41">Domínio</text:p>
          </table:table-cell>
          <table:table-cell table:style-name="Tabela11.B16" table:number-rows-spanned="14" office:value-type="string">
            <text:p text:style-name="P323">A ser preenchido</text:p>
          </table:table-cell>
          <table:table-cell table:style-name="Tabela11.C3" office:value-type="string">
            <text:p text:style-name="P392">Quebramar <text:span text:style-name="T23">-7XX !</text:span></text:p>
            <text:p text:style-name="P258">[L A]</text:p>
          </table:table-cell>
          <table:table-cell table:style-name="Tabela11.D3" office:value-type="string">
            <text:p text:style-name="P248">Quebramar <text:span text:style-name="T23">-701</text:span></text:p>
          </table:table-cell>
          <table:table-cell table:style-name="Tabela11.E3" table:number-rows-spanned="14" office:value-type="string">
            <text:p text:style-name="P368">Abandonada -1<text:span text:style-name="T1"> !</text:span></text:p>
            <text:p text:style-name="P368">Destruída -2<text:span text:style-name="T1"> !</text:span></text:p>
            <text:p text:style-name="P495">Construída -3</text:p>
            <text:p text:style-name="P368">Em construção -4<text:span text:style-name="T1"> !</text:span></text:p>
            <text:p text:style-name="P368"/>
            <text:p text:style-name="P575">! - <text:span text:style-name="T276">(Rest, Sit. Fis.)</text:span></text:p>
          </table:table-cell>
        </table:table-row>
        <table:table-row table:style-name="TableLine2195423698048">
          <table:covered-table-cell/>
          <table:covered-table-cell/>
          <table:table-cell table:style-name="Tabela11.C4" office:value-type="string">
            <text:p text:style-name="P392">Molhe <text:span text:style-name="T23">-8XX !</text:span></text:p>
            <text:p text:style-name="P258">[L A]</text:p>
          </table:table-cell>
          <table:table-cell table:style-name="Tabela11.D4" office:value-type="string">
            <text:p text:style-name="P248">Molhe <text:span text:style-name="T23">-801</text:span></text:p>
          </table:table-cell>
          <table:covered-table-cell/>
        </table:table-row>
        <table:table-row table:style-name="TableLine2195423699408">
          <table:covered-table-cell/>
          <table:covered-table-cell/>
          <table:table-cell table:style-name="Tabela11.C5" office:value-type="string">
            <text:p text:style-name="P460">Comporta <text:span text:style-name="T22">-9XX</text:span></text:p>
            <text:p text:style-name="P258">[P L]</text:p>
          </table:table-cell>
          <table:table-cell table:style-name="Tabela11.D5" office:value-type="string">
            <text:p text:style-name="P248">Comporta <text:span text:style-name="T22">-901</text:span></text:p>
          </table:table-cell>
          <table:covered-table-cell/>
        </table:table-row>
        <table:table-row table:style-name="TableLine2195423721440">
          <table:covered-table-cell/>
          <table:covered-table-cell/>
          <table:table-cell table:style-name="Tabela11.C6" office:value-type="string">
            <text:p text:style-name="P392">Eclusa <text:span text:style-name="T23">-10XX !</text:span></text:p>
            <text:p text:style-name="P258">[P L A]</text:p>
          </table:table-cell>
          <table:table-cell table:style-name="Tabela11.D6" office:value-type="string">
            <text:p text:style-name="P248">Eclusa <text:span text:style-name="T23">-1001</text:span></text:p>
          </table:table-cell>
          <table:covered-table-cell/>
        </table:table-row>
        <table:table-row table:style-name="TableLine2195423721440">
          <table:covered-table-cell/>
          <table:covered-table-cell/>
          <table:table-cell table:style-name="Tabela11.C7" office:value-type="string">
            <text:p text:style-name="P248">Torre de comunicação <text:span text:style-name="T23">-12XX</text:span></text:p>
            <text:p text:style-name="P258">[P]</text:p>
          </table:table-cell>
          <table:table-cell table:style-name="Tabela11.D7" office:value-type="string">
            <text:p text:style-name="P248">Torre de comunicação <text:span text:style-name="T23">-1201</text:span></text:p>
          </table:table-cell>
          <table:covered-table-cell/>
        </table:table-row>
        <table:table-row table:style-name="TableLine2195423715184">
          <table:covered-table-cell/>
          <table:covered-table-cell/>
          <table:table-cell table:style-name="Tabela11.C8" office:value-type="string">
            <text:p text:style-name="P392">Antena de comunicação – 13XX<text:span text:style-name="T1"> !</text:span></text:p>
            <text:p text:style-name="P258">[P]</text:p>
          </table:table-cell>
          <table:table-cell table:style-name="Tabela11.D8" office:value-type="string">
            <text:p text:style-name="P460">Antena de comunicação -1301</text:p>
          </table:table-cell>
          <table:covered-table-cell/>
        </table:table-row>
        <table:table-row table:style-name="TableLine2195423723072">
          <table:covered-table-cell/>
          <table:covered-table-cell/>
          <table:table-cell table:style-name="Tabela11.C9" office:value-type="string">
            <text:p text:style-name="P393"><text:span text:style-name="T34">Plataforma</text:span> – 1<text:span text:style-name="T197">4</text:span>XX !</text:p>
            <text:p text:style-name="P442">[P A]</text:p>
          </table:table-cell>
          <table:table-cell table:style-name="Tabela11.D9" office:value-type="string">
            <text:p text:style-name="P459">Plataforma- Desconhecido -1<text:span text:style-name="T197">4</text:span>00</text:p>
            <text:p text:style-name="P459">Plataforma – Petróleo – 1<text:span text:style-name="T197">4</text:span>01</text:p>
            <text:p text:style-name="P459">Plataforma – Gás -1<text:span text:style-name="T197">4</text:span>02</text:p>
            <text:p text:style-name="P459">Plataforma – Mista -1<text:span text:style-name="T197">4</text:span>95</text:p>
          </table:table-cell>
          <table:covered-table-cell/>
        </table:table-row>
        <table:table-row table:style-name="TableLine2195423718992">
          <table:covered-table-cell/>
          <table:covered-table-cell/>
          <table:table-cell table:style-name="Tabela11.C10" office:value-type="string">
            <text:p text:style-name="P393">Funicular -<text:span text:style-name="T198">15</text:span>XX !</text:p>
            <text:p text:style-name="P442">[L]</text:p>
          </table:table-cell>
          <table:table-cell table:style-name="Tabela11.D10" office:value-type="string">
            <text:p text:style-name="P459">Funicular -<text:span text:style-name="T198">15</text:span>01</text:p>
          </table:table-cell>
          <table:covered-table-cell/>
        </table:table-row>
        <table:table-row table:style-name="TableLine2195423719264">
          <table:covered-table-cell/>
          <table:covered-table-cell/>
          <table:table-cell table:style-name="Tabela11.C11" office:value-type="string">
            <text:p text:style-name="P393">Cremalheira – 1<text:span text:style-name="T198">6</text:span>XX !</text:p>
            <text:p text:style-name="P442">[P L]</text:p>
          </table:table-cell>
          <table:table-cell table:style-name="Tabela11.D11" office:value-type="string">
            <text:p text:style-name="P459">Cremalheira -1<text:span text:style-name="T198">6</text:span>01</text:p>
          </table:table-cell>
          <table:covered-table-cell/>
        </table:table-row>
        <table:table-row table:style-name="TableLine2195423717904">
          <table:covered-table-cell/>
          <table:covered-table-cell/>
          <table:table-cell table:style-name="Tabela11.C13" office:value-type="string">
            <text:p text:style-name="P393">Girador Ferroviário -<text:span text:style-name="T199">1</text:span>7XX !</text:p>
            <text:p text:style-name="P442">[P]</text:p>
          </table:table-cell>
          <table:table-cell table:style-name="Tabela11.D13" office:value-type="string">
            <text:p text:style-name="P459">Girador Ferroviário - <text:span text:style-name="T199">1</text:span>701</text:p>
          </table:table-cell>
          <table:covered-table-cell/>
        </table:table-row>
        <table:table-row table:style-name="TableLine2195423717904">
          <table:covered-table-cell/>
          <table:covered-table-cell/>
          <table:table-cell table:style-name="Tabela11.C13" office:value-type="string">
            <text:p text:style-name="P393">Fundeadouro -1<text:span text:style-name="T200">8</text:span>XX !</text:p>
            <text:p text:style-name="P442">[P A]</text:p>
          </table:table-cell>
          <table:table-cell table:style-name="Tabela11.D13" office:value-type="string">
            <text:p text:style-name="P459">Fundeadouro -1<text:span text:style-name="T200">8</text:span>01</text:p>
          </table:table-cell>
          <table:covered-table-cell/>
        </table:table-row>
        <table:table-row table:style-name="TableLine2195423725520">
          <table:covered-table-cell/>
          <table:covered-table-cell/>
          <table:table-cell table:style-name="Tabela11.C14" office:value-type="string">
            <text:p text:style-name="P385">Atracadouro <text:span text:style-name="T203">Terminal </text:span>-<text:span text:style-name="T202">19XX !</text:span></text:p>
            <text:p text:style-name="P167">[P L A]</text:p>
          </table:table-cell>
          <table:table-cell table:style-name="Tabela11.D14" office:value-type="string">
            <text:p text:style-name="P179">Atrac - Cais -<text:span text:style-name="T202">19</text:span>38</text:p>
            <text:p text:style-name="P179">Atrac - Cais flutuante -<text:span text:style-name="T202">19</text:span>39</text:p>
            <text:p text:style-name="P179">Atrac - Desembarcadouro -<text:span text:style-name="T202">19</text:span>44</text:p>
            <text:p text:style-name="P179">Atrac - Dolfim -<text:span text:style-name="T202">19</text:span>43</text:p>
            <text:p text:style-name="P179">Atrac - Molhe de atracação - <text:span text:style-name="T202">19</text:span>41</text:p>
            <text:p text:style-name="P179">Atrac - Pier - <text:span text:style-name="T202">19</text:span>42</text:p>
            <text:p text:style-name="P179">Atrac - Trapiche - <text:span text:style-name="T202">19</text:span>40</text:p>
          </table:table-cell>
          <table:covered-table-cell/>
        </table:table-row>
        <table:table-row table:style-name="TableLine2195423726336">
          <table:covered-table-cell/>
          <table:covered-table-cell/>
          <table:table-cell table:style-name="Tabela11.C15" office:value-type="string">
            <text:p text:style-name="P393">Caminho Aéreo -<text:span text:style-name="T204">20</text:span>XX !</text:p>
            <text:p text:style-name="P442">[L]</text:p>
          </table:table-cell>
          <table:table-cell table:style-name="Tabela11.D15" office:value-type="string">
            <text:p text:style-name="P459">Caminho Aéreo – Teleférico - <text:span text:style-name="T204">20</text:span>01</text:p>
            <text:p text:style-name="P459">Caminho Aéreo – Outros- <text:span text:style-name="T204">20</text:span>98</text:p>
          </table:table-cell>
          <table:covered-table-cell/>
        </table:table-row>
        <table:table-row table:style-name="TableLine2195423726336">
          <table:covered-table-cell/>
          <table:covered-table-cell/>
          <table:table-cell table:style-name="Tabela11.C16" table:number-columns-spanned="2" office:value-type="string">
            <text:p text:style-name="P578">! - ((tipo - tipo %100)/100) in (7, 8, 10, 13, 14, 15, 16, 17 18, 19, 20)</text:p>
          </table:table-cell>
          <table:covered-table-cell/>
          <table:covered-table-cell/>
        </table:table-row>
      </table:table>
      <text:p text:style-name="P22"/>
      <text:p text:style-name="P22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C" table:number-columns-repeated="6"/>
        <table:table-row table:style-name="TableLine2195423706480">
          <table:table-cell table:style-name="Tabela13.A1" office:value-type="string">
            <text:p text:style-name="P41">Classe</text:p>
          </table:table-cell>
          <table:table-cell table:style-name="Tabela13.B1" table:number-columns-spanned="9" office:value-type="string">
            <text:p text:style-name="P470">infra_elemento_viario [P L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195423723888">
          <table:table-cell table:style-name="Tabela13.A2" office:value-type="string">
            <text:p text:style-name="P41">Atributo</text:p>
          </table:table-cell>
          <table:table-cell table:style-name="Tabela13.A2" office:value-type="string">
            <text:p text:style-name="P415">nome<text:span text:style-name="T6"> (0..1)</text:span></text:p>
          </table:table-cell>
          <table:table-cell table:style-name="Tabela13.A2" office:value-type="string">
            <text:p text:style-name="P471">filtro (1)</text:p>
          </table:table-cell>
          <table:table-cell table:style-name="Tabela13.A2" office:value-type="string">
            <text:p text:style-name="P415">tipo<text:span text:style-name="T5"> (1)</text:span></text:p>
          </table:table-cell>
          <table:table-cell table:style-name="Tabela13.A2" office:value-type="string">
            <text:p text:style-name="P415">material_construcao<text:span text:style-name="T5"> (1)</text:span></text:p>
          </table:table-cell>
          <table:table-cell table:style-name="Tabela13.A2" office:value-type="string">
            <text:p text:style-name="P415">modal_uso<text:span text:style-name="T5"> (1)</text:span></text:p>
          </table:table-cell>
          <table:table-cell table:style-name="Tabela13.A2" office:value-type="string">
            <text:p text:style-name="P415">nr_faixas<text:span text:style-name="T6"> (1)</text:span></text:p>
          </table:table-cell>
          <table:table-cell table:style-name="Tabela13.A2" office:value-type="string">
            <text:p text:style-name="P415">nr_pistas<text:span text:style-name="T6"> (1)</text:span></text:p>
          </table:table-cell>
          <table:table-cell table:style-name="Tabela13.A2" office:value-type="string">
            <text:p text:style-name="P415">posicao_pista<text:span text:style-name="T5"> (1)</text:span></text:p>
          </table:table-cell>
          <table:table-cell table:style-name="Tabela13.J2" office:value-type="string">
            <text:p text:style-name="P415">situacao_fisica<text:span text:style-name="T5"> (1)</text:span></text:p>
          </table:table-cell>
        </table:table-row>
        <table:table-row table:style-name="TableLine2195423722528">
          <table:table-cell table:style-name="Tabela13.A13" table:number-rows-spanned="12" office:value-type="string">
            <text:p text:style-name="P41">Domínio</text:p>
          </table:table-cell>
          <table:table-cell table:style-name="Tabela13.B13" table:number-rows-spanned="12" office:value-type="string">
            <text:p text:style-name="P323">A ser preenchido</text:p>
          </table:table-cell>
          <table:table-cell table:style-name="Tabela13.C4" table:number-rows-spanned="2" office:value-type="string">
            <text:p text:style-name="P137">Túnel <text:span text:style-name="T13">- 1XX</text:span></text:p>
          </table:table-cell>
          <table:table-cell table:style-name="Tabela13.D4" table:number-rows-spanned="2" office:value-type="string">
            <text:p text:style-name="P285">Túnel -101</text:p>
            <text:p text:style-name="P396">Túnel - Passagem subterrânea sob via -102<text:span text:style-name="T1"> !</text:span></text:p>
            <text:p text:style-name="P396"/>
            <text:p text:style-name="P579">! - tipo in (102, 201, 202, 204)</text:p>
          </table:table-cell>
          <table:table-cell table:style-name="Tabela13.E4" table:number-rows-spanned="2" office:value-type="string">
            <text:p text:style-name="P467">Desconhecido -0</text:p>
            <text:p text:style-name="P217">Alvenaria <text:span text:style-name="T14">-1 !</text:span></text:p>
            <text:p text:style-name="P137">Concreto <text:span text:style-name="T14">-2</text:span></text:p>
            <text:p text:style-name="P510">Metal <text:span text:style-name="T14">-3</text:span></text:p>
            <text:p text:style-name="P373">Rocha -4<text:span text:style-name="T1"> !</text:span></text:p>
            <text:p text:style-name="P137">Madeira <text:span text:style-name="T14">-5</text:span></text:p>
            <text:p text:style-name="P515"/>
            <text:p text:style-name="P602">V - ((tipo - tipo %100)/100) in (1,2,5,6,7) and not (material_construcao in (0,1,2,3,4,5))</text:p>
            <text:p text:style-name="P137"/>
            <text:p text:style-name="P595">! - material_construcao in (1,<text:span text:style-name="T279">4</text:span>)</text:p>
          </table:table-cell>
          <table:table-cell table:style-name="Tabela13.F7" office:value-type="string">
            <text:p text:style-name="P119">Ferroviário -5</text:p>
            <text:p text:style-name="P119">Metroviário -6</text:p>
          </table:table-cell>
          <table:table-cell table:style-name="Tabela13.G7" office:value-type="string">
            <text:p text:style-name="P328">0</text:p>
            <text:p text:style-name="P328"/>
            <text:p text:style-name="P620">V - ((modal_uso in (4,8) and not (nr_faixas &gt;=1)) or ( ((tipo -tipo %100)/100) in (4)) and not (nr_faixas =0)) or not (nr_faixas =0)</text:p>
          </table:table-cell>
          <table:table-cell table:style-name="Tabela13.H7" office:value-type="string">
            <text:p text:style-name="P612">0</text:p>
            <text:p text:style-name="P612"/>
            <text:p text:style-name="P622"><text:span text:style-name="T283">V - </text:span>((modal_uso in (4,8) and not (nr_pistas &gt;=1)) or ( ((tipo -tipo %100)/100) in (4)) and not (nr_pistas =0)) or not (nr_pistas =0)</text:p>
          </table:table-cell>
          <table:table-cell table:style-name="Tabela13.I4" table:number-rows-spanned="2" office:value-type="string">
            <text:p text:style-name="P399"><text:span text:style-name="T281">Subterrânea</text:span><text:span text:style-name="T282"> – 14</text:span></text:p>
            <text:p text:style-name="P400"><text:span text:style-name="T282"/></text:p>
            <text:p text:style-name="P607"><text:span text:style-name="T92">V - ((((tipo -tipo %100)/100) in (1)) and posicao_pista not in (97) or ((((tipo -tipo %100)/100) not in (1)) and (nr_pistas = 0) and posicao_pista not in (97)) or (( ((tipo -tipo %100)/100) not in (1)) and (nr_pistas != 0) and posicao_pista not in (12,13))</text:span></text:p>
          </table:table-cell>
          <table:table-cell table:style-name="Tabela13.J13" table:number-rows-spanned="12" office:value-type="string">
            <text:p text:style-name="P368">Abandonada -1<text:span text:style-name="T1"> !</text:span></text:p>
            <text:p text:style-name="P368">Destruída -2<text:span text:style-name="T1"> !</text:span></text:p>
            <text:p text:style-name="P495">Construída -3</text:p>
            <text:p text:style-name="P368">Em construção -4<text:span text:style-name="T1"> !</text:span></text:p>
            <text:p text:style-name="P368"/>
            <text:p text:style-name="P575">! - <text:span text:style-name="T276">(Rest, Sit. Fis.)</text:span></text:p>
          </table:table-cell>
        </table:table-row>
        <table:table-row table:style-name="TableLine2195423722528">
          <table:covered-table-cell/>
          <table:covered-table-cell/>
          <table:covered-table-cell/>
          <table:covered-table-cell/>
          <table:covered-table-cell/>
          <table:table-cell table:style-name="Tabela13.F7" office:value-type="string">
            <text:p text:style-name="P119">Rodoviário -4</text:p>
            <text:p text:style-name="P394">Rodoferroviário -8<text:span text:style-name="T1"> !</text:span></text:p>
            <text:p text:style-name="P605"/>
            <text:p text:style-name="P605">V - ((tipo - tipo %100)/100) in (1) and not (modal_uso in (4,5,6,8))</text:p>
            <text:p text:style-name="P605"/>
            <text:p text:style-name="P581">! - modal_uso in (3,8,9)</text:p>
          </table:table-cell>
          <table:table-cell table:style-name="Tabela13.G7" office:value-type="string">
            <text:p text:style-name="P614">Mínimo 1</text:p>
            <text:p text:style-name="P614"/>
            <text:p text:style-name="P621"><text:span text:style-name="T280">V - </text:span>nr_faixas &lt; nr_pistas</text:p>
          </table:table-cell>
          <table:table-cell table:style-name="Tabela13.H7" office:value-type="string">
            <text:p text:style-name="P614">Mínimo 1</text:p>
          </table:table-cell>
          <table:covered-table-cell/>
          <table:covered-table-cell/>
        </table:table-row>
        <table:table-row table:style-name="TableLine2195423722528">
          <table:covered-table-cell/>
          <table:covered-table-cell/>
          <table:table-cell table:style-name="Tabela13.C6" table:number-rows-spanned="2" office:value-type="string">
            <text:p text:style-name="P623">Ponte <text:span text:style-name="T13">- 2XX</text:span></text:p>
          </table:table-cell>
          <table:table-cell table:style-name="Tabela13.D6" table:number-rows-spanned="2" office:value-type="string">
            <text:p text:style-name="P285"><text:span text:style-name="T114">Ponte móvel -201</text:span><text:span text:style-name="T115"> !</text:span></text:p>
            <text:p text:style-name="P396">Ponte pênsil -202<text:span text:style-name="T1"> !</text:span></text:p>
            <text:p text:style-name="P468">Ponte fixa -203</text:p>
            <text:p text:style-name="P396">Ponte <text:span text:style-name="T186">estaiada</text:span> -20<text:span text:style-name="T186">4 !</text:span></text:p>
          </table:table-cell>
          <table:table-cell table:style-name="Tabela13.E6" table:number-rows-spanned="2" office:value-type="string">
            <text:p text:style-name="P467">Desconhecido -0</text:p>
            <text:p text:style-name="P398">Alvenaria <text:span text:style-name="T14">-1 !</text:span></text:p>
            <text:p text:style-name="P510">Concreto <text:span text:style-name="T14">-2</text:span></text:p>
            <text:p text:style-name="P510">Metal <text:span text:style-name="T14">-3</text:span></text:p>
            <text:p text:style-name="P373">Rocha -4<text:span text:style-name="T1"> !</text:span></text:p>
            <text:p text:style-name="P510">Madeira <text:span text:style-name="T14">-5</text:span></text:p>
          </table:table-cell>
          <table:table-cell table:style-name="Tabela13.F7" office:value-type="string">
            <text:p text:style-name="P514">Ferroviário -5</text:p>
            <text:p text:style-name="P394">Aeroportuário -9<text:span text:style-name="T1"> !</text:span></text:p>
          </table:table-cell>
          <table:table-cell table:style-name="Tabela13.G7" office:value-type="string">
            <text:p text:style-name="P330">0</text:p>
          </table:table-cell>
          <table:table-cell table:style-name="Tabela13.H7" office:value-type="string">
            <text:p text:style-name="P330">0</text:p>
          </table:table-cell>
          <table:table-cell table:style-name="Tabela13.I7" office:value-type="string">
            <text:p text:style-name="P120">Não aplicável <text:span text:style-name="T8">-97</text:span></text:p>
          </table:table-cell>
          <table:covered-table-cell/>
        </table:table-row>
        <table:table-row table:style-name="TableLine2195423722528">
          <table:covered-table-cell/>
          <table:covered-table-cell/>
          <table:covered-table-cell/>
          <table:covered-table-cell/>
          <table:covered-table-cell/>
          <table:table-cell table:style-name="Tabela13.F7" office:value-type="string">
            <text:p text:style-name="P119">Rodoviário -4</text:p>
            <text:p text:style-name="P394">Rodoferroviário -8<text:span text:style-name="T1"> !</text:span></text:p>
            <text:p text:style-name="P394"/>
            <text:p text:style-name="P606">V - ((tipo - tipo %100)/100) in (2) and not (modal_uso in (4,5,8,9))</text:p>
          </table:table-cell>
          <table:table-cell table:style-name="Tabela13.G7" office:value-type="string">
            <text:p text:style-name="P331">Mínimo 1</text:p>
          </table:table-cell>
          <table:table-cell table:style-name="Tabela13.H7" office:value-type="string">
            <text:p text:style-name="P331">Mínimo 1</text:p>
          </table:table-cell>
          <table:table-cell table:style-name="Tabela13.I7" office:value-type="string">
            <text:p text:style-name="P137">Adjacentes <text:span text:style-name="T14">-12</text:span></text:p>
            <text:p text:style-name="P217">Superpostas <text:span text:style-name="T14">-13 !</text:span></text:p>
            <text:p text:style-name="P217"/>
            <text:p text:style-name="P580">! - posicao_pista in (13)</text:p>
          </table:table-cell>
          <table:covered-table-cell/>
        </table:table-row>
        <table:table-row table:style-name="TableLine2195423722528">
          <table:covered-table-cell/>
          <table:covered-table-cell/>
          <table:table-cell table:style-name="Tabela13.C9" table:number-rows-spanned="4" office:value-type="string">
            <text:p text:style-name="P118">Passagem elevada / <text:span text:style-name="T113">Viaduto- 3XX</text:span></text:p>
          </table:table-cell>
          <table:table-cell table:style-name="Tabela13.D8" table:number-rows-spanned="2" office:value-type="string">
            <text:p text:style-name="P137">Passagem elevada –<text:span text:style-name="T13"> 301</text:span></text:p>
          </table:table-cell>
          <table:table-cell table:style-name="Tabela13.E8" table:number-rows-spanned="2" office:value-type="string">
            <text:p text:style-name="P137">Concreto <text:span text:style-name="T14">-2</text:span></text:p>
            <text:p text:style-name="P137">Metal <text:span text:style-name="T14">-3</text:span></text:p>
            <text:p text:style-name="P137"/>
            <text:p text:style-name="P603">V - tipo in (301) and not (material_construcao in (2,3))</text:p>
          </table:table-cell>
          <table:table-cell table:style-name="Tabela13.F7" office:value-type="string">
            <text:p text:style-name="P394"><text:span text:style-name="T278">Dutos – 3 !</text:span></text:p>
            <text:p text:style-name="P119">Ferroviário -5</text:p>
            <text:p text:style-name="P394">Aeroportuário -9<text:span text:style-name="T1"> !</text:span></text:p>
          </table:table-cell>
          <table:table-cell table:style-name="Tabela13.G7" office:value-type="string">
            <text:p text:style-name="P330">0</text:p>
          </table:table-cell>
          <table:table-cell table:style-name="Tabela13.H7" office:value-type="string">
            <text:p text:style-name="P330">0</text:p>
          </table:table-cell>
          <table:table-cell table:style-name="Tabela13.I7" office:value-type="string">
            <text:p text:style-name="P120">Não aplicável <text:span text:style-name="T8">-97</text:span></text:p>
          </table:table-cell>
          <table:covered-table-cell/>
        </table:table-row>
        <table:table-row table:style-name="TableLine2195423721712">
          <table:covered-table-cell/>
          <table:covered-table-cell/>
          <table:covered-table-cell/>
          <table:covered-table-cell/>
          <table:covered-table-cell/>
          <table:table-cell table:style-name="Tabela13.F8" office:value-type="string">
            <text:p text:style-name="P465">Rodoviário -4</text:p>
            <text:p text:style-name="P395">Rodoferroviário -8<text:span text:style-name="T1"> !</text:span></text:p>
            <text:p text:style-name="P395"/>
            <text:p text:style-name="P606">V - ((tipo - tipo %100)/100) in (3) and not (modal_uso in (3,4,5,8,9))</text:p>
          </table:table-cell>
          <table:table-cell table:style-name="Tabela13.G8" office:value-type="string">
            <text:p text:style-name="P331">M<text:span text:style-name="T241">í</text:span>nimo 1</text:p>
          </table:table-cell>
          <table:table-cell table:style-name="Tabela13.H8" office:value-type="string">
            <text:p text:style-name="P331">Mínimo 1</text:p>
          </table:table-cell>
          <table:table-cell table:style-name="Tabela13.I8" office:value-type="string">
            <text:p text:style-name="P137">Adjacentes <text:span text:style-name="T14">-12</text:span></text:p>
            <text:p text:style-name="P217">Superpostas <text:span text:style-name="T14">-13 !</text:span></text:p>
          </table:table-cell>
          <table:covered-table-cell/>
        </table:table-row>
        <table:table-row table:style-name="TableLine2195423722800">
          <table:covered-table-cell/>
          <table:covered-table-cell/>
          <table:covered-table-cell/>
          <table:table-cell table:style-name="Tabela13.D9" table:number-rows-spanned="2" office:value-type="string">
            <text:p text:style-name="P137">Viaduto <text:span text:style-name="T13">- 302</text:span></text:p>
          </table:table-cell>
          <table:table-cell table:style-name="Tabela13.E9" table:number-rows-spanned="2" office:value-type="string">
            <text:p text:style-name="P137">Concreto <text:span text:style-name="T14">-2</text:span></text:p>
            <text:p text:style-name="P510">Metal <text:span text:style-name="T14">-3</text:span></text:p>
            <text:p text:style-name="P137"><text:span text:style-name="T114">Madeira </text:span><text:span text:style-name="T123">-5 !</text:span></text:p>
            <text:p text:style-name="P415"/>
            <text:p text:style-name="P604"><text:span text:style-name="T14">V - tipo in (302) and not (material_construcao in (2,3,5))</text:span></text:p>
            <text:p text:style-name="P137"><text:span text:style-name="T123"/></text:p>
            <text:p text:style-name="P580"><text:span text:style-name="T14">! - tipo in (302) and <text:s/>material_construcao in (5)</text:span></text:p>
          </table:table-cell>
          <table:table-cell table:style-name="Tabela13.F9" office:value-type="string">
            <text:p text:style-name="P395"><text:span text:style-name="T278">Dutos – 3 !</text:span></text:p>
            <text:p text:style-name="P465">Ferroviário -5</text:p>
            <text:p text:style-name="P395">Aeroportuário -9<text:span text:style-name="T1"> !</text:span></text:p>
          </table:table-cell>
          <table:table-cell table:style-name="Tabela13.G9" office:value-type="string">
            <text:p text:style-name="P330">0</text:p>
          </table:table-cell>
          <table:table-cell table:style-name="Tabela13.H9" office:value-type="string">
            <text:p text:style-name="P330">0</text:p>
          </table:table-cell>
          <table:table-cell table:style-name="Tabela13.I9" office:value-type="string">
            <text:p text:style-name="P120">Não aplicável <text:span text:style-name="T8">-97</text:span></text:p>
          </table:table-cell>
          <table:covered-table-cell/>
        </table:table-row>
        <table:table-row table:style-name="TableLine2195423714912">
          <table:covered-table-cell/>
          <table:covered-table-cell/>
          <table:covered-table-cell/>
          <table:covered-table-cell/>
          <table:covered-table-cell/>
          <table:table-cell table:style-name="Tabela13.F10" office:value-type="string">
            <text:p text:style-name="P465">Rodoviário -4</text:p>
            <text:p text:style-name="P395">Rodoferroviário -8<text:span text:style-name="T1"> !</text:span></text:p>
          </table:table-cell>
          <table:table-cell table:style-name="Tabela13.G10" office:value-type="string">
            <text:p text:style-name="P331">Mínimo 1</text:p>
          </table:table-cell>
          <table:table-cell table:style-name="Tabela13.H10" office:value-type="string">
            <text:p text:style-name="P331">Mínimo 1</text:p>
          </table:table-cell>
          <table:table-cell table:style-name="Tabela13.I10" office:value-type="string">
            <text:p text:style-name="P137">Adjacentes <text:span text:style-name="T14">-12</text:span></text:p>
            <text:p text:style-name="P217">Superpostas <text:span text:style-name="T14">-13 !</text:span></text:p>
          </table:table-cell>
          <table:covered-table-cell/>
        </table:table-row>
        <table:table-row table:style-name="TableLine2195423741296">
          <table:covered-table-cell/>
          <table:covered-table-cell/>
          <table:table-cell table:style-name="Tabela13.C11" office:value-type="string">
            <text:p text:style-name="P137">Travessia <text:span text:style-name="T13">- 4XX</text:span></text:p>
          </table:table-cell>
          <table:table-cell table:style-name="Tabela13.D11" office:value-type="string">
            <text:p text:style-name="P512">Travessia - Vau natural -401</text:p>
            <text:p text:style-name="P285">Travessia - Vau construído -402</text:p>
          </table:table-cell>
          <table:table-cell table:style-name="Tabela13.E11" office:value-type="string">
            <text:p text:style-name="P462">Não aplicável <text:span text:style-name="T8">-97</text:span></text:p>
            <text:p text:style-name="P462"/>
            <text:p text:style-name="P604">V - ((tipo - tipo %100)/100) in (4,7) and not (material_construcao in (97))</text:p>
          </table:table-cell>
          <table:table-cell table:style-name="Tabela13.F11" office:value-type="string">
            <text:p text:style-name="P119">Rodoviário -4</text:p>
            <text:p text:style-name="P119"/>
            <text:p text:style-name="P606">V - ((tipo - tipo %100)/100) in (4) and not (modal_uso in (4))</text:p>
          </table:table-cell>
          <table:table-cell table:style-name="Tabela13.G11" office:value-type="string">
            <text:p text:style-name="P328">0</text:p>
          </table:table-cell>
          <table:table-cell table:style-name="Tabela13.H11" office:value-type="string">
            <text:p text:style-name="P328">0</text:p>
          </table:table-cell>
          <table:table-cell table:style-name="Tabela13.I11" office:value-type="string">
            <text:p text:style-name="P120">Não aplicável <text:span text:style-name="T8">-97</text:span></text:p>
          </table:table-cell>
          <table:covered-table-cell/>
        </table:table-row>
        <table:table-row table:style-name="TableLine2195423745104">
          <table:covered-table-cell/>
          <table:covered-table-cell/>
          <table:table-cell table:style-name="Tabela13.C12" office:value-type="string">
            <text:p text:style-name="P27">Galeria Bueiro - 5XX</text:p>
          </table:table-cell>
          <table:table-cell table:style-name="Tabela13.D12" office:value-type="string">
            <text:p text:style-name="P27">Galeria/Bueiro - 501</text:p>
          </table:table-cell>
          <table:table-cell table:style-name="Tabela13.E12" office:value-type="string">
            <text:p text:style-name="P467">Desconhecido -0</text:p>
            <text:p text:style-name="P398">Alvenaria <text:span text:style-name="T14">-1 !</text:span></text:p>
            <text:p text:style-name="P510">Concreto <text:span text:style-name="T14">-2</text:span></text:p>
            <text:p text:style-name="P510">Metal <text:span text:style-name="T14">-3</text:span></text:p>
            <text:p text:style-name="P372">Rocha -4<text:span text:style-name="T1"> !</text:span></text:p>
            <text:p text:style-name="P510">Madeira <text:span text:style-name="T14">-5</text:span></text:p>
          </table:table-cell>
          <table:table-cell table:style-name="Tabela13.F12" office:value-type="string">
            <text:p text:style-name="P121">Não aplicável – 97</text:p>
            <text:p text:style-name="P121"/>
            <text:p text:style-name="P606">V - ((tipo - tipo %100)/100) in (5,6,7) and not (modal_uso in (97))</text:p>
          </table:table-cell>
          <table:table-cell table:style-name="Tabela13.G12" office:value-type="string">
            <text:p text:style-name="P327">0</text:p>
          </table:table-cell>
          <table:table-cell table:style-name="Tabela13.H12" office:value-type="string">
            <text:p text:style-name="P327">0</text:p>
          </table:table-cell>
          <table:table-cell table:style-name="Tabela13.I12" office:value-type="string">
            <text:p text:style-name="P120">Não aplicável <text:span text:style-name="T8">-97</text:span></text:p>
          </table:table-cell>
          <table:covered-table-cell/>
        </table:table-row>
        <table:table-row table:style-name="TableLine2195423734496">
          <table:covered-table-cell/>
          <table:covered-table-cell/>
          <table:table-cell table:style-name="Tabela13.C13" office:value-type="string">
            <text:p text:style-name="P28">Travessia pedestre - 6XX</text:p>
          </table:table-cell>
          <table:table-cell table:style-name="Tabela13.D13" office:value-type="string">
            <text:p text:style-name="P93">Pedestre - Passagem subterrânea -<text:span text:style-name="T30">6</text:span>07</text:p>
            <text:p text:style-name="P93">Pedestre - Passarela -<text:span text:style-name="T30">6</text:span>08</text:p>
            <text:p text:style-name="P93">Pedestre - Pinguela -<text:span text:style-name="T30">6</text:span>09</text:p>
          </table:table-cell>
          <table:table-cell table:style-name="Tabela13.E13" office:value-type="string">
            <text:p text:style-name="P467">Desconhecido -0</text:p>
            <text:p text:style-name="P398">Alvenaria <text:span text:style-name="T14">-1 !</text:span></text:p>
            <text:p text:style-name="P510">Concreto <text:span text:style-name="T14">-2</text:span></text:p>
            <text:p text:style-name="P510">Metal <text:span text:style-name="T14">-3</text:span></text:p>
            <text:p text:style-name="P372">Rocha -4<text:span text:style-name="T1"> !</text:span></text:p>
            <text:p text:style-name="P418">Madeira <text:span text:style-name="T14">-5</text:span></text:p>
          </table:table-cell>
          <table:table-cell table:style-name="Tabela13.F13" office:value-type="string">
            <text:p text:style-name="P121">Não aplicável - 97</text:p>
          </table:table-cell>
          <table:table-cell table:style-name="Tabela13.G13" office:value-type="string">
            <text:p text:style-name="P327">0</text:p>
          </table:table-cell>
          <table:table-cell table:style-name="Tabela13.H13" office:value-type="string">
            <text:p text:style-name="P327">0</text:p>
          </table:table-cell>
          <table:table-cell table:style-name="Tabela13.I13" office:value-type="string">
            <text:p text:style-name="P120">Não aplicável <text:span text:style-name="T8">-97</text:span></text:p>
          </table:table-cell>
          <table:covered-table-cell/>
        </table:table-row>
        <table:table-row table:style-name="TableLine2195423733408">
          <table:covered-table-cell/>
          <table:covered-table-cell/>
          <table:table-cell table:style-name="Tabela13.C14" office:value-type="string">
            <text:p text:style-name="P29">Passagem em nível - 7XX</text:p>
          </table:table-cell>
          <table:table-cell table:style-name="Tabela13.D14" office:value-type="string">
            <text:p text:style-name="P14">Passagem em nível - 701</text:p>
          </table:table-cell>
          <table:table-cell table:style-name="Tabela13.E14" office:value-type="string">
            <text:p text:style-name="P462">Não aplicável <text:span text:style-name="T8">-97</text:span></text:p>
          </table:table-cell>
          <table:table-cell table:style-name="Tabela13.F14" office:value-type="string">
            <text:p text:style-name="P121">Não aplicável - 97</text:p>
          </table:table-cell>
          <table:table-cell table:style-name="Tabela13.G14" office:value-type="string">
            <text:p text:style-name="P327">0</text:p>
          </table:table-cell>
          <table:table-cell table:style-name="Tabela13.H14" office:value-type="string">
            <text:p text:style-name="P327">0</text:p>
          </table:table-cell>
          <table:table-cell table:style-name="Tabela13.I14" office:value-type="string">
            <text:p text:style-name="P120">Não aplicável <text:span text:style-name="T8">-97</text:span></text:p>
          </table:table-cell>
          <table:covered-table-cell/>
        </table:table-row>
      </table:table>
      <text:p text:style-name="P22"/>
      <text:p text:style-name="P22"/>
      <table:table table:name="Tabela24" table:style-name="Tabela24">
        <table:table-column table:style-name="Tabela24.A"/>
        <table:table-column table:style-name="Tabela24.B"/>
        <table:table-column table:style-name="Tabela24.C" table:number-columns-repeated="3"/>
        <table:table-column table:style-name="Tabela24.F"/>
        <table:table-column table:style-name="Tabela24.C" table:number-columns-repeated="6"/>
        <table:table-row table:style-name="TableLine2195423716816">
          <table:table-cell table:style-name="Tabela24.A1" office:value-type="string">
            <text:p text:style-name="P41">Classe</text:p>
          </table:table-cell>
          <table:table-cell table:style-name="Tabela24.B1" table:number-columns-spanned="11" office:value-type="string">
            <text:p text:style-name="P626"><text:span text:style-name="T15">infra_ferrovia</text:span> <text:span text:style-name="T105">[L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195423752176">
          <table:table-cell table:style-name="Tabela24.A2" office:value-type="string">
            <text:p text:style-name="P41">Atributo</text:p>
          </table:table-cell>
          <table:table-cell table:style-name="Tabela24.A2" office:value-type="string">
            <text:p text:style-name="P472">nome<text:span text:style-name="T6"> (0..1)</text:span></text:p>
          </table:table-cell>
          <table:table-cell table:style-name="Tabela24.A2" office:value-type="string">
            <text:p text:style-name="P472">tipo<text:span text:style-name="T5"> (1)</text:span></text:p>
          </table:table-cell>
          <table:table-cell table:style-name="Tabela24.A2" office:value-type="string">
            <text:p text:style-name="P472">situacao_fisica<text:span text:style-name="T5"> (1)</text:span></text:p>
          </table:table-cell>
          <table:table-cell table:style-name="Tabela24.A2" office:value-type="string">
            <text:p text:style-name="P472">posicao_relativa<text:span text:style-name="T5"> (1)</text:span></text:p>
          </table:table-cell>
          <table:table-cell table:style-name="Tabela24.A2" office:value-type="string">
            <text:p text:style-name="P472">nr_linhas<text:span text:style-name="T5"> (1)</text:span></text:p>
          </table:table-cell>
          <table:table-cell table:style-name="Tabela24.A2" office:value-type="string">
            <text:p text:style-name="P474"><text:span text:style-name="T245">e</text:span>letrificada <text:span text:style-name="T243">(1)</text:span></text:p>
          </table:table-cell>
          <table:table-cell table:style-name="Tabela24.A2" office:value-type="string">
            <text:p text:style-name="P472"><text:span text:style-name="T134">bitola</text:span><text:span text:style-name="T5"> (1)</text:span></text:p>
          </table:table-cell>
          <table:table-cell table:style-name="Tabela24.A2" office:value-type="string">
            <text:p text:style-name="P472">em_arruamento<text:span text:style-name="T5"> (1)</text:span></text:p>
          </table:table-cell>
          <table:table-cell table:style-name="Tabela24.A2" office:value-type="string">
            <text:p text:style-name="P472">juridisdicao<text:span text:style-name="T5"> (1)</text:span></text:p>
          </table:table-cell>
          <table:table-cell table:style-name="Tabela24.A2" office:value-type="string">
            <text:p text:style-name="P472">administracao<text:span text:style-name="T5"> (1)</text:span></text:p>
          </table:table-cell>
          <table:table-cell table:style-name="Tabela24.L2" office:value-type="string">
            <text:p text:style-name="P472">concessionaria<text:span text:style-name="T6"> (0..1)</text:span></text:p>
          </table:table-cell>
        </table:table-row>
        <table:table-row table:style-name="TableLine2195423750544">
          <table:table-cell table:style-name="Tabela24.A6" table:number-rows-spanned="4" office:value-type="string">
            <text:p text:style-name="P41">Domínio</text:p>
          </table:table-cell>
          <table:table-cell table:style-name="Tabela24.B6" table:number-rows-spanned="4" office:value-type="string">
            <text:p text:style-name="P323">A ser preenchido</text:p>
          </table:table-cell>
          <table:table-cell table:style-name="Tabela24.C3" office:value-type="string">
            <text:p text:style-name="P401">Bonde <text:span text:style-name="T12">-5 !</text:span></text:p>
            <text:p text:style-name="P401"/>
            <text:p text:style-name="P582">! - tipo in (5,6)</text:p>
          </table:table-cell>
          <table:table-cell table:style-name="Tabela24.D6" table:number-rows-spanned="4" office:value-type="string">
            <text:p text:style-name="P264">Desconhecida -0</text:p>
            <text:p text:style-name="P368">Abandonada -1<text:span text:style-name="T1"> !</text:span></text:p>
            <text:p text:style-name="P368">Destruída -2<text:span text:style-name="T1"> !</text:span></text:p>
            <text:p text:style-name="P495">Construída -3</text:p>
            <text:p text:style-name="P368">Em construção -4<text:span text:style-name="T1"> !</text:span></text:p>
            <text:p text:style-name="P368"/>
            <text:p text:style-name="P575">! - <text:span text:style-name="T276">(Rest, Sit. Fis.)</text:span></text:p>
          </table:table-cell>
          <table:table-cell table:style-name="Tabela24.E3" office:value-type="string">
            <text:p text:style-name="P516">Superfície <text:span text:style-name="T12">-2</text:span></text:p>
            <text:p text:style-name="P516">Elevado <text:span text:style-name="T12">-3</text:span></text:p>
            <text:p text:style-name="P516"/>
            <text:p text:style-name="P547">V - tipo in (5) and not (posicao_relativa in (2,3))</text:p>
          </table:table-cell>
          <table:table-cell table:style-name="Tabela24.F6" table:number-rows-spanned="4" office:value-type="string">
            <text:p text:style-name="P266">Desconhecido <text:span text:style-name="T12">-0</text:span></text:p>
            <text:p text:style-name="P266">Dupla <text:span text:style-name="T12">-2</text:span></text:p>
            <text:p text:style-name="P266">Múltipla <text:span text:style-name="T12">-3</text:span></text:p>
            <text:p text:style-name="P266">Simples <text:span text:style-name="T12">-1</text:span></text:p>
          </table:table-cell>
          <table:table-cell table:style-name="Tabela24.G5" table:number-rows-spanned="3" office:value-type="string">
            <text:p text:style-name="P518">Sim -1</text:p>
            <text:p text:style-name="P439">Não -2</text:p>
          </table:table-cell>
          <table:table-cell table:style-name="Tabela24.H6" table:number-rows-spanned="4" office:value-type="string">
            <text:p text:style-name="P268">Desconhecida -0</text:p>
            <text:p text:style-name="P268">Métrica -1</text:p>
            <text:p text:style-name="P268">Internacional -2</text:p>
            <text:p text:style-name="P268">Larga -3</text:p>
            <text:p text:style-name="P268">Mista métrica internacional -4</text:p>
            <text:p text:style-name="P268">Mista métrica larga -5</text:p>
            <text:p text:style-name="P268">Mista internacional larga -6</text:p>
          </table:table-cell>
          <table:table-cell table:style-name="Tabela24.I3" office:value-type="string">
            <text:p text:style-name="P518"><text:span text:style-name="T114">Sim -1</text:span><text:span text:style-name="T115"> !</text:span></text:p>
            <text:p text:style-name="P411">Não -2</text:p>
            <text:p text:style-name="P411"/>
            <text:p text:style-name="P583">! - em_arruamento in (1)</text:p>
          </table:table-cell>
          <table:table-cell table:style-name="Tabela24.J6" table:number-rows-spanned="4" office:value-type="string">
            <text:p text:style-name="P520">Desconhecida -0</text:p>
            <text:p text:style-name="P520">Federal -1</text:p>
            <text:p text:style-name="P520">Estadual -2</text:p>
            <text:p text:style-name="P520">Municipal -3</text:p>
            <text:p text:style-name="P402">Particular -6<text:span text:style-name="T1"> !</text:span></text:p>
            <text:p text:style-name="P402"/>
            <text:p text:style-name="P584">! - jurisdicao in (6)</text:p>
          </table:table-cell>
          <table:table-cell table:style-name="Tabela24.K6" table:number-rows-spanned="4" office:value-type="string">
            <text:p text:style-name="P521">Desconhecida -0</text:p>
            <text:p text:style-name="P521">Federal -1</text:p>
            <text:p text:style-name="P521">Estadual -2</text:p>
            <text:p text:style-name="P521">Municipal -3</text:p>
            <text:p text:style-name="P403">Particular -6<text:span text:style-name="T1"> !</text:span><text:span text:style-name="T91">Concessionada -7</text:span></text:p>
            <text:p text:style-name="P473"/>
            <text:p text:style-name="P585">! - administracao in (6)</text:p>
          </table:table-cell>
          <table:table-cell table:style-name="Tabela24.L6" table:number-rows-spanned="4" office:value-type="string">
            <text:p text:style-name="P629">(*)</text:p>
            <text:p text:style-name="P628">V - (administracao in (7) and (concessionaria is NULL or concessionaria ='')) or ( not(administracao in (7)) and ( not (concessionaria is NULL or concessionaria ='')))</text:p>
          </table:table-cell>
        </table:table-row>
        <table:table-row table:style-name="TableLine2195423752448">
          <table:covered-table-cell/>
          <table:covered-table-cell/>
          <table:table-cell table:style-name="Tabela24.C4" office:value-type="string">
            <text:p text:style-name="P560"><text:span text:style-name="T125">Aeromóvel </text:span><text:span text:style-name="T124">-6 !</text:span></text:p>
          </table:table-cell>
          <table:covered-table-cell/>
          <table:table-cell table:style-name="Tabela24.E4" office:value-type="string">
            <text:p text:style-name="P516">Elevado <text:span text:style-name="T12">-3</text:span></text:p>
            <text:p text:style-name="P516"/>
            <text:p text:style-name="P547">V - tipo in (6) and not (posicao_relativa in (3))</text:p>
          </table:table-cell>
          <table:covered-table-cell/>
          <table:covered-table-cell/>
          <table:covered-table-cell/>
          <table:table-cell table:style-name="Tabela24.I6" table:number-rows-spanned="3" office:value-type="string">
            <text:p text:style-name="P518">Não -2</text:p>
            <text:p text:style-name="P518"/>
            <text:p text:style-name="P547">V - tipo in (<text:span text:style-name="T285">6,</text:span><text:span text:style-name="T102">7,8)</text:span> and <text:span text:style-name="T95">not (</text:span><text:span text:style-name="T102">em_arruamento</text:span> <text:span text:style-name="T102">in (2))</text:span></text:p>
          </table:table-cell>
          <table:covered-table-cell/>
          <table:covered-table-cell/>
          <table:covered-table-cell/>
        </table:table-row>
        <table:table-row table:style-name="Tabela24.5">
          <table:covered-table-cell/>
          <table:covered-table-cell/>
          <table:table-cell table:style-name="Tabela24.C5" office:value-type="string">
            <text:p text:style-name="P267">Trem <text:span text:style-name="T12">-7</text:span></text:p>
          </table:table-cell>
          <table:covered-table-cell/>
          <table:table-cell table:style-name="Tabela24.E6" table:number-rows-spanned="2" office:value-type="string">
            <text:p text:style-name="P516">Superfície <text:span text:style-name="T12">-2</text:span></text:p>
            <text:p text:style-name="P516">Elevado <text:span text:style-name="T12">-3</text:span></text:p>
            <text:p text:style-name="P516">Subterrâneo <text:span text:style-name="T12">-6</text:span></text:p>
            <text:p text:style-name="P516"/>
            <text:p text:style-name="P548">V - tipo in (7,8) and not (posicao_relativa in (2,3,6)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4.5">
          <table:covered-table-cell/>
          <table:covered-table-cell/>
          <table:table-cell table:style-name="Tabela24.C6" office:value-type="string">
            <text:p text:style-name="P267">Metrô <text:span text:style-name="T12">-8</text:span></text:p>
          </table:table-cell>
          <table:covered-table-cell/>
          <table:covered-table-cell/>
          <table:covered-table-cell/>
          <table:table-cell table:style-name="Tabela24.G6" office:value-type="string">
            <text:p text:style-name="P518">Sim -1</text:p>
            <text:p text:style-name="P518"/>
            <text:p text:style-name="P547"><text:span text:style-name="T244">V </text:span>- tipo in (8) and not (eletrificada in (1))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  <text:p text:style-name="P22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 table:style-name="TableLine2195423740208">
          <table:table-cell table:style-name="Tabela9.A1" office:value-type="string">
            <text:p text:style-name="P41">Classe </text:p>
          </table:table-cell>
          <table:table-cell table:style-name="Tabela9.B1" table:number-columns-spanned="3" office:value-type="string">
            <text:p text:style-name="P455"><text:span text:style-name="T156">infra_mobilidade_urbana</text:span> [<text:span text:style-name="T156">L</text:span>]</text:p>
          </table:table-cell>
          <table:covered-table-cell/>
          <table:covered-table-cell/>
        </table:table-row>
        <table:table-row table:style-name="TableLine2195423627872">
          <table:table-cell table:style-name="Tabela9.A2" office:value-type="string">
            <text:p text:style-name="P41">Atributo</text:p>
          </table:table-cell>
          <table:table-cell table:style-name="Tabela9.A2" office:value-type="string">
            <text:p text:style-name="P415">nome<text:span text:style-name="T6"> (0..1)</text:span></text:p>
          </table:table-cell>
          <table:table-cell table:style-name="Tabela9.A2" office:value-type="string">
            <text:p text:style-name="P415">tipo<text:span text:style-name="T5"> (1)</text:span></text:p>
          </table:table-cell>
          <table:table-cell table:style-name="Tabela9.D2" office:value-type="string">
            <text:p text:style-name="P415">situacao_fisica<text:span text:style-name="T5"> (1)</text:span></text:p>
          </table:table-cell>
        </table:table-row>
        <table:table-row table:style-name="TableLine2195423631136">
          <table:table-cell table:style-name="Tabela9.A3" office:value-type="string">
            <text:p text:style-name="P41">Domínio</text:p>
          </table:table-cell>
          <table:table-cell table:style-name="Tabela9.B3" office:value-type="string">
            <text:p text:style-name="P323">A ser preenchido</text:p>
          </table:table-cell>
          <table:table-cell table:style-name="Tabela9.C3" office:value-type="string">
            <text:p text:style-name="P122">1 – Calçadão / Rua pedestre</text:p>
            <text:p text:style-name="P122">2 - Ciclovia</text:p>
          </table:table-cell>
          <table:table-cell table:style-name="Tabela9.D3" office:value-type="string">
            <text:p text:style-name="P65">Desconhecida -0</text:p>
            <text:p text:style-name="P368">Abandonada -1<text:span text:style-name="T1"> !</text:span></text:p>
            <text:p text:style-name="P368">Destruída -2<text:span text:style-name="T1"> !</text:span></text:p>
            <text:p text:style-name="P495">Construída -3</text:p>
            <text:p text:style-name="P368">Em construção -4<text:span text:style-name="T1"> !</text:span></text:p>
            <text:p text:style-name="P368"/>
            <text:p text:style-name="P575"><text:span text:style-name="T1">! - </text:span><text:span text:style-name="T276">(Rest, Sit. Fis.)</text:span></text:p>
          </table:table-cell>
        </table:table-row>
      </table:table>
      <text:p text:style-name="P22"/>
      <text:p text:style-name="P22"/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D"/>
        <table:table-row table:style-name="TableLine2195423755440">
          <table:table-cell table:style-name="Tabela25.A1" office:value-type="string">
            <text:p text:style-name="P41">Classe </text:p>
          </table:table-cell>
          <table:table-cell table:style-name="Tabela25.B1" table:number-columns-spanned="3" office:value-type="string">
            <text:p text:style-name="P109"><text:span text:style-name="T135">infra_obstaculo_vertical</text:span> [P]</text:p>
          </table:table-cell>
          <table:covered-table-cell/>
          <table:covered-table-cell/>
        </table:table-row>
        <table:table-row table:style-name="TableLine2195423628688">
          <table:table-cell table:style-name="Tabela25.A2" office:value-type="string">
            <text:p text:style-name="P41">Atributo</text:p>
          </table:table-cell>
          <table:table-cell table:style-name="Tabela25.A2" office:value-type="string">
            <text:p text:style-name="P137">nome<text:span text:style-name="T6"> (0..1)</text:span></text:p>
          </table:table-cell>
          <table:table-cell table:style-name="Tabela25.A2" office:value-type="string">
            <text:p text:style-name="P137"><text:span text:style-name="T258">altitude</text:span><text:span text:style-name="T6"> (1)</text:span></text:p>
          </table:table-cell>
          <table:table-cell table:style-name="Tabela25.D2" office:value-type="string">
            <text:p text:style-name="P137"><text:span text:style-name="T258">altura</text:span><text:span text:style-name="T6"> (1)</text:span></text:p>
          </table:table-cell>
        </table:table-row>
        <table:table-row table:style-name="TableLine2195423636576">
          <table:table-cell table:style-name="Tabela25.A3" office:value-type="string">
            <text:p text:style-name="P41">Domínio</text:p>
          </table:table-cell>
          <table:table-cell table:style-name="Tabela25.B3" office:value-type="string">
            <text:p text:style-name="P323">A ser preenchido</text:p>
          </table:table-cell>
          <table:table-cell table:style-name="Tabela25.C3" office:value-type="string">
            <text:p text:style-name="P323">A ser preenchido <text:span text:style-name="T259">(*)</text:span></text:p>
          </table:table-cell>
          <table:table-cell table:style-name="Tabela25.D3" office:value-type="string">
            <text:p text:style-name="P323">A ser preenchido <text:span text:style-name="T259">(*)</text:span></text:p>
            <text:p text:style-name="P323"/>
            <text:p text:style-name="P349"><text:span text:style-name="T48">V -</text:span><text:span text:style-name="T260">altura</text:span> &lt;<text:span text:style-name="T260">46 $</text:span></text:p>
            <text:p text:style-name="P329"><text:span text:style-name="T260">altura </text:span>&gt; <text:span text:style-name="T260">200 !</text:span></text:p>
          </table:table-cell>
        </table:table-row>
      </table:table>
      <text:p text:style-name="P22"/>
      <text:p text:style-name="P26"/>
      <table:table table:name="Tabela31" table:style-name="Tabela31">
        <table:table-column table:style-name="Tabela31.A"/>
        <table:table-column table:style-name="Tabela31.B"/>
        <table:table-column table:style-name="Tabela31.C" table:number-columns-repeated="5"/>
        <table:table-row table:style-name="TableLine2195423631408">
          <table:table-cell table:style-name="Tabela31.A1" office:value-type="string">
            <text:p text:style-name="P41">Classe</text:p>
          </table:table-cell>
          <table:table-cell table:style-name="Tabela31.B1" table:number-columns-spanned="6" office:value-type="string">
            <text:p text:style-name="P478"><text:span text:style-name="T10">infra_pista_pouso</text:span> <text:span text:style-name="T105">[PLA]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195423630048">
          <table:table-cell table:style-name="Tabela31.A2" office:value-type="string">
            <text:p text:style-name="P41">Atributo</text:p>
          </table:table-cell>
          <table:table-cell table:style-name="Tabela31.A2" office:value-type="string">
            <text:p text:style-name="P478">nome<text:span text:style-name="T6"> (0..1)</text:span></text:p>
          </table:table-cell>
          <table:table-cell table:style-name="Tabela31.A2" office:value-type="string">
            <text:p text:style-name="P478">tipo<text:span text:style-name="T5"> (1)</text:span></text:p>
          </table:table-cell>
          <table:table-cell table:style-name="Tabela31.A2" office:value-type="string">
            <text:p text:style-name="P479">revestimento<text:span text:style-name="T5"> (1)</text:span></text:p>
          </table:table-cell>
          <table:table-cell table:style-name="Tabela31.A2" office:value-type="string">
            <text:p text:style-name="P479">uso_pista<text:span text:style-name="T5"> (1)</text:span></text:p>
          </table:table-cell>
          <table:table-cell table:style-name="Tabela31.A2" office:value-type="string">
            <text:p text:style-name="P479">situacao_fisica<text:span text:style-name="T5"> (1)</text:span></text:p>
          </table:table-cell>
          <table:table-cell table:style-name="Tabela31.G2" office:value-type="string">
            <text:p text:style-name="P477">Altitude (0..1)</text:p>
          </table:table-cell>
        </table:table-row>
        <table:table-row table:style-name="TableLine2195423632224">
          <table:table-cell table:style-name="Tabela31.A3" office:value-type="string">
            <text:p text:style-name="P41">Domínio</text:p>
          </table:table-cell>
          <table:table-cell table:style-name="Tabela31.B3" office:value-type="string">
            <text:p text:style-name="P323">A ser preenchido</text:p>
          </table:table-cell>
          <table:table-cell table:style-name="Tabela31.C3" office:value-type="string">
            <text:p text:style-name="P522">Pista de pouso -9</text:p>
            <text:p text:style-name="P475">[<text:span text:style-name="T246">P </text:span>L A]</text:p>
            <text:p text:style-name="P522"/>
            <text:p text:style-name="P404">Pista de táxi -10<text:span text:style-name="T1"> !</text:span></text:p>
            <text:p text:style-name="P526">[<text:span text:style-name="T246">L </text:span>A]</text:p>
            <text:p text:style-name="P526"><text:span text:style-name="T182"/></text:p>
            <text:p text:style-name="P404">Heliponto -11<text:span text:style-name="T1"> !</text:span></text:p>
            <text:p text:style-name="P526">[P]</text:p>
            <text:p text:style-name="P527"/>
            <text:p text:style-name="P596">! - tipo in (10, 11)</text:p>
          </table:table-cell>
          <table:table-cell table:style-name="Tabela31.D3" office:value-type="string">
            <text:p text:style-name="P476">Desconhecido -0</text:p>
            <text:p text:style-name="P405">Sem revestimento (Leito natural) -1<text:span text:style-name="T1"> !</text:span></text:p>
            <text:p text:style-name="P523">Revestimento primário (solto) -2</text:p>
            <text:p text:style-name="P523">Pavimentado -3</text:p>
            <text:p text:style-name="P523"/>
            <text:p text:style-name="P597">! - revestimento in (1)</text:p>
          </table:table-cell>
          <table:table-cell table:style-name="Tabela31.E3" office:value-type="string">
            <text:p text:style-name="P523">Desconhecido -0</text:p>
            <text:p text:style-name="P523">Particular -6</text:p>
            <text:p text:style-name="P523">Público -11</text:p>
            <text:p text:style-name="P523">Militar -12</text:p>
            <text:p text:style-name="P523">Público/Militar -13</text:p>
          </table:table-cell>
          <table:table-cell table:style-name="Tabela31.F3" office:value-type="string">
            <text:p text:style-name="P528">Desconhecida -0</text:p>
            <text:p text:style-name="P370">Abandonada <text:span text:style-name="T9">-1 !</text:span></text:p>
            <text:p text:style-name="P529"><text:span text:style-name="T114">Destruída </text:span><text:span text:style-name="T126">-2 !</text:span></text:p>
            <text:p text:style-name="P529">Construída <text:span text:style-name="T9">-3</text:span></text:p>
            <text:p text:style-name="P370">Em construção <text:span text:style-name="T9">-4 !</text:span></text:p>
            <text:p text:style-name="P370"/>
            <text:p text:style-name="P586">! - (<text:span text:style-name="T286">R</text:span>est. <text:span text:style-name="T286">S</text:span>it. Fis.)</text:p>
          </table:table-cell>
          <table:table-cell table:style-name="Tabela31.G3" office:value-type="string">
            <text:p text:style-name="P615">A ser preenchido</text:p>
          </table:table-cell>
        </table:table-row>
      </table:table>
      <text:p text:style-name="P22"/>
      <text:p text:style-name="P22"/>
      <table:table table:name="Tabela21" table:style-name="Tabela21">
        <table:table-column table:style-name="Tabela21.A"/>
        <table:table-column table:style-name="Tabela21.B"/>
        <table:table-column table:style-name="Tabela21.C"/>
        <table:table-row table:style-name="TableLine2195423628960">
          <table:table-cell table:style-name="Tabela21.A1" office:value-type="string">
            <text:p text:style-name="P41">Classe</text:p>
          </table:table-cell>
          <table:table-cell table:style-name="Tabela21.B1" table:number-columns-spanned="2" office:value-type="string">
            <text:p text:style-name="P478"><text:span text:style-name="T10">infra_</text:span><text:span text:style-name="T242">travessia_hidroviaria</text:span> <text:span text:style-name="T105">[L]</text:span></text:p>
          </table:table-cell>
          <table:covered-table-cell/>
        </table:table-row>
        <table:table-row table:style-name="TableLine2195423635760">
          <table:table-cell table:style-name="Tabela21.A2" office:value-type="string">
            <text:p text:style-name="P41">Atributo</text:p>
          </table:table-cell>
          <table:table-cell table:style-name="Tabela21.A2" office:value-type="string">
            <text:p text:style-name="P478">nome<text:span text:style-name="T6"> (0..1)</text:span></text:p>
          </table:table-cell>
          <table:table-cell table:style-name="Tabela21.C2" office:value-type="string">
            <text:p text:style-name="P478">tipo<text:span text:style-name="T5"> (1)</text:span></text:p>
          </table:table-cell>
        </table:table-row>
        <table:table-row table:style-name="TableLine2195423640928">
          <table:table-cell table:style-name="Tabela21.A3" office:value-type="string">
            <text:p text:style-name="P41">Domínio</text:p>
          </table:table-cell>
          <table:table-cell table:style-name="Tabela21.B3" office:value-type="string">
            <text:p text:style-name="P323">A ser preenchido</text:p>
          </table:table-cell>
          <table:table-cell table:style-name="Tabela21.C3" office:value-type="string">
            <text:p text:style-name="P92">Desconhecido -0</text:p>
            <text:p text:style-name="P93">Balsa -<text:span text:style-name="T133">1</text:span></text:p>
            <text:p text:style-name="P93">Bote transportador -<text:span text:style-name="T133">2</text:span></text:p>
          </table:table-cell>
        </table:table-row>
      </table:table>
      <text:p text:style-name="P22"/>
      <text:p text:style-name="P22"/>
      <table:table table:name="Tabela27" table:style-name="Tabela27">
        <table:table-column table:style-name="Tabela27.A"/>
        <table:table-column table:style-name="Tabela27.B"/>
        <table:table-column table:style-name="Tabela27.C"/>
        <table:table-column table:style-name="Tabela27.D"/>
        <table:table-column table:style-name="Tabela27.C"/>
        <table:table-column table:style-name="Tabela27.D"/>
        <table:table-row table:style-name="TableLine2195423633040">
          <table:table-cell table:style-name="Tabela27.A1" office:value-type="string">
            <text:p text:style-name="P39">Classe</text:p>
          </table:table-cell>
          <table:table-cell table:style-name="Tabela27.B1" table:number-columns-spanned="5" office:value-type="string">
            <text:p text:style-name="P480">infra_trecho_duto [L]</text:p>
          </table:table-cell>
          <table:covered-table-cell/>
          <table:covered-table-cell/>
          <table:covered-table-cell/>
          <table:covered-table-cell/>
        </table:table-row>
        <table:table-row table:style-name="TableLine2195423625424">
          <table:table-cell table:style-name="Tabela27.A2" office:value-type="string">
            <text:p text:style-name="P39">Atributo</text:p>
          </table:table-cell>
          <table:table-cell table:style-name="Tabela27.A2" office:value-type="string">
            <text:p text:style-name="P419">nome<text:span text:style-name="T6"> (0..1)</text:span></text:p>
          </table:table-cell>
          <table:table-cell table:style-name="Tabela27.A2" office:value-type="string">
            <text:p text:style-name="P482">tipo</text:p>
          </table:table-cell>
          <table:table-cell table:style-name="Tabela27.A2" office:value-type="string">
            <text:p text:style-name="P420">tipo<text:span text:style-name="T5"> (1)</text:span></text:p>
          </table:table-cell>
          <table:table-cell table:style-name="Tabela27.A2" office:value-type="string">
            <text:p text:style-name="P481">situacao_fisica (1)</text:p>
          </table:table-cell>
          <table:table-cell table:style-name="Tabela27.F2" office:value-type="string">
            <text:p text:style-name="P457">posicao_relativa<text:span text:style-name="T5"> (1)</text:span></text:p>
          </table:table-cell>
        </table:table-row>
        <table:table-row table:style-name="TableLine2195424828560">
          <table:table-cell table:style-name="Tabela27.A5" table:number-rows-spanned="3" office:value-type="string">
            <text:p text:style-name="P39">Domínio</text:p>
          </table:table-cell>
          <table:table-cell table:style-name="Tabela27.B5" table:number-rows-spanned="3" office:value-type="string">
            <text:p text:style-name="P321">A ser preenchido</text:p>
          </table:table-cell>
          <table:table-cell table:style-name="Tabela27.C3" office:value-type="string">
            <text:p text:style-name="P72">Calha –<text:span text:style-name="T190">1XX !</text:span></text:p>
            <text:p text:style-name="P82">[L]</text:p>
          </table:table-cell>
          <table:table-cell table:style-name="Tabela27.D3" office:value-type="string">
            <text:p text:style-name="P72">Calha – <text:span text:style-name="T38">á</text:span>gua <text:span text:style-name="T38">pluvial</text:span>-<text:span text:style-name="T190">1</text:span>01</text:p>
          </table:table-cell>
          <table:table-cell table:style-name="Tabela27.E5" table:number-rows-spanned="3" office:value-type="string">
            <text:p text:style-name="P59">Desconhecida -0</text:p>
            <text:p text:style-name="P368">Abandonada -1<text:span text:style-name="T1"> !</text:span></text:p>
            <text:p text:style-name="P368">Destruída -2<text:span text:style-name="T1"> !</text:span></text:p>
            <text:p text:style-name="P495">Construída -3</text:p>
            <text:p text:style-name="P368">Em construção -4<text:span text:style-name="T1"> !</text:span></text:p>
            <text:p text:style-name="P368"/>
            <text:p text:style-name="P575"><text:span text:style-name="T1">! - </text:span><text:span text:style-name="T276">(Rest, Sit. Fis.)</text:span></text:p>
          </table:table-cell>
          <table:table-cell table:style-name="Tabela27.F5" table:number-rows-spanned="3" office:value-type="string">
            <text:p text:style-name="P87">Elevado -3</text:p>
            <text:p text:style-name="P87">Emerso -4</text:p>
            <text:p text:style-name="P87">Submerso -5</text:p>
            <text:p text:style-name="P87">Subterrâneo -6</text:p>
            <text:p text:style-name="P87">Superfície -2</text:p>
          </table:table-cell>
        </table:table-row>
        <table:table-row table:style-name="TableLine2195424823664">
          <table:covered-table-cell/>
          <table:covered-table-cell/>
          <table:table-cell table:style-name="Tabela27.C4" office:value-type="string">
            <text:p text:style-name="P72">Correia Transportadora <text:span text:style-name="T22">- 2XX !</text:span></text:p>
            <text:p text:style-name="P82">[L]</text:p>
          </table:table-cell>
          <table:table-cell table:style-name="Tabela27.D4" office:value-type="string">
            <text:p text:style-name="P84">Correia transp – Grãos -<text:span text:style-name="T190">2</text:span>02</text:p>
            <text:p text:style-name="P84">Correia transp – Minério -<text:span text:style-name="T190">20</text:span>1</text:p>
            <text:p text:style-name="P84">Correia transp – Outros -<text:span text:style-name="T190">2</text:span>98</text:p>
          </table:table-cell>
          <table:covered-table-cell/>
          <table:covered-table-cell/>
        </table:table-row>
        <table:table-row table:style-name="TableLine2195424823936">
          <table:covered-table-cell/>
          <table:covered-table-cell/>
          <table:table-cell table:style-name="Tabela27.C5" office:value-type="string">
            <text:p text:style-name="P247">Duto <text:span text:style-name="T22">-3XX</text:span></text:p>
            <text:p text:style-name="P82">[L]</text:p>
          </table:table-cell>
          <table:table-cell table:style-name="Tabela27.D5" office:value-type="string">
            <text:p text:style-name="P250">Duto – Água -<text:span text:style-name="T191">3</text:span>01</text:p>
            <text:p text:style-name="P250">Duto – Álcool -<text:span text:style-name="T191">3</text:span>04</text:p>
            <text:p text:style-name="P263">Duto – Efluentes -<text:span text:style-name="T191">309</text:span></text:p>
            <text:p text:style-name="P250">Duto – Esgoto -<text:span text:style-name="T191">3</text:span>10</text:p>
            <text:p text:style-name="P250">Duto – Gasolina -<text:span text:style-name="T191">3</text:span>03</text:p>
            <text:p text:style-name="P263">Duto – Gás -<text:span text:style-name="T191">308</text:span></text:p>
            <text:p text:style-name="P249">Duto – Nafta -<text:span text:style-name="T191">3</text:span>07</text:p>
            <text:p text:style-name="P250">Duto – Óleo -<text:span text:style-name="T191">3</text:span>02</text:p>
            <text:p text:style-name="P250">Duto – Petróleo -<text:span text:style-name="T191">3</text:span>06</text:p>
            <text:p text:style-name="P249">Duto – Querosene -<text:span text:style-name="T191">3</text:span>05</text:p>
            <text:p text:style-name="P249">Duto – Outros -<text:span text:style-name="T191">3</text:span>98</text:p>
            <text:p text:style-name="P246">Duto – Desconhecido -<text:span text:style-name="T191">3</text:span>00</text:p>
          </table:table-cell>
          <table:covered-table-cell/>
          <table:covered-table-cell/>
        </table:table-row>
      </table:table>
      <text:p text:style-name="P11"/>
      <text:p text:style-name="P22"/>
      <table:table table:name="Tabela32" table:style-name="Tabela32">
        <table:table-column table:style-name="Tabela32.A"/>
        <table:table-column table:style-name="Tabela32.B"/>
        <table:table-row table:style-name="TableLine2195424826928">
          <table:table-cell table:style-name="Tabela32.A1" office:value-type="string">
            <text:p text:style-name="P41">Classe </text:p>
          </table:table-cell>
          <table:table-cell table:style-name="Tabela32.B1" office:value-type="string">
            <text:p text:style-name="P627">infra_vala [L]</text:p>
          </table:table-cell>
        </table:table-row>
        <table:table-row table:style-name="TableLine2195424833456">
          <table:table-cell table:style-name="Tabela32.A2" office:value-type="string">
            <text:p text:style-name="P41">Atributo</text:p>
          </table:table-cell>
          <table:table-cell table:style-name="Tabela32.B2" office:value-type="string">
            <text:p text:style-name="P483"/>
          </table:table-cell>
        </table:table-row>
        <table:table-row table:style-name="TableLine2195424829376">
          <table:table-cell table:style-name="Tabela32.A3" office:value-type="string">
            <text:p text:style-name="P41">Domínio</text:p>
          </table:table-cell>
          <table:table-cell table:style-name="Tabela32.B3" office:value-type="string">
            <text:p text:style-name="P41"/>
          </table:table-cell>
        </table:table-row>
      </table:table>
      <text:p text:style-name="P22"/>
      <text:p text:style-name="P22"/>
      <table:table table:name="Tabela8" table:style-name="Tabela8">
        <table:table-column table:style-name="Tabela8.A"/>
        <table:table-column table:style-name="Tabela8.B"/>
        <table:table-column table:style-name="Tabela8.C" table:number-columns-repeated="11"/>
        <table:table-row table:style-name="TableLine2195424826384">
          <table:table-cell table:style-name="Tabela8.A1" office:value-type="string">
            <text:p text:style-name="P35">Classe</text:p>
          </table:table-cell>
          <table:table-cell table:style-name="Tabela8.B1" table:number-columns-spanned="12" office:value-type="string">
            <text:p text:style-name="P463">infra_via_deslocamento<text:span text:style-name="T8"> [L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195424827744">
          <table:table-cell table:style-name="Tabela8.A2" office:value-type="string">
            <text:p text:style-name="P360">Atributo</text:p>
          </table:table-cell>
          <table:table-cell table:style-name="Tabela8.A2" office:value-type="string">
            <text:p text:style-name="P634"><text:span text:style-name="T37">n</text:span>ome<text:span text:style-name="T6">(0..1)</text:span></text:p>
          </table:table-cell>
          <table:table-cell table:style-name="Tabela8.A2" office:value-type="string">
            <text:p text:style-name="P633">tipo (1)</text:p>
          </table:table-cell>
          <table:table-cell table:style-name="Tabela8.A2" office:value-type="string">
            <text:p text:style-name="P633">revestimento (1)</text:p>
          </table:table-cell>
          <table:table-cell table:style-name="Tabela8.A2" office:value-type="string">
            <text:p text:style-name="P633">tr<text:span text:style-name="T9">a</text:span>fego (1)</text:p>
          </table:table-cell>
          <table:table-cell table:style-name="Tabela8.A2" office:value-type="string">
            <text:p text:style-name="P633">nr_faixas<text:span text:style-name="T6"> (1)</text:span></text:p>
          </table:table-cell>
          <table:table-cell table:style-name="Tabela8.A2" office:value-type="string">
            <text:p text:style-name="P633">nr_pistas (1)</text:p>
          </table:table-cell>
          <table:table-cell table:style-name="Tabela8.A2" office:value-type="string">
            <text:p text:style-name="P633">canteiro_divisorio (1)</text:p>
          </table:table-cell>
          <table:table-cell table:style-name="Tabela8.A2" office:value-type="string">
            <text:p text:style-name="P633">situacao_fisica (1)</text:p>
          </table:table-cell>
          <table:table-cell table:style-name="Tabela8.A2" office:value-type="string">
            <text:p text:style-name="P633">jurisdicao (1)</text:p>
          </table:table-cell>
          <table:table-cell table:style-name="Tabela8.A2" office:value-type="string">
            <text:p text:style-name="P633"><text:span text:style-name="T37">s</text:span>igla<text:span text:style-name="T6"> (0..1)</text:span></text:p>
          </table:table-cell>
          <table:table-cell table:style-name="Tabela8.A2" office:value-type="string">
            <text:p text:style-name="P633">administracao (1)</text:p>
          </table:table-cell>
          <table:table-cell table:style-name="Tabela8.M2" office:value-type="string">
            <text:p text:style-name="P633"><text:span text:style-name="T37">c</text:span>oncessiona<text:span text:style-name="T36">ria (0..1)</text:span></text:p>
          </table:table-cell>
        </table:table-row>
        <table:table-row table:style-name="Tabela8.3">
          <table:table-cell table:style-name="Tabela8.A3" table:number-rows-spanned="5" office:value-type="string">
            <text:p text:style-name="P35">Domínio</text:p>
          </table:table-cell>
          <table:table-cell table:style-name="Tabela8.B3" table:number-rows-spanned="5" office:value-type="string">
            <text:p text:style-name="P319">A ser preenchido</text:p>
          </table:table-cell>
          <table:table-cell table:style-name="Tabela8.C3" office:value-type="string">
            <text:p text:style-name="P134">Rodovia <text:span text:style-name="T8">-2</text:span></text:p>
          </table:table-cell>
          <table:table-cell table:style-name="Tabela8.D3" office:value-type="string">
            <text:p text:style-name="P524">Sem revestimento (Leito natural) -1</text:p>
            <text:p text:style-name="P524">Revestimento primário (solto) -2</text:p>
            <text:p text:style-name="P525">Pavimentado -3</text:p>
            <text:p text:style-name="P406">Calçado -4 !</text:p>
            <text:p text:style-name="P484"/>
            <text:p text:style-name="P590">! - revestimento in (4)</text:p>
          </table:table-cell>
          <table:table-cell table:style-name="Tabela8.E3" office:value-type="string">
            <text:p text:style-name="P134">Periódico <text:span text:style-name="T8">-2</text:span></text:p>
            <text:p text:style-name="P134">Permanente <text:span text:style-name="T8">-1</text:span></text:p>
          </table:table-cell>
          <table:table-cell table:style-name="Tabela8.F3" office:value-type="string">
            <text:p text:style-name="P536">Mínimo 1</text:p>
            <text:p text:style-name="P536"/>
            <text:p text:style-name="P554">V - tipo in (2,<text:span text:style-name="T289">5</text:span>) and not (nr_faixas &gt;=1)</text:p>
            <text:p text:style-name="P554"/>
            <text:p text:style-name="P588">! - tipo in (2) and nr_faixas &gt; 4</text:p>
          </table:table-cell>
          <table:table-cell table:style-name="Tabela8.G3" office:value-type="string">
            <text:p text:style-name="P537">Mínimo 1</text:p>
            <text:p text:style-name="P537"/>
            <text:p text:style-name="P554">V - tipo in (2,<text:span text:style-name="T289">5</text:span>) and not (nr_pistas &gt;=1)</text:p>
            <text:p text:style-name="P554"/>
            <text:p text:style-name="P556">V - canteiro_divisorio in (1) and not (nr_pistas &gt;1)</text:p>
          </table:table-cell>
          <table:table-cell table:style-name="Tabela8.H3" office:value-type="string">
            <text:p text:style-name="P45">Não -2</text:p>
            <text:p text:style-name="P45">Sim -1</text:p>
          </table:table-cell>
          <table:table-cell table:style-name="Tabela8.I3" office:value-type="string">
            <text:p text:style-name="P368">Abandonada -1<text:span text:style-name="T1"> !</text:span></text:p>
            <text:p text:style-name="P368">Destruída -2<text:span text:style-name="T1"> !</text:span></text:p>
            <text:p text:style-name="P495">Construída -3</text:p>
            <text:p text:style-name="P368">Em construção -4<text:span text:style-name="T1"> !</text:span></text:p>
            <text:p text:style-name="P368"/>
            <text:p text:style-name="P575">! - <text:span text:style-name="T276">(Rest, Sit. Fis.)</text:span></text:p>
          </table:table-cell>
          <table:table-cell table:style-name="Tabela8.J3" office:value-type="string">
            <text:p text:style-name="P533">Desconhecida <text:span text:style-name="T8">-0</text:span></text:p>
            <text:p text:style-name="P533">Federal <text:span text:style-name="T8">-1</text:span></text:p>
            <text:p text:style-name="P533">Estadual <text:span text:style-name="T8">-2</text:span></text:p>
            <text:p text:style-name="P292"/>
            <text:p text:style-name="P292">V - tipo in (2) and not (jurisdicao in (0,1,2))</text:p>
          </table:table-cell>
          <table:table-cell table:style-name="Tabela8.K3" table:number-rows-spanned="5" office:value-type="string">
            <text:p text:style-name="P538">(*)</text:p>
            <text:p text:style-name="P538"/>
            <text:p text:style-name="P550">V – <text:span text:style-name="T143">olhar obs abaixo</text:span></text:p>
          </table:table-cell>
          <table:table-cell table:style-name="Tabela8.L3" office:value-type="string">
            <text:p text:style-name="P532">Desconhecida <text:span text:style-name="T8">-0</text:span></text:p>
            <text:p text:style-name="P134">Federal <text:span text:style-name="T8">-1</text:span></text:p>
            <text:p text:style-name="P532">Estadual <text:span text:style-name="T8">-2</text:span></text:p>
            <text:p text:style-name="P532">Concessionada <text:span text:style-name="T8">-7</text:span></text:p>
            <text:p text:style-name="P292"/>
            <text:p text:style-name="P292">V - tipo in (2) and not (administracao in (0,1,2,7))</text:p>
          </table:table-cell>
          <table:table-cell table:style-name="Tabela8.M3" table:number-rows-spanned="5" office:value-type="string">
            <text:p text:style-name="P359">(**)</text:p>
            <text:p text:style-name="P359"/>
            <text:p text:style-name="P630">V -(administracao in (7) and (concessionaria is NULL or concessionaria ='')) or ( not(administracao in (7)) and ( not (concessionaria is NULL or concessionaria ='')))</text:p>
          </table:table-cell>
        </table:table-row>
        <table:table-row table:style-name="Tabela8.3">
          <table:covered-table-cell/>
          <table:covered-table-cell/>
          <table:table-cell table:style-name="Tabela8.C4" office:value-type="string">
            <text:p text:style-name="P134">Caminho carroçável <text:span text:style-name="T8">-3</text:span></text:p>
          </table:table-cell>
          <table:table-cell table:style-name="Tabela8.D4" office:value-type="string">
            <text:p text:style-name="P134">Sem revestimento (Leito natural) <text:span text:style-name="T9">-1</text:span></text:p>
            <text:p text:style-name="P292"/>
            <text:p text:style-name="P292">V - tipo in (3,6) and not (revestimento in (1))</text:p>
          </table:table-cell>
          <table:table-cell table:style-name="Tabela8.E4" office:value-type="string">
            <text:p text:style-name="P134">Periódico <text:span text:style-name="T8">-2</text:span></text:p>
            <text:p text:style-name="P134"/>
            <text:p text:style-name="P292">V - tipo in (3,6) and not (trafego in (2))</text:p>
          </table:table-cell>
          <table:table-cell table:style-name="Tabela8.F4" office:value-type="string">
            <text:p text:style-name="P251">1</text:p>
            <text:p text:style-name="P251"/>
            <text:p text:style-name="P292">V - tipo in (3,6) and not (nr_faixas =1)</text:p>
          </table:table-cell>
          <table:table-cell table:style-name="Tabela8.G4" office:value-type="string">
            <text:p text:style-name="P251">1</text:p>
            <text:p text:style-name="P292"/>
            <text:p text:style-name="P292">V - tipo in (3,6) and not (nr_pistas =1)</text:p>
          </table:table-cell>
          <table:table-cell table:style-name="Tabela8.H4" office:value-type="string">
            <text:p text:style-name="P45">Não -2</text:p>
            <text:p text:style-name="P292"/>
            <text:p text:style-name="P292">V - tipo in (3,6) and not (canteiro_divisorio in (2))</text:p>
          </table:table-cell>
          <table:table-cell table:style-name="Tabela8.I4" office:value-type="string">
            <text:p text:style-name="P80">Construída -3</text:p>
            <text:p text:style-name="P80"/>
            <text:p text:style-name="P292">V - tipo in (3,6) and not (situacao_fisica in (3))</text:p>
          </table:table-cell>
          <table:table-cell table:style-name="Tabela8.J4" office:value-type="string">
            <text:p text:style-name="P134">Desconhecida <text:span text:style-name="T8">-0</text:span></text:p>
            <text:p text:style-name="P292"/>
            <text:p text:style-name="P292">V - tipo in (3,5,6) and not (jurisdicao in (0))</text:p>
          </table:table-cell>
          <table:covered-table-cell/>
          <table:table-cell table:style-name="Tabela8.L4" office:value-type="string">
            <text:p text:style-name="P134">Desconhecida <text:span text:style-name="T8">-0</text:span></text:p>
            <text:p text:style-name="P134"/>
            <text:p text:style-name="P292">V - tipo in (3,5,6) and not (administracao in (0))</text:p>
          </table:table-cell>
          <table:covered-table-cell/>
        </table:table-row>
        <table:table-row table:style-name="Tabela8.3">
          <table:covered-table-cell/>
          <table:covered-table-cell/>
          <table:table-cell table:style-name="Tabela8.C5" office:value-type="string">
            <text:p text:style-name="P371">Auto-estrada <text:span text:style-name="T8">-4 !</text:span></text:p>
            <text:p text:style-name="P407"/>
            <text:p text:style-name="P587">! - tipo in (4)</text:p>
          </table:table-cell>
          <table:table-cell table:style-name="Tabela8.D5" office:value-type="string">
            <text:p text:style-name="P524">Pavimentado -3</text:p>
            <text:p text:style-name="P524"/>
            <text:p text:style-name="P292">V - tipo in (4) and not (revestimento in (3))</text:p>
          </table:table-cell>
          <table:table-cell table:style-name="Tabela8.E5" office:value-type="string">
            <text:p text:style-name="P134">Permanente <text:span text:style-name="T8">-1</text:span></text:p>
            <text:p text:style-name="P134"/>
            <text:p text:style-name="P292">V - tipo in (4,5) and not (trafego in (1))</text:p>
          </table:table-cell>
          <table:table-cell table:style-name="Tabela8.F5" office:value-type="string">
            <text:p text:style-name="P251">Mínimo 4</text:p>
            <text:p text:style-name="P251"/>
            <text:p text:style-name="P292">V - tipo in (4) and not (nr_faixas &gt;=4)</text:p>
          </table:table-cell>
          <table:table-cell table:style-name="Tabela8.G5" office:value-type="string">
            <text:p text:style-name="P251">Mínimo 2</text:p>
            <text:p text:style-name="P292"/>
            <text:p text:style-name="P292">V - tipo in (4) and not (nr_pistas &gt;=2)</text:p>
            <text:p text:style-name="P292"/>
            <text:p text:style-name="P589">! - nr_pistas &gt; 2</text:p>
          </table:table-cell>
          <table:table-cell table:style-name="Tabela8.H5" office:value-type="string">
            <text:p text:style-name="P45">Não -2</text:p>
            <text:p text:style-name="P45">Sim -1</text:p>
          </table:table-cell>
          <table:table-cell table:style-name="Tabela8.I5" office:value-type="string">
            <text:p text:style-name="P368">Abandonada -1<text:span text:style-name="T1"> !</text:span></text:p>
            <text:p text:style-name="P368">Destruída -2<text:span text:style-name="T1"> !</text:span></text:p>
            <text:p text:style-name="P495">Construída -3</text:p>
            <text:p text:style-name="P368">Em construção -4<text:span text:style-name="T1"> !</text:span></text:p>
            <text:p text:style-name="P368"/>
            <text:p text:style-name="P575">! - <text:span text:style-name="T276">(Rest, Sit. Fis.)</text:span></text:p>
          </table:table-cell>
          <table:table-cell table:style-name="Tabela8.J5" office:value-type="string">
            <text:p text:style-name="P533">Federal <text:span text:style-name="T8">-1</text:span></text:p>
            <text:p text:style-name="P533">Estadual <text:span text:style-name="T8">-2</text:span></text:p>
            <text:p text:style-name="P292"/>
            <text:p text:style-name="P292">V - tipo in (4) and not (jurisdicao in (1,2))</text:p>
          </table:table-cell>
          <table:covered-table-cell/>
          <table:table-cell table:style-name="Tabela8.L5" office:value-type="string">
            <text:p text:style-name="P532">Federal <text:span text:style-name="T8">-1</text:span></text:p>
            <text:p text:style-name="P532">Estadual <text:span text:style-name="T8">-2</text:span></text:p>
            <text:p text:style-name="P532">Concessionada <text:span text:style-name="T8">-7</text:span></text:p>
            <text:p text:style-name="P134"/>
            <text:p text:style-name="P292">V - tipo in (4) and not (administracao in (1,2,7))</text:p>
          </table:table-cell>
          <table:covered-table-cell/>
        </table:table-row>
        <table:table-row table:style-name="Tabela8.3">
          <table:covered-table-cell/>
          <table:covered-table-cell/>
          <table:table-cell table:style-name="Tabela8.C6" office:value-type="string">
            <text:p text:style-name="P134">Arruamento <text:span text:style-name="T8">-5</text:span></text:p>
          </table:table-cell>
          <table:table-cell table:style-name="Tabela8.D6" office:value-type="string">
            <text:p text:style-name="P525">Sem revestimento (Leito natural) -1</text:p>
            <text:p text:style-name="P525">Revestimento primário (solto) -2</text:p>
            <text:p text:style-name="P525">Pavimentado -3</text:p>
            <text:p text:style-name="P406">Calçado -4 !</text:p>
          </table:table-cell>
          <table:table-cell table:style-name="Tabela8.E7" office:value-type="string">
            <text:p text:style-name="P134">Permanente <text:span text:style-name="T8">-1</text:span></text:p>
            <text:p text:style-name="P134"/>
            <text:p text:style-name="P551">V – <text:span text:style-name="T288">junto com tipo 4</text:span></text:p>
          </table:table-cell>
          <table:table-cell table:style-name="Tabela8.F7" office:value-type="string">
            <text:p text:style-name="P536">Mínimo 1</text:p>
            <text:p text:style-name="P535"/>
            <text:p text:style-name="P554">V – <text:span text:style-name="T288">junto com tipo </text:span><text:span text:style-name="T289">2</text:span></text:p>
          </table:table-cell>
          <table:table-cell table:style-name="Tabela8.G7" office:value-type="string">
            <text:p text:style-name="P536">Mínimo 1</text:p>
            <text:p text:style-name="P536"/>
            <text:p text:style-name="P554">V - <text:span text:style-name="T288">junto com tipo </text:span><text:span text:style-name="T289">2</text:span></text:p>
          </table:table-cell>
          <table:table-cell table:style-name="Tabela8.H6" office:value-type="string">
            <text:p text:style-name="P45">Não -2</text:p>
            <text:p text:style-name="P45">Sim -1</text:p>
          </table:table-cell>
          <table:table-cell table:style-name="Tabela8.I7" office:value-type="string">
            <text:p text:style-name="P368">Abandonada -1<text:span text:style-name="T1"> !</text:span></text:p>
            <text:p text:style-name="P368">Destruída -2<text:span text:style-name="T1"> !</text:span></text:p>
            <text:p text:style-name="P495">Construída -3</text:p>
            <text:p text:style-name="P368">Em construção -4<text:span text:style-name="T1"> !</text:span></text:p>
            <text:p text:style-name="P368"/>
            <text:p text:style-name="P575">! - <text:span text:style-name="T276">(Rest, Sit. Fis.)</text:span></text:p>
          </table:table-cell>
          <table:table-cell table:style-name="Tabela8.J7" office:value-type="string">
            <text:p text:style-name="P134">Desconhecida <text:span text:style-name="T8">-0</text:span></text:p>
            <text:p text:style-name="P533"/>
            <text:p text:style-name="P553">V – <text:span text:style-name="T288">junto com tipo 3</text:span></text:p>
          </table:table-cell>
          <table:covered-table-cell/>
          <table:table-cell table:style-name="Tabela8.L7" office:value-type="string">
            <text:p text:style-name="P530">Desconhecida <text:span text:style-name="T8">-0</text:span></text:p>
            <text:p text:style-name="P530"/>
            <text:p text:style-name="P552">V – <text:span text:style-name="T288">junto com tipo 3</text:span></text:p>
          </table:table-cell>
          <table:covered-table-cell/>
        </table:table-row>
        <table:table-row table:style-name="Tabela8.3">
          <table:covered-table-cell/>
          <table:covered-table-cell/>
          <table:table-cell table:style-name="Tabela8.C7" office:value-type="string">
            <text:p text:style-name="P134">Trilha ou Picada <text:span text:style-name="T8">-6</text:span></text:p>
          </table:table-cell>
          <table:table-cell table:style-name="Tabela8.D7" office:value-type="string">
            <text:p text:style-name="P134">Sem revestimento (Leito natural) <text:span text:style-name="T9">-1</text:span></text:p>
            <text:p text:style-name="P134"/>
            <text:p text:style-name="P555">V – <text:span text:style-name="T288">junto com tipo 3</text:span></text:p>
          </table:table-cell>
          <table:table-cell table:style-name="Tabela8.E7" office:value-type="string">
            <text:p text:style-name="P134">Periódico <text:span text:style-name="T8">-2</text:span></text:p>
            <text:p text:style-name="P134"/>
            <text:p text:style-name="P551">V – <text:span text:style-name="T288">junto com tipo 3</text:span></text:p>
          </table:table-cell>
          <table:table-cell table:style-name="Tabela8.F7" office:value-type="string">
            <text:p text:style-name="P251">1</text:p>
            <text:p text:style-name="P251"/>
            <text:p text:style-name="P554">V – <text:span text:style-name="T288">junto com tipo 3</text:span></text:p>
          </table:table-cell>
          <table:table-cell table:style-name="Tabela8.G7" office:value-type="string">
            <text:p text:style-name="P251">1</text:p>
            <text:p text:style-name="P251"/>
            <text:p text:style-name="P554">V - <text:span text:style-name="T288">junto com tipo 3</text:span></text:p>
          </table:table-cell>
          <table:table-cell table:style-name="Tabela8.H7" office:value-type="string">
            <text:p text:style-name="P45">Não -2</text:p>
            <text:p text:style-name="P45"/>
            <text:p text:style-name="P553">V – <text:span text:style-name="T288">junto com tipo 3</text:span></text:p>
          </table:table-cell>
          <table:table-cell table:style-name="Tabela8.I7" office:value-type="string">
            <text:p text:style-name="P80">Construída -3</text:p>
            <text:p text:style-name="P80"/>
            <text:p text:style-name="P292">V – <text:span text:style-name="T288">junto com tipo 3</text:span></text:p>
          </table:table-cell>
          <table:table-cell table:style-name="Tabela8.J7" office:value-type="string">
            <text:p text:style-name="P134">Desconhecida <text:span text:style-name="T8">-0</text:span></text:p>
            <text:p text:style-name="P533"/>
            <text:p text:style-name="P553">V – <text:span text:style-name="T288">junto com tipo 3</text:span></text:p>
          </table:table-cell>
          <table:covered-table-cell/>
          <table:table-cell table:style-name="Tabela8.L7" office:value-type="string">
            <text:p text:style-name="P134">Desconhecida <text:span text:style-name="T8">-0</text:span></text:p>
            <text:p text:style-name="P134"/>
            <text:p text:style-name="P552">V – <text:span text:style-name="T288">junto com tipo 3</text:span></text:p>
          </table:table-cell>
          <table:covered-table-cell/>
        </table:table-row>
      </table:table>
      <text:p text:style-name="P366"><text:span text:style-name="T287">Obs de sigla: </text:span></text:p>
      <text:p text:style-name="P631">V - not (sigla is NULL or sigla ='') and not (jurisdicao in (1,2))</text:p>
      <text:p text:style-name="P632">V - jurisdicao in (1,2) and (sigla is NULL or sigla ='')</text:p>
      <text:p text:style-name="P632">V - array_contains( array_foreach( string_to_array( sigla,';'),not ( regexp_match( @element, '^(AC|AL|AM|AP|BA|CE|DF|ES|GO|MA|MG|MS|MT|PA|PB|PE|PI|PR|RJ|RN|RO|RR|RS|SC|SE|SP|TO|BR)-\\\\d\\\\d\\\\d$'))), true) or sigla is NULL or sigla =''</text:p>
      <text:p text:style-name="P632">V - jurisdicao in (1) and not (array_contains( array_foreach( string_to_array( sigla,';'),(regexp_match( @element, '^BR-\\\\d\\\\d\\\\d$'))), true))</text:p>
      <text:p text:style-name="P365">V - jurisdicao in (2) and (array_contains( array_foreach( string_to_array( sigla,';'),(regexp_match( @element, '^BR-\\\\d\\\\d\\\\d$'))), true)) and (array_contains( array_foreach( string_to_array( sigla,';'),not ( regexp_match( @element, '^(AC|AL|AM|AP|BA|CE|DF|ES|GO|MA|MG|MS|MT|PA|PB|PE|PI|PR|RJ|RN|RO|RR|RS|SC|SE|SP|TO)-\\\\d\\\\d\\\\d$'))), true))</text:p>
      <text:p text:style-name="P8"/>
      <text:p text:style-name="P8"/>
      <table:table table:name="Tabela22" table:style-name="Tabela22">
        <table:table-column table:style-name="Tabela22.A"/>
        <table:table-column table:style-name="Tabela22.B" table:number-columns-repeated="2"/>
        <table:table-row table:style-name="TableLine2195424824480">
          <table:table-cell table:style-name="Tabela22.A1" office:value-type="string">
            <text:p text:style-name="P35">Classe</text:p>
          </table:table-cell>
          <table:table-cell table:style-name="Tabela22.B1" table:number-columns-spanned="2" office:value-type="string">
            <text:p text:style-name="P81"><text:span text:style-name="T146">llp_</text:span><text:span text:style-name="T144">delimitacao_fisica</text:span><text:span text:style-name="T112"> [L]</text:span></text:p>
          </table:table-cell>
          <table:covered-table-cell/>
        </table:table-row>
        <table:table-row table:style-name="TableLine2195424845968">
          <table:table-cell table:style-name="Tabela22.A2" office:value-type="string">
            <text:p text:style-name="P35">Atributo</text:p>
          </table:table-cell>
          <table:table-cell table:style-name="Tabela22.A2" office:value-type="string">
            <text:p text:style-name="P136">tipo<text:span text:style-name="T5"> (1)</text:span></text:p>
          </table:table-cell>
          <table:table-cell table:style-name="Tabela22.C2" office:value-type="string">
            <text:p text:style-name="P161">material_construcao<text:span text:style-name="T5"> (1)</text:span></text:p>
          </table:table-cell>
        </table:table-row>
        <table:table-row table:style-name="TableLine2195424838624">
          <table:table-cell table:style-name="Tabela22.A4" table:number-rows-spanned="2" office:value-type="string">
            <text:p text:style-name="P35">Domínio</text:p>
          </table:table-cell>
          <table:table-cell table:style-name="Tabela22.B3" office:value-type="string">
            <text:p text:style-name="P184">Cerca -1</text:p>
          </table:table-cell>
          <table:table-cell table:style-name="Tabela22.C3" office:value-type="string">
            <text:p text:style-name="P139">Desconhecido -0</text:p>
            <text:p text:style-name="P139">Madeira -5</text:p>
            <text:p text:style-name="P281"><text:span text:style-name="T93">Outros</text:span><text:span text:style-name="T91"> -</text:span>98</text:p>
            <text:p text:style-name="P139"/>
            <text:p text:style-name="P336">V - tipo in (1) and not (material_construcao in (0,5,98))</text:p>
          </table:table-cell>
        </table:table-row>
        <table:table-row table:style-name="TableLine2195424841344">
          <table:covered-table-cell/>
          <table:table-cell table:style-name="Tabela22.B4" office:value-type="string">
            <text:p text:style-name="P408">Muro -2<text:span text:style-name="T1"> !</text:span></text:p>
            <text:p text:style-name="P408"/>
            <text:p text:style-name="P591">! - tipo in (2)</text:p>
          </table:table-cell>
          <table:table-cell table:style-name="Tabela22.C4" office:value-type="string">
            <text:p text:style-name="P140">Desconhecido -0</text:p>
            <text:p text:style-name="P139">Alvenaria -1</text:p>
            <text:p text:style-name="P139">Rocha -4</text:p>
            <text:p text:style-name="P95"><text:span text:style-name="T247">Outros</text:span> -98</text:p>
            <text:p text:style-name="P139"/>
            <text:p text:style-name="P336">V - tipo in (2) and not (material_construcao in (0,1,4,98))</text:p>
          </table:table-cell>
        </table:table-row>
      </table:table>
      <text:p text:style-name="P8"/>
      <text:p text:style-name="P8"/>
      <table:table table:name="Tabela19" table:style-name="Tabela19">
        <table:table-column table:style-name="Tabela19.A"/>
        <table:table-column table:style-name="Tabela19.B"/>
        <table:table-column table:style-name="Tabela19.C" table:number-columns-repeated="3"/>
        <table:table-column table:style-name="Tabela19.F"/>
        <table:table-row table:style-name="TableLine2195424847872">
          <table:table-cell table:style-name="Tabela19.A1" office:value-type="string">
            <text:p text:style-name="P35">Classe</text:p>
          </table:table-cell>
          <table:table-cell table:style-name="Tabela19.B1" table:number-columns-spanned="5" office:value-type="string">
            <text:p text:style-name="P426"><text:span text:style-name="T27">llp_limite_especial [L A] / aquisicao_centroide_limite_especial </text:span><text:span text:style-name="T266">[P]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195424850592">
          <table:table-cell table:style-name="Tabela19.A2" office:value-type="string">
            <text:p text:style-name="P35">Atributo</text:p>
          </table:table-cell>
          <table:table-cell table:style-name="Tabela19.A2" office:value-type="string">
            <text:p text:style-name="P421">nome<text:span text:style-name="T6"> (0..1)</text:span></text:p>
          </table:table-cell>
          <table:table-cell table:style-name="Tabela19.A2" office:value-type="string">
            <text:p text:style-name="P421">tipo<text:span text:style-name="T5"> (1)</text:span></text:p>
          </table:table-cell>
          <table:table-cell table:style-name="Tabela19.A2" office:value-type="string">
            <text:p text:style-name="P427">geometria_aproximada<text:span text:style-name="T5"> (1)</text:span></text:p>
          </table:table-cell>
          <table:table-cell table:style-name="Tabela19.A2" office:value-type="string">
            <text:p text:style-name="P428"><text:span text:style-name="T248">s</text:span>obreposto <text:span text:style-name="T249">(1)</text:span></text:p>
          </table:table-cell>
          <table:table-cell table:style-name="Tabela19.F2" office:value-type="string">
            <text:p text:style-name="P428">exibir_rotulo_aproximado <text:span text:style-name="T249">(1)</text:span></text:p>
          </table:table-cell>
        </table:table-row>
        <table:table-row table:style-name="TableLine2195424844336">
          <table:table-cell table:style-name="Tabela19.A3" office:value-type="string">
            <text:p text:style-name="P35">Domínio</text:p>
          </table:table-cell>
          <table:table-cell table:style-name="Tabela19.B3" office:value-type="string">
            <text:p text:style-name="P319">A ser preenchido</text:p>
            <text:p text:style-name="P619">(*)</text:p>
          </table:table-cell>
          <table:table-cell table:style-name="Tabela19.C3" office:value-type="string">
            <text:p text:style-name="P79">Terra pública -1</text:p>
            <text:p text:style-name="P79">Terra indígena -2</text:p>
            <text:p text:style-name="P79"/>
            <text:p text:style-name="P166">Área de Proteção Ambiental – APA -24</text:p>
            <text:p text:style-name="P166">Área de Relevante Interesse Ecológico – ARIE -25</text:p>
            <text:p text:style-name="P166">Floresta – FLO -26</text:p>
            <text:p text:style-name="P162">Reserva de Desenvolvimento Sustentável – RDS -27</text:p>
            <text:p text:style-name="P166">Reserva Extrativista – RESEX -28</text:p>
            <text:p text:style-name="P162">Reserva de Fauna – REFAU -29</text:p>
            <text:p text:style-name="P162">Reserva Particular do Patrimônio Natural – RPPN -30</text:p>
            <text:p text:style-name="P166">Estação Ecológica – ESEC -31</text:p>
            <text:p text:style-name="P166">Parque – PAR -32</text:p>
            <text:p text:style-name="P166">Monumento Natural – MONA -33</text:p>
            <text:p text:style-name="P166">Reserva Biológica – REBIO -34</text:p>
            <text:p text:style-name="P166">Refúgio de Vida Silvestre – RVS -35</text:p>
            <text:p text:style-name="P166"/>
            <text:p text:style-name="P115">Área militar<text:span text:style-name="T27"> -36</text:span></text:p>
          </table:table-cell>
          <table:table-cell table:style-name="Tabela19.D3" office:value-type="string">
            <text:p text:style-name="P46">Sim -1</text:p>
            <text:p text:style-name="P49">Não -2</text:p>
          </table:table-cell>
          <table:table-cell table:style-name="Tabela19.E3" office:value-type="string">
            <text:p text:style-name="P49">Sim -1</text:p>
            <text:p text:style-name="P49">Não -2</text:p>
          </table:table-cell>
          <table:table-cell table:style-name="Tabela19.F3" office:value-type="string">
            <text:p text:style-name="P47">Sim -1</text:p>
            <text:p text:style-name="P387">Não -2 !</text:p>
            <text:p text:style-name="P387"/>
            <text:p text:style-name="P592">! - exibir_rotulo_aproximado in (2)</text:p>
          </table:table-cell>
        </table:table-row>
      </table:table>
      <text:p text:style-name="P8"/>
      <text:p text:style-name="P8"/>
      <text:p text:style-name="P6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E"/>
        <table:table-column table:style-name="Tabela18.F"/>
        <table:table-row table:style-name="TableLine2195424835360">
          <table:table-cell table:style-name="Tabela18.A1" office:value-type="string">
            <text:p text:style-name="P32">Classe</text:p>
          </table:table-cell>
          <table:table-cell table:style-name="Tabela18.B1" table:number-columns-spanned="5" office:value-type="string">
            <text:p text:style-name="P429">l<text:span text:style-name="T26">llp_limite_legal</text:span> <text:span text:style-name="T110">[LA]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195424839440">
          <table:table-cell table:style-name="Tabela18.A2" office:value-type="string">
            <text:p text:style-name="P32">Atributo</text:p>
          </table:table-cell>
          <table:table-cell table:style-name="Tabela18.A2" office:value-type="string">
            <text:p text:style-name="P422">nome<text:span text:style-name="T6"> (0..1)</text:span></text:p>
          </table:table-cell>
          <table:table-cell table:style-name="Tabela18.A2" office:value-type="string">
            <text:p text:style-name="P423">tipo<text:span text:style-name="T5"> (1)</text:span></text:p>
          </table:table-cell>
          <table:table-cell table:style-name="Tabela18.A2" office:value-type="string">
            <text:p text:style-name="P427">geometria_aproximada<text:span text:style-name="T5"> (1)</text:span></text:p>
          </table:table-cell>
          <table:table-cell table:style-name="Tabela18.A2" office:value-type="string">
            <text:p text:style-name="P428"><text:span text:style-name="T248">s</text:span>obreposto <text:span text:style-name="T249">(1)</text:span></text:p>
          </table:table-cell>
          <table:table-cell table:style-name="Tabela18.F2" office:value-type="string">
            <text:p text:style-name="P428">exibir_rotulo_aproximado <text:span text:style-name="T249">(1)</text:span></text:p>
          </table:table-cell>
        </table:table-row>
        <table:table-row table:style-name="TableLine2195424859024">
          <table:table-cell table:style-name="Tabela18.A4" table:number-rows-spanned="2" office:value-type="string">
            <text:p text:style-name="P32">Domínio</text:p>
          </table:table-cell>
          <table:table-cell table:style-name="Tabela18.B4" table:number-rows-spanned="2" office:value-type="string">
            <text:p text:style-name="P316">A ser preenchido</text:p>
          </table:table-cell>
          <table:table-cell table:style-name="Tabela18.C3" office:value-type="string">
            <text:p text:style-name="P270">Limite Internacional -1</text:p>
            <text:p text:style-name="P271">Limite Estadual -2</text:p>
            <text:p text:style-name="P271">Limite Municipal -3</text:p>
            <text:p text:style-name="P257">[L]</text:p>
          </table:table-cell>
          <table:table-cell table:style-name="Tabela18.D3" office:value-type="string">
            <text:p text:style-name="P49">Sim -1</text:p>
            <text:p text:style-name="P49">Não -2</text:p>
          </table:table-cell>
          <table:table-cell table:style-name="Tabela18.E3" office:value-type="string">
            <text:p text:style-name="P49">Sim -1</text:p>
            <text:p text:style-name="P49">Não -2</text:p>
          </table:table-cell>
          <table:table-cell table:style-name="Tabela18.F3" office:value-type="string">
            <text:p text:style-name="P49">Sim -1</text:p>
            <text:p text:style-name="P386">Não -2 !</text:p>
            <text:p text:style-name="P386"/>
            <text:p text:style-name="P592">! - exibir_rotulo_aproximado in (2)</text:p>
          </table:table-cell>
        </table:table-row>
        <table:table-row table:style-name="TableLine2195424865552">
          <table:covered-table-cell/>
          <table:covered-table-cell/>
          <table:table-cell table:style-name="Tabela18.C4" office:value-type="string">
            <text:p text:style-name="P270">País -4</text:p>
            <text:p text:style-name="P269">Unidade federação -5</text:p>
            <text:p text:style-name="P271">Município -6</text:p>
            <text:p text:style-name="P271">Distrito -7</text:p>
            <text:p text:style-name="P272">Área urbana isolada – Vila – 8</text:p>
            <text:p text:style-name="P272">Área urbana isolada – Cidade - 9</text:p>
            <text:p text:style-name="P257">[A]</text:p>
          </table:table-cell>
          <table:table-cell table:style-name="Tabela18.D4" office:value-type="string">
            <text:p text:style-name="P49">Sim -1</text:p>
            <text:p text:style-name="P49">Não -2</text:p>
          </table:table-cell>
          <table:table-cell table:style-name="Tabela18.E4" office:value-type="string">
            <text:p text:style-name="P290">Não previsto para este tipo geométrico</text:p>
          </table:table-cell>
          <table:table-cell table:style-name="Tabela18.F4" office:value-type="string">
            <text:p text:style-name="P291">Não previsto para este tipo geométrico</text:p>
          </table:table-cell>
        </table:table-row>
      </table:table>
      <text:p text:style-name="P3"/>
      <text:p text:style-name="P8"/>
      <table:table table:name="Tabela12" table:style-name="Tabela12">
        <table:table-column table:style-name="Tabela12.A"/>
        <table:table-column table:style-name="Tabela12.B"/>
        <table:table-column table:style-name="Tabela12.C" table:number-columns-repeated="2"/>
        <table:table-row table:style-name="TableLine2195424844608">
          <table:table-cell table:style-name="Tabela12.A1" office:value-type="string">
            <text:p text:style-name="P35">Classe</text:p>
          </table:table-cell>
          <table:table-cell table:style-name="Tabela12.B1" table:number-columns-spanned="3" office:value-type="string">
            <text:p text:style-name="P485">llp_localidade <text:span text:style-name="T105">[P]</text:span></text:p>
          </table:table-cell>
          <table:covered-table-cell/>
          <table:covered-table-cell/>
        </table:table-row>
        <table:table-row table:style-name="TableLine2195424867184">
          <table:table-cell table:style-name="Tabela12.A2" office:value-type="string">
            <text:p text:style-name="P35">Atributo</text:p>
          </table:table-cell>
          <table:table-cell table:style-name="Tabela12.A2" office:value-type="string">
            <text:p text:style-name="P421">nome<text:span text:style-name="T6"> (1)</text:span></text:p>
          </table:table-cell>
          <table:table-cell table:style-name="Tabela12.A2" office:value-type="string">
            <text:p text:style-name="P421">tipo<text:span text:style-name="T5"> (1)</text:span></text:p>
          </table:table-cell>
          <table:table-cell table:style-name="Tabela12.D2" office:value-type="string">
            <text:p text:style-name="P433">populacao</text:p>
          </table:table-cell>
        </table:table-row>
        <table:table-row table:style-name="TableLine2195424865280">
          <table:table-cell table:style-name="Tabela12.A3" office:value-type="string">
            <text:p text:style-name="P35">Domínio</text:p>
          </table:table-cell>
          <table:table-cell table:style-name="Tabela12.B3" office:value-type="string">
            <text:p text:style-name="P319">A ser preenchido</text:p>
            <text:p text:style-name="P618">(*)</text:p>
          </table:table-cell>
          <table:table-cell table:style-name="Tabela12.C3" office:value-type="string">
            <text:p text:style-name="P253">Cidade -1</text:p>
            <text:p text:style-name="P252">Capital estadual -2</text:p>
            <text:p text:style-name="P252">Capital federal -3</text:p>
            <text:p text:style-name="P252">Vila -4</text:p>
            <text:p text:style-name="P21">Aglomerado rural isolado – Núcleo -5</text:p>
            <text:p text:style-name="P253">Aglomerado rural isolado – Povoado -6</text:p>
            <text:p text:style-name="P253">Outros aglomerados rurais – Lugarejo -7</text:p>
            <text:p text:style-name="P253">Nome local -8</text:p>
          </table:table-cell>
          <table:table-cell table:style-name="Tabela12.D3" office:value-type="string">
            <text:p text:style-name="P539">Inteiro</text:p>
            <text:p text:style-name="P539"/>
            <text:p text:style-name="P557"><text:span text:style-name="T48">V - </text:span><text:span text:style-name="T94">(tipo in (1,2,3) and (populacao is NULL)) or (not(tipo in (1,2,3)) and (not(populacao is NULL)))</text:span></text:p>
          </table:table-cell>
        </table:table-row>
      </table:table>
      <text:p text:style-name="P8"/>
      <text:p text:style-name="P8"/>
      <table:table table:name="Tabela23" table:style-name="Tabela23">
        <table:table-column table:style-name="Tabela23.A"/>
        <table:table-column table:style-name="Tabela23.B"/>
        <table:table-column table:style-name="Tabela23.C" table:number-columns-repeated="11"/>
        <table:table-row table:style-name="TableLine2195424854672">
          <table:table-cell table:style-name="Tabela23.A1" office:value-type="string">
            <text:p text:style-name="P32">Classe</text:p>
          </table:table-cell>
          <table:table-cell table:style-name="Tabela23.B1" table:number-columns-spanned="12" office:value-type="string">
            <text:p text:style-name="P130">llp_ponto_controle [P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195424862832">
          <table:table-cell table:style-name="Tabela23.A2" office:value-type="string">
            <text:p text:style-name="P32">Atributo</text:p>
          </table:table-cell>
          <table:table-cell table:style-name="Tabela23.A2" office:value-type="string">
            <text:p text:style-name="P159">cod_ponto<text:span text:style-name="T5"> (1)</text:span></text:p>
          </table:table-cell>
          <table:table-cell table:style-name="Tabela23.A2" office:value-type="string">
            <text:p text:style-name="P159">tipo<text:span text:style-name="T5"> (1)</text:span></text:p>
          </table:table-cell>
          <table:table-cell table:style-name="Tabela23.A2" office:value-type="string">
            <text:p text:style-name="P159">tipo_ref<text:span text:style-name="T5"> (1)</text:span></text:p>
          </table:table-cell>
          <table:table-cell table:style-name="Tabela23.A2" office:value-type="string">
            <text:p text:style-name="P159">altitude_<text:span text:style-name="T189">ortométrica (1)</text:span></text:p>
          </table:table-cell>
          <table:table-cell table:style-name="Tabela23.A2" office:value-type="string">
            <text:p text:style-name="P159">altitude_<text:span text:style-name="T189">geometrica (1)</text:span></text:p>
          </table:table-cell>
          <table:table-cell table:style-name="Tabela23.A2" office:value-type="string">
            <text:p text:style-name="P160">sistema_geodesico<text:span text:style-name="T5"> (1)</text:span></text:p>
          </table:table-cell>
          <table:table-cell table:style-name="Tabela23.A2" office:value-type="string">
            <text:p text:style-name="P159">referencial_altim<text:span text:style-name="T5"> (1)</text:span></text:p>
          </table:table-cell>
          <table:table-cell table:style-name="Tabela23.A2" office:value-type="string">
            <text:p text:style-name="P221">referencial_grav (1)</text:p>
          </table:table-cell>
          <table:table-cell table:style-name="Tabela23.A2" office:value-type="string">
            <text:p text:style-name="P159">situacao_marco<text:span text:style-name="T5"> (1)</text:span></text:p>
          </table:table-cell>
          <table:table-cell table:style-name="Tabela23.A2" office:value-type="string">
            <text:p text:style-name="P159">orgao_responsavel<text:span text:style-name="T5"> (1)</text:span></text:p>
          </table:table-cell>
          <table:table-cell table:style-name="Tabela23.A2" office:value-type="string">
            <text:p text:style-name="P159">latitude<text:span text:style-name="T5"> (1)</text:span></text:p>
          </table:table-cell>
          <table:table-cell table:style-name="Tabela23.M2" office:value-type="string">
            <text:p text:style-name="P159">longitude<text:span text:style-name="T5"> (1)</text:span></text:p>
          </table:table-cell>
        </table:table-row>
        <table:table-row table:style-name="TableLine2195424863920">
          <table:table-cell table:style-name="Tabela23.A6" table:number-rows-spanned="4" office:value-type="string">
            <text:p text:style-name="P32">Domínio</text:p>
          </table:table-cell>
          <table:table-cell table:style-name="Tabela23.B6" table:number-rows-spanned="4" office:value-type="string">
            <text:p text:style-name="P316">A ser preenchido</text:p>
          </table:table-cell>
          <table:table-cell table:style-name="Tabela23.C3" office:value-type="string">
            <text:p text:style-name="P177">Vértice de Triangulação – VT -1</text:p>
            <text:p text:style-name="P168">Estação de Poligonal – EP -4</text:p>
            <text:p text:style-name="P168">Ponto Astronômico – PA -5</text:p>
            <text:p text:style-name="P177">Ponto Trigonométrico – RV -7</text:p>
            <text:p text:style-name="P168">Ponto de Satélite – SAT -8</text:p>
            <text:p text:style-name="P177">Ponto de controle -9</text:p>
            <text:p text:style-name="P177">Centro perspectivo -12</text:p>
            <text:p text:style-name="P168">Ponto fotogramétrico -13</text:p>
          </table:table-cell>
          <table:table-cell table:style-name="Tabela23.D3" office:value-type="string">
            <text:p text:style-name="P169">Planimétrico -2</text:p>
            <text:p text:style-name="P178">Planialtimétrico -3</text:p>
            <text:p text:style-name="P542"><text:span text:style-name="T68"/></text:p>
            <text:p text:style-name="P542"><text:span text:style-name="T68">V - tipo in (1, 4, 5, 7, 8, 9, 12, 13, 14, 15, 16) and not (tipo_ref in (2, 3))</text:span></text:p>
          </table:table-cell>
          <table:table-cell table:style-name="Tabela23.E6" table:number-rows-spanned="4" office:value-type="string">
            <text:p text:style-name="P317">A ser preenchido</text:p>
          </table:table-cell>
          <table:table-cell table:style-name="Tabela23.F6" table:number-rows-spanned="4" office:value-type="string">
            <text:p text:style-name="P317">A ser preenchido</text:p>
          </table:table-cell>
          <table:table-cell table:style-name="Tabela23.G6" table:number-rows-spanned="4" office:value-type="string">
            <text:p text:style-name="P189">SAD 69 -1</text:p>
            <text:p text:style-name="P189">SIRGAS 2000 -2</text:p>
            <text:p text:style-name="P189">WGS-84 -3</text:p>
            <text:p text:style-name="P189">Córrego Alegre -4</text:p>
            <text:p text:style-name="P187">Astro Chuá -5</text:p>
            <text:p text:style-name="P188"><text:span text:style-name="T188">SAD-69 (96)</text:span> -<text:span text:style-name="T188">6</text:span></text:p>
            <text:p text:style-name="P255">Outra referência - 98</text:p>
          </table:table-cell>
          <table:table-cell table:style-name="Tabela23.H6" table:number-rows-spanned="4" office:value-type="string">
            <text:p text:style-name="P185">Torres -1</text:p>
            <text:p text:style-name="P180">Imbituba -2</text:p>
            <text:p text:style-name="P180">Santana -3</text:p>
            <text:p text:style-name="P185"><text:span text:style-name="T187">Outra referência</text:span> -4</text:p>
          </table:table-cell>
          <table:table-cell table:style-name="Tabela23.I3" office:value-type="string">
            <text:p text:style-name="P182">Não aplicável -97</text:p>
            <text:p text:style-name="P540"><text:span text:style-name="T68"/></text:p>
            <text:p text:style-name="P540"><text:span text:style-name="T68">V - tipo in (1, 2, 4, 5, 6, 7, 8, 9, 12, 13, </text:span><text:span text:style-name="T74">14, 15, 16</text:span></text:p>
            <text:p text:style-name="P540"><text:span text:style-name="T68">) and not (referencial_grav in (97))</text:span></text:p>
          </table:table-cell>
          <table:table-cell table:style-name="Tabela23.J5" table:number-rows-spanned="3" office:value-type="string">
            <text:p text:style-name="P180">Bom -1</text:p>
            <text:p text:style-name="P180">Destruído -2</text:p>
            <text:p text:style-name="P186">Destruído sem chapa -3</text:p>
            <text:p text:style-name="P180">Destruído com chapa danificada -4</text:p>
            <text:p text:style-name="P180">Não encontrado -5</text:p>
            <text:p text:style-name="P180">Não visitado -6</text:p>
            <text:p text:style-name="P541"><text:span text:style-name="T68"/></text:p>
            <text:p text:style-name="P541"><text:span text:style-name="T68">V - tipo in (1, 2, 3, 4, 5, 6, 7, 8, 9, 12, 13) and not (situacao_marco in (1, 2, 3, 4, 5, 6))</text:span></text:p>
          </table:table-cell>
          <table:table-cell table:style-name="Tabela23.K6" table:number-rows-spanned="4" office:value-type="string">
            <text:p text:style-name="P317">A ser preenchido</text:p>
          </table:table-cell>
          <table:table-cell table:style-name="Tabela23.L6" table:number-rows-spanned="4" office:value-type="string">
            <text:p text:style-name="P324">A ser preenchido</text:p>
            <text:p text:style-name="P325">(-GGG<text:span text:style-name="T11">o</text:span>MM’</text:p>
            <text:p text:style-name="P325">SS.ssss" )</text:p>
          </table:table-cell>
          <table:table-cell table:style-name="Tabela23.M6" table:number-rows-spanned="4" office:value-type="string">
            <text:p text:style-name="P324">A ser preenchido</text:p>
            <text:p text:style-name="P325">(-GGG<text:span text:style-name="T11">o</text:span>MM’</text:p>
            <text:p text:style-name="P325">SS.ssss" )</text:p>
          </table:table-cell>
        </table:table-row>
        <table:table-row table:style-name="TableLine2195424852768">
          <table:covered-table-cell/>
          <table:covered-table-cell/>
          <table:table-cell table:style-name="Tabela23.C4" office:value-type="string">
            <text:p text:style-name="P170">Estação Gravimétrica – EG -3</text:p>
          </table:table-cell>
          <table:table-cell table:style-name="Tabela23.D4" office:value-type="string">
            <text:p text:style-name="P170">Gravimétrico -4</text:p>
            <text:p text:style-name="P170"/>
            <text:p text:style-name="P191"><text:span text:style-name="T64">V - </text:span><text:span text:style-name="T68">tipo in (3) and not (tipo_ref in (4))</text:span></text:p>
          </table:table-cell>
          <table:covered-table-cell/>
          <table:covered-table-cell/>
          <table:covered-table-cell/>
          <table:covered-table-cell/>
          <table:table-cell table:style-name="Tabela23.I4" office:value-type="string">
            <text:p text:style-name="P186">Postdam 1930 -1</text:p>
            <text:p text:style-name="P181">IGSN71 -2</text:p>
            <text:p text:style-name="P186">Absoluto -3</text:p>
            <text:p text:style-name="P181">Local -4</text:p>
            <text:p text:style-name="P254">RGFB - 5</text:p>
            <text:p text:style-name="P181"/>
            <text:p text:style-name="P191"><text:span text:style-name="T64">V - </text:span><text:span text:style-name="T68">tipo in (3) and not (referencial_grav in (1, 2, 3, 4)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195424858480">
          <table:covered-table-cell/>
          <table:covered-table-cell/>
          <table:table-cell table:style-name="Tabela23.C5" office:value-type="string">
            <text:p text:style-name="P177">Referência de Nível – RN -2</text:p>
            <text:p text:style-name="P170">Ponto Barométrico – B -6</text:p>
          </table:table-cell>
          <table:table-cell table:style-name="Tabela23.D5" office:value-type="string">
            <text:p text:style-name="P170">Altimétrico -1</text:p>
            <text:p text:style-name="P170"/>
            <text:p text:style-name="P191"><text:span text:style-name="T64">V - </text:span><text:span text:style-name="T68">tipo in (2,6) and not (tipo_ref in (1))</text:span></text:p>
          </table:table-cell>
          <table:covered-table-cell/>
          <table:covered-table-cell/>
          <table:covered-table-cell/>
          <table:covered-table-cell/>
          <table:table-cell table:style-name="Tabela23.I5" office:value-type="string">
            <text:p text:style-name="P182">Não aplicável -97</text:p>
            <text:p text:style-name="P543"/>
            <text:p text:style-name="P561"><text:span text:style-name="T75">V – </text:span><text:span text:style-name="T90">junto com tipo 1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195424866912">
          <table:covered-table-cell/>
          <table:covered-table-cell/>
          <table:table-cell table:style-name="Tabela23.C6" office:value-type="string">
            <text:p text:style-name="P177">Marco internacional -14</text:p>
            <text:p text:style-name="P170">Marco estadual -15</text:p>
            <text:p text:style-name="P171">Marco municipal -16</text:p>
          </table:table-cell>
          <table:table-cell table:style-name="Tabela23.D6" office:value-type="string">
            <text:p text:style-name="P178">Planimétrico -2</text:p>
            <text:p text:style-name="P297">Planialtimétrico -3</text:p>
            <text:p text:style-name="P296"/>
            <text:p text:style-name="P563"><text:span text:style-name="T75">V - </text:span><text:span text:style-name="T90">junto com tipo 1</text:span></text:p>
          </table:table-cell>
          <table:covered-table-cell/>
          <table:covered-table-cell/>
          <table:covered-table-cell/>
          <table:covered-table-cell/>
          <table:table-cell table:style-name="Tabela23.I6" office:value-type="string">
            <text:p text:style-name="P182">Não aplicável -97</text:p>
            <text:p text:style-name="P182"/>
            <text:p text:style-name="P298"><text:span text:style-name="T75">V – </text:span><text:span text:style-name="T90">junto com tipo 1</text:span></text:p>
          </table:table-cell>
          <table:table-cell table:style-name="Tabela23.J6" office:value-type="string">
            <text:p text:style-name="P183">Não aplicável -97</text:p>
            <text:p text:style-name="P562"><text:span text:style-name="T79"/></text:p>
            <text:p text:style-name="P562"><text:span text:style-name="T79">V - tipo in (14, 15, 16) and not (situacao_marco in (97))</text:span></text:p>
          </table:table-cell>
          <table:covered-table-cell/>
          <table:covered-table-cell/>
          <table:covered-table-cell/>
        </table:table-row>
      </table:table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-image-width="0cm" draw:fill-image-height="0cm"/>
      <style:paragraph-properties style:page-number="auto" style:shadow="none" text:number-lines="false" text:line-number="0" style:writing-mode="page">
        <style:tab-stops/>
      </style:paragraph-properties>
      <style:text-properties style:font-size-asian="10.5pt" style:text-rotation-angle="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pt" fo:country="BR"/>
    </style:style>
    <style:page-layout style:name="Mpm1">
      <style:page-layout-properties fo:page-width="42.012cm" fo:page-height="29.693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2-14T15:42:00</meta:creation-date>
    <meta:editing-duration>P8DT2H5M44S</meta:editing-duration>
    <meta:editing-cycles>545</meta:editing-cycles>
    <meta:generator>LibreOffice/7.0.6.2$Windows_X86_64 LibreOffice_project/144abb84a525d8e30c9dbbefa69cbbf2d8d4ae3b</meta:generator>
    <dc:date>2022-06-30T16:07:25.672000000</dc:date>
    <meta:print-date>2017-10-18T10:52:42.835000000</meta:print-date>
    <meta:initial-creator>dsgs3aux5</meta:initial-creator>
    <meta:document-statistic meta:table-count="34" meta:image-count="0" meta:object-count="0" meta:page-count="1" meta:paragraph-count="1724" meta:word-count="6329" meta:character-count="36479" meta:non-whitespace-character-count="31684"/>
  </office:meta>
</office:document-meta>
</file>